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09in"/>
    </style:style>
    <style:style style:name="co2" style:family="table-column">
      <style:table-column-properties fo:break-before="auto" style:column-width="0.5626in"/>
    </style:style>
    <style:style style:name="co3" style:family="table-column">
      <style:table-column-properties fo:break-before="auto" style:column-width="0.5417in"/>
    </style:style>
    <style:style style:name="co4" style:family="table-column">
      <style:table-column-properties fo:break-before="auto" style:column-width="1.4063in"/>
    </style:style>
    <style:style style:name="co5" style:family="table-column">
      <style:table-column-properties fo:break-before="auto" style:column-width="3.9272in"/>
    </style:style>
    <style:style style:name="co6" style:family="table-column">
      <style:table-column-properties fo:break-before="auto" style:column-width="3.4272in"/>
    </style:style>
    <style:style style:name="co7" style:family="table-column">
      <style:table-column-properties fo:break-before="auto" style:column-width="2.25in"/>
    </style:style>
    <style:style style:name="co8" style:family="table-column">
      <style:table-column-properties fo:break-before="auto" style:column-width="0.7398in"/>
    </style:style>
    <style:style style:name="co9" style:family="table-column">
      <style:table-column-properties fo:break-before="auto" style:column-width="4.4689in"/>
    </style:style>
    <style:style style:name="co10" style:family="table-column">
      <style:table-column-properties fo:break-before="auto" style:column-width="3.1146in"/>
    </style:style>
    <style:style style:name="co11" style:family="table-column">
      <style:table-column-properties fo:break-before="auto" style:column-width="4.6425in"/>
    </style:style>
    <style:style style:name="co12" style:family="table-column">
      <style:table-column-properties fo:break-before="auto" style:column-width="4.25in"/>
    </style:style>
    <style:style style:name="co13" style:family="table-column">
      <style:table-column-properties fo:break-before="auto" style:column-width="4.198in"/>
    </style:style>
    <style:style style:name="co14" style:family="table-column">
      <style:table-column-properties fo:break-before="auto" style:column-width="10.4354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5.4311in"/>
    </style:style>
    <style:style style:name="co17" style:family="table-column">
      <style:table-column-properties fo:break-before="auto" style:column-width="4.0161in"/>
    </style:style>
    <style:style style:name="co18" style:family="table-column">
      <style:table-column-properties fo:break-before="auto" style:column-width="2.7752in"/>
    </style:style>
    <style:style style:name="co19" style:family="table-column">
      <style:table-column-properties fo:break-before="auto" style:column-width="2.9602in"/>
    </style:style>
    <style:style style:name="co20" style:family="table-column">
      <style:table-column-properties fo:break-before="auto" style:column-width="2.7535in"/>
    </style:style>
    <style:style style:name="co21" style:family="table-column">
      <style:table-column-properties fo:break-before="auto" style:column-width="7.172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874in" fo:break-before="auto" style:use-optimal-row-height="fals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 style:data-style-name="N0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ackground-color="#9900ff" style:text-align-source="fix" style:repeat-content="false" fo:wrap-option="wrap" style:vertical-align="bottom"/>
      <style:paragraph-properties fo:text-align="end"/>
      <style:text-properties fo:color="#ffff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9900ff" fo:wrap-option="wrap" style:vertical-align="bottom"/>
      <style:text-properties fo:color="#ffff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in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99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All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Default"/>
        <table:table-column table:style-name="co14" table:default-cell-style-name="ce1"/>
        <table:table-column table:style-name="co10" table:number-columns-repeated="241" table:default-cell-style-name="Default"/>
        <table:table-row table:style-name="ro1">
          <table:table-cell table:style-name="Default"/>
          <table:table-cell table:style-name="ce2" office:value-type="string">
            <text:p>Name</text:p>
          </table:table-cell>
          <table:table-cell table:style-name="ce4" office:value-type="string">
            <text:p>Thomas</text:p>
          </table:table-cell>
          <table:table-cell table:style-name="ce4" office:value-type="string">
            <text:p>Gender</text:p>
          </table:table-cell>
          <table:table-cell table:style-name="ce4" office:value-type="string">
            <text:p>Possible Nicknames?</text:p>
          </table:table-cell>
          <table:table-cell table:style-name="ce4" office:value-type="string">
            <text:p>Meaning</text:p>
          </table:table-cell>
          <table:table-cell table:style-name="ce4" office:value-type="string">
            <text:p>Pros?</text:p>
          </table:table-cell>
          <table:table-cell table:style-name="ce4" office:value-type="string">
            <text:p>Cons?</text:p>
          </table:table-cell>
          <table:table-cell table:style-name="ce2" office:value-type="string">
            <text:p>2012 Rank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41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Abraham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Abe</text:p>
          </table:table-cell>
          <table:table-cell office:value-type="string">
            <text:p>"father of multitudes" in Hebrew</text:p>
          </table:table-cell>
          <table:table-cell table:number-columns-repeated="2"/>
          <table:table-cell office:value-type="float" office:value="194">
            <text:p>194</text:p>
          </table:table-cell>
          <table:table-cell table:number-columns-repeated="2"/>
          <table:table-cell table:formula="of:=CONCATENATE(&quot;Insert into babynames_app_firstname (id, name) values (&quot;;[.A2];&quot;, '&quot;;[.B2];&quot;');&quot;)" office:value-type="string" office:string-value="Insert into babynames_app_firstname (id, name) values (0, 'Abraham');">
            <text:p>Insert into babynames_app_firstname (id, name) values (0, 'Abraham');</text:p>
          </table:table-cell>
          <table:table-cell table:formula="of:=CONCATENATE(&quot;insert into babynames_app_fullnames (id, first_id, last_id, rank, pros, cons) values (&quot;;[.A2];&quot;,&quot;;[.A2];&quot;,&quot;;1;&quot;,&quot;;0;&quot;,'&quot;;[.G2];&quot;','&quot;;[.H2];&quot;');&quot;)" office:value-type="string" office:string-value="insert into babynames_app_fullnames (id, first_id, last_id, rank, pros, cons) values (0,0,1,0,'','');">
            <text:p>insert into babynames_app_fullnames (id, first_id, last_id, rank, pros, cons) values (0,0,1,0,'','');</text:p>
          </table:table-cell>
          <table:table-cell/>
          <table:table-cell table:formula="of:=CONCATENATE(&quot;insert into babynames_app_nameinfo (id, firstName_id, country_id, gender_id,meaning) values(&quot;;[.A2];&quot;,&quot;;[.A2];&quot;,&quot;;1;&quot;,&quot;;[.D2];&quot;,'&quot;;[.F2];&quot;');&quot;)" office:value-type="string" office:string-value="insert into babynames_app_nameinfo (id, firstName_id, country_id, gender_id,meaning) values(0,0,1,1,'&quot;father of multitudes&quot; in Hebrew');">
            <text:p>insert into babynames_app_nameinfo (id, firstName_id, country_id, gender_id,meaning) values(0,0,1,1,'"father of multitudes" in Hebrew');</text:p>
          </table:table-cell>
          <table:table-cell table:number-columns-repeated="241"/>
        </table:table-row>
        <table:table-row table:style-name="ro2">
          <table:table-cell table:formula="of:=[.A2]+1" office:value-type="float" office:value="1">
            <text:p>1</text:p>
          </table:table-cell>
          <table:table-cell office:value-type="string">
            <text:p>Abram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Abe</text:p>
          </table:table-cell>
          <table:table-cell office:value-type="string">
            <text:p>"father of multitudes" in Hebrew, original name in Bible</text:p>
          </table:table-cell>
          <table:table-cell table:number-columns-repeated="2"/>
          <table:table-cell office:value-type="float" office:value="392">
            <text:p>392</text:p>
          </table:table-cell>
          <table:table-cell table:number-columns-repeated="2"/>
          <table:table-cell table:formula="of:=CONCATENATE(&quot;Insert into babynames_app_firstname (id, name) values (&quot;;[.A3];&quot;, '&quot;;[.B3];&quot;');&quot;)" office:value-type="string" office:string-value="Insert into babynames_app_firstname (id, name) values (1, 'Abram');">
            <text:p>Insert into babynames_app_firstname (id, name) values (1, 'Abram');</text:p>
          </table:table-cell>
          <table:table-cell table:formula="of:=CONCATENATE(&quot;insert into babynames_app_fullnames (id, first_id, last_id, rank, pros, cons) values (&quot;;[.A3];&quot;,&quot;;[.A3];&quot;,&quot;;1;&quot;,&quot;;0;&quot;,'&quot;;[.G3];&quot;','&quot;;[.H3];&quot;');&quot;)" office:value-type="string" office:string-value="insert into babynames_app_fullnames (id, first_id, last_id, rank, pros, cons) values (1,1,1,0,'','');">
            <text:p>insert into babynames_app_fullnames (id, first_id, last_id, rank, pros, cons) values (1,1,1,0,'','');</text:p>
          </table:table-cell>
          <table:table-cell/>
          <table:table-cell table:formula="of:=CONCATENATE(&quot;insert into babynames_app_nameinfo (id, firstName_id, country_id, gender_id,meaning) values(&quot;;[.A3];&quot;,&quot;;[.A3];&quot;,&quot;;1;&quot;,&quot;;[.D3];&quot;,'&quot;;[.F3];&quot;');&quot;)" office:value-type="string" office:string-value="insert into babynames_app_nameinfo (id, firstName_id, country_id, gender_id,meaning) values(1,1,1,1,'&quot;father of multitudes&quot; in Hebrew, original name in Bible');">
            <text:p>insert into babynames_app_nameinfo (id, firstName_id, country_id, gender_id,meaning) values(1,1,1,1,'"father of multitudes" in Hebrew, original name in Bible');</text:p>
          </table:table-cell>
          <table:table-cell table:number-columns-repeated="241"/>
        </table:table-row>
        <table:table-row table:style-name="ro2">
          <table:table-cell table:formula="of:=[.A3]+1" office:value-type="float" office:value="2">
            <text:p>2</text:p>
          </table:table-cell>
          <table:table-cell office:value-type="string">
            <text:p>Ad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Addie</text:p>
          </table:table-cell>
          <table:table-cell office:value-type="string">
            <text:p>"noble, nobility" in German</text:p>
          </table:table-cell>
          <table:table-cell table:style-name="ce5" office:value-type="string">
            <text:p>Easy to spell</text:p>
          </table:table-cell>
          <table:table-cell/>
          <table:table-cell office:value-type="float" office:value="487">
            <text:p>487</text:p>
          </table:table-cell>
          <table:table-cell table:number-columns-repeated="2"/>
          <table:table-cell table:formula="of:=CONCATENATE(&quot;Insert into babynames_app_firstname (id, name) values (&quot;;[.A4];&quot;, '&quot;;[.B4];&quot;');&quot;)" office:value-type="string" office:string-value="Insert into babynames_app_firstname (id, name) values (2, 'Ada');">
            <text:p>Insert into babynames_app_firstname (id, name) values (2, 'Ada');</text:p>
          </table:table-cell>
          <table:table-cell table:formula="of:=CONCATENATE(&quot;insert into babynames_app_fullnames (id, first_id, last_id, rank, pros, cons) values (&quot;;[.A4];&quot;,&quot;;[.A4];&quot;,&quot;;1;&quot;,&quot;;0;&quot;,'&quot;;[.G4];&quot;','&quot;;[.H4];&quot;');&quot;)" office:value-type="string" office:string-value="insert into babynames_app_fullnames (id, first_id, last_id, rank, pros, cons) values (2,2,1,0,'Easy to spell','');">
            <text:p>insert into babynames_app_fullnames (id, first_id, last_id, rank, pros, cons) values (2,2,1,0,'Easy to spell','');</text:p>
          </table:table-cell>
          <table:table-cell/>
          <table:table-cell table:formula="of:=CONCATENATE(&quot;insert into babynames_app_nameinfo (id, firstName_id, country_id, gender_id,meaning) values(&quot;;[.A4];&quot;,&quot;;[.A4];&quot;,&quot;;1;&quot;,&quot;;[.D4];&quot;,'&quot;;[.F4];&quot;');&quot;)" office:value-type="string" office:string-value="insert into babynames_app_nameinfo (id, firstName_id, country_id, gender_id,meaning) values(2,2,1,2,'&quot;noble, nobility&quot; in German');">
            <text:p>insert into babynames_app_nameinfo (id, firstName_id, country_id, gender_id,meaning) values(2,2,1,2,'"noble, nobility" in German');</text:p>
          </table:table-cell>
          <table:table-cell table:number-columns-repeated="241"/>
        </table:table-row>
        <table:table-row table:style-name="ro2">
          <table:table-cell table:formula="of:=[.A4]+1" office:value-type="float" office:value="3">
            <text:p>3</text:p>
          </table:table-cell>
          <table:table-cell office:value-type="string">
            <text:p>Adria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Addy</text:p>
          </table:table-cell>
          <table:table-cell office:value-type="string">
            <text:p>"man of Adria" in Latin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2"/>
          <table:table-cell table:formula="of:=CONCATENATE(&quot;Insert into babynames_app_firstname (id, name) values (&quot;;[.A5];&quot;, '&quot;;[.B5];&quot;');&quot;)" office:value-type="string" office:string-value="Insert into babynames_app_firstname (id, name) values (3, 'Adrian');">
            <text:p>Insert into babynames_app_firstname (id, name) values (3, 'Adrian');</text:p>
          </table:table-cell>
          <table:table-cell table:formula="of:=CONCATENATE(&quot;insert into babynames_app_fullnames (id, first_id, last_id, rank, pros, cons) values (&quot;;[.A5];&quot;,&quot;;[.A5];&quot;,&quot;;1;&quot;,&quot;;0;&quot;,'&quot;;[.G5];&quot;','&quot;;[.H5];&quot;');&quot;)" office:value-type="string" office:string-value="insert into babynames_app_fullnames (id, first_id, last_id, rank, pros, cons) values (3,3,1,0,'','');">
            <text:p>insert into babynames_app_fullnames (id, first_id, last_id, rank, pros, cons) values (3,3,1,0,'','');</text:p>
          </table:table-cell>
          <table:table-cell/>
          <table:table-cell table:formula="of:=CONCATENATE(&quot;insert into babynames_app_nameinfo (id, firstName_id, country_id, gender_id,meaning) values(&quot;;[.A5];&quot;,&quot;;[.A5];&quot;,&quot;;1;&quot;,&quot;;[.D5];&quot;,'&quot;;[.F5];&quot;');&quot;)" office:value-type="string" office:string-value="insert into babynames_app_nameinfo (id, firstName_id, country_id, gender_id,meaning) values(3,3,1,1,'&quot;man of Adria&quot; in Latin');">
            <text:p>insert into babynames_app_nameinfo (id, firstName_id, country_id, gender_id,meaning) values(3,3,1,1,'"man of Adria" in Latin');</text:p>
          </table:table-cell>
          <table:table-cell table:number-columns-repeated="241"/>
        </table:table-row>
        <table:table-row table:style-name="ro2">
          <table:table-cell table:formula="of:=[.A5]+1" office:value-type="float" office:value="4">
            <text:p>4</text:p>
          </table:table-cell>
          <table:table-cell office:value-type="string">
            <text:p>Aldo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Aldie</text:p>
          </table:table-cell>
          <table:table-cell office:value-type="string">
            <text:p>"old and wise" in Italian from German</text:p>
          </table:table-cell>
          <table:table-cell table:number-columns-repeated="2"/>
          <table:table-cell office:value-type="float" office:value="534">
            <text:p>534</text:p>
          </table:table-cell>
          <table:table-cell table:number-columns-repeated="2"/>
          <table:table-cell table:formula="of:=CONCATENATE(&quot;Insert into babynames_app_firstname (id, name) values (&quot;;[.A6];&quot;, '&quot;;[.B6];&quot;');&quot;)" office:value-type="string" office:string-value="Insert into babynames_app_firstname (id, name) values (4, 'Aldo');">
            <text:p>Insert into babynames_app_firstname (id, name) values (4, 'Aldo');</text:p>
          </table:table-cell>
          <table:table-cell table:formula="of:=CONCATENATE(&quot;insert into babynames_app_fullnames (id, first_id, last_id, rank, pros, cons) values (&quot;;[.A6];&quot;,&quot;;[.A6];&quot;,&quot;;1;&quot;,&quot;;0;&quot;,'&quot;;[.G6];&quot;','&quot;;[.H6];&quot;');&quot;)" office:value-type="string" office:string-value="insert into babynames_app_fullnames (id, first_id, last_id, rank, pros, cons) values (4,4,1,0,'','');">
            <text:p>insert into babynames_app_fullnames (id, first_id, last_id, rank, pros, cons) values (4,4,1,0,'','');</text:p>
          </table:table-cell>
          <table:table-cell/>
          <table:table-cell table:formula="of:=CONCATENATE(&quot;insert into babynames_app_nameinfo (id, firstName_id, country_id, gender_id,meaning) values(&quot;;[.A6];&quot;,&quot;;[.A6];&quot;,&quot;;1;&quot;,&quot;;[.D6];&quot;,'&quot;;[.F6];&quot;');&quot;)" office:value-type="string" office:string-value="insert into babynames_app_nameinfo (id, firstName_id, country_id, gender_id,meaning) values(4,4,1,1,'&quot;old and wise&quot; in Italian from German');">
            <text:p>insert into babynames_app_nameinfo (id, firstName_id, country_id, gender_id,meaning) values(4,4,1,1,'"old and wise" in Italian from German');</text:p>
          </table:table-cell>
          <table:table-cell table:number-columns-repeated="241"/>
        </table:table-row>
        <table:table-row table:style-name="ro2">
          <table:table-cell table:formula="of:=[.A6]+1" office:value-type="float" office:value="5">
            <text:p>5</text:p>
          </table:table-cell>
          <table:table-cell office:value-type="string">
            <text:p>Alvi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Al, Alvie</text:p>
          </table:table-cell>
          <table:table-cell office:value-type="string">
            <text:p>"noble friend, friend of elves" in English</text:p>
          </table:table-cell>
          <table:table-cell table:style-name="ce5" office:value-type="string">
            <text:p>Kinda like Mickie''s dad''s name</text:p>
          </table:table-cell>
          <table:table-cell table:style-name="ce5" office:value-type="string">
            <text:p>Chipmunk</text:p>
          </table:table-cell>
          <table:table-cell office:value-type="float" office:value="522">
            <text:p>522</text:p>
          </table:table-cell>
          <table:table-cell table:style-name="ce5" office:value-type="string">
            <text:p>hahah</text:p>
          </table:table-cell>
          <table:table-cell/>
          <table:table-cell table:formula="of:=CONCATENATE(&quot;Insert into babynames_app_firstname (id, name) values (&quot;;[.A7];&quot;, '&quot;;[.B7];&quot;');&quot;)" office:value-type="string" office:string-value="Insert into babynames_app_firstname (id, name) values (5, 'Alvin');">
            <text:p>Insert into babynames_app_firstname (id, name) values (5, 'Alvin');</text:p>
          </table:table-cell>
          <table:table-cell table:formula="of:=CONCATENATE(&quot;insert into babynames_app_fullnames (id, first_id, last_id, rank, pros, cons) values (&quot;;[.A7];&quot;,&quot;;[.A7];&quot;,&quot;;1;&quot;,&quot;;0;&quot;,'&quot;;[.G7];&quot;','&quot;;[.H7];&quot;');&quot;)" office:value-type="string" office:string-value="insert into babynames_app_fullnames (id, first_id, last_id, rank, pros, cons) values (5,5,1,0,'Kinda like Mickie''s dad''s name','Chipmunk');">
            <text:p>insert into babynames_app_fullnames (id, first_id, last_id, rank, pros, cons) values (5,5,1,0,'Kinda like Mickie''s dad''s name','Chipmunk');</text:p>
          </table:table-cell>
          <table:table-cell/>
          <table:table-cell table:formula="of:=CONCATENATE(&quot;insert into babynames_app_nameinfo (id, firstName_id, country_id, gender_id,meaning) values(&quot;;[.A7];&quot;,&quot;;[.A7];&quot;,&quot;;1;&quot;,&quot;;[.D7];&quot;,'&quot;;[.F7];&quot;');&quot;)" office:value-type="string" office:string-value="insert into babynames_app_nameinfo (id, firstName_id, country_id, gender_id,meaning) values(5,5,1,1,'&quot;noble friend, friend of elves&quot; in English');">
            <text:p>insert into babynames_app_nameinfo (id, firstName_id, country_id, gender_id,meaning) values(5,5,1,1,'"noble friend, friend of elves" in English');</text:p>
          </table:table-cell>
          <table:table-cell table:number-columns-repeated="241"/>
        </table:table-row>
        <table:table-row table:style-name="ro2">
          <table:table-cell table:formula="of:=[.A7]+1" office:value-type="float" office:value="6">
            <text:p>6</text:p>
          </table:table-cell>
          <table:table-cell office:value-type="string">
            <text:p>Annabel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Annie</text:p>
          </table:table-cell>
          <table:table-cell office:value-type="string">
            <text:p>Scottish version of Amabel (loving)</text:p>
          </table:table-cell>
          <table:table-cell table:number-columns-repeated="2"/>
          <table:table-cell office:value-type="float" office:value="519">
            <text:p>519</text:p>
          </table:table-cell>
          <table:table-cell table:style-name="ce5" office:value-type="string">
            <text:p>Alternate spelling: Anabel</text:p>
          </table:table-cell>
          <table:table-cell/>
          <table:table-cell table:formula="of:=CONCATENATE(&quot;Insert into babynames_app_firstname (id, name) values (&quot;;[.A8];&quot;, '&quot;;[.B8];&quot;');&quot;)" office:value-type="string" office:string-value="Insert into babynames_app_firstname (id, name) values (6, 'Annabel');">
            <text:p>Insert into babynames_app_firstname (id, name) values (6, 'Annabel');</text:p>
          </table:table-cell>
          <table:table-cell table:formula="of:=CONCATENATE(&quot;insert into babynames_app_fullnames (id, first_id, last_id, rank, pros, cons) values (&quot;;[.A8];&quot;,&quot;;[.A8];&quot;,&quot;;1;&quot;,&quot;;0;&quot;,'&quot;;[.G8];&quot;','&quot;;[.H8];&quot;');&quot;)" office:value-type="string" office:string-value="insert into babynames_app_fullnames (id, first_id, last_id, rank, pros, cons) values (6,6,1,0,'','');">
            <text:p>insert into babynames_app_fullnames (id, first_id, last_id, rank, pros, cons) values (6,6,1,0,'','');</text:p>
          </table:table-cell>
          <table:table-cell/>
          <table:table-cell table:formula="of:=CONCATENATE(&quot;insert into babynames_app_nameinfo (id, firstName_id, country_id, gender_id,meaning) values(&quot;;[.A8];&quot;,&quot;;[.A8];&quot;,&quot;;1;&quot;,&quot;;[.D8];&quot;,'&quot;;[.F8];&quot;');&quot;)" office:value-type="string" office:string-value="insert into babynames_app_nameinfo (id, firstName_id, country_id, gender_id,meaning) values(6,6,1,2,'Scottish version of Amabel (loving)');">
            <text:p>insert into babynames_app_nameinfo (id, firstName_id, country_id, gender_id,meaning) values(6,6,1,2,'Scottish version of Amabel (loving)');</text:p>
          </table:table-cell>
          <table:table-cell table:number-columns-repeated="241"/>
        </table:table-row>
        <table:table-row table:style-name="ro2">
          <table:table-cell table:formula="of:=[.A8]+1" office:value-type="float" office:value="7">
            <text:p>7</text:p>
          </table:table-cell>
          <table:table-cell office:value-type="string">
            <text:p>Antonio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Tony</text:p>
          </table:table-cell>
          <table:table-cell office:value-type="string">
            <text:p>"priceless one" in Spanish or Italian</text:p>
          </table:table-cell>
          <table:table-cell/>
          <table:table-cell table:style-name="ce5" office:value-type="string">
            <text:p>Anthony? ; Banderas</text:p>
          </table:table-cell>
          <table:table-cell office:value-type="float" office:value="118">
            <text:p>118</text:p>
          </table:table-cell>
          <table:table-cell table:number-columns-repeated="2"/>
          <table:table-cell table:formula="of:=CONCATENATE(&quot;Insert into babynames_app_firstname (id, name) values (&quot;;[.A9];&quot;, '&quot;;[.B9];&quot;');&quot;)" office:value-type="string" office:string-value="Insert into babynames_app_firstname (id, name) values (7, 'Antonio');">
            <text:p>Insert into babynames_app_firstname (id, name) values (7, 'Antonio');</text:p>
          </table:table-cell>
          <table:table-cell table:formula="of:=CONCATENATE(&quot;insert into babynames_app_fullnames (id, first_id, last_id, rank, pros, cons) values (&quot;;[.A9];&quot;,&quot;;[.A9];&quot;,&quot;;1;&quot;,&quot;;0;&quot;,'&quot;;[.G9];&quot;','&quot;;[.H9];&quot;');&quot;)" office:value-type="string" office:string-value="insert into babynames_app_fullnames (id, first_id, last_id, rank, pros, cons) values (7,7,1,0,'','Anthony? ; Banderas');">
            <text:p>insert into babynames_app_fullnames (id, first_id, last_id, rank, pros, cons) values (7,7,1,0,'','Anthony? ; Banderas');</text:p>
          </table:table-cell>
          <table:table-cell/>
          <table:table-cell table:formula="of:=CONCATENATE(&quot;insert into babynames_app_nameinfo (id, firstName_id, country_id, gender_id,meaning) values(&quot;;[.A9];&quot;,&quot;;[.A9];&quot;,&quot;;1;&quot;,&quot;;[.D9];&quot;,'&quot;;[.F9];&quot;');&quot;)" office:value-type="string" office:string-value="insert into babynames_app_nameinfo (id, firstName_id, country_id, gender_id,meaning) values(7,7,1,1,'&quot;priceless one&quot; in Spanish or Italian');">
            <text:p>insert into babynames_app_nameinfo (id, firstName_id, country_id, gender_id,meaning) values(7,7,1,1,'"priceless one" in Spanish or Italian');</text:p>
          </table:table-cell>
          <table:table-cell table:number-columns-repeated="241"/>
        </table:table-row>
        <table:table-row table:style-name="ro2">
          <table:table-cell table:formula="of:=[.A9]+1" office:value-type="float" office:value="8">
            <text:p>8</text:p>
          </table:table-cell>
          <table:table-cell office:value-type="string">
            <text:p>Arabell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Ari, Bella, Ara, Belly</text:p>
          </table:table-cell>
          <table:table-cell office:value-type="string">
            <text:p>"yielding to prayer" in Latin</text:p>
          </table:table-cell>
          <table:table-cell/>
          <table:table-cell table:style-name="ce5" office:value-type="string">
            <text:p>Can''t say it right in Spanish</text:p>
          </table:table-cell>
          <table:table-cell office:value-type="float" office:value="245">
            <text:p>245</text:p>
          </table:table-cell>
          <table:table-cell table:number-columns-repeated="2"/>
          <table:table-cell table:formula="of:=CONCATENATE(&quot;Insert into babynames_app_firstname (id, name) values (&quot;;[.A10];&quot;, '&quot;;[.B10];&quot;');&quot;)" office:value-type="string" office:string-value="Insert into babynames_app_firstname (id, name) values (8, 'Arabella');">
            <text:p>Insert into babynames_app_firstname (id, name) values (8, 'Arabella');</text:p>
          </table:table-cell>
          <table:table-cell table:formula="of:=CONCATENATE(&quot;insert into babynames_app_fullnames (id, first_id, last_id, rank, pros, cons) values (&quot;;[.A10];&quot;,&quot;;[.A10];&quot;,&quot;;1;&quot;,&quot;;0;&quot;,'&quot;;[.G10];&quot;','&quot;;[.H10];&quot;');&quot;)" office:value-type="string" office:string-value="insert into babynames_app_fullnames (id, first_id, last_id, rank, pros, cons) values (8,8,1,0,'','Can''t say it right in Spanish');">
            <text:p>insert into babynames_app_fullnames (id, first_id, last_id, rank, pros, cons) values (8,8,1,0,'','Can''t say it right in Spanish');</text:p>
          </table:table-cell>
          <table:table-cell/>
          <table:table-cell table:formula="of:=CONCATENATE(&quot;insert into babynames_app_nameinfo (id, firstName_id, country_id, gender_id,meaning) values(&quot;;[.A10];&quot;,&quot;;[.A10];&quot;,&quot;;1;&quot;,&quot;;[.D10];&quot;,'&quot;;[.F10];&quot;');&quot;)" office:value-type="string" office:string-value="insert into babynames_app_nameinfo (id, firstName_id, country_id, gender_id,meaning) values(8,8,1,2,'&quot;yielding to prayer&quot; in Latin');">
            <text:p>insert into babynames_app_nameinfo (id, firstName_id, country_id, gender_id,meaning) values(8,8,1,2,'"yielding to prayer" in Latin');</text:p>
          </table:table-cell>
          <table:table-cell table:number-columns-repeated="241"/>
        </table:table-row>
        <table:table-row table:style-name="ro2">
          <table:table-cell table:formula="of:=[.A10]+1" office:value-type="float" office:value="9">
            <text:p>9</text:p>
          </table:table-cell>
          <table:table-cell office:value-type="string">
            <text:p>Aramint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Ari, Minta, Minty, Ara</text:p>
          </table:table-cell>
          <table:table-cell office:value-type="string">
            <text:p>Hybrid of Arabella and Arminta (Greek for "defender")</text:p>
          </table:table-cell>
          <table:table-cell/>
          <table:table-cell table:style-name="ce5" office:value-type="string">
            <text:p>HP character</text:p>
          </table:table-cell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11];&quot;, '&quot;;[.B11];&quot;');&quot;)" office:value-type="string" office:string-value="Insert into babynames_app_firstname (id, name) values (9, 'Araminta');">
            <text:p>Insert into babynames_app_firstname (id, name) values (9, 'Araminta');</text:p>
          </table:table-cell>
          <table:table-cell table:formula="of:=CONCATENATE(&quot;insert into babynames_app_fullnames (id, first_id, last_id, rank, pros, cons) values (&quot;;[.A11];&quot;,&quot;;[.A11];&quot;,&quot;;1;&quot;,&quot;;0;&quot;,'&quot;;[.G11];&quot;','&quot;;[.H11];&quot;');&quot;)" office:value-type="string" office:string-value="insert into babynames_app_fullnames (id, first_id, last_id, rank, pros, cons) values (9,9,1,0,'','HP character');">
            <text:p>insert into babynames_app_fullnames (id, first_id, last_id, rank, pros, cons) values (9,9,1,0,'','HP character');</text:p>
          </table:table-cell>
          <table:table-cell/>
          <table:table-cell table:formula="of:=CONCATENATE(&quot;insert into babynames_app_nameinfo (id, firstName_id, country_id, gender_id,meaning) values(&quot;;[.A11];&quot;,&quot;;[.A11];&quot;,&quot;;1;&quot;,&quot;;[.D11];&quot;,'&quot;;[.F11];&quot;');&quot;)" office:value-type="string" office:string-value="insert into babynames_app_nameinfo (id, firstName_id, country_id, gender_id,meaning) values(9,9,1,2,'Hybrid of Arabella and Arminta (Greek for &quot;defender&quot;)');">
            <text:p>insert into babynames_app_nameinfo (id, firstName_id, country_id, gender_id,meaning) values(9,9,1,2,'Hybrid of Arabella and Arminta (Greek for "defender")');</text:p>
          </table:table-cell>
          <table:table-cell table:number-columns-repeated="241"/>
        </table:table-row>
        <table:table-row table:style-name="ro2">
          <table:table-cell table:formula="of:=[.A11]+1" office:value-type="float" office:value="10">
            <text:p>10</text:p>
          </table:table-cell>
          <table:table-cell office:value-type="string">
            <text:p>Arian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Ari, Ana, Anita</text:p>
          </table:table-cell>
          <table:table-cell office:value-type="string">
            <text:p>Italian version of Ariadne (most holy)</text:p>
          </table:table-cell>
          <table:table-cell table:style-name="ce5" office:value-type="string">
            <text:p>Kinda like Mickie''s sister''s name</text:p>
          </table:table-cell>
          <table:table-cell/>
          <table:table-cell office:value-type="float" office:value="74">
            <text:p>74</text:p>
          </table:table-cell>
          <table:table-cell table:number-columns-repeated="2"/>
          <table:table-cell table:formula="of:=CONCATENATE(&quot;Insert into babynames_app_firstname (id, name) values (&quot;;[.A12];&quot;, '&quot;;[.B12];&quot;');&quot;)" office:value-type="string" office:string-value="Insert into babynames_app_firstname (id, name) values (10, 'Ariana');">
            <text:p>Insert into babynames_app_firstname (id, name) values (10, 'Ariana');</text:p>
          </table:table-cell>
          <table:table-cell table:formula="of:=CONCATENATE(&quot;insert into babynames_app_fullnames (id, first_id, last_id, rank, pros, cons) values (&quot;;[.A12];&quot;,&quot;;[.A12];&quot;,&quot;;1;&quot;,&quot;;0;&quot;,'&quot;;[.G12];&quot;','&quot;;[.H12];&quot;');&quot;)" office:value-type="string" office:string-value="insert into babynames_app_fullnames (id, first_id, last_id, rank, pros, cons) values (10,10,1,0,'Kinda like Mickie''s sister''s name','');">
            <text:p>insert into babynames_app_fullnames (id, first_id, last_id, rank, pros, cons) values (10,10,1,0,'Kinda like Mickie''s sister''s name','');</text:p>
          </table:table-cell>
          <table:table-cell/>
          <table:table-cell table:formula="of:=CONCATENATE(&quot;insert into babynames_app_nameinfo (id, firstName_id, country_id, gender_id,meaning) values(&quot;;[.A12];&quot;,&quot;;[.A12];&quot;,&quot;;1;&quot;,&quot;;[.D12];&quot;,'&quot;;[.F12];&quot;');&quot;)" office:value-type="string" office:string-value="insert into babynames_app_nameinfo (id, firstName_id, country_id, gender_id,meaning) values(10,10,1,2,'Italian version of Ariadne (most holy)');">
            <text:p>insert into babynames_app_nameinfo (id, firstName_id, country_id, gender_id,meaning) values(10,10,1,2,'Italian version of Ariadne (most holy)');</text:p>
          </table:table-cell>
          <table:table-cell table:number-columns-repeated="241"/>
        </table:table-row>
        <table:table-row table:style-name="ro2">
          <table:table-cell table:formula="of:=[.A12]+1" office:value-type="float" office:value="11">
            <text:p>11</text:p>
          </table:table-cell>
          <table:table-cell office:value-type="string">
            <text:p>Astrid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Assie</text:p>
          </table:table-cell>
          <table:table-cell office:value-type="string">
            <text:p>"divinely beautiful" in Norse</text:p>
          </table:table-cell>
          <table:table-cell/>
          <table:table-cell table:style-name="ce5" office:value-type="string">
            <text:p>Starts with ass</text:p>
          </table:table-cell>
          <table:table-cell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13];&quot;, '&quot;;[.B13];&quot;');&quot;)" office:value-type="string" office:string-value="Insert into babynames_app_firstname (id, name) values (11, 'Astrid');">
            <text:p>Insert into babynames_app_firstname (id, name) values (11, 'Astrid');</text:p>
          </table:table-cell>
          <table:table-cell table:formula="of:=CONCATENATE(&quot;insert into babynames_app_fullnames (id, first_id, last_id, rank, pros, cons) values (&quot;;[.A13];&quot;,&quot;;[.A13];&quot;,&quot;;1;&quot;,&quot;;0;&quot;,'&quot;;[.G13];&quot;','&quot;;[.H13];&quot;');&quot;)" office:value-type="string" office:string-value="insert into babynames_app_fullnames (id, first_id, last_id, rank, pros, cons) values (11,11,1,0,'','Starts with ass');">
            <text:p>insert into babynames_app_fullnames (id, first_id, last_id, rank, pros, cons) values (11,11,1,0,'','Starts with ass');</text:p>
          </table:table-cell>
          <table:table-cell/>
          <table:table-cell table:formula="of:=CONCATENATE(&quot;insert into babynames_app_nameinfo (id, firstName_id, country_id, gender_id,meaning) values(&quot;;[.A13];&quot;,&quot;;[.A13];&quot;,&quot;;1;&quot;,&quot;;[.D13];&quot;,'&quot;;[.F13];&quot;');&quot;)" office:value-type="string" office:string-value="insert into babynames_app_nameinfo (id, firstName_id, country_id, gender_id,meaning) values(11,11,1,2,'&quot;divinely beautiful&quot; in Norse');">
            <text:p>insert into babynames_app_nameinfo (id, firstName_id, country_id, gender_id,meaning) values(11,11,1,2,'"divinely beautiful" in Norse');</text:p>
          </table:table-cell>
          <table:table-cell table:number-columns-repeated="241"/>
        </table:table-row>
        <table:table-row table:style-name="ro2">
          <table:table-cell table:formula="of:=[.A13]+1" office:value-type="float" office:value="12">
            <text:p>12</text:p>
          </table:table-cell>
          <table:table-cell office:value-type="string">
            <text:p>Auror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Rory</text:p>
          </table:table-cell>
          <table:table-cell office:value-type="string">
            <text:p>"dawn" in Latin</text:p>
          </table:table-cell>
          <table:table-cell table:style-name="ce5" office:value-type="string">
            <text:p>Spanish or English, Rory Storm and the Hurricanes</text:p>
          </table:table-cell>
          <table:table-cell table:style-name="ce5" office:value-type="string">
            <text:p>Colorado</text:p>
          </table:table-cell>
          <table:table-cell office:value-type="float" office:value="166">
            <text:p>166</text:p>
          </table:table-cell>
          <table:table-cell table:number-columns-repeated="2"/>
          <table:table-cell table:formula="of:=CONCATENATE(&quot;Insert into babynames_app_firstname (id, name) values (&quot;;[.A14];&quot;, '&quot;;[.B14];&quot;');&quot;)" office:value-type="string" office:string-value="Insert into babynames_app_firstname (id, name) values (12, 'Aurora');">
            <text:p>Insert into babynames_app_firstname (id, name) values (12, 'Aurora');</text:p>
          </table:table-cell>
          <table:table-cell table:formula="of:=CONCATENATE(&quot;insert into babynames_app_fullnames (id, first_id, last_id, rank, pros, cons) values (&quot;;[.A14];&quot;,&quot;;[.A14];&quot;,&quot;;1;&quot;,&quot;;0;&quot;,'&quot;;[.G14];&quot;','&quot;;[.H14];&quot;');&quot;)" office:value-type="string" office:string-value="insert into babynames_app_fullnames (id, first_id, last_id, rank, pros, cons) values (12,12,1,0,'Spanish or English, Rory Storm and the Hurricanes','Colorado');">
            <text:p>insert into babynames_app_fullnames (id, first_id, last_id, rank, pros, cons) values (12,12,1,0,'Spanish or English, Rory Storm and the Hurricanes','Colorado');</text:p>
          </table:table-cell>
          <table:table-cell/>
          <table:table-cell table:formula="of:=CONCATENATE(&quot;insert into babynames_app_nameinfo (id, firstName_id, country_id, gender_id,meaning) values(&quot;;[.A14];&quot;,&quot;;[.A14];&quot;,&quot;;1;&quot;,&quot;;[.D14];&quot;,'&quot;;[.F14];&quot;');&quot;)" office:value-type="string" office:string-value="insert into babynames_app_nameinfo (id, firstName_id, country_id, gender_id,meaning) values(12,12,1,2,'&quot;dawn&quot; in Latin');">
            <text:p>insert into babynames_app_nameinfo (id, firstName_id, country_id, gender_id,meaning) values(12,12,1,2,'"dawn" in Latin');</text:p>
          </table:table-cell>
          <table:table-cell table:number-columns-repeated="241"/>
        </table:table-row>
        <table:table-row table:style-name="ro2">
          <table:table-cell table:formula="of:=[.A14]+1" office:value-type="float" office:value="13">
            <text:p>13</text:p>
          </table:table-cell>
          <table:table-cell office:value-type="string">
            <text:p>Av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Avi, Ave</text:p>
          </table:table-cell>
          <table:table-cell office:value-type="string">
            <text:p>"life or birds" in Latin</text:p>
          </table:table-cell>
          <table:table-cell/>
          <table:table-cell table:style-name="ce5" office:value-type="string">
            <text:p>really popular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CONCATENATE(&quot;Insert into babynames_app_firstname (id, name) values (&quot;;[.A15];&quot;, '&quot;;[.B15];&quot;');&quot;)" office:value-type="string" office:string-value="Insert into babynames_app_firstname (id, name) values (13, 'Ava');">
            <text:p>Insert into babynames_app_firstname (id, name) values (13, 'Ava');</text:p>
          </table:table-cell>
          <table:table-cell table:formula="of:=CONCATENATE(&quot;insert into babynames_app_fullnames (id, first_id, last_id, rank, pros, cons) values (&quot;;[.A15];&quot;,&quot;;[.A15];&quot;,&quot;;1;&quot;,&quot;;0;&quot;,'&quot;;[.G15];&quot;','&quot;;[.H15];&quot;');&quot;)" office:value-type="string" office:string-value="insert into babynames_app_fullnames (id, first_id, last_id, rank, pros, cons) values (13,13,1,0,'','really popular');">
            <text:p>insert into babynames_app_fullnames (id, first_id, last_id, rank, pros, cons) values (13,13,1,0,'','really popular');</text:p>
          </table:table-cell>
          <table:table-cell/>
          <table:table-cell table:formula="of:=CONCATENATE(&quot;insert into babynames_app_nameinfo (id, firstName_id, country_id, gender_id,meaning) values(&quot;;[.A15];&quot;,&quot;;[.A15];&quot;,&quot;;1;&quot;,&quot;;[.D15];&quot;,'&quot;;[.F15];&quot;');&quot;)" office:value-type="string" office:string-value="insert into babynames_app_nameinfo (id, firstName_id, country_id, gender_id,meaning) values(13,13,1,2,'&quot;life or birds&quot; in Latin');">
            <text:p>insert into babynames_app_nameinfo (id, firstName_id, country_id, gender_id,meaning) values(13,13,1,2,'"life or birds" in Latin');</text:p>
          </table:table-cell>
          <table:table-cell table:number-columns-repeated="241"/>
        </table:table-row>
        <table:table-row table:style-name="ro2">
          <table:table-cell table:formula="of:=[.A15]+1" office:value-type="float" office:value="14">
            <text:p>14</text:p>
          </table:table-cell>
          <table:table-cell office:value-type="string">
            <text:p>Beatriz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Bea</text:p>
          </table:table-cell>
          <table:table-cell office:value-type="string">
            <text:p>Spanish version of Beatrice (blessed)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16];&quot;, '&quot;;[.B16];&quot;');&quot;)" office:value-type="string" office:string-value="Insert into babynames_app_firstname (id, name) values (14, 'Beatriz');">
            <text:p>Insert into babynames_app_firstname (id, name) values (14, 'Beatriz');</text:p>
          </table:table-cell>
          <table:table-cell table:formula="of:=CONCATENATE(&quot;insert into babynames_app_fullnames (id, first_id, last_id, rank, pros, cons) values (&quot;;[.A16];&quot;,&quot;;[.A16];&quot;,&quot;;1;&quot;,&quot;;0;&quot;,'&quot;;[.G16];&quot;','&quot;;[.H16];&quot;');&quot;)" office:value-type="string" office:string-value="insert into babynames_app_fullnames (id, first_id, last_id, rank, pros, cons) values (14,14,1,0,'','');">
            <text:p>insert into babynames_app_fullnames (id, first_id, last_id, rank, pros, cons) values (14,14,1,0,'','');</text:p>
          </table:table-cell>
          <table:table-cell/>
          <table:table-cell table:formula="of:=CONCATENATE(&quot;insert into babynames_app_nameinfo (id, firstName_id, country_id, gender_id,meaning) values(&quot;;[.A16];&quot;,&quot;;[.A16];&quot;,&quot;;1;&quot;,&quot;;[.D16];&quot;,'&quot;;[.F16];&quot;');&quot;)" office:value-type="string" office:string-value="insert into babynames_app_nameinfo (id, firstName_id, country_id, gender_id,meaning) values(14,14,1,2,'Spanish version of Beatrice (blessed)');">
            <text:p>insert into babynames_app_nameinfo (id, firstName_id, country_id, gender_id,meaning) values(14,14,1,2,'Spanish version of Beatrice (blessed)');</text:p>
          </table:table-cell>
          <table:table-cell table:number-columns-repeated="241"/>
        </table:table-row>
        <table:table-row table:style-name="ro2">
          <table:table-cell table:formula="of:=[.A16]+1" office:value-type="float" office:value="15">
            <text:p>15</text:p>
          </table:table-cell>
          <table:table-cell office:value-type="string">
            <text:p>Benjami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Ben, Benny</text:p>
          </table:table-cell>
          <table:table-cell office:value-type="string">
            <text:p>"son of the right hand" in Hebrew</text:p>
          </table:table-cell>
          <table:table-cell/>
          <table:table-cell table:style-name="ce5" office:value-type="string">
            <text:p>Uber popular, right hand business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CONCATENATE(&quot;Insert into babynames_app_firstname (id, name) values (&quot;;[.A17];&quot;, '&quot;;[.B17];&quot;');&quot;)" office:value-type="string" office:string-value="Insert into babynames_app_firstname (id, name) values (15, 'Benjamin');">
            <text:p>Insert into babynames_app_firstname (id, name) values (15, 'Benjamin');</text:p>
          </table:table-cell>
          <table:table-cell table:formula="of:=CONCATENATE(&quot;insert into babynames_app_fullnames (id, first_id, last_id, rank, pros, cons) values (&quot;;[.A17];&quot;,&quot;;[.A17];&quot;,&quot;;1;&quot;,&quot;;0;&quot;,'&quot;;[.G17];&quot;','&quot;;[.H17];&quot;');&quot;)" office:value-type="string" office:string-value="insert into babynames_app_fullnames (id, first_id, last_id, rank, pros, cons) values (15,15,1,0,'','Uber popular, right hand business');">
            <text:p>insert into babynames_app_fullnames (id, first_id, last_id, rank, pros, cons) values (15,15,1,0,'','Uber popular, right hand business');</text:p>
          </table:table-cell>
          <table:table-cell/>
          <table:table-cell table:formula="of:=CONCATENATE(&quot;insert into babynames_app_nameinfo (id, firstName_id, country_id, gender_id,meaning) values(&quot;;[.A17];&quot;,&quot;;[.A17];&quot;,&quot;;1;&quot;,&quot;;[.D17];&quot;,'&quot;;[.F17];&quot;');&quot;)" office:value-type="string" office:string-value="insert into babynames_app_nameinfo (id, firstName_id, country_id, gender_id,meaning) values(15,15,1,1,'&quot;son of the right hand&quot; in Hebrew');">
            <text:p>insert into babynames_app_nameinfo (id, firstName_id, country_id, gender_id,meaning) values(15,15,1,1,'"son of the right hand" in Hebrew');</text:p>
          </table:table-cell>
          <table:table-cell table:number-columns-repeated="241"/>
        </table:table-row>
        <table:table-row table:style-name="ro2">
          <table:table-cell table:formula="of:=[.A17]+1" office:value-type="float" office:value="16">
            <text:p>16</text:p>
          </table:table-cell>
          <table:table-cell office:value-type="string">
            <text:p>Bernard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"strong, brave as a bear" in German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18];&quot;, '&quot;;[.B18];&quot;');&quot;)" office:value-type="string" office:string-value="Insert into babynames_app_firstname (id, name) values (16, 'Bernard');">
            <text:p>Insert into babynames_app_firstname (id, name) values (16, 'Bernard');</text:p>
          </table:table-cell>
          <table:table-cell table:formula="of:=CONCATENATE(&quot;insert into babynames_app_fullnames (id, first_id, last_id, rank, pros, cons) values (&quot;;[.A18];&quot;,&quot;;[.A18];&quot;,&quot;;1;&quot;,&quot;;0;&quot;,'&quot;;[.G18];&quot;','&quot;;[.H18];&quot;');&quot;)" office:value-type="string" office:string-value="insert into babynames_app_fullnames (id, first_id, last_id, rank, pros, cons) values (16,16,1,0,'','');">
            <text:p>insert into babynames_app_fullnames (id, first_id, last_id, rank, pros, cons) values (16,16,1,0,'','');</text:p>
          </table:table-cell>
          <table:table-cell/>
          <table:table-cell table:formula="of:=CONCATENATE(&quot;insert into babynames_app_nameinfo (id, firstName_id, country_id, gender_id,meaning) values(&quot;;[.A18];&quot;,&quot;;[.A18];&quot;,&quot;;1;&quot;,&quot;;[.D18];&quot;,'&quot;;[.F18];&quot;');&quot;)" office:value-type="string" office:string-value="insert into babynames_app_nameinfo (id, firstName_id, country_id, gender_id,meaning) values(16,16,1,1,'&quot;strong, brave as a bear&quot; in German');">
            <text:p>insert into babynames_app_nameinfo (id, firstName_id, country_id, gender_id,meaning) values(16,16,1,1,'"strong, brave as a bear" in German');</text:p>
          </table:table-cell>
          <table:table-cell table:number-columns-repeated="241"/>
        </table:table-row>
        <table:table-row table:style-name="ro2">
          <table:table-cell table:formula="of:=[.A18]+1" office:value-type="float" office:value="17">
            <text:p>17</text:p>
          </table:table-cell>
          <table:table-cell office:value-type="string">
            <text:p>Bianc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Bee</text:p>
          </table:table-cell>
          <table:table-cell office:value-type="string">
            <text:p>"white" in Italian</text:p>
          </table:table-cell>
          <table:table-cell table:style-name="ce5" office:value-type="string">
            <text:p>Sounds like Patrick''s mom''s name, Rescue Rangers</text:p>
          </table:table-cell>
          <table:table-cell/>
          <table:table-cell office:value-type="float" office:value="312">
            <text:p>312</text:p>
          </table:table-cell>
          <table:table-cell table:number-columns-repeated="2"/>
          <table:table-cell table:formula="of:=CONCATENATE(&quot;Insert into babynames_app_firstname (id, name) values (&quot;;[.A19];&quot;, '&quot;;[.B19];&quot;');&quot;)" office:value-type="string" office:string-value="Insert into babynames_app_firstname (id, name) values (17, 'Bianca');">
            <text:p>Insert into babynames_app_firstname (id, name) values (17, 'Bianca');</text:p>
          </table:table-cell>
          <table:table-cell table:formula="of:=CONCATENATE(&quot;insert into babynames_app_fullnames (id, first_id, last_id, rank, pros, cons) values (&quot;;[.A19];&quot;,&quot;;[.A19];&quot;,&quot;;1;&quot;,&quot;;0;&quot;,'&quot;;[.G19];&quot;','&quot;;[.H19];&quot;');&quot;)" office:value-type="string" office:string-value="insert into babynames_app_fullnames (id, first_id, last_id, rank, pros, cons) values (17,17,1,0,'Sounds like Patrick''s mom''s name, Rescue Rangers','');">
            <text:p>insert into babynames_app_fullnames (id, first_id, last_id, rank, pros, cons) values (17,17,1,0,'Sounds like Patrick''s mom''s name, Rescue Rangers','');</text:p>
          </table:table-cell>
          <table:table-cell/>
          <table:table-cell table:formula="of:=CONCATENATE(&quot;insert into babynames_app_nameinfo (id, firstName_id, country_id, gender_id,meaning) values(&quot;;[.A19];&quot;,&quot;;[.A19];&quot;,&quot;;1;&quot;,&quot;;[.D19];&quot;,'&quot;;[.F19];&quot;');&quot;)" office:value-type="string" office:string-value="insert into babynames_app_nameinfo (id, firstName_id, country_id, gender_id,meaning) values(17,17,1,2,'&quot;white&quot; in Italian');">
            <text:p>insert into babynames_app_nameinfo (id, firstName_id, country_id, gender_id,meaning) values(17,17,1,2,'"white" in Italian');</text:p>
          </table:table-cell>
          <table:table-cell table:number-columns-repeated="241"/>
        </table:table-row>
        <table:table-row table:style-name="ro2">
          <table:table-cell table:formula="of:=[.A19]+1" office:value-type="float" office:value="18">
            <text:p>18</text:p>
          </table:table-cell>
          <table:table-cell office:value-type="string">
            <text:p>Byro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Ron, Ronnie</text:p>
          </table:table-cell>
          <table:table-cell office:value-type="string">
            <text:p>"barn for cows" in English</text:p>
          </table:table-cell>
          <table:table-cell table:number-columns-repeated="2"/>
          <table:table-cell office:value-type="float" office:value="540">
            <text:p>540</text:p>
          </table:table-cell>
          <table:table-cell table:number-columns-repeated="2"/>
          <table:table-cell table:formula="of:=CONCATENATE(&quot;Insert into babynames_app_firstname (id, name) values (&quot;;[.A20];&quot;, '&quot;;[.B20];&quot;');&quot;)" office:value-type="string" office:string-value="Insert into babynames_app_firstname (id, name) values (18, 'Byron');">
            <text:p>Insert into babynames_app_firstname (id, name) values (18, 'Byron');</text:p>
          </table:table-cell>
          <table:table-cell table:formula="of:=CONCATENATE(&quot;insert into babynames_app_fullnames (id, first_id, last_id, rank, pros, cons) values (&quot;;[.A20];&quot;,&quot;;[.A20];&quot;,&quot;;1;&quot;,&quot;;0;&quot;,'&quot;;[.G20];&quot;','&quot;;[.H20];&quot;');&quot;)" office:value-type="string" office:string-value="insert into babynames_app_fullnames (id, first_id, last_id, rank, pros, cons) values (18,18,1,0,'','');">
            <text:p>insert into babynames_app_fullnames (id, first_id, last_id, rank, pros, cons) values (18,18,1,0,'','');</text:p>
          </table:table-cell>
          <table:table-cell/>
          <table:table-cell table:formula="of:=CONCATENATE(&quot;insert into babynames_app_nameinfo (id, firstName_id, country_id, gender_id,meaning) values(&quot;;[.A20];&quot;,&quot;;[.A20];&quot;,&quot;;1;&quot;,&quot;;[.D20];&quot;,'&quot;;[.F20];&quot;');&quot;)" office:value-type="string" office:string-value="insert into babynames_app_nameinfo (id, firstName_id, country_id, gender_id,meaning) values(18,18,1,1,'&quot;barn for cows&quot; in English');">
            <text:p>insert into babynames_app_nameinfo (id, firstName_id, country_id, gender_id,meaning) values(18,18,1,1,'"barn for cows" in English');</text:p>
          </table:table-cell>
          <table:table-cell table:number-columns-repeated="241"/>
        </table:table-row>
        <table:table-row table:style-name="ro2">
          <table:table-cell table:formula="of:=[.A20]+1" office:value-type="float" office:value="19">
            <text:p>19</text:p>
          </table:table-cell>
          <table:table-cell office:value-type="string">
            <text:p>Carolin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Carol, Lina, Lee</text:p>
          </table:table-cell>
          <table:table-cell office:value-type="string">
            <text:p>Alternate to Caroline ("free man" in French)</text:p>
          </table:table-cell>
          <table:table-cell table:number-columns-repeated="2"/>
          <table:table-cell office:value-type="float" office:value="430">
            <text:p>430</text:p>
          </table:table-cell>
          <table:table-cell table:style-name="ce5" office:value-type="string">
            <text:p>alternate name - Caroline</text:p>
          </table:table-cell>
          <table:table-cell/>
          <table:table-cell table:formula="of:=CONCATENATE(&quot;Insert into babynames_app_firstname (id, name) values (&quot;;[.A21];&quot;, '&quot;;[.B21];&quot;');&quot;)" office:value-type="string" office:string-value="Insert into babynames_app_firstname (id, name) values (19, 'Carolina');">
            <text:p>Insert into babynames_app_firstname (id, name) values (19, 'Carolina');</text:p>
          </table:table-cell>
          <table:table-cell table:formula="of:=CONCATENATE(&quot;insert into babynames_app_fullnames (id, first_id, last_id, rank, pros, cons) values (&quot;;[.A21];&quot;,&quot;;[.A21];&quot;,&quot;;1;&quot;,&quot;;0;&quot;,'&quot;;[.G21];&quot;','&quot;;[.H21];&quot;');&quot;)" office:value-type="string" office:string-value="insert into babynames_app_fullnames (id, first_id, last_id, rank, pros, cons) values (19,19,1,0,'','');">
            <text:p>insert into babynames_app_fullnames (id, first_id, last_id, rank, pros, cons) values (19,19,1,0,'','');</text:p>
          </table:table-cell>
          <table:table-cell/>
          <table:table-cell table:formula="of:=CONCATENATE(&quot;insert into babynames_app_nameinfo (id, firstName_id, country_id, gender_id,meaning) values(&quot;;[.A21];&quot;,&quot;;[.A21];&quot;,&quot;;1;&quot;,&quot;;[.D21];&quot;,'&quot;;[.F21];&quot;');&quot;)" office:value-type="string" office:string-value="insert into babynames_app_nameinfo (id, firstName_id, country_id, gender_id,meaning) values(19,19,1,2,'Alternate to Caroline (&quot;free man&quot; in French)');">
            <text:p>insert into babynames_app_nameinfo (id, firstName_id, country_id, gender_id,meaning) values(19,19,1,2,'Alternate to Caroline ("free man" in French)');</text:p>
          </table:table-cell>
          <table:table-cell table:number-columns-repeated="241"/>
        </table:table-row>
        <table:table-row table:style-name="ro2">
          <table:table-cell table:formula="of:=[.A21]+1" office:value-type="float" office:value="20">
            <text:p>20</text:p>
          </table:table-cell>
          <table:table-cell office:value-type="string">
            <text:p>Cecili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Cecy, Celia, Lia</text:p>
          </table:table-cell>
          <table:table-cell office:value-type="string">
            <text:p>"blind one" in Latin</text:p>
          </table:table-cell>
          <table:table-cell table:style-name="ce5" office:value-type="string">
            <text:p>The song, the church wherein we married</text:p>
          </table:table-cell>
          <table:table-cell/>
          <table:table-cell office:value-type="float" office:value="216">
            <text:p>216</text:p>
          </table:table-cell>
          <table:table-cell table:number-columns-repeated="2"/>
          <table:table-cell table:formula="of:=CONCATENATE(&quot;Insert into babynames_app_firstname (id, name) values (&quot;;[.A22];&quot;, '&quot;;[.B22];&quot;');&quot;)" office:value-type="string" office:string-value="Insert into babynames_app_firstname (id, name) values (20, 'Cecilia');">
            <text:p>Insert into babynames_app_firstname (id, name) values (20, 'Cecilia');</text:p>
          </table:table-cell>
          <table:table-cell table:formula="of:=CONCATENATE(&quot;insert into babynames_app_fullnames (id, first_id, last_id, rank, pros, cons) values (&quot;;[.A22];&quot;,&quot;;[.A22];&quot;,&quot;;1;&quot;,&quot;;0;&quot;,'&quot;;[.G22];&quot;','&quot;;[.H22];&quot;');&quot;)" office:value-type="string" office:string-value="insert into babynames_app_fullnames (id, first_id, last_id, rank, pros, cons) values (20,20,1,0,'The song, the church wherein we married','');">
            <text:p>insert into babynames_app_fullnames (id, first_id, last_id, rank, pros, cons) values (20,20,1,0,'The song, the church wherein we married','');</text:p>
          </table:table-cell>
          <table:table-cell/>
          <table:table-cell table:formula="of:=CONCATENATE(&quot;insert into babynames_app_nameinfo (id, firstName_id, country_id, gender_id,meaning) values(&quot;;[.A22];&quot;,&quot;;[.A22];&quot;,&quot;;1;&quot;,&quot;;[.D22];&quot;,'&quot;;[.F22];&quot;');&quot;)" office:value-type="string" office:string-value="insert into babynames_app_nameinfo (id, firstName_id, country_id, gender_id,meaning) values(20,20,1,2,'&quot;blind one&quot; in Latin');">
            <text:p>insert into babynames_app_nameinfo (id, firstName_id, country_id, gender_id,meaning) values(20,20,1,2,'"blind one" in Latin');</text:p>
          </table:table-cell>
          <table:table-cell table:number-columns-repeated="241"/>
        </table:table-row>
        <table:table-row table:style-name="ro2">
          <table:table-cell table:formula="of:=[.A22]+1" office:value-type="float" office:value="21">
            <text:p>21</text:p>
          </table:table-cell>
          <table:table-cell office:value-type="string">
            <text:p>Cedric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Ced, Rick</text:p>
          </table:table-cell>
          <table:table-cell office:value-type="string">
            <text:p>"bounty" in Celtic</text:p>
          </table:table-cell>
          <table:table-cell table:number-columns-repeated="2"/>
          <table:table-cell office:value-type="float" office:value="759">
            <text:p>759</text:p>
          </table:table-cell>
          <table:table-cell table:number-columns-repeated="2"/>
          <table:table-cell table:formula="of:=CONCATENATE(&quot;Insert into babynames_app_firstname (id, name) values (&quot;;[.A23];&quot;, '&quot;;[.B23];&quot;');&quot;)" office:value-type="string" office:string-value="Insert into babynames_app_firstname (id, name) values (21, 'Cedric');">
            <text:p>Insert into babynames_app_firstname (id, name) values (21, 'Cedric');</text:p>
          </table:table-cell>
          <table:table-cell table:formula="of:=CONCATENATE(&quot;insert into babynames_app_fullnames (id, first_id, last_id, rank, pros, cons) values (&quot;;[.A23];&quot;,&quot;;[.A23];&quot;,&quot;;1;&quot;,&quot;;0;&quot;,'&quot;;[.G23];&quot;','&quot;;[.H23];&quot;');&quot;)" office:value-type="string" office:string-value="insert into babynames_app_fullnames (id, first_id, last_id, rank, pros, cons) values (21,21,1,0,'','');">
            <text:p>insert into babynames_app_fullnames (id, first_id, last_id, rank, pros, cons) values (21,21,1,0,'','');</text:p>
          </table:table-cell>
          <table:table-cell/>
          <table:table-cell table:formula="of:=CONCATENATE(&quot;insert into babynames_app_nameinfo (id, firstName_id, country_id, gender_id,meaning) values(&quot;;[.A23];&quot;,&quot;;[.A23];&quot;,&quot;;1;&quot;,&quot;;[.D23];&quot;,'&quot;;[.F23];&quot;');&quot;)" office:value-type="string" office:string-value="insert into babynames_app_nameinfo (id, firstName_id, country_id, gender_id,meaning) values(21,21,1,1,'&quot;bounty&quot; in Celtic');">
            <text:p>insert into babynames_app_nameinfo (id, firstName_id, country_id, gender_id,meaning) values(21,21,1,1,'"bounty" in Celtic');</text:p>
          </table:table-cell>
          <table:table-cell table:number-columns-repeated="241"/>
        </table:table-row>
        <table:table-row table:style-name="ro2">
          <table:table-cell table:formula="of:=[.A23]+1" office:value-type="float" office:value="22">
            <text:p>22</text:p>
          </table:table-cell>
          <table:table-cell office:value-type="string">
            <text:p>Charles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French version of German for "free man"</text:p>
          </table:table-cell>
          <table:table-cell table:style-name="ce5" office:value-type="string">
            <text:p>Charlie bit me!</text:p>
          </table:table-cell>
          <table:table-cell table:style-name="ce5" office:value-type="string">
            <text:p>Barkley, guy my dad dislikes</text:p>
          </table:table-cell>
          <table:table-cell office:value-type="float" office:value="62">
            <text:p>62</text:p>
          </table:table-cell>
          <table:table-cell table:number-columns-repeated="2"/>
          <table:table-cell table:formula="of:=CONCATENATE(&quot;Insert into babynames_app_firstname (id, name) values (&quot;;[.A24];&quot;, '&quot;;[.B24];&quot;');&quot;)" office:value-type="string" office:string-value="Insert into babynames_app_firstname (id, name) values (22, 'Charles');">
            <text:p>Insert into babynames_app_firstname (id, name) values (22, 'Charles');</text:p>
          </table:table-cell>
          <table:table-cell table:formula="of:=CONCATENATE(&quot;insert into babynames_app_fullnames (id, first_id, last_id, rank, pros, cons) values (&quot;;[.A24];&quot;,&quot;;[.A24];&quot;,&quot;;1;&quot;,&quot;;0;&quot;,'&quot;;[.G24];&quot;','&quot;;[.H24];&quot;');&quot;)" office:value-type="string" office:string-value="insert into babynames_app_fullnames (id, first_id, last_id, rank, pros, cons) values (22,22,1,0,'Charlie bit me!','Barkley, guy my dad dislikes');">
            <text:p>insert into babynames_app_fullnames (id, first_id, last_id, rank, pros, cons) values (22,22,1,0,'Charlie bit me!','Barkley, guy my dad dislikes');</text:p>
          </table:table-cell>
          <table:table-cell/>
          <table:table-cell table:formula="of:=CONCATENATE(&quot;insert into babynames_app_nameinfo (id, firstName_id, country_id, gender_id,meaning) values(&quot;;[.A24];&quot;,&quot;;[.A24];&quot;,&quot;;1;&quot;,&quot;;[.D24];&quot;,'&quot;;[.F24];&quot;');&quot;)" office:value-type="string" office:string-value="insert into babynames_app_nameinfo (id, firstName_id, country_id, gender_id,meaning) values(22,22,1,1,'French version of German for &quot;free man&quot;');">
            <text:p>insert into babynames_app_nameinfo (id, firstName_id, country_id, gender_id,meaning) values(22,22,1,1,'French version of German for "free man"');</text:p>
          </table:table-cell>
          <table:table-cell table:number-columns-repeated="241"/>
        </table:table-row>
        <table:table-row table:style-name="ro2">
          <table:table-cell table:formula="of:=[.A24]+1" office:value-type="float" office:value="23">
            <text:p>23</text:p>
          </table:table-cell>
          <table:table-cell office:value-type="string">
            <text:p>Chauncey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"chancellor" in Latin</text:p>
          </table:table-cell>
          <table:table-cell/>
          <table:table-cell table:style-name="ce5" office:value-type="string">
            <text:p>Cat</text:p>
          </table:table-cell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25];&quot;, '&quot;;[.B25];&quot;');&quot;)" office:value-type="string" office:string-value="Insert into babynames_app_firstname (id, name) values (23, 'Chauncey');">
            <text:p>Insert into babynames_app_firstname (id, name) values (23, 'Chauncey');</text:p>
          </table:table-cell>
          <table:table-cell table:formula="of:=CONCATENATE(&quot;insert into babynames_app_fullnames (id, first_id, last_id, rank, pros, cons) values (&quot;;[.A25];&quot;,&quot;;[.A25];&quot;,&quot;;1;&quot;,&quot;;0;&quot;,'&quot;;[.G25];&quot;','&quot;;[.H25];&quot;');&quot;)" office:value-type="string" office:string-value="insert into babynames_app_fullnames (id, first_id, last_id, rank, pros, cons) values (23,23,1,0,'','Cat');">
            <text:p>insert into babynames_app_fullnames (id, first_id, last_id, rank, pros, cons) values (23,23,1,0,'','Cat');</text:p>
          </table:table-cell>
          <table:table-cell/>
          <table:table-cell table:formula="of:=CONCATENATE(&quot;insert into babynames_app_nameinfo (id, firstName_id, country_id, gender_id,meaning) values(&quot;;[.A25];&quot;,&quot;;[.A25];&quot;,&quot;;1;&quot;,&quot;;[.D25];&quot;,'&quot;;[.F25];&quot;');&quot;)" office:value-type="string" office:string-value="insert into babynames_app_nameinfo (id, firstName_id, country_id, gender_id,meaning) values(23,23,1,1,'&quot;chancellor&quot; in Latin');">
            <text:p>insert into babynames_app_nameinfo (id, firstName_id, country_id, gender_id,meaning) values(23,23,1,1,'"chancellor" in Latin');</text:p>
          </table:table-cell>
          <table:table-cell table:number-columns-repeated="241"/>
        </table:table-row>
        <table:table-row table:style-name="ro2">
          <table:table-cell table:formula="of:=[.A25]+1" office:value-type="float" office:value="24">
            <text:p>24</text:p>
          </table:table-cell>
          <table:table-cell office:value-type="string">
            <text:p>Claire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French version of Clara ("bright, clear")</text:p>
          </table:table-cell>
          <table:table-cell table:number-columns-repeated="2"/>
          <table:table-cell office:value-type="float" office:value="45">
            <text:p>45</text:p>
          </table:table-cell>
          <table:table-cell table:number-columns-repeated="2"/>
          <table:table-cell table:formula="of:=CONCATENATE(&quot;Insert into babynames_app_firstname (id, name) values (&quot;;[.A26];&quot;, '&quot;;[.B26];&quot;');&quot;)" office:value-type="string" office:string-value="Insert into babynames_app_firstname (id, name) values (24, 'Claire');">
            <text:p>Insert into babynames_app_firstname (id, name) values (24, 'Claire');</text:p>
          </table:table-cell>
          <table:table-cell table:formula="of:=CONCATENATE(&quot;insert into babynames_app_fullnames (id, first_id, last_id, rank, pros, cons) values (&quot;;[.A26];&quot;,&quot;;[.A26];&quot;,&quot;;1;&quot;,&quot;;0;&quot;,'&quot;;[.G26];&quot;','&quot;;[.H26];&quot;');&quot;)" office:value-type="string" office:string-value="insert into babynames_app_fullnames (id, first_id, last_id, rank, pros, cons) values (24,24,1,0,'','');">
            <text:p>insert into babynames_app_fullnames (id, first_id, last_id, rank, pros, cons) values (24,24,1,0,'','');</text:p>
          </table:table-cell>
          <table:table-cell/>
          <table:table-cell table:formula="of:=CONCATENATE(&quot;insert into babynames_app_nameinfo (id, firstName_id, country_id, gender_id,meaning) values(&quot;;[.A26];&quot;,&quot;;[.A26];&quot;,&quot;;1;&quot;,&quot;;[.D26];&quot;,'&quot;;[.F26];&quot;');&quot;)" office:value-type="string" office:string-value="insert into babynames_app_nameinfo (id, firstName_id, country_id, gender_id,meaning) values(24,24,1,2,'French version of Clara (&quot;bright, clear&quot;)');">
            <text:p>insert into babynames_app_nameinfo (id, firstName_id, country_id, gender_id,meaning) values(24,24,1,2,'French version of Clara ("bright, clear")');</text:p>
          </table:table-cell>
          <table:table-cell table:number-columns-repeated="241"/>
        </table:table-row>
        <table:table-row table:style-name="ro2">
          <table:table-cell table:formula="of:=[.A26]+1" office:value-type="float" office:value="25">
            <text:p>25</text:p>
          </table:table-cell>
          <table:table-cell office:value-type="string">
            <text:p>Clar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"bright, clear" in Latin</text:p>
          </table:table-cell>
          <table:table-cell table:number-columns-repeated="2"/>
          <table:table-cell office:value-type="float" office:value="136">
            <text:p>136</text:p>
          </table:table-cell>
          <table:table-cell table:number-columns-repeated="2"/>
          <table:table-cell table:formula="of:=CONCATENATE(&quot;Insert into babynames_app_firstname (id, name) values (&quot;;[.A27];&quot;, '&quot;;[.B27];&quot;');&quot;)" office:value-type="string" office:string-value="Insert into babynames_app_firstname (id, name) values (25, 'Clara');">
            <text:p>Insert into babynames_app_firstname (id, name) values (25, 'Clara');</text:p>
          </table:table-cell>
          <table:table-cell table:formula="of:=CONCATENATE(&quot;insert into babynames_app_fullnames (id, first_id, last_id, rank, pros, cons) values (&quot;;[.A27];&quot;,&quot;;[.A27];&quot;,&quot;;1;&quot;,&quot;;0;&quot;,'&quot;;[.G27];&quot;','&quot;;[.H27];&quot;');&quot;)" office:value-type="string" office:string-value="insert into babynames_app_fullnames (id, first_id, last_id, rank, pros, cons) values (25,25,1,0,'','');">
            <text:p>insert into babynames_app_fullnames (id, first_id, last_id, rank, pros, cons) values (25,25,1,0,'','');</text:p>
          </table:table-cell>
          <table:table-cell/>
          <table:table-cell table:formula="of:=CONCATENATE(&quot;insert into babynames_app_nameinfo (id, firstName_id, country_id, gender_id,meaning) values(&quot;;[.A27];&quot;,&quot;;[.A27];&quot;,&quot;;1;&quot;,&quot;;[.D27];&quot;,'&quot;;[.F27];&quot;');&quot;)" office:value-type="string" office:string-value="insert into babynames_app_nameinfo (id, firstName_id, country_id, gender_id,meaning) values(25,25,1,2,'&quot;bright, clear&quot; in Latin');">
            <text:p>insert into babynames_app_nameinfo (id, firstName_id, country_id, gender_id,meaning) values(25,25,1,2,'"bright, clear" in Latin');</text:p>
          </table:table-cell>
          <table:table-cell table:number-columns-repeated="241"/>
        </table:table-row>
        <table:table-row table:style-name="ro2">
          <table:table-cell table:formula="of:=[.A27]+1" office:value-type="float" office:value="26">
            <text:p>26</text:p>
          </table:table-cell>
          <table:table-cell office:value-type="string">
            <text:p>Clariss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Latin version of Clarice ("bright, clear")</text:p>
          </table:table-cell>
          <table:table-cell table:number-columns-repeated="2"/>
          <table:table-cell office:value-type="float" office:value="632">
            <text:p>632</text:p>
          </table:table-cell>
          <table:table-cell table:style-name="ce5" office:value-type="string">
            <text:p>Alternate similar name - Clarisa (spanish version - Cluh-REE-suh)</text:p>
          </table:table-cell>
          <table:table-cell/>
          <table:table-cell table:formula="of:=CONCATENATE(&quot;Insert into babynames_app_firstname (id, name) values (&quot;;[.A28];&quot;, '&quot;;[.B28];&quot;');&quot;)" office:value-type="string" office:string-value="Insert into babynames_app_firstname (id, name) values (26, 'Clarissa');">
            <text:p>Insert into babynames_app_firstname (id, name) values (26, 'Clarissa');</text:p>
          </table:table-cell>
          <table:table-cell table:formula="of:=CONCATENATE(&quot;insert into babynames_app_fullnames (id, first_id, last_id, rank, pros, cons) values (&quot;;[.A28];&quot;,&quot;;[.A28];&quot;,&quot;;1;&quot;,&quot;;0;&quot;,'&quot;;[.G28];&quot;','&quot;;[.H28];&quot;');&quot;)" office:value-type="string" office:string-value="insert into babynames_app_fullnames (id, first_id, last_id, rank, pros, cons) values (26,26,1,0,'','');">
            <text:p>insert into babynames_app_fullnames (id, first_id, last_id, rank, pros, cons) values (26,26,1,0,'','');</text:p>
          </table:table-cell>
          <table:table-cell/>
          <table:table-cell table:formula="of:=CONCATENATE(&quot;insert into babynames_app_nameinfo (id, firstName_id, country_id, gender_id,meaning) values(&quot;;[.A28];&quot;,&quot;;[.A28];&quot;,&quot;;1;&quot;,&quot;;[.D28];&quot;,'&quot;;[.F28];&quot;');&quot;)" office:value-type="string" office:string-value="insert into babynames_app_nameinfo (id, firstName_id, country_id, gender_id,meaning) values(26,26,1,2,'Latin version of Clarice (&quot;bright, clear&quot;)');">
            <text:p>insert into babynames_app_nameinfo (id, firstName_id, country_id, gender_id,meaning) values(26,26,1,2,'Latin version of Clarice ("bright, clear")');</text:p>
          </table:table-cell>
          <table:table-cell table:number-columns-repeated="241"/>
        </table:table-row>
        <table:table-row table:style-name="ro2">
          <table:table-cell table:formula="of:=[.A28]+1" office:value-type="float" office:value="27">
            <text:p>27</text:p>
          </table:table-cell>
          <table:table-cell office:value-type="string">
            <text:p>Coli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Col</text:p>
          </table:table-cell>
          <table:table-cell office:value-type="string">
            <text:p>"pup," nickname of Nicholas (Greek for "people of victory")</text:p>
          </table:table-cell>
          <table:table-cell/>
          <table:table-cell table:style-name="ce5" office:value-type="string">
            <text:p>HP character</text:p>
          </table:table-cell>
          <table:table-cell office:value-type="float" office:value="123">
            <text:p>123</text:p>
          </table:table-cell>
          <table:table-cell table:number-columns-repeated="2"/>
          <table:table-cell table:formula="of:=CONCATENATE(&quot;Insert into babynames_app_firstname (id, name) values (&quot;;[.A29];&quot;, '&quot;;[.B29];&quot;');&quot;)" office:value-type="string" office:string-value="Insert into babynames_app_firstname (id, name) values (27, 'Colin');">
            <text:p>Insert into babynames_app_firstname (id, name) values (27, 'Colin');</text:p>
          </table:table-cell>
          <table:table-cell table:formula="of:=CONCATENATE(&quot;insert into babynames_app_fullnames (id, first_id, last_id, rank, pros, cons) values (&quot;;[.A29];&quot;,&quot;;[.A29];&quot;,&quot;;1;&quot;,&quot;;0;&quot;,'&quot;;[.G29];&quot;','&quot;;[.H29];&quot;');&quot;)" office:value-type="string" office:string-value="insert into babynames_app_fullnames (id, first_id, last_id, rank, pros, cons) values (27,27,1,0,'','HP character');">
            <text:p>insert into babynames_app_fullnames (id, first_id, last_id, rank, pros, cons) values (27,27,1,0,'','HP character');</text:p>
          </table:table-cell>
          <table:table-cell/>
          <table:table-cell table:formula="of:=CONCATENATE(&quot;insert into babynames_app_nameinfo (id, firstName_id, country_id, gender_id,meaning) values(&quot;;[.A29];&quot;,&quot;;[.A29];&quot;,&quot;;1;&quot;,&quot;;[.D29];&quot;,'&quot;;[.F29];&quot;');&quot;)" office:value-type="string" office:string-value="insert into babynames_app_nameinfo (id, firstName_id, country_id, gender_id,meaning) values(27,27,1,1,'&quot;pup,&quot; nickname of Nicholas (Greek for &quot;people of victory&quot;)');">
            <text:p>insert into babynames_app_nameinfo (id, firstName_id, country_id, gender_id,meaning) values(27,27,1,1,'"pup," nickname of Nicholas (Greek for "people of victory")');</text:p>
          </table:table-cell>
          <table:table-cell table:number-columns-repeated="241"/>
        </table:table-row>
        <table:table-row table:style-name="ro2">
          <table:table-cell table:formula="of:=[.A29]+1" office:value-type="float" office:value="28">
            <text:p>28</text:p>
          </table:table-cell>
          <table:table-cell office:value-type="string">
            <text:p>Desmond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Desi, Des</text:p>
          </table:table-cell>
          <table:table-cell office:value-type="string">
            <text:p>"one from south Munster" in Irish</text:p>
          </table:table-cell>
          <table:table-cell table:style-name="ce5" office:value-type="string">
            <text:p>See ya in another life brotha</text:p>
          </table:table-cell>
          <table:table-cell/>
          <table:table-cell office:value-type="float" office:value="339">
            <text:p>339</text:p>
          </table:table-cell>
          <table:table-cell table:number-columns-repeated="2"/>
          <table:table-cell table:formula="of:=CONCATENATE(&quot;Insert into babynames_app_firstname (id, name) values (&quot;;[.A30];&quot;, '&quot;;[.B30];&quot;');&quot;)" office:value-type="string" office:string-value="Insert into babynames_app_firstname (id, name) values (28, 'Desmond');">
            <text:p>Insert into babynames_app_firstname (id, name) values (28, 'Desmond');</text:p>
          </table:table-cell>
          <table:table-cell table:formula="of:=CONCATENATE(&quot;insert into babynames_app_fullnames (id, first_id, last_id, rank, pros, cons) values (&quot;;[.A30];&quot;,&quot;;[.A30];&quot;,&quot;;1;&quot;,&quot;;0;&quot;,'&quot;;[.G30];&quot;','&quot;;[.H30];&quot;');&quot;)" office:value-type="string" office:string-value="insert into babynames_app_fullnames (id, first_id, last_id, rank, pros, cons) values (28,28,1,0,'See ya in another life brotha','');">
            <text:p>insert into babynames_app_fullnames (id, first_id, last_id, rank, pros, cons) values (28,28,1,0,'See ya in another life brotha','');</text:p>
          </table:table-cell>
          <table:table-cell/>
          <table:table-cell table:formula="of:=CONCATENATE(&quot;insert into babynames_app_nameinfo (id, firstName_id, country_id, gender_id,meaning) values(&quot;;[.A30];&quot;,&quot;;[.A30];&quot;,&quot;;1;&quot;,&quot;;[.D30];&quot;,'&quot;;[.F30];&quot;');&quot;)" office:value-type="string" office:string-value="insert into babynames_app_nameinfo (id, firstName_id, country_id, gender_id,meaning) values(28,28,1,1,'&quot;one from south Munster&quot; in Irish');">
            <text:p>insert into babynames_app_nameinfo (id, firstName_id, country_id, gender_id,meaning) values(28,28,1,1,'"one from south Munster" in Irish');</text:p>
          </table:table-cell>
          <table:table-cell table:number-columns-repeated="241"/>
        </table:table-row>
        <table:table-row table:style-name="ro2">
          <table:table-cell table:formula="of:=[.A30]+1" office:value-type="float" office:value="29">
            <text:p>29</text:p>
          </table:table-cell>
          <table:table-cell office:value-type="string">
            <text:p>Elizabeth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Beth, Lizzie, Bettie</text:p>
          </table:table-cell>
          <table:table-cell office:value-type="string">
            <text:p>"pledged to God" in Hebrew</text:p>
          </table:table-cell>
          <table:table-cell table:style-name="ce5" office:value-type="string">
            <text:p>Queens and shit, similar to Mickie''s grandma (Elisa)</text:p>
          </table:table-cell>
          <table:table-cell table:style-name="ce5" office:value-type="string">
            <text:p>Super popular</text:p>
          </table:table-cell>
          <table:table-cell office:value-type="float" office:value="10">
            <text:p>10</text:p>
          </table:table-cell>
          <table:table-cell table:style-name="ce5" office:value-type="string">
            <text:p>Is there a reason why not this one?</text:p>
          </table:table-cell>
          <table:table-cell table:style-name="ce5" office:value-type="string">
            <text:p>Not that I can think of!</text:p>
          </table:table-cell>
          <table:table-cell table:formula="of:=CONCATENATE(&quot;Insert into babynames_app_firstname (id, name) values (&quot;;[.A31];&quot;, '&quot;;[.B31];&quot;');&quot;)" office:value-type="string" office:string-value="Insert into babynames_app_firstname (id, name) values (29, 'Elizabeth');">
            <text:p>Insert into babynames_app_firstname (id, name) values (29, 'Elizabeth');</text:p>
          </table:table-cell>
          <table:table-cell table:formula="of:=CONCATENATE(&quot;insert into babynames_app_fullnames (id, first_id, last_id, rank, pros, cons) values (&quot;;[.A31];&quot;,&quot;;[.A31];&quot;,&quot;;1;&quot;,&quot;;0;&quot;,'&quot;;[.G31];&quot;','&quot;;[.H31];&quot;');&quot;)" office:value-type="string" office:string-value="insert into babynames_app_fullnames (id, first_id, last_id, rank, pros, cons) values (29,29,1,0,'Queens and shit, similar to Mickie''s grandma (Elisa)','Super popular');">
            <text:p>insert into babynames_app_fullnames (id, first_id, last_id, rank, pros, cons) values (29,29,1,0,'Queens and shit, similar to Mickie''s grandma (Elisa)','Super popular');</text:p>
          </table:table-cell>
          <table:table-cell/>
          <table:table-cell table:formula="of:=CONCATENATE(&quot;insert into babynames_app_nameinfo (id, firstName_id, country_id, gender_id,meaning) values(&quot;;[.A31];&quot;,&quot;;[.A31];&quot;,&quot;;1;&quot;,&quot;;[.D31];&quot;,'&quot;;[.F31];&quot;');&quot;)" office:value-type="string" office:string-value="insert into babynames_app_nameinfo (id, firstName_id, country_id, gender_id,meaning) values(29,29,1,2,'&quot;pledged to God&quot; in Hebrew');">
            <text:p>insert into babynames_app_nameinfo (id, firstName_id, country_id, gender_id,meaning) values(29,29,1,2,'"pledged to God" in Hebrew');</text:p>
          </table:table-cell>
          <table:table-cell table:number-columns-repeated="241"/>
        </table:table-row>
        <table:table-row table:style-name="ro2">
          <table:table-cell table:formula="of:=[.A31]+1" office:value-type="float" office:value="30">
            <text:p>30</text:p>
          </table:table-cell>
          <table:table-cell office:value-type="string">
            <text:p>Elmer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"noble and renowned" in English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32];&quot;, '&quot;;[.B32];&quot;');&quot;)" office:value-type="string" office:string-value="Insert into babynames_app_firstname (id, name) values (30, 'Elmer');">
            <text:p>Insert into babynames_app_firstname (id, name) values (30, 'Elmer');</text:p>
          </table:table-cell>
          <table:table-cell table:formula="of:=CONCATENATE(&quot;insert into babynames_app_fullnames (id, first_id, last_id, rank, pros, cons) values (&quot;;[.A32];&quot;,&quot;;[.A32];&quot;,&quot;;1;&quot;,&quot;;0;&quot;,'&quot;;[.G32];&quot;','&quot;;[.H32];&quot;');&quot;)" office:value-type="string" office:string-value="insert into babynames_app_fullnames (id, first_id, last_id, rank, pros, cons) values (30,30,1,0,'','');">
            <text:p>insert into babynames_app_fullnames (id, first_id, last_id, rank, pros, cons) values (30,30,1,0,'','');</text:p>
          </table:table-cell>
          <table:table-cell/>
          <table:table-cell table:formula="of:=CONCATENATE(&quot;insert into babynames_app_nameinfo (id, firstName_id, country_id, gender_id,meaning) values(&quot;;[.A32];&quot;,&quot;;[.A32];&quot;,&quot;;1;&quot;,&quot;;[.D32];&quot;,'&quot;;[.F32];&quot;');&quot;)" office:value-type="string" office:string-value="insert into babynames_app_nameinfo (id, firstName_id, country_id, gender_id,meaning) values(30,30,1,1,'&quot;noble and renowned&quot; in English');">
            <text:p>insert into babynames_app_nameinfo (id, firstName_id, country_id, gender_id,meaning) values(30,30,1,1,'"noble and renowned" in English');</text:p>
          </table:table-cell>
          <table:table-cell table:number-columns-repeated="241"/>
        </table:table-row>
        <table:table-row table:style-name="ro2">
          <table:table-cell table:formula="of:=[.A32]+1" office:value-type="float" office:value="31">
            <text:p>31</text:p>
          </table:table-cell>
          <table:table-cell office:value-type="string">
            <text:p>Emmanuel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Manu, Manny</text:p>
          </table:table-cell>
          <table:table-cell office:value-type="string">
            <text:p>"God is with us" in Hebrew</text:p>
          </table:table-cell>
          <table:table-cell table:style-name="ce5" office:value-type="string">
            <text:p>Ginobili</text:p>
          </table:table-cell>
          <table:table-cell table:style-name="ce5" office:value-type="string">
            <text:p>Ginobili</text:p>
          </table:table-cell>
          <table:table-cell office:value-type="float" office:value="165">
            <text:p>165</text:p>
          </table:table-cell>
          <table:table-cell table:number-columns-repeated="2"/>
          <table:table-cell table:formula="of:=CONCATENATE(&quot;Insert into babynames_app_firstname (id, name) values (&quot;;[.A33];&quot;, '&quot;;[.B33];&quot;');&quot;)" office:value-type="string" office:string-value="Insert into babynames_app_firstname (id, name) values (31, 'Emmanuel');">
            <text:p>Insert into babynames_app_firstname (id, name) values (31, 'Emmanuel');</text:p>
          </table:table-cell>
          <table:table-cell table:formula="of:=CONCATENATE(&quot;insert into babynames_app_fullnames (id, first_id, last_id, rank, pros, cons) values (&quot;;[.A33];&quot;,&quot;;[.A33];&quot;,&quot;;1;&quot;,&quot;;0;&quot;,'&quot;;[.G33];&quot;','&quot;;[.H33];&quot;');&quot;)" office:value-type="string" office:string-value="insert into babynames_app_fullnames (id, first_id, last_id, rank, pros, cons) values (31,31,1,0,'Ginobili','Ginobili');">
            <text:p>insert into babynames_app_fullnames (id, first_id, last_id, rank, pros, cons) values (31,31,1,0,'Ginobili','Ginobili');</text:p>
          </table:table-cell>
          <table:table-cell/>
          <table:table-cell table:formula="of:=CONCATENATE(&quot;insert into babynames_app_nameinfo (id, firstName_id, country_id, gender_id,meaning) values(&quot;;[.A33];&quot;,&quot;;[.A33];&quot;,&quot;;1;&quot;,&quot;;[.D33];&quot;,'&quot;;[.F33];&quot;');&quot;)" office:value-type="string" office:string-value="insert into babynames_app_nameinfo (id, firstName_id, country_id, gender_id,meaning) values(31,31,1,1,'&quot;God is with us&quot; in Hebrew');">
            <text:p>insert into babynames_app_nameinfo (id, firstName_id, country_id, gender_id,meaning) values(31,31,1,1,'"God is with us" in Hebrew');</text:p>
          </table:table-cell>
          <table:table-cell table:number-columns-repeated="241"/>
        </table:table-row>
        <table:table-row table:style-name="ro2">
          <table:table-cell table:formula="of:=[.A33]+1" office:value-type="float" office:value="32">
            <text:p>32</text:p>
          </table:table-cell>
          <table:table-cell office:value-type="string">
            <text:p>Enrico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Italian variation of Henry (German for "estate ruler")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34];&quot;, '&quot;;[.B34];&quot;');&quot;)" office:value-type="string" office:string-value="Insert into babynames_app_firstname (id, name) values (32, 'Enrico');">
            <text:p>Insert into babynames_app_firstname (id, name) values (32, 'Enrico');</text:p>
          </table:table-cell>
          <table:table-cell table:formula="of:=CONCATENATE(&quot;insert into babynames_app_fullnames (id, first_id, last_id, rank, pros, cons) values (&quot;;[.A34];&quot;,&quot;;[.A34];&quot;,&quot;;1;&quot;,&quot;;0;&quot;,'&quot;;[.G34];&quot;','&quot;;[.H34];&quot;');&quot;)" office:value-type="string" office:string-value="insert into babynames_app_fullnames (id, first_id, last_id, rank, pros, cons) values (32,32,1,0,'','');">
            <text:p>insert into babynames_app_fullnames (id, first_id, last_id, rank, pros, cons) values (32,32,1,0,'','');</text:p>
          </table:table-cell>
          <table:table-cell/>
          <table:table-cell table:formula="of:=CONCATENATE(&quot;insert into babynames_app_nameinfo (id, firstName_id, country_id, gender_id,meaning) values(&quot;;[.A34];&quot;,&quot;;[.A34];&quot;,&quot;;1;&quot;,&quot;;[.D34];&quot;,'&quot;;[.F34];&quot;');&quot;)" office:value-type="string" office:string-value="insert into babynames_app_nameinfo (id, firstName_id, country_id, gender_id,meaning) values(32,32,1,1,'Italian variation of Henry (German for &quot;estate ruler&quot;)');">
            <text:p>insert into babynames_app_nameinfo (id, firstName_id, country_id, gender_id,meaning) values(32,32,1,1,'Italian variation of Henry (German for "estate ruler")');</text:p>
          </table:table-cell>
          <table:table-cell table:number-columns-repeated="241"/>
        </table:table-row>
        <table:table-row table:style-name="ro2">
          <table:table-cell table:formula="of:=[.A34]+1" office:value-type="float" office:value="33">
            <text:p>33</text:p>
          </table:table-cell>
          <table:table-cell office:value-type="string">
            <text:p>Ev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Evie, Evita</text:p>
          </table:table-cell>
          <table:table-cell office:value-type="string">
            <text:p>Latin version of Eve ("life")</text:p>
          </table:table-cell>
          <table:table-cell table:style-name="ce5" office:value-type="string">
            <text:p>We can say "For Eva, For Eva Eva?"</text:p>
          </table:table-cell>
          <table:table-cell/>
          <table:table-cell office:value-type="float" office:value="86">
            <text:p>86</text:p>
          </table:table-cell>
          <table:table-cell table:number-columns-repeated="2"/>
          <table:table-cell table:formula="of:=CONCATENATE(&quot;Insert into babynames_app_firstname (id, name) values (&quot;;[.A35];&quot;, '&quot;;[.B35];&quot;');&quot;)" office:value-type="string" office:string-value="Insert into babynames_app_firstname (id, name) values (33, 'Eva');">
            <text:p>Insert into babynames_app_firstname (id, name) values (33, 'Eva');</text:p>
          </table:table-cell>
          <table:table-cell table:formula="of:=CONCATENATE(&quot;insert into babynames_app_fullnames (id, first_id, last_id, rank, pros, cons) values (&quot;;[.A35];&quot;,&quot;;[.A35];&quot;,&quot;;1;&quot;,&quot;;0;&quot;,'&quot;;[.G35];&quot;','&quot;;[.H35];&quot;');&quot;)" office:value-type="string" office:string-value="insert into babynames_app_fullnames (id, first_id, last_id, rank, pros, cons) values (33,33,1,0,'We can say &quot;For Eva, For Eva Eva?&quot;','');">
            <text:p>insert into babynames_app_fullnames (id, first_id, last_id, rank, pros, cons) values (33,33,1,0,'We can say "For Eva, For Eva Eva?"','');</text:p>
          </table:table-cell>
          <table:table-cell/>
          <table:table-cell table:formula="of:=CONCATENATE(&quot;insert into babynames_app_nameinfo (id, firstName_id, country_id, gender_id,meaning) values(&quot;;[.A35];&quot;,&quot;;[.A35];&quot;,&quot;;1;&quot;,&quot;;[.D35];&quot;,'&quot;;[.F35];&quot;');&quot;)" office:value-type="string" office:string-value="insert into babynames_app_nameinfo (id, firstName_id, country_id, gender_id,meaning) values(33,33,1,2,'Latin version of Eve (&quot;life&quot;)');">
            <text:p>insert into babynames_app_nameinfo (id, firstName_id, country_id, gender_id,meaning) values(33,33,1,2,'Latin version of Eve ("life")');</text:p>
          </table:table-cell>
          <table:table-cell table:number-columns-repeated="241"/>
        </table:table-row>
        <table:table-row table:style-name="ro2">
          <table:table-cell table:formula="of:=[.A35]+1" office:value-type="float" office:value="34">
            <text:p>34</text:p>
          </table:table-cell>
          <table:table-cell office:value-type="string">
            <text:p>Florence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Flo</text:p>
          </table:table-cell>
          <table:table-cell office:value-type="string">
            <text:p>"flourishing" in Latin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36];&quot;, '&quot;;[.B36];&quot;');&quot;)" office:value-type="string" office:string-value="Insert into babynames_app_firstname (id, name) values (34, 'Florence');">
            <text:p>Insert into babynames_app_firstname (id, name) values (34, 'Florence');</text:p>
          </table:table-cell>
          <table:table-cell table:formula="of:=CONCATENATE(&quot;insert into babynames_app_fullnames (id, first_id, last_id, rank, pros, cons) values (&quot;;[.A36];&quot;,&quot;;[.A36];&quot;,&quot;;1;&quot;,&quot;;0;&quot;,'&quot;;[.G36];&quot;','&quot;;[.H36];&quot;');&quot;)" office:value-type="string" office:string-value="insert into babynames_app_fullnames (id, first_id, last_id, rank, pros, cons) values (34,34,1,0,'','');">
            <text:p>insert into babynames_app_fullnames (id, first_id, last_id, rank, pros, cons) values (34,34,1,0,'','');</text:p>
          </table:table-cell>
          <table:table-cell/>
          <table:table-cell table:formula="of:=CONCATENATE(&quot;insert into babynames_app_nameinfo (id, firstName_id, country_id, gender_id,meaning) values(&quot;;[.A36];&quot;,&quot;;[.A36];&quot;,&quot;;1;&quot;,&quot;;[.D36];&quot;,'&quot;;[.F36];&quot;');&quot;)" office:value-type="string" office:string-value="insert into babynames_app_nameinfo (id, firstName_id, country_id, gender_id,meaning) values(34,34,1,2,'&quot;flourishing&quot; in Latin');">
            <text:p>insert into babynames_app_nameinfo (id, firstName_id, country_id, gender_id,meaning) values(34,34,1,2,'"flourishing" in Latin');</text:p>
          </table:table-cell>
          <table:table-cell table:number-columns-repeated="241"/>
        </table:table-row>
        <table:table-row table:style-name="ro2">
          <table:table-cell table:formula="of:=[.A36]+1" office:value-type="float" office:value="35">
            <text:p>35</text:p>
          </table:table-cell>
          <table:table-cell office:value-type="string">
            <text:p>Francesc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Fran</text:p>
          </table:table-cell>
          <table:table-cell office:value-type="string">
            <text:p>Italian version of Frances ("free man or from France")</text:p>
          </table:table-cell>
          <table:table-cell table:number-columns-repeated="2"/>
          <table:table-cell office:value-type="float" office:value="486">
            <text:p>486</text:p>
          </table:table-cell>
          <table:table-cell table:number-columns-repeated="2"/>
          <table:table-cell table:formula="of:=CONCATENATE(&quot;Insert into babynames_app_firstname (id, name) values (&quot;;[.A37];&quot;, '&quot;;[.B37];&quot;');&quot;)" office:value-type="string" office:string-value="Insert into babynames_app_firstname (id, name) values (35, 'Francesca');">
            <text:p>Insert into babynames_app_firstname (id, name) values (35, 'Francesca');</text:p>
          </table:table-cell>
          <table:table-cell table:formula="of:=CONCATENATE(&quot;insert into babynames_app_fullnames (id, first_id, last_id, rank, pros, cons) values (&quot;;[.A37];&quot;,&quot;;[.A37];&quot;,&quot;;1;&quot;,&quot;;0;&quot;,'&quot;;[.G37];&quot;','&quot;;[.H37];&quot;');&quot;)" office:value-type="string" office:string-value="insert into babynames_app_fullnames (id, first_id, last_id, rank, pros, cons) values (35,35,1,0,'','');">
            <text:p>insert into babynames_app_fullnames (id, first_id, last_id, rank, pros, cons) values (35,35,1,0,'','');</text:p>
          </table:table-cell>
          <table:table-cell/>
          <table:table-cell table:formula="of:=CONCATENATE(&quot;insert into babynames_app_nameinfo (id, firstName_id, country_id, gender_id,meaning) values(&quot;;[.A37];&quot;,&quot;;[.A37];&quot;,&quot;;1;&quot;,&quot;;[.D37];&quot;,'&quot;;[.F37];&quot;');&quot;)" office:value-type="string" office:string-value="insert into babynames_app_nameinfo (id, firstName_id, country_id, gender_id,meaning) values(35,35,1,2,'Italian version of Frances (&quot;free man or from France&quot;)');">
            <text:p>insert into babynames_app_nameinfo (id, firstName_id, country_id, gender_id,meaning) values(35,35,1,2,'Italian version of Frances ("free man or from France")');</text:p>
          </table:table-cell>
          <table:table-cell table:number-columns-repeated="241"/>
        </table:table-row>
        <table:table-row table:style-name="ro2">
          <table:table-cell table:formula="of:=[.A37]+1" office:value-type="float" office:value="36">
            <text:p>36</text:p>
          </table:table-cell>
          <table:table-cell office:value-type="string">
            <text:p>Francis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Not Frank</text:p>
          </table:table-cell>
          <table:table-cell office:value-type="string">
            <text:p>"Frenchman or free man" in Latin</text:p>
          </table:table-cell>
          <table:table-cell table:style-name="ce5" office:value-type="string">
            <text:p>Patron saint of animals, the Pope</text:p>
          </table:table-cell>
          <table:table-cell table:style-name="ce5" office:value-type="string">
            <text:p>A little clunky with Thomas</text:p>
          </table:table-cell>
          <table:table-cell office:value-type="float" office:value="593">
            <text:p>593</text:p>
          </table:table-cell>
          <table:table-cell table:style-name="ce5" office:value-type="string">
            <text:p>Alternate similar name: Francisco</text:p>
          </table:table-cell>
          <table:table-cell table:style-name="ce5" office:value-type="string">
            <text:p>=p</text:p>
          </table:table-cell>
          <table:table-cell table:formula="of:=CONCATENATE(&quot;Insert into babynames_app_firstname (id, name) values (&quot;;[.A38];&quot;, '&quot;;[.B38];&quot;');&quot;)" office:value-type="string" office:string-value="Insert into babynames_app_firstname (id, name) values (36, 'Francis');">
            <text:p>Insert into babynames_app_firstname (id, name) values (36, 'Francis');</text:p>
          </table:table-cell>
          <table:table-cell table:formula="of:=CONCATENATE(&quot;insert into babynames_app_fullnames (id, first_id, last_id, rank, pros, cons) values (&quot;;[.A38];&quot;,&quot;;[.A38];&quot;,&quot;;1;&quot;,&quot;;0;&quot;,'&quot;;[.G38];&quot;','&quot;;[.H38];&quot;');&quot;)" office:value-type="string" office:string-value="insert into babynames_app_fullnames (id, first_id, last_id, rank, pros, cons) values (36,36,1,0,'Patron saint of animals, the Pope','A little clunky with Thomas');">
            <text:p>insert into babynames_app_fullnames (id, first_id, last_id, rank, pros, cons) values (36,36,1,0,'Patron saint of animals, the Pope','A little clunky with Thomas');</text:p>
          </table:table-cell>
          <table:table-cell/>
          <table:table-cell table:formula="of:=CONCATENATE(&quot;insert into babynames_app_nameinfo (id, firstName_id, country_id, gender_id,meaning) values(&quot;;[.A38];&quot;,&quot;;[.A38];&quot;,&quot;;1;&quot;,&quot;;[.D38];&quot;,'&quot;;[.F38];&quot;');&quot;)" office:value-type="string" office:string-value="insert into babynames_app_nameinfo (id, firstName_id, country_id, gender_id,meaning) values(36,36,1,1,'&quot;Frenchman or free man&quot; in Latin');">
            <text:p>insert into babynames_app_nameinfo (id, firstName_id, country_id, gender_id,meaning) values(36,36,1,1,'"Frenchman or free man" in Latin');</text:p>
          </table:table-cell>
          <table:table-cell table:number-columns-repeated="241"/>
        </table:table-row>
        <table:table-row table:style-name="ro2">
          <table:table-cell table:formula="of:=[.A38]+1" office:value-type="float" office:value="37">
            <text:p>37</text:p>
          </table:table-cell>
          <table:table-cell office:value-type="string">
            <text:p>Frankli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Francis</text:p>
          </table:table-cell>
          <table:table-cell office:value-type="string">
            <text:p>"free landholder" in English</text:p>
          </table:table-cell>
          <table:table-cell table:number-columns-repeated="2"/>
          <table:table-cell office:value-type="float" office:value="528">
            <text:p>528</text:p>
          </table:table-cell>
          <table:table-cell table:number-columns-repeated="2"/>
          <table:table-cell table:formula="of:=CONCATENATE(&quot;Insert into babynames_app_firstname (id, name) values (&quot;;[.A39];&quot;, '&quot;;[.B39];&quot;');&quot;)" office:value-type="string" office:string-value="Insert into babynames_app_firstname (id, name) values (37, 'Franklin');">
            <text:p>Insert into babynames_app_firstname (id, name) values (37, 'Franklin');</text:p>
          </table:table-cell>
          <table:table-cell table:formula="of:=CONCATENATE(&quot;insert into babynames_app_fullnames (id, first_id, last_id, rank, pros, cons) values (&quot;;[.A39];&quot;,&quot;;[.A39];&quot;,&quot;;1;&quot;,&quot;;0;&quot;,'&quot;;[.G39];&quot;','&quot;;[.H39];&quot;');&quot;)" office:value-type="string" office:string-value="insert into babynames_app_fullnames (id, first_id, last_id, rank, pros, cons) values (37,37,1,0,'','');">
            <text:p>insert into babynames_app_fullnames (id, first_id, last_id, rank, pros, cons) values (37,37,1,0,'','');</text:p>
          </table:table-cell>
          <table:table-cell/>
          <table:table-cell table:formula="of:=CONCATENATE(&quot;insert into babynames_app_nameinfo (id, firstName_id, country_id, gender_id,meaning) values(&quot;;[.A39];&quot;,&quot;;[.A39];&quot;,&quot;;1;&quot;,&quot;;[.D39];&quot;,'&quot;;[.F39];&quot;');&quot;)" office:value-type="string" office:string-value="insert into babynames_app_nameinfo (id, firstName_id, country_id, gender_id,meaning) values(37,37,1,1,'&quot;free landholder&quot; in English');">
            <text:p>insert into babynames_app_nameinfo (id, firstName_id, country_id, gender_id,meaning) values(37,37,1,1,'"free landholder" in English');</text:p>
          </table:table-cell>
          <table:table-cell table:number-columns-repeated="241"/>
        </table:table-row>
        <table:table-row table:style-name="ro2">
          <table:table-cell table:formula="of:=[.A39]+1" office:value-type="float" office:value="38">
            <text:p>38</text:p>
          </table:table-cell>
          <table:table-cell office:value-type="string">
            <text:p>Frederick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Fred, Freddy, Ricky</text:p>
          </table:table-cell>
          <table:table-cell office:value-type="string">
            <text:p>"peaceful ruler" in German</text:p>
          </table:table-cell>
          <table:table-cell table:style-name="ce5" office:value-type="string">
            <text:p>Kinda extends on "Patrick"</text:p>
          </table:table-cell>
          <table:table-cell/>
          <table:table-cell office:value-type="float" office:value="536">
            <text:p>536</text:p>
          </table:table-cell>
          <table:table-cell table:style-name="ce5" office:value-type="string">
            <text:p>I like them!  Not sure about Bodhi. =p</text:p>
          </table:table-cell>
          <table:table-cell table:style-name="ce5" office:value-type="string">
            <text:p>okay</text:p>
          </table:table-cell>
          <table:table-cell table:formula="of:=CONCATENATE(&quot;Insert into babynames_app_firstname (id, name) values (&quot;;[.A40];&quot;, '&quot;;[.B40];&quot;');&quot;)" office:value-type="string" office:string-value="Insert into babynames_app_firstname (id, name) values (38, 'Frederick');">
            <text:p>Insert into babynames_app_firstname (id, name) values (38, 'Frederick');</text:p>
          </table:table-cell>
          <table:table-cell table:formula="of:=CONCATENATE(&quot;insert into babynames_app_fullnames (id, first_id, last_id, rank, pros, cons) values (&quot;;[.A40];&quot;,&quot;;[.A40];&quot;,&quot;;1;&quot;,&quot;;0;&quot;,'&quot;;[.G40];&quot;','&quot;;[.H40];&quot;');&quot;)" office:value-type="string" office:string-value="insert into babynames_app_fullnames (id, first_id, last_id, rank, pros, cons) values (38,38,1,0,'Kinda extends on &quot;Patrick&quot;','');">
            <text:p>insert into babynames_app_fullnames (id, first_id, last_id, rank, pros, cons) values (38,38,1,0,'Kinda extends on "Patrick"','');</text:p>
          </table:table-cell>
          <table:table-cell/>
          <table:table-cell table:formula="of:=CONCATENATE(&quot;insert into babynames_app_nameinfo (id, firstName_id, country_id, gender_id,meaning) values(&quot;;[.A40];&quot;,&quot;;[.A40];&quot;,&quot;;1;&quot;,&quot;;[.D40];&quot;,'&quot;;[.F40];&quot;');&quot;)" office:value-type="string" office:string-value="insert into babynames_app_nameinfo (id, firstName_id, country_id, gender_id,meaning) values(38,38,1,1,'&quot;peaceful ruler&quot; in German');">
            <text:p>insert into babynames_app_nameinfo (id, firstName_id, country_id, gender_id,meaning) values(38,38,1,1,'"peaceful ruler" in German');</text:p>
          </table:table-cell>
          <table:table-cell table:number-columns-repeated="241"/>
        </table:table-row>
        <table:table-row table:style-name="ro2">
          <table:table-cell table:formula="of:=[.A40]+1" office:value-type="float" office:value="39">
            <text:p>39</text:p>
          </table:table-cell>
          <table:table-cell office:value-type="string">
            <text:p>Genev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Jenny, Eva</text:p>
          </table:table-cell>
          <table:table-cell office:value-type="string">
            <text:p>"juniper tree" in French</text:p>
          </table:table-cell>
          <table:table-cell/>
          <table:table-cell table:style-name="ce5" office:value-type="string">
            <text:p>A bit of a mouthful</text:p>
          </table:table-cell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41];&quot;, '&quot;;[.B41];&quot;');&quot;)" office:value-type="string" office:string-value="Insert into babynames_app_firstname (id, name) values (39, 'Geneva');">
            <text:p>Insert into babynames_app_firstname (id, name) values (39, 'Geneva');</text:p>
          </table:table-cell>
          <table:table-cell table:formula="of:=CONCATENATE(&quot;insert into babynames_app_fullnames (id, first_id, last_id, rank, pros, cons) values (&quot;;[.A41];&quot;,&quot;;[.A41];&quot;,&quot;;1;&quot;,&quot;;0;&quot;,'&quot;;[.G41];&quot;','&quot;;[.H41];&quot;');&quot;)" office:value-type="string" office:string-value="insert into babynames_app_fullnames (id, first_id, last_id, rank, pros, cons) values (39,39,1,0,'','A bit of a mouthful');">
            <text:p>insert into babynames_app_fullnames (id, first_id, last_id, rank, pros, cons) values (39,39,1,0,'','A bit of a mouthful');</text:p>
          </table:table-cell>
          <table:table-cell/>
          <table:table-cell table:formula="of:=CONCATENATE(&quot;insert into babynames_app_nameinfo (id, firstName_id, country_id, gender_id,meaning) values(&quot;;[.A41];&quot;,&quot;;[.A41];&quot;,&quot;;1;&quot;,&quot;;[.D41];&quot;,'&quot;;[.F41];&quot;');&quot;)" office:value-type="string" office:string-value="insert into babynames_app_nameinfo (id, firstName_id, country_id, gender_id,meaning) values(39,39,1,2,'&quot;juniper tree&quot; in French');">
            <text:p>insert into babynames_app_nameinfo (id, firstName_id, country_id, gender_id,meaning) values(39,39,1,2,'"juniper tree" in French');</text:p>
          </table:table-cell>
          <table:table-cell table:number-columns-repeated="241"/>
        </table:table-row>
        <table:table-row table:style-name="ro2">
          <table:table-cell table:formula="of:=[.A41]+1" office:value-type="float" office:value="40">
            <text:p>40</text:p>
          </table:table-cell>
          <table:table-cell office:value-type="string">
            <text:p>Genevieve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Genny</text:p>
          </table:table-cell>
          <table:table-cell office:value-type="string">
            <text:p>"tribe woman" from French</text:p>
          </table:table-cell>
          <table:table-cell table:number-columns-repeated="2"/>
          <table:table-cell office:value-type="float" office:value="228">
            <text:p>228</text:p>
          </table:table-cell>
          <table:table-cell table:number-columns-repeated="2"/>
          <table:table-cell table:formula="of:=CONCATENATE(&quot;Insert into babynames_app_firstname (id, name) values (&quot;;[.A42];&quot;, '&quot;;[.B42];&quot;');&quot;)" office:value-type="string" office:string-value="Insert into babynames_app_firstname (id, name) values (40, 'Genevieve');">
            <text:p>Insert into babynames_app_firstname (id, name) values (40, 'Genevieve');</text:p>
          </table:table-cell>
          <table:table-cell table:formula="of:=CONCATENATE(&quot;insert into babynames_app_fullnames (id, first_id, last_id, rank, pros, cons) values (&quot;;[.A42];&quot;,&quot;;[.A42];&quot;,&quot;;1;&quot;,&quot;;0;&quot;,'&quot;;[.G42];&quot;','&quot;;[.H42];&quot;');&quot;)" office:value-type="string" office:string-value="insert into babynames_app_fullnames (id, first_id, last_id, rank, pros, cons) values (40,40,1,0,'','');">
            <text:p>insert into babynames_app_fullnames (id, first_id, last_id, rank, pros, cons) values (40,40,1,0,'','');</text:p>
          </table:table-cell>
          <table:table-cell/>
          <table:table-cell table:formula="of:=CONCATENATE(&quot;insert into babynames_app_nameinfo (id, firstName_id, country_id, gender_id,meaning) values(&quot;;[.A42];&quot;,&quot;;[.A42];&quot;,&quot;;1;&quot;,&quot;;[.D42];&quot;,'&quot;;[.F42];&quot;');&quot;)" office:value-type="string" office:string-value="insert into babynames_app_nameinfo (id, firstName_id, country_id, gender_id,meaning) values(40,40,1,2,'&quot;tribe woman&quot; from French');">
            <text:p>insert into babynames_app_nameinfo (id, firstName_id, country_id, gender_id,meaning) values(40,40,1,2,'"tribe woman" from French');</text:p>
          </table:table-cell>
          <table:table-cell table:number-columns-repeated="241"/>
        </table:table-row>
        <table:table-row table:style-name="ro2">
          <table:table-cell table:formula="of:=[.A42]+1" office:value-type="float" office:value="41">
            <text:p>41</text:p>
          </table:table-cell>
          <table:table-cell office:value-type="string">
            <text:p>Griseld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Zelda</text:p>
          </table:table-cell>
          <table:table-cell office:value-type="string">
            <text:p>"grey fighting maid" in German (Zelda means "luck")</text:p>
          </table:table-cell>
          <table:table-cell table:style-name="ce5" office:value-type="string">
            <text:p>Like Mickie''s favorite video game!</text:p>
          </table:table-cell>
          <table:table-cell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43];&quot;, '&quot;;[.B43];&quot;');&quot;)" office:value-type="string" office:string-value="Insert into babynames_app_firstname (id, name) values (41, 'Griselda');">
            <text:p>Insert into babynames_app_firstname (id, name) values (41, 'Griselda');</text:p>
          </table:table-cell>
          <table:table-cell table:formula="of:=CONCATENATE(&quot;insert into babynames_app_fullnames (id, first_id, last_id, rank, pros, cons) values (&quot;;[.A43];&quot;,&quot;;[.A43];&quot;,&quot;;1;&quot;,&quot;;0;&quot;,'&quot;;[.G43];&quot;','&quot;;[.H43];&quot;');&quot;)" office:value-type="string" office:string-value="insert into babynames_app_fullnames (id, first_id, last_id, rank, pros, cons) values (41,41,1,0,'Like Mickie''s favorite video game!','');">
            <text:p>insert into babynames_app_fullnames (id, first_id, last_id, rank, pros, cons) values (41,41,1,0,'Like Mickie''s favorite video game!','');</text:p>
          </table:table-cell>
          <table:table-cell/>
          <table:table-cell table:formula="of:=CONCATENATE(&quot;insert into babynames_app_nameinfo (id, firstName_id, country_id, gender_id,meaning) values(&quot;;[.A43];&quot;,&quot;;[.A43];&quot;,&quot;;1;&quot;,&quot;;[.D43];&quot;,'&quot;;[.F43];&quot;');&quot;)" office:value-type="string" office:string-value="insert into babynames_app_nameinfo (id, firstName_id, country_id, gender_id,meaning) values(41,41,1,2,'&quot;grey fighting maid&quot; in German (Zelda means &quot;luck&quot;)');">
            <text:p>insert into babynames_app_nameinfo (id, firstName_id, country_id, gender_id,meaning) values(41,41,1,2,'"grey fighting maid" in German (Zelda means "luck")');</text:p>
          </table:table-cell>
          <table:table-cell table:number-columns-repeated="241"/>
        </table:table-row>
        <table:table-row table:style-name="ro2">
          <table:table-cell table:formula="of:=[.A43]+1" office:value-type="float" office:value="42">
            <text:p>42</text:p>
          </table:table-cell>
          <table:table-cell office:value-type="string">
            <text:p>Helen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Lena</text:p>
          </table:table-cell>
          <table:table-cell office:value-type="string">
            <text:p>"bright, shining one" in Latin (from Greek)</text:p>
          </table:table-cell>
          <table:table-cell/>
          <table:table-cell table:style-name="ce5" office:value-type="string">
            <text:p>Helena Bonham Carter</text:p>
          </table:table-cell>
          <table:table-cell office:value-type="float" office:value="560">
            <text:p>560</text:p>
          </table:table-cell>
          <table:table-cell table:number-columns-repeated="2"/>
          <table:table-cell table:formula="of:=CONCATENATE(&quot;Insert into babynames_app_firstname (id, name) values (&quot;;[.A44];&quot;, '&quot;;[.B44];&quot;');&quot;)" office:value-type="string" office:string-value="Insert into babynames_app_firstname (id, name) values (42, 'Helena');">
            <text:p>Insert into babynames_app_firstname (id, name) values (42, 'Helena');</text:p>
          </table:table-cell>
          <table:table-cell table:formula="of:=CONCATENATE(&quot;insert into babynames_app_fullnames (id, first_id, last_id, rank, pros, cons) values (&quot;;[.A44];&quot;,&quot;;[.A44];&quot;,&quot;;1;&quot;,&quot;;0;&quot;,'&quot;;[.G44];&quot;','&quot;;[.H44];&quot;');&quot;)" office:value-type="string" office:string-value="insert into babynames_app_fullnames (id, first_id, last_id, rank, pros, cons) values (42,42,1,0,'','Helena Bonham Carter');">
            <text:p>insert into babynames_app_fullnames (id, first_id, last_id, rank, pros, cons) values (42,42,1,0,'','Helena Bonham Carter');</text:p>
          </table:table-cell>
          <table:table-cell/>
          <table:table-cell table:formula="of:=CONCATENATE(&quot;insert into babynames_app_nameinfo (id, firstName_id, country_id, gender_id,meaning) values(&quot;;[.A44];&quot;,&quot;;[.A44];&quot;,&quot;;1;&quot;,&quot;;[.D44];&quot;,'&quot;;[.F44];&quot;');&quot;)" office:value-type="string" office:string-value="insert into babynames_app_nameinfo (id, firstName_id, country_id, gender_id,meaning) values(42,42,1,2,'&quot;bright, shining one&quot; in Latin (from Greek)');">
            <text:p>insert into babynames_app_nameinfo (id, firstName_id, country_id, gender_id,meaning) values(42,42,1,2,'"bright, shining one" in Latin (from Greek)');</text:p>
          </table:table-cell>
          <table:table-cell table:number-columns-repeated="241"/>
        </table:table-row>
        <table:table-row table:style-name="ro2">
          <table:table-cell table:formula="of:=[.A44]+1" office:value-type="float" office:value="43">
            <text:p>43</text:p>
          </table:table-cell>
          <table:table-cell office:value-type="string">
            <text:p>Henry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Harry</text:p>
          </table:table-cell>
          <table:table-cell office:value-type="string">
            <text:p>"estate ruler" in German</text:p>
          </table:table-cell>
          <table:table-cell table:style-name="ce5" office:value-type="string">
            <text:p>Patrick''s Papaw''s first name, Patrick Henry</text:p>
          </table:table-cell>
          <table:table-cell/>
          <table:table-cell office:value-type="float" office:value="43">
            <text:p>43</text:p>
          </table:table-cell>
          <table:table-cell table:number-columns-repeated="2"/>
          <table:table-cell table:formula="of:=CONCATENATE(&quot;Insert into babynames_app_firstname (id, name) values (&quot;;[.A45];&quot;, '&quot;;[.B45];&quot;');&quot;)" office:value-type="string" office:string-value="Insert into babynames_app_firstname (id, name) values (43, 'Henry');">
            <text:p>Insert into babynames_app_firstname (id, name) values (43, 'Henry');</text:p>
          </table:table-cell>
          <table:table-cell table:formula="of:=CONCATENATE(&quot;insert into babynames_app_fullnames (id, first_id, last_id, rank, pros, cons) values (&quot;;[.A45];&quot;,&quot;;[.A45];&quot;,&quot;;1;&quot;,&quot;;0;&quot;,'&quot;;[.G45];&quot;','&quot;;[.H45];&quot;');&quot;)" office:value-type="string" office:string-value="insert into babynames_app_fullnames (id, first_id, last_id, rank, pros, cons) values (43,43,1,0,'Patrick''s Papaw''s first name, Patrick Henry','');">
            <text:p>insert into babynames_app_fullnames (id, first_id, last_id, rank, pros, cons) values (43,43,1,0,'Patrick''s Papaw''s first name, Patrick Henry','');</text:p>
          </table:table-cell>
          <table:table-cell/>
          <table:table-cell table:formula="of:=CONCATENATE(&quot;insert into babynames_app_nameinfo (id, firstName_id, country_id, gender_id,meaning) values(&quot;;[.A45];&quot;,&quot;;[.A45];&quot;,&quot;;1;&quot;,&quot;;[.D45];&quot;,'&quot;;[.F45];&quot;');&quot;)" office:value-type="string" office:string-value="insert into babynames_app_nameinfo (id, firstName_id, country_id, gender_id,meaning) values(43,43,1,1,'&quot;estate ruler&quot; in German');">
            <text:p>insert into babynames_app_nameinfo (id, firstName_id, country_id, gender_id,meaning) values(43,43,1,1,'"estate ruler" in German');</text:p>
          </table:table-cell>
          <table:table-cell table:number-columns-repeated="241"/>
        </table:table-row>
        <table:table-row table:style-name="ro2">
          <table:table-cell table:formula="of:=[.A45]+1" office:value-type="float" office:value="44">
            <text:p>44</text:p>
          </table:table-cell>
          <table:table-cell office:value-type="string">
            <text:p>Ia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Gaelic version of John ("the Lord is gracious")</text:p>
          </table:table-cell>
          <table:table-cell table:style-name="ce5" office:value-type="string">
            <text:p>Oirish, Patrick''s Middle name</text:p>
          </table:table-cell>
          <table:table-cell/>
          <table:table-cell office:value-type="float" office:value="78">
            <text:p>78</text:p>
          </table:table-cell>
          <table:table-cell table:number-columns-repeated="2"/>
          <table:table-cell table:formula="of:=CONCATENATE(&quot;Insert into babynames_app_firstname (id, name) values (&quot;;[.A46];&quot;, '&quot;;[.B46];&quot;');&quot;)" office:value-type="string" office:string-value="Insert into babynames_app_firstname (id, name) values (44, 'Ian');">
            <text:p>Insert into babynames_app_firstname (id, name) values (44, 'Ian');</text:p>
          </table:table-cell>
          <table:table-cell table:formula="of:=CONCATENATE(&quot;insert into babynames_app_fullnames (id, first_id, last_id, rank, pros, cons) values (&quot;;[.A46];&quot;,&quot;;[.A46];&quot;,&quot;;1;&quot;,&quot;;0;&quot;,'&quot;;[.G46];&quot;','&quot;;[.H46];&quot;');&quot;)" office:value-type="string" office:string-value="insert into babynames_app_fullnames (id, first_id, last_id, rank, pros, cons) values (44,44,1,0,'Oirish, Patrick''s Middle name','');">
            <text:p>insert into babynames_app_fullnames (id, first_id, last_id, rank, pros, cons) values (44,44,1,0,'Oirish, Patrick''s Middle name','');</text:p>
          </table:table-cell>
          <table:table-cell/>
          <table:table-cell table:formula="of:=CONCATENATE(&quot;insert into babynames_app_nameinfo (id, firstName_id, country_id, gender_id,meaning) values(&quot;;[.A46];&quot;,&quot;;[.A46];&quot;,&quot;;1;&quot;,&quot;;[.D46];&quot;,'&quot;;[.F46];&quot;');&quot;)" office:value-type="string" office:string-value="insert into babynames_app_nameinfo (id, firstName_id, country_id, gender_id,meaning) values(44,44,1,1,'Gaelic version of John (&quot;the Lord is gracious&quot;)');">
            <text:p>insert into babynames_app_nameinfo (id, firstName_id, country_id, gender_id,meaning) values(44,44,1,1,'Gaelic version of John ("the Lord is gracious")');</text:p>
          </table:table-cell>
          <table:table-cell table:number-columns-repeated="241"/>
        </table:table-row>
        <table:table-row table:style-name="ro2">
          <table:table-cell table:formula="of:=[.A46]+1" office:value-type="float" office:value="45">
            <text:p>45</text:p>
          </table:table-cell>
          <table:table-cell office:value-type="string">
            <text:p>Imogen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Immie</text:p>
          </table:table-cell>
          <table:table-cell office:value-type="string">
            <text:p>"beloved child" in Celtic</text:p>
          </table:table-cell>
          <table:table-cell/>
          <table:table-cell table:style-name="ce5" office:value-type="string">
            <text:p>A Heap to pronounce</text:p>
          </table:table-cell>
          <table:table-cell table:style-name="ce6" office:value-type="string">
            <text:p>none</text:p>
          </table:table-cell>
          <table:table-cell table:style-name="ce5" office:value-type="string">
            <text:p>haha, I just got your pun =p</text:p>
          </table:table-cell>
          <table:table-cell/>
          <table:table-cell table:formula="of:=CONCATENATE(&quot;Insert into babynames_app_firstname (id, name) values (&quot;;[.A47];&quot;, '&quot;;[.B47];&quot;');&quot;)" office:value-type="string" office:string-value="Insert into babynames_app_firstname (id, name) values (45, 'Imogen');">
            <text:p>Insert into babynames_app_firstname (id, name) values (45, 'Imogen');</text:p>
          </table:table-cell>
          <table:table-cell table:formula="of:=CONCATENATE(&quot;insert into babynames_app_fullnames (id, first_id, last_id, rank, pros, cons) values (&quot;;[.A47];&quot;,&quot;;[.A47];&quot;,&quot;;1;&quot;,&quot;;0;&quot;,'&quot;;[.G47];&quot;','&quot;;[.H47];&quot;');&quot;)" office:value-type="string" office:string-value="insert into babynames_app_fullnames (id, first_id, last_id, rank, pros, cons) values (45,45,1,0,'','A Heap to pronounce');">
            <text:p>insert into babynames_app_fullnames (id, first_id, last_id, rank, pros, cons) values (45,45,1,0,'','A Heap to pronounce');</text:p>
          </table:table-cell>
          <table:table-cell/>
          <table:table-cell table:formula="of:=CONCATENATE(&quot;insert into babynames_app_nameinfo (id, firstName_id, country_id, gender_id,meaning) values(&quot;;[.A47];&quot;,&quot;;[.A47];&quot;,&quot;;1;&quot;,&quot;;[.D47];&quot;,'&quot;;[.F47];&quot;');&quot;)" office:value-type="string" office:string-value="insert into babynames_app_nameinfo (id, firstName_id, country_id, gender_id,meaning) values(45,45,1,2,'&quot;beloved child&quot; in Celtic');">
            <text:p>insert into babynames_app_nameinfo (id, firstName_id, country_id, gender_id,meaning) values(45,45,1,2,'"beloved child" in Celtic');</text:p>
          </table:table-cell>
          <table:table-cell table:number-columns-repeated="241"/>
        </table:table-row>
        <table:table-row table:style-name="ro2">
          <table:table-cell table:formula="of:=[.A47]+1" office:value-type="float" office:value="46">
            <text:p>46</text:p>
          </table:table-cell>
          <table:table-cell office:value-type="string">
            <text:p>Ingrid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Inga</text:p>
          </table:table-cell>
          <table:table-cell office:value-type="string">
            <text:p>"Ing''s ride" in Norse (God of fertility)</text:p>
          </table:table-cell>
          <table:table-cell/>
          <table:table-cell table:style-name="ce5" office:value-type="string">
            <text:p>Cultural clash?</text:p>
          </table:table-cell>
          <table:table-cell office:value-type="float" office:value="908">
            <text:p>908</text:p>
          </table:table-cell>
          <table:table-cell table:number-columns-repeated="2"/>
          <table:table-cell table:formula="of:=CONCATENATE(&quot;Insert into babynames_app_firstname (id, name) values (&quot;;[.A48];&quot;, '&quot;;[.B48];&quot;');&quot;)" office:value-type="string" office:string-value="Insert into babynames_app_firstname (id, name) values (46, 'Ingrid');">
            <text:p>Insert into babynames_app_firstname (id, name) values (46, 'Ingrid');</text:p>
          </table:table-cell>
          <table:table-cell table:formula="of:=CONCATENATE(&quot;insert into babynames_app_fullnames (id, first_id, last_id, rank, pros, cons) values (&quot;;[.A48];&quot;,&quot;;[.A48];&quot;,&quot;;1;&quot;,&quot;;0;&quot;,'&quot;;[.G48];&quot;','&quot;;[.H48];&quot;');&quot;)" office:value-type="string" office:string-value="insert into babynames_app_fullnames (id, first_id, last_id, rank, pros, cons) values (46,46,1,0,'','Cultural clash?');">
            <text:p>insert into babynames_app_fullnames (id, first_id, last_id, rank, pros, cons) values (46,46,1,0,'','Cultural clash?');</text:p>
          </table:table-cell>
          <table:table-cell/>
          <table:table-cell table:formula="of:=CONCATENATE(&quot;insert into babynames_app_nameinfo (id, firstName_id, country_id, gender_id,meaning) values(&quot;;[.A48];&quot;,&quot;;[.A48];&quot;,&quot;;1;&quot;,&quot;;[.D48];&quot;,'&quot;;[.F48];&quot;');&quot;)" office:value-type="string" office:string-value="insert into babynames_app_nameinfo (id, firstName_id, country_id, gender_id,meaning) values(46,46,1,2,'&quot;Ing''s ride&quot; in Norse (God of fertility)');">
            <text:p>insert into babynames_app_nameinfo (id, firstName_id, country_id, gender_id,meaning) values(46,46,1,2,'"Ing''s ride" in Norse (God of fertility)');</text:p>
          </table:table-cell>
          <table:table-cell table:number-columns-repeated="241"/>
        </table:table-row>
        <table:table-row table:style-name="ro2">
          <table:table-cell table:formula="of:=[.A48]+1" office:value-type="float" office:value="47">
            <text:p>47</text:p>
          </table:table-cell>
          <table:table-cell office:value-type="string">
            <text:p>Isabel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Izzy, Belly</text:p>
          </table:table-cell>
          <table:table-cell office:value-type="string">
            <text:p>Spanish version of Elizabeth (pledged to God)</text:p>
          </table:table-cell>
          <table:table-cell/>
          <table:table-cell table:style-name="ce5" office:value-type="string">
            <text:p>Twilight character</text:p>
          </table:table-cell>
          <table:table-cell office:value-type="float" office:value="134">
            <text:p>134</text:p>
          </table:table-cell>
          <table:table-cell table:number-columns-repeated="2"/>
          <table:table-cell table:formula="of:=CONCATENATE(&quot;Insert into babynames_app_firstname (id, name) values (&quot;;[.A49];&quot;, '&quot;;[.B49];&quot;');&quot;)" office:value-type="string" office:string-value="Insert into babynames_app_firstname (id, name) values (47, 'Isabel');">
            <text:p>Insert into babynames_app_firstname (id, name) values (47, 'Isabel');</text:p>
          </table:table-cell>
          <table:table-cell table:formula="of:=CONCATENATE(&quot;insert into babynames_app_fullnames (id, first_id, last_id, rank, pros, cons) values (&quot;;[.A49];&quot;,&quot;;[.A49];&quot;,&quot;;1;&quot;,&quot;;0;&quot;,'&quot;;[.G49];&quot;','&quot;;[.H49];&quot;');&quot;)" office:value-type="string" office:string-value="insert into babynames_app_fullnames (id, first_id, last_id, rank, pros, cons) values (47,47,1,0,'','Twilight character');">
            <text:p>insert into babynames_app_fullnames (id, first_id, last_id, rank, pros, cons) values (47,47,1,0,'','Twilight character');</text:p>
          </table:table-cell>
          <table:table-cell/>
          <table:table-cell table:formula="of:=CONCATENATE(&quot;insert into babynames_app_nameinfo (id, firstName_id, country_id, gender_id,meaning) values(&quot;;[.A49];&quot;,&quot;;[.A49];&quot;,&quot;;1;&quot;,&quot;;[.D49];&quot;,'&quot;;[.F49];&quot;');&quot;)" office:value-type="string" office:string-value="insert into babynames_app_nameinfo (id, firstName_id, country_id, gender_id,meaning) values(47,47,1,2,'Spanish version of Elizabeth (pledged to God)');">
            <text:p>insert into babynames_app_nameinfo (id, firstName_id, country_id, gender_id,meaning) values(47,47,1,2,'Spanish version of Elizabeth (pledged to God)');</text:p>
          </table:table-cell>
          <table:table-cell table:number-columns-repeated="241"/>
        </table:table-row>
        <table:table-row table:style-name="ro2">
          <table:table-cell table:formula="of:=[.A49]+1" office:value-type="float" office:value="48">
            <text:p>48</text:p>
          </table:table-cell>
          <table:table-cell office:value-type="string">
            <text:p>Isador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Izzy</text:p>
          </table:table-cell>
          <table:table-cell office:value-type="string">
            <text:p>"gift of Isis" in Greek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50];&quot;, '&quot;;[.B50];&quot;');&quot;)" office:value-type="string" office:string-value="Insert into babynames_app_firstname (id, name) values (48, 'Isadora');">
            <text:p>Insert into babynames_app_firstname (id, name) values (48, 'Isadora');</text:p>
          </table:table-cell>
          <table:table-cell table:formula="of:=CONCATENATE(&quot;insert into babynames_app_fullnames (id, first_id, last_id, rank, pros, cons) values (&quot;;[.A50];&quot;,&quot;;[.A50];&quot;,&quot;;1;&quot;,&quot;;0;&quot;,'&quot;;[.G50];&quot;','&quot;;[.H50];&quot;');&quot;)" office:value-type="string" office:string-value="insert into babynames_app_fullnames (id, first_id, last_id, rank, pros, cons) values (48,48,1,0,'','');">
            <text:p>insert into babynames_app_fullnames (id, first_id, last_id, rank, pros, cons) values (48,48,1,0,'','');</text:p>
          </table:table-cell>
          <table:table-cell/>
          <table:table-cell table:formula="of:=CONCATENATE(&quot;insert into babynames_app_nameinfo (id, firstName_id, country_id, gender_id,meaning) values(&quot;;[.A50];&quot;,&quot;;[.A50];&quot;,&quot;;1;&quot;,&quot;;[.D50];&quot;,'&quot;;[.F50];&quot;');&quot;)" office:value-type="string" office:string-value="insert into babynames_app_nameinfo (id, firstName_id, country_id, gender_id,meaning) values(48,48,1,2,'&quot;gift of Isis&quot; in Greek');">
            <text:p>insert into babynames_app_nameinfo (id, firstName_id, country_id, gender_id,meaning) values(48,48,1,2,'"gift of Isis" in Greek');</text:p>
          </table:table-cell>
          <table:table-cell table:number-columns-repeated="241"/>
        </table:table-row>
        <table:table-row table:style-name="ro2">
          <table:table-cell table:formula="of:=[.A50]+1" office:value-type="float" office:value="49">
            <text:p>49</text:p>
          </table:table-cell>
          <table:table-cell office:value-type="string">
            <text:p>Jonah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"dove" in Hebrew</text:p>
          </table:table-cell>
          <table:table-cell table:number-columns-repeated="2"/>
          <table:table-cell office:value-type="float" office:value="131">
            <text:p>131</text:p>
          </table:table-cell>
          <table:table-cell table:number-columns-repeated="2"/>
          <table:table-cell table:formula="of:=CONCATENATE(&quot;Insert into babynames_app_firstname (id, name) values (&quot;;[.A51];&quot;, '&quot;;[.B51];&quot;');&quot;)" office:value-type="string" office:string-value="Insert into babynames_app_firstname (id, name) values (49, 'Jonah');">
            <text:p>Insert into babynames_app_firstname (id, name) values (49, 'Jonah');</text:p>
          </table:table-cell>
          <table:table-cell table:formula="of:=CONCATENATE(&quot;insert into babynames_app_fullnames (id, first_id, last_id, rank, pros, cons) values (&quot;;[.A51];&quot;,&quot;;[.A51];&quot;,&quot;;1;&quot;,&quot;;0;&quot;,'&quot;;[.G51];&quot;','&quot;;[.H51];&quot;');&quot;)" office:value-type="string" office:string-value="insert into babynames_app_fullnames (id, first_id, last_id, rank, pros, cons) values (49,49,1,0,'','');">
            <text:p>insert into babynames_app_fullnames (id, first_id, last_id, rank, pros, cons) values (49,49,1,0,'','');</text:p>
          </table:table-cell>
          <table:table-cell/>
          <table:table-cell table:formula="of:=CONCATENATE(&quot;insert into babynames_app_nameinfo (id, firstName_id, country_id, gender_id,meaning) values(&quot;;[.A51];&quot;,&quot;;[.A51];&quot;,&quot;;1;&quot;,&quot;;[.D51];&quot;,'&quot;;[.F51];&quot;');&quot;)" office:value-type="string" office:string-value="insert into babynames_app_nameinfo (id, firstName_id, country_id, gender_id,meaning) values(49,49,1,1,'&quot;dove&quot; in Hebrew');">
            <text:p>insert into babynames_app_nameinfo (id, firstName_id, country_id, gender_id,meaning) values(49,49,1,1,'"dove" in Hebrew');</text:p>
          </table:table-cell>
          <table:table-cell table:number-columns-repeated="241"/>
        </table:table-row>
        <table:table-row table:style-name="ro2">
          <table:table-cell table:formula="of:=[.A51]+1" office:value-type="float" office:value="50">
            <text:p>50</text:p>
          </table:table-cell>
          <table:table-cell office:value-type="string">
            <text:p>Jude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Not Judy</text:p>
          </table:table-cell>
          <table:table-cell office:value-type="string">
            <text:p>"praise" in Latin (from Judah)</text:p>
          </table:table-cell>
          <table:table-cell table:style-name="ce5" office:value-type="string">
            <text:p>Mickie''s dad''s favorite saint, annoy him with the song</text:p>
          </table:table-cell>
          <table:table-cell table:style-name="ce5" office:value-type="string">
            <text:p>Hey Jude</text:p>
          </table:table-cell>
          <table:table-cell office:value-type="float" office:value="162">
            <text:p>162</text:p>
          </table:table-cell>
          <table:table-cell table:number-columns-repeated="2"/>
          <table:table-cell table:formula="of:=CONCATENATE(&quot;Insert into babynames_app_firstname (id, name) values (&quot;;[.A52];&quot;, '&quot;;[.B52];&quot;');&quot;)" office:value-type="string" office:string-value="Insert into babynames_app_firstname (id, name) values (50, 'Jude');">
            <text:p>Insert into babynames_app_firstname (id, name) values (50, 'Jude');</text:p>
          </table:table-cell>
          <table:table-cell table:formula="of:=CONCATENATE(&quot;insert into babynames_app_fullnames (id, first_id, last_id, rank, pros, cons) values (&quot;;[.A52];&quot;,&quot;;[.A52];&quot;,&quot;;1;&quot;,&quot;;0;&quot;,'&quot;;[.G52];&quot;','&quot;;[.H52];&quot;');&quot;)" office:value-type="string" office:string-value="insert into babynames_app_fullnames (id, first_id, last_id, rank, pros, cons) values (50,50,1,0,'Mickie''s dad''s favorite saint, annoy him with the song','Hey Jude');">
            <text:p>insert into babynames_app_fullnames (id, first_id, last_id, rank, pros, cons) values (50,50,1,0,'Mickie''s dad''s favorite saint, annoy him with the song','Hey Jude');</text:p>
          </table:table-cell>
          <table:table-cell/>
          <table:table-cell table:formula="of:=CONCATENATE(&quot;insert into babynames_app_nameinfo (id, firstName_id, country_id, gender_id,meaning) values(&quot;;[.A52];&quot;,&quot;;[.A52];&quot;,&quot;;1;&quot;,&quot;;[.D52];&quot;,'&quot;;[.F52];&quot;');&quot;)" office:value-type="string" office:string-value="insert into babynames_app_nameinfo (id, firstName_id, country_id, gender_id,meaning) values(50,50,1,1,'&quot;praise&quot; in Latin (from Judah)');">
            <text:p>insert into babynames_app_nameinfo (id, firstName_id, country_id, gender_id,meaning) values(50,50,1,1,'"praise" in Latin (from Judah)');</text:p>
          </table:table-cell>
          <table:table-cell table:number-columns-repeated="241"/>
        </table:table-row>
        <table:table-row table:style-name="ro2">
          <table:table-cell table:formula="of:=[.A52]+1" office:value-type="float" office:value="51">
            <text:p>51</text:p>
          </table:table-cell>
          <table:table-cell office:value-type="string">
            <text:p>Juli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Jules, Julie</text:p>
          </table:table-cell>
          <table:table-cell office:value-type="string">
            <text:p>"youthful" in Latin</text:p>
          </table:table-cell>
          <table:table-cell table:number-columns-repeated="2"/>
          <table:table-cell office:value-type="float" office:value="65">
            <text:p>65</text:p>
          </table:table-cell>
          <table:table-cell table:number-columns-repeated="2"/>
          <table:table-cell table:formula="of:=CONCATENATE(&quot;Insert into babynames_app_firstname (id, name) values (&quot;;[.A53];&quot;, '&quot;;[.B53];&quot;');&quot;)" office:value-type="string" office:string-value="Insert into babynames_app_firstname (id, name) values (51, 'Julia');">
            <text:p>Insert into babynames_app_firstname (id, name) values (51, 'Julia');</text:p>
          </table:table-cell>
          <table:table-cell table:formula="of:=CONCATENATE(&quot;insert into babynames_app_fullnames (id, first_id, last_id, rank, pros, cons) values (&quot;;[.A53];&quot;,&quot;;[.A53];&quot;,&quot;;1;&quot;,&quot;;0;&quot;,'&quot;;[.G53];&quot;','&quot;;[.H53];&quot;');&quot;)" office:value-type="string" office:string-value="insert into babynames_app_fullnames (id, first_id, last_id, rank, pros, cons) values (51,51,1,0,'','');">
            <text:p>insert into babynames_app_fullnames (id, first_id, last_id, rank, pros, cons) values (51,51,1,0,'','');</text:p>
          </table:table-cell>
          <table:table-cell/>
          <table:table-cell table:formula="of:=CONCATENATE(&quot;insert into babynames_app_nameinfo (id, firstName_id, country_id, gender_id,meaning) values(&quot;;[.A53];&quot;,&quot;;[.A53];&quot;,&quot;;1;&quot;,&quot;;[.D53];&quot;,'&quot;;[.F53];&quot;');&quot;)" office:value-type="string" office:string-value="insert into babynames_app_nameinfo (id, firstName_id, country_id, gender_id,meaning) values(51,51,1,2,'&quot;youthful&quot; in Latin');">
            <text:p>insert into babynames_app_nameinfo (id, firstName_id, country_id, gender_id,meaning) values(51,51,1,2,'"youthful" in Latin');</text:p>
          </table:table-cell>
          <table:table-cell table:number-columns-repeated="241"/>
        </table:table-row>
        <table:table-row table:style-name="ro2">
          <table:table-cell table:formula="of:=[.A53]+1" office:value-type="float" office:value="52">
            <text:p>52</text:p>
          </table:table-cell>
          <table:table-cell office:value-type="string">
            <text:p>Julia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Jules</text:p>
          </table:table-cell>
          <table:table-cell office:value-type="string">
            <text:p>"youthful, downy" in English from Latin (Julius)</text:p>
          </table:table-cell>
          <table:table-cell table:style-name="ce5" office:value-type="string">
            <text:p>Ethnically transitive</text:p>
          </table:table-cell>
          <table:table-cell table:style-name="ce5" office:value-type="string">
            <text:p>Julian Castro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CONCATENATE(&quot;Insert into babynames_app_firstname (id, name) values (&quot;;[.A54];&quot;, '&quot;;[.B54];&quot;');&quot;)" office:value-type="string" office:string-value="Insert into babynames_app_firstname (id, name) values (52, 'Julian');">
            <text:p>Insert into babynames_app_firstname (id, name) values (52, 'Julian');</text:p>
          </table:table-cell>
          <table:table-cell table:formula="of:=CONCATENATE(&quot;insert into babynames_app_fullnames (id, first_id, last_id, rank, pros, cons) values (&quot;;[.A54];&quot;,&quot;;[.A54];&quot;,&quot;;1;&quot;,&quot;;0;&quot;,'&quot;;[.G54];&quot;','&quot;;[.H54];&quot;');&quot;)" office:value-type="string" office:string-value="insert into babynames_app_fullnames (id, first_id, last_id, rank, pros, cons) values (52,52,1,0,'Ethnically transitive','Julian Castro');">
            <text:p>insert into babynames_app_fullnames (id, first_id, last_id, rank, pros, cons) values (52,52,1,0,'Ethnically transitive','Julian Castro');</text:p>
          </table:table-cell>
          <table:table-cell/>
          <table:table-cell table:formula="of:=CONCATENATE(&quot;insert into babynames_app_nameinfo (id, firstName_id, country_id, gender_id,meaning) values(&quot;;[.A54];&quot;,&quot;;[.A54];&quot;,&quot;;1;&quot;,&quot;;[.D54];&quot;,'&quot;;[.F54];&quot;');&quot;)" office:value-type="string" office:string-value="insert into babynames_app_nameinfo (id, firstName_id, country_id, gender_id,meaning) values(52,52,1,1,'&quot;youthful, downy&quot; in English from Latin (Julius)');">
            <text:p>insert into babynames_app_nameinfo (id, firstName_id, country_id, gender_id,meaning) values(52,52,1,1,'"youthful, downy" in English from Latin (Julius)');</text:p>
          </table:table-cell>
          <table:table-cell table:number-columns-repeated="241"/>
        </table:table-row>
        <table:table-row table:style-name="ro2">
          <table:table-cell table:formula="of:=[.A54]+1" office:value-type="float" office:value="53">
            <text:p>53</text:p>
          </table:table-cell>
          <table:table-cell office:value-type="string">
            <text:p>Kimor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Kim</text:p>
          </table:table-cell>
          <table:table-cell office:value-type="string">
            <text:p>Modern name (meaning unknown)</text:p>
          </table:table-cell>
          <table:table-cell table:style-name="ce5" office:value-type="string">
            <text:p>Lots of female 90''s musicians named Kim</text:p>
          </table:table-cell>
          <table:table-cell/>
          <table:table-cell office:value-type="float" office:value="758">
            <text:p>758</text:p>
          </table:table-cell>
          <table:table-cell table:style-name="ce5" office:value-type="string">
            <text:p>No?</text:p>
          </table:table-cell>
          <table:table-cell table:style-name="ce5" office:value-type="string">
            <text:p>Interesting, sounds nice!</text:p>
          </table:table-cell>
          <table:table-cell table:formula="of:=CONCATENATE(&quot;Insert into babynames_app_firstname (id, name) values (&quot;;[.A55];&quot;, '&quot;;[.B55];&quot;');&quot;)" office:value-type="string" office:string-value="Insert into babynames_app_firstname (id, name) values (53, 'Kimora');">
            <text:p>Insert into babynames_app_firstname (id, name) values (53, 'Kimora');</text:p>
          </table:table-cell>
          <table:table-cell table:formula="of:=CONCATENATE(&quot;insert into babynames_app_fullnames (id, first_id, last_id, rank, pros, cons) values (&quot;;[.A55];&quot;,&quot;;[.A55];&quot;,&quot;;1;&quot;,&quot;;0;&quot;,'&quot;;[.G55];&quot;','&quot;;[.H55];&quot;');&quot;)" office:value-type="string" office:string-value="insert into babynames_app_fullnames (id, first_id, last_id, rank, pros, cons) values (53,53,1,0,'Lots of female 90''s musicians named Kim','');">
            <text:p>insert into babynames_app_fullnames (id, first_id, last_id, rank, pros, cons) values (53,53,1,0,'Lots of female 90''s musicians named Kim','');</text:p>
          </table:table-cell>
          <table:table-cell/>
          <table:table-cell table:formula="of:=CONCATENATE(&quot;insert into babynames_app_nameinfo (id, firstName_id, country_id, gender_id,meaning) values(&quot;;[.A55];&quot;,&quot;;[.A55];&quot;,&quot;;1;&quot;,&quot;;[.D55];&quot;,'&quot;;[.F55];&quot;');&quot;)" office:value-type="string" office:string-value="insert into babynames_app_nameinfo (id, firstName_id, country_id, gender_id,meaning) values(53,53,1,2,'Modern name (meaning unknown)');">
            <text:p>insert into babynames_app_nameinfo (id, firstName_id, country_id, gender_id,meaning) values(53,53,1,2,'Modern name (meaning unknown)');</text:p>
          </table:table-cell>
          <table:table-cell table:number-columns-repeated="241"/>
        </table:table-row>
        <table:table-row table:style-name="ro2">
          <table:table-cell table:formula="of:=[.A55]+1" office:value-type="float" office:value="54">
            <text:p>54</text:p>
          </table:table-cell>
          <table:table-cell office:value-type="string">
            <text:p>Lemuel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Lem, Lemmy</text:p>
          </table:table-cell>
          <table:table-cell office:value-type="string">
            <text:p>"devoted to God" in Hebrew</text:p>
          </table:table-cell>
          <table:table-cell table:style-name="ce5" office:value-type="string">
            <text:p>Its somewhere in Patrick''s family tree</text:p>
          </table:table-cell>
          <table:table-cell table:style-name="ce5" office:value-type="string">
            <text:p>Kinda weird sounding</text:p>
          </table:table-cell>
          <table:table-cell table:style-name="ce6" office:value-type="string">
            <text:p>none</text:p>
          </table:table-cell>
          <table:table-cell table:style-name="ce5" office:value-type="string">
            <text:p>I dunno.</text:p>
          </table:table-cell>
          <table:table-cell/>
          <table:table-cell table:formula="of:=CONCATENATE(&quot;Insert into babynames_app_firstname (id, name) values (&quot;;[.A56];&quot;, '&quot;;[.B56];&quot;');&quot;)" office:value-type="string" office:string-value="Insert into babynames_app_firstname (id, name) values (54, 'Lemuel');">
            <text:p>Insert into babynames_app_firstname (id, name) values (54, 'Lemuel');</text:p>
          </table:table-cell>
          <table:table-cell table:formula="of:=CONCATENATE(&quot;insert into babynames_app_fullnames (id, first_id, last_id, rank, pros, cons) values (&quot;;[.A56];&quot;,&quot;;[.A56];&quot;,&quot;;1;&quot;,&quot;;0;&quot;,'&quot;;[.G56];&quot;','&quot;;[.H56];&quot;');&quot;)" office:value-type="string" office:string-value="insert into babynames_app_fullnames (id, first_id, last_id, rank, pros, cons) values (54,54,1,0,'Its somewhere in Patrick''s family tree','Kinda weird sounding');">
            <text:p>insert into babynames_app_fullnames (id, first_id, last_id, rank, pros, cons) values (54,54,1,0,'Its somewhere in Patrick''s family tree','Kinda weird sounding');</text:p>
          </table:table-cell>
          <table:table-cell/>
          <table:table-cell table:formula="of:=CONCATENATE(&quot;insert into babynames_app_nameinfo (id, firstName_id, country_id, gender_id,meaning) values(&quot;;[.A56];&quot;,&quot;;[.A56];&quot;,&quot;;1;&quot;,&quot;;[.D56];&quot;,'&quot;;[.F56];&quot;');&quot;)" office:value-type="string" office:string-value="insert into babynames_app_nameinfo (id, firstName_id, country_id, gender_id,meaning) values(54,54,1,1,'&quot;devoted to God&quot; in Hebrew');">
            <text:p>insert into babynames_app_nameinfo (id, firstName_id, country_id, gender_id,meaning) values(54,54,1,1,'"devoted to God" in Hebrew');</text:p>
          </table:table-cell>
          <table:table-cell table:number-columns-repeated="241"/>
        </table:table-row>
        <table:table-row table:style-name="ro2">
          <table:table-cell table:formula="of:=[.A56]+1" office:value-type="float" office:value="55">
            <text:p>55</text:p>
          </table:table-cell>
          <table:table-cell office:value-type="string">
            <text:p>Leo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Greek version of Leo ("lion")</text:p>
          </table:table-cell>
          <table:table-cell table:number-columns-repeated="2"/>
          <table:table-cell office:value-type="float" office:value="357">
            <text:p>357</text:p>
          </table:table-cell>
          <table:table-cell table:number-columns-repeated="2"/>
          <table:table-cell table:formula="of:=CONCATENATE(&quot;Insert into babynames_app_firstname (id, name) values (&quot;;[.A57];&quot;, '&quot;;[.B57];&quot;');&quot;)" office:value-type="string" office:string-value="Insert into babynames_app_firstname (id, name) values (55, 'Leon');">
            <text:p>Insert into babynames_app_firstname (id, name) values (55, 'Leon');</text:p>
          </table:table-cell>
          <table:table-cell table:formula="of:=CONCATENATE(&quot;insert into babynames_app_fullnames (id, first_id, last_id, rank, pros, cons) values (&quot;;[.A57];&quot;,&quot;;[.A57];&quot;,&quot;;1;&quot;,&quot;;0;&quot;,'&quot;;[.G57];&quot;','&quot;;[.H57];&quot;');&quot;)" office:value-type="string" office:string-value="insert into babynames_app_fullnames (id, first_id, last_id, rank, pros, cons) values (55,55,1,0,'','');">
            <text:p>insert into babynames_app_fullnames (id, first_id, last_id, rank, pros, cons) values (55,55,1,0,'','');</text:p>
          </table:table-cell>
          <table:table-cell/>
          <table:table-cell table:formula="of:=CONCATENATE(&quot;insert into babynames_app_nameinfo (id, firstName_id, country_id, gender_id,meaning) values(&quot;;[.A57];&quot;,&quot;;[.A57];&quot;,&quot;;1;&quot;,&quot;;[.D57];&quot;,'&quot;;[.F57];&quot;');&quot;)" office:value-type="string" office:string-value="insert into babynames_app_nameinfo (id, firstName_id, country_id, gender_id,meaning) values(55,55,1,1,'Greek version of Leo (&quot;lion&quot;)');">
            <text:p>insert into babynames_app_nameinfo (id, firstName_id, country_id, gender_id,meaning) values(55,55,1,1,'Greek version of Leo ("lion")');</text:p>
          </table:table-cell>
          <table:table-cell table:number-columns-repeated="241"/>
        </table:table-row>
        <table:table-row table:style-name="ro2">
          <table:table-cell table:formula="of:=[.A57]+1" office:value-type="float" office:value="56">
            <text:p>56</text:p>
          </table:table-cell>
          <table:table-cell office:value-type="string">
            <text:p>Leonor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Nora</text:p>
          </table:table-cell>
          <table:table-cell office:value-type="string">
            <text:p>Italian version of Eleanor (meaning unknown)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style-name="ce5" office:value-type="string">
            <text:p>Alternate similar name - Leonor</text:p>
          </table:table-cell>
          <table:table-cell/>
          <table:table-cell table:formula="of:=CONCATENATE(&quot;Insert into babynames_app_firstname (id, name) values (&quot;;[.A58];&quot;, '&quot;;[.B58];&quot;');&quot;)" office:value-type="string" office:string-value="Insert into babynames_app_firstname (id, name) values (56, 'Leonora');">
            <text:p>Insert into babynames_app_firstname (id, name) values (56, 'Leonora');</text:p>
          </table:table-cell>
          <table:table-cell table:formula="of:=CONCATENATE(&quot;insert into babynames_app_fullnames (id, first_id, last_id, rank, pros, cons) values (&quot;;[.A58];&quot;,&quot;;[.A58];&quot;,&quot;;1;&quot;,&quot;;0;&quot;,'&quot;;[.G58];&quot;','&quot;;[.H58];&quot;');&quot;)" office:value-type="string" office:string-value="insert into babynames_app_fullnames (id, first_id, last_id, rank, pros, cons) values (56,56,1,0,'','');">
            <text:p>insert into babynames_app_fullnames (id, first_id, last_id, rank, pros, cons) values (56,56,1,0,'','');</text:p>
          </table:table-cell>
          <table:table-cell/>
          <table:table-cell table:formula="of:=CONCATENATE(&quot;insert into babynames_app_nameinfo (id, firstName_id, country_id, gender_id,meaning) values(&quot;;[.A58];&quot;,&quot;;[.A58];&quot;,&quot;;1;&quot;,&quot;;[.D58];&quot;,'&quot;;[.F58];&quot;');&quot;)" office:value-type="string" office:string-value="insert into babynames_app_nameinfo (id, firstName_id, country_id, gender_id,meaning) values(56,56,1,2,'Italian version of Eleanor (meaning unknown)');">
            <text:p>insert into babynames_app_nameinfo (id, firstName_id, country_id, gender_id,meaning) values(56,56,1,2,'Italian version of Eleanor (meaning unknown)');</text:p>
          </table:table-cell>
          <table:table-cell table:number-columns-repeated="241"/>
        </table:table-row>
        <table:table-row table:style-name="ro2">
          <table:table-cell table:formula="of:=[.A58]+1" office:value-type="float" office:value="57">
            <text:p>57</text:p>
          </table:table-cell>
          <table:table-cell office:value-type="string">
            <text:p>Linus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"flax" in Greek</text:p>
          </table:table-cell>
          <table:table-cell table:style-name="ce5" office:value-type="string">
            <text:p>From Peanuts, second pope, Linus Pauling (chemist)</text:p>
          </table:table-cell>
          <table:table-cell table:style-name="ce5" office:value-type="string">
            <text:p>"Good Grief", clunky with Thomas</text:p>
          </table:table-cell>
          <table:table-cell table:style-name="ce6" office:value-type="string">
            <text:p>none</text:p>
          </table:table-cell>
          <table:table-cell table:style-name="ce7" office:value-type="boolean" office:boolean-value="true">
            <text:p>TRUE</text:p>
          </table:table-cell>
          <table:table-cell table:style-name="ce5" office:value-type="string">
            <text:p>Haha</text:p>
          </table:table-cell>
          <table:table-cell table:formula="of:=CONCATENATE(&quot;Insert into babynames_app_firstname (id, name) values (&quot;;[.A59];&quot;, '&quot;;[.B59];&quot;');&quot;)" office:value-type="string" office:string-value="Insert into babynames_app_firstname (id, name) values (57, 'Linus');">
            <text:p>Insert into babynames_app_firstname (id, name) values (57, 'Linus');</text:p>
          </table:table-cell>
          <table:table-cell table:formula="of:=CONCATENATE(&quot;insert into babynames_app_fullnames (id, first_id, last_id, rank, pros, cons) values (&quot;;[.A59];&quot;,&quot;;[.A59];&quot;,&quot;;1;&quot;,&quot;;0;&quot;,'&quot;;[.G59];&quot;','&quot;;[.H59];&quot;');&quot;)" office:value-type="string" office:string-value="insert into babynames_app_fullnames (id, first_id, last_id, rank, pros, cons) values (57,57,1,0,'From Peanuts, second pope, Linus Pauling (chemist)','&quot;Good Grief&quot;, clunky with Thomas');">
            <text:p>insert into babynames_app_fullnames (id, first_id, last_id, rank, pros, cons) values (57,57,1,0,'From Peanuts, second pope, Linus Pauling (chemist)','"Good Grief", clunky with Thomas');</text:p>
          </table:table-cell>
          <table:table-cell/>
          <table:table-cell table:formula="of:=CONCATENATE(&quot;insert into babynames_app_nameinfo (id, firstName_id, country_id, gender_id,meaning) values(&quot;;[.A59];&quot;,&quot;;[.A59];&quot;,&quot;;1;&quot;,&quot;;[.D59];&quot;,'&quot;;[.F59];&quot;');&quot;)" office:value-type="string" office:string-value="insert into babynames_app_nameinfo (id, firstName_id, country_id, gender_id,meaning) values(57,57,1,1,'&quot;flax&quot; in Greek');">
            <text:p>insert into babynames_app_nameinfo (id, firstName_id, country_id, gender_id,meaning) values(57,57,1,1,'"flax" in Greek');</text:p>
          </table:table-cell>
          <table:table-cell table:number-columns-repeated="241"/>
        </table:table-row>
        <table:table-row table:style-name="ro2">
          <table:table-cell table:formula="of:=[.A59]+1" office:value-type="float" office:value="58">
            <text:p>58</text:p>
          </table:table-cell>
          <table:table-cell office:value-type="string">
            <text:p>Lowell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Wolfie, Lowe</text:p>
          </table:table-cell>
          <table:table-cell office:value-type="string">
            <text:p>"young wolf" in French</text:p>
          </table:table-cell>
          <table:table-cell table:style-name="ce5" office:value-type="string">
            <text:p>Its everywhere in Patrick''s family tree</text:p>
          </table:table-cell>
          <table:table-cell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60];&quot;, '&quot;;[.B60];&quot;');&quot;)" office:value-type="string" office:string-value="Insert into babynames_app_firstname (id, name) values (58, 'Lowell');">
            <text:p>Insert into babynames_app_firstname (id, name) values (58, 'Lowell');</text:p>
          </table:table-cell>
          <table:table-cell table:formula="of:=CONCATENATE(&quot;insert into babynames_app_fullnames (id, first_id, last_id, rank, pros, cons) values (&quot;;[.A60];&quot;,&quot;;[.A60];&quot;,&quot;;1;&quot;,&quot;;0;&quot;,'&quot;;[.G60];&quot;','&quot;;[.H60];&quot;');&quot;)" office:value-type="string" office:string-value="insert into babynames_app_fullnames (id, first_id, last_id, rank, pros, cons) values (58,58,1,0,'Its everywhere in Patrick''s family tree','');">
            <text:p>insert into babynames_app_fullnames (id, first_id, last_id, rank, pros, cons) values (58,58,1,0,'Its everywhere in Patrick''s family tree','');</text:p>
          </table:table-cell>
          <table:table-cell/>
          <table:table-cell table:formula="of:=CONCATENATE(&quot;insert into babynames_app_nameinfo (id, firstName_id, country_id, gender_id,meaning) values(&quot;;[.A60];&quot;,&quot;;[.A60];&quot;,&quot;;1;&quot;,&quot;;[.D60];&quot;,'&quot;;[.F60];&quot;');&quot;)" office:value-type="string" office:string-value="insert into babynames_app_nameinfo (id, firstName_id, country_id, gender_id,meaning) values(58,58,1,1,'&quot;young wolf&quot; in French');">
            <text:p>insert into babynames_app_nameinfo (id, firstName_id, country_id, gender_id,meaning) values(58,58,1,1,'"young wolf" in French');</text:p>
          </table:table-cell>
          <table:table-cell table:number-columns-repeated="241"/>
        </table:table-row>
        <table:table-row table:style-name="ro2">
          <table:table-cell table:formula="of:=[.A60]+1" office:value-type="float" office:value="59">
            <text:p>59</text:p>
          </table:table-cell>
          <table:table-cell office:value-type="string">
            <text:p>Lucind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Cindy, Lucy</text:p>
          </table:table-cell>
          <table:table-cell office:value-type="string">
            <text:p>"light" in Italian (variation of Lucia)</text:p>
          </table:table-cell>
          <table:table-cell table:style-name="ce5" office:value-type="string">
            <text:p>Also sounds like "linda" (beautiful)</text:p>
          </table:table-cell>
          <table:table-cell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61];&quot;, '&quot;;[.B61];&quot;');&quot;)" office:value-type="string" office:string-value="Insert into babynames_app_firstname (id, name) values (59, 'Lucinda');">
            <text:p>Insert into babynames_app_firstname (id, name) values (59, 'Lucinda');</text:p>
          </table:table-cell>
          <table:table-cell table:formula="of:=CONCATENATE(&quot;insert into babynames_app_fullnames (id, first_id, last_id, rank, pros, cons) values (&quot;;[.A61];&quot;,&quot;;[.A61];&quot;,&quot;;1;&quot;,&quot;;0;&quot;,'&quot;;[.G61];&quot;','&quot;;[.H61];&quot;');&quot;)" office:value-type="string" office:string-value="insert into babynames_app_fullnames (id, first_id, last_id, rank, pros, cons) values (59,59,1,0,'Also sounds like &quot;linda&quot; (beautiful)','');">
            <text:p>insert into babynames_app_fullnames (id, first_id, last_id, rank, pros, cons) values (59,59,1,0,'Also sounds like "linda" (beautiful)','');</text:p>
          </table:table-cell>
          <table:table-cell/>
          <table:table-cell table:formula="of:=CONCATENATE(&quot;insert into babynames_app_nameinfo (id, firstName_id, country_id, gender_id,meaning) values(&quot;;[.A61];&quot;,&quot;;[.A61];&quot;,&quot;;1;&quot;,&quot;;[.D61];&quot;,'&quot;;[.F61];&quot;');&quot;)" office:value-type="string" office:string-value="insert into babynames_app_nameinfo (id, firstName_id, country_id, gender_id,meaning) values(59,59,1,2,'&quot;light&quot; in Italian (variation of Lucia)');">
            <text:p>insert into babynames_app_nameinfo (id, firstName_id, country_id, gender_id,meaning) values(59,59,1,2,'"light" in Italian (variation of Lucia)');</text:p>
          </table:table-cell>
          <table:table-cell table:number-columns-repeated="241"/>
        </table:table-row>
        <table:table-row table:style-name="ro2">
          <table:table-cell table:formula="of:=[.A61]+1" office:value-type="float" office:value="60">
            <text:p>60</text:p>
          </table:table-cell>
          <table:table-cell office:value-type="string">
            <text:p>Lun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Lou</text:p>
          </table:table-cell>
          <table:table-cell office:value-type="string">
            <text:p>"moon" in Latin</text:p>
          </table:table-cell>
          <table:table-cell/>
          <table:table-cell table:style-name="ce5" office:value-type="string">
            <text:p>HP character</text:p>
          </table:table-cell>
          <table:table-cell office:value-type="float" office:value="223">
            <text:p>223</text:p>
          </table:table-cell>
          <table:table-cell table:number-columns-repeated="2"/>
          <table:table-cell table:formula="of:=CONCATENATE(&quot;Insert into babynames_app_firstname (id, name) values (&quot;;[.A62];&quot;, '&quot;;[.B62];&quot;');&quot;)" office:value-type="string" office:string-value="Insert into babynames_app_firstname (id, name) values (60, 'Luna');">
            <text:p>Insert into babynames_app_firstname (id, name) values (60, 'Luna');</text:p>
          </table:table-cell>
          <table:table-cell table:formula="of:=CONCATENATE(&quot;insert into babynames_app_fullnames (id, first_id, last_id, rank, pros, cons) values (&quot;;[.A62];&quot;,&quot;;[.A62];&quot;,&quot;;1;&quot;,&quot;;0;&quot;,'&quot;;[.G62];&quot;','&quot;;[.H62];&quot;');&quot;)" office:value-type="string" office:string-value="insert into babynames_app_fullnames (id, first_id, last_id, rank, pros, cons) values (60,60,1,0,'','HP character');">
            <text:p>insert into babynames_app_fullnames (id, first_id, last_id, rank, pros, cons) values (60,60,1,0,'','HP character');</text:p>
          </table:table-cell>
          <table:table-cell/>
          <table:table-cell table:formula="of:=CONCATENATE(&quot;insert into babynames_app_nameinfo (id, firstName_id, country_id, gender_id,meaning) values(&quot;;[.A62];&quot;,&quot;;[.A62];&quot;,&quot;;1;&quot;,&quot;;[.D62];&quot;,'&quot;;[.F62];&quot;');&quot;)" office:value-type="string" office:string-value="insert into babynames_app_nameinfo (id, firstName_id, country_id, gender_id,meaning) values(60,60,1,2,'&quot;moon&quot; in Latin');">
            <text:p>insert into babynames_app_nameinfo (id, firstName_id, country_id, gender_id,meaning) values(60,60,1,2,'"moon" in Latin');</text:p>
          </table:table-cell>
          <table:table-cell table:number-columns-repeated="241"/>
        </table:table-row>
        <table:table-row table:style-name="ro2">
          <table:table-cell table:formula="of:=[.A62]+1" office:value-type="float" office:value="61">
            <text:p>61</text:p>
          </table:table-cell>
          <table:table-cell office:value-type="string">
            <text:p>Magnus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"greatest" in Latin</text:p>
          </table:table-cell>
          <table:table-cell table:style-name="ce5" office:value-type="string">
            <text:p>Bassist from Cardigans; Mickie thought was cool</text:p>
          </table:table-cell>
          <table:table-cell table:style-name="ce5" office:value-type="string">
            <text:p>Similar sounding to Thomas</text:p>
          </table:table-cell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63];&quot;, '&quot;;[.B63];&quot;');&quot;)" office:value-type="string" office:string-value="Insert into babynames_app_firstname (id, name) values (61, 'Magnus');">
            <text:p>Insert into babynames_app_firstname (id, name) values (61, 'Magnus');</text:p>
          </table:table-cell>
          <table:table-cell table:formula="of:=CONCATENATE(&quot;insert into babynames_app_fullnames (id, first_id, last_id, rank, pros, cons) values (&quot;;[.A63];&quot;,&quot;;[.A63];&quot;,&quot;;1;&quot;,&quot;;0;&quot;,'&quot;;[.G63];&quot;','&quot;;[.H63];&quot;');&quot;)" office:value-type="string" office:string-value="insert into babynames_app_fullnames (id, first_id, last_id, rank, pros, cons) values (61,61,1,0,'Bassist from Cardigans; Mickie thought was cool','Similar sounding to Thomas');">
            <text:p>insert into babynames_app_fullnames (id, first_id, last_id, rank, pros, cons) values (61,61,1,0,'Bassist from Cardigans; Mickie thought was cool','Similar sounding to Thomas');</text:p>
          </table:table-cell>
          <table:table-cell/>
          <table:table-cell table:formula="of:=CONCATENATE(&quot;insert into babynames_app_nameinfo (id, firstName_id, country_id, gender_id,meaning) values(&quot;;[.A63];&quot;,&quot;;[.A63];&quot;,&quot;;1;&quot;,&quot;;[.D63];&quot;,'&quot;;[.F63];&quot;');&quot;)" office:value-type="string" office:string-value="insert into babynames_app_nameinfo (id, firstName_id, country_id, gender_id,meaning) values(61,61,1,1,'&quot;greatest&quot; in Latin');">
            <text:p>insert into babynames_app_nameinfo (id, firstName_id, country_id, gender_id,meaning) values(61,61,1,1,'"greatest" in Latin');</text:p>
          </table:table-cell>
          <table:table-cell table:number-columns-repeated="241"/>
        </table:table-row>
        <table:table-row table:style-name="ro2">
          <table:table-cell table:formula="of:=[.A63]+1" office:value-type="float" office:value="62">
            <text:p>62</text:p>
          </table:table-cell>
          <table:table-cell office:value-type="string">
            <text:p>Maribel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French version of Mary and Belle (bitter and beautiful)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64];&quot;, '&quot;;[.B64];&quot;');&quot;)" office:value-type="string" office:string-value="Insert into babynames_app_firstname (id, name) values (62, 'Maribel');">
            <text:p>Insert into babynames_app_firstname (id, name) values (62, 'Maribel');</text:p>
          </table:table-cell>
          <table:table-cell table:formula="of:=CONCATENATE(&quot;insert into babynames_app_fullnames (id, first_id, last_id, rank, pros, cons) values (&quot;;[.A64];&quot;,&quot;;[.A64];&quot;,&quot;;1;&quot;,&quot;;0;&quot;,'&quot;;[.G64];&quot;','&quot;;[.H64];&quot;');&quot;)" office:value-type="string" office:string-value="insert into babynames_app_fullnames (id, first_id, last_id, rank, pros, cons) values (62,62,1,0,'','');">
            <text:p>insert into babynames_app_fullnames (id, first_id, last_id, rank, pros, cons) values (62,62,1,0,'','');</text:p>
          </table:table-cell>
          <table:table-cell/>
          <table:table-cell table:formula="of:=CONCATENATE(&quot;insert into babynames_app_nameinfo (id, firstName_id, country_id, gender_id,meaning) values(&quot;;[.A64];&quot;,&quot;;[.A64];&quot;,&quot;;1;&quot;,&quot;;[.D64];&quot;,'&quot;;[.F64];&quot;');&quot;)" office:value-type="string" office:string-value="insert into babynames_app_nameinfo (id, firstName_id, country_id, gender_id,meaning) values(62,62,1,2,'French version of Mary and Belle (bitter and beautiful)');">
            <text:p>insert into babynames_app_nameinfo (id, firstName_id, country_id, gender_id,meaning) values(62,62,1,2,'French version of Mary and Belle (bitter and beautiful)');</text:p>
          </table:table-cell>
          <table:table-cell table:number-columns-repeated="241"/>
        </table:table-row>
        <table:table-row table:style-name="ro2">
          <table:table-cell table:formula="of:=[.A64]+1" office:value-type="float" office:value="63">
            <text:p>63</text:p>
          </table:table-cell>
          <table:table-cell office:value-type="string">
            <text:p>Marie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Mare</text:p>
          </table:table-cell>
          <table:table-cell office:value-type="string">
            <text:p>French version of Mary ("bitter")</text:p>
          </table:table-cell>
          <table:table-cell table:style-name="ce5" office:value-type="string">
            <text:p>Marie Curie</text:p>
          </table:table-cell>
          <table:table-cell/>
          <table:table-cell office:value-type="float" office:value="576">
            <text:p>576</text:p>
          </table:table-cell>
          <table:table-cell table:number-columns-repeated="2"/>
          <table:table-cell table:formula="of:=CONCATENATE(&quot;Insert into babynames_app_firstname (id, name) values (&quot;;[.A65];&quot;, '&quot;;[.B65];&quot;');&quot;)" office:value-type="string" office:string-value="Insert into babynames_app_firstname (id, name) values (63, 'Marie');">
            <text:p>Insert into babynames_app_firstname (id, name) values (63, 'Marie');</text:p>
          </table:table-cell>
          <table:table-cell table:formula="of:=CONCATENATE(&quot;insert into babynames_app_fullnames (id, first_id, last_id, rank, pros, cons) values (&quot;;[.A65];&quot;,&quot;;[.A65];&quot;,&quot;;1;&quot;,&quot;;0;&quot;,'&quot;;[.G65];&quot;','&quot;;[.H65];&quot;');&quot;)" office:value-type="string" office:string-value="insert into babynames_app_fullnames (id, first_id, last_id, rank, pros, cons) values (63,63,1,0,'Marie Curie','');">
            <text:p>insert into babynames_app_fullnames (id, first_id, last_id, rank, pros, cons) values (63,63,1,0,'Marie Curie','');</text:p>
          </table:table-cell>
          <table:table-cell/>
          <table:table-cell table:formula="of:=CONCATENATE(&quot;insert into babynames_app_nameinfo (id, firstName_id, country_id, gender_id,meaning) values(&quot;;[.A65];&quot;,&quot;;[.A65];&quot;,&quot;;1;&quot;,&quot;;[.D65];&quot;,'&quot;;[.F65];&quot;');&quot;)" office:value-type="string" office:string-value="insert into babynames_app_nameinfo (id, firstName_id, country_id, gender_id,meaning) values(63,63,1,2,'French version of Mary (&quot;bitter&quot;)');">
            <text:p>insert into babynames_app_nameinfo (id, firstName_id, country_id, gender_id,meaning) values(63,63,1,2,'French version of Mary ("bitter")');</text:p>
          </table:table-cell>
          <table:table-cell table:number-columns-repeated="241"/>
        </table:table-row>
        <table:table-row table:style-name="ro2">
          <table:table-cell table:formula="of:=[.A65]+1" office:value-type="float" office:value="64">
            <text:p>64</text:p>
          </table:table-cell>
          <table:table-cell office:value-type="string">
            <text:p>Marin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"from the sea" in Latin</text:p>
          </table:table-cell>
          <table:table-cell table:number-columns-repeated="2"/>
          <table:table-cell office:value-type="float" office:value="644">
            <text:p>644</text:p>
          </table:table-cell>
          <table:table-cell table:number-columns-repeated="2"/>
          <table:table-cell table:formula="of:=CONCATENATE(&quot;Insert into babynames_app_firstname (id, name) values (&quot;;[.A66];&quot;, '&quot;;[.B66];&quot;');&quot;)" office:value-type="string" office:string-value="Insert into babynames_app_firstname (id, name) values (64, 'Marina');">
            <text:p>Insert into babynames_app_firstname (id, name) values (64, 'Marina');</text:p>
          </table:table-cell>
          <table:table-cell table:formula="of:=CONCATENATE(&quot;insert into babynames_app_fullnames (id, first_id, last_id, rank, pros, cons) values (&quot;;[.A66];&quot;,&quot;;[.A66];&quot;,&quot;;1;&quot;,&quot;;0;&quot;,'&quot;;[.G66];&quot;','&quot;;[.H66];&quot;');&quot;)" office:value-type="string" office:string-value="insert into babynames_app_fullnames (id, first_id, last_id, rank, pros, cons) values (64,64,1,0,'','');">
            <text:p>insert into babynames_app_fullnames (id, first_id, last_id, rank, pros, cons) values (64,64,1,0,'','');</text:p>
          </table:table-cell>
          <table:table-cell/>
          <table:table-cell table:formula="of:=CONCATENATE(&quot;insert into babynames_app_nameinfo (id, firstName_id, country_id, gender_id,meaning) values(&quot;;[.A66];&quot;,&quot;;[.A66];&quot;,&quot;;1;&quot;,&quot;;[.D66];&quot;,'&quot;;[.F66];&quot;');&quot;)" office:value-type="string" office:string-value="insert into babynames_app_nameinfo (id, firstName_id, country_id, gender_id,meaning) values(64,64,1,2,'&quot;from the sea&quot; in Latin');">
            <text:p>insert into babynames_app_nameinfo (id, firstName_id, country_id, gender_id,meaning) values(64,64,1,2,'"from the sea" in Latin');</text:p>
          </table:table-cell>
          <table:table-cell table:number-columns-repeated="241"/>
        </table:table-row>
        <table:table-row table:style-name="ro2">
          <table:table-cell table:formula="of:=[.A66]+1" office:value-type="float" office:value="65">
            <text:p>65</text:p>
          </table:table-cell>
          <table:table-cell office:value-type="string">
            <text:p>Marisol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Mare, Sol</text:p>
          </table:table-cell>
          <table:table-cell office:value-type="string">
            <text:p>"sun" and Maria ("bitter") in Spanish</text:p>
          </table:table-cell>
          <table:table-cell/>
          <table:table-cell table:style-name="ce5" office:value-type="string">
            <text:p>Matchbox 20''s Rob Thomas''s wife</text:p>
          </table:table-cell>
          <table:table-cell office:value-type="float" office:value="711">
            <text:p>711</text:p>
          </table:table-cell>
          <table:table-cell table:number-columns-repeated="2"/>
          <table:table-cell table:formula="of:=CONCATENATE(&quot;Insert into babynames_app_firstname (id, name) values (&quot;;[.A67];&quot;, '&quot;;[.B67];&quot;');&quot;)" office:value-type="string" office:string-value="Insert into babynames_app_firstname (id, name) values (65, 'Marisol');">
            <text:p>Insert into babynames_app_firstname (id, name) values (65, 'Marisol');</text:p>
          </table:table-cell>
          <table:table-cell table:formula="of:=CONCATENATE(&quot;insert into babynames_app_fullnames (id, first_id, last_id, rank, pros, cons) values (&quot;;[.A67];&quot;,&quot;;[.A67];&quot;,&quot;;1;&quot;,&quot;;0;&quot;,'&quot;;[.G67];&quot;','&quot;;[.H67];&quot;');&quot;)" office:value-type="string" office:string-value="insert into babynames_app_fullnames (id, first_id, last_id, rank, pros, cons) values (65,65,1,0,'','Matchbox 20''s Rob Thomas''s wife');">
            <text:p>insert into babynames_app_fullnames (id, first_id, last_id, rank, pros, cons) values (65,65,1,0,'','Matchbox 20''s Rob Thomas''s wife');</text:p>
          </table:table-cell>
          <table:table-cell/>
          <table:table-cell table:formula="of:=CONCATENATE(&quot;insert into babynames_app_nameinfo (id, firstName_id, country_id, gender_id,meaning) values(&quot;;[.A67];&quot;,&quot;;[.A67];&quot;,&quot;;1;&quot;,&quot;;[.D67];&quot;,'&quot;;[.F67];&quot;');&quot;)" office:value-type="string" office:string-value="insert into babynames_app_nameinfo (id, firstName_id, country_id, gender_id,meaning) values(65,65,1,2,'&quot;sun&quot; and Maria (&quot;bitter&quot;) in Spanish');">
            <text:p>insert into babynames_app_nameinfo (id, firstName_id, country_id, gender_id,meaning) values(65,65,1,2,'"sun" and Maria ("bitter") in Spanish');</text:p>
          </table:table-cell>
          <table:table-cell table:number-columns-repeated="241"/>
        </table:table-row>
        <table:table-row table:style-name="ro2">
          <table:table-cell table:formula="of:=[.A67]+1" office:value-type="float" office:value="66">
            <text:p>66</text:p>
          </table:table-cell>
          <table:table-cell office:value-type="string">
            <text:p>Maritz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Possible version of Mary ("bitter")</text:p>
          </table:table-cell>
          <table:table-cell table:number-columns-repeated="2"/>
          <table:table-cell office:value-type="float" office:value="838">
            <text:p>838</text:p>
          </table:table-cell>
          <table:table-cell table:number-columns-repeated="2"/>
          <table:table-cell table:formula="of:=CONCATENATE(&quot;Insert into babynames_app_firstname (id, name) values (&quot;;[.A68];&quot;, '&quot;;[.B68];&quot;');&quot;)" office:value-type="string" office:string-value="Insert into babynames_app_firstname (id, name) values (66, 'Maritza');">
            <text:p>Insert into babynames_app_firstname (id, name) values (66, 'Maritza');</text:p>
          </table:table-cell>
          <table:table-cell table:formula="of:=CONCATENATE(&quot;insert into babynames_app_fullnames (id, first_id, last_id, rank, pros, cons) values (&quot;;[.A68];&quot;,&quot;;[.A68];&quot;,&quot;;1;&quot;,&quot;;0;&quot;,'&quot;;[.G68];&quot;','&quot;;[.H68];&quot;');&quot;)" office:value-type="string" office:string-value="insert into babynames_app_fullnames (id, first_id, last_id, rank, pros, cons) values (66,66,1,0,'','');">
            <text:p>insert into babynames_app_fullnames (id, first_id, last_id, rank, pros, cons) values (66,66,1,0,'','');</text:p>
          </table:table-cell>
          <table:table-cell/>
          <table:table-cell table:formula="of:=CONCATENATE(&quot;insert into babynames_app_nameinfo (id, firstName_id, country_id, gender_id,meaning) values(&quot;;[.A68];&quot;,&quot;;[.A68];&quot;,&quot;;1;&quot;,&quot;;[.D68];&quot;,'&quot;;[.F68];&quot;');&quot;)" office:value-type="string" office:string-value="insert into babynames_app_nameinfo (id, firstName_id, country_id, gender_id,meaning) values(66,66,1,2,'Possible version of Mary (&quot;bitter&quot;)');">
            <text:p>insert into babynames_app_nameinfo (id, firstName_id, country_id, gender_id,meaning) values(66,66,1,2,'Possible version of Mary ("bitter")');</text:p>
          </table:table-cell>
          <table:table-cell table:number-columns-repeated="241"/>
        </table:table-row>
        <table:table-row table:style-name="ro3">
          <table:table-cell table:formula="of:=[.A68]+1" office:value-type="float" office:value="67">
            <text:p>67</text:p>
          </table:table-cell>
          <table:table-cell office:value-type="string">
            <text:p>Matild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Mattie, Tillie</text:p>
          </table:table-cell>
          <table:table-cell office:value-type="string">
            <text:p>"battle-mighty" in German</text:p>
          </table:table-cell>
          <table:table-cell table:style-name="ce5" office:value-type="string">
            <text:p>Kinda like Mickie''s mom''s name, Waltzing Matilda song</text:p>
          </table:table-cell>
          <table:table-cell/>
          <table:table-cell office:value-type="float" office:value="658">
            <text:p>658</text:p>
          </table:table-cell>
          <table:table-cell table:number-columns-repeated="2"/>
          <table:table-cell table:formula="of:=CONCATENATE(&quot;Insert into babynames_app_firstname (id, name) values (&quot;;[.A69];&quot;, '&quot;;[.B69];&quot;');&quot;)" office:value-type="string" office:string-value="Insert into babynames_app_firstname (id, name) values (67, 'Matilda');">
            <text:p>Insert into babynames_app_firstname (id, name) values (67, 'Matilda');</text:p>
          </table:table-cell>
          <table:table-cell table:formula="of:=CONCATENATE(&quot;insert into babynames_app_fullnames (id, first_id, last_id, rank, pros, cons) values (&quot;;[.A69];&quot;,&quot;;[.A69];&quot;,&quot;;1;&quot;,&quot;;0;&quot;,'&quot;;[.G69];&quot;','&quot;;[.H69];&quot;');&quot;)" office:value-type="string" office:string-value="insert into babynames_app_fullnames (id, first_id, last_id, rank, pros, cons) values (67,67,1,0,'Kinda like Mickie''s mom''s name, Waltzing Matilda song','');">
            <text:p>insert into babynames_app_fullnames (id, first_id, last_id, rank, pros, cons) values (67,67,1,0,'Kinda like Mickie''s mom''s name, Waltzing Matilda song','');</text:p>
          </table:table-cell>
          <table:table-cell/>
          <table:table-cell table:formula="of:=CONCATENATE(&quot;insert into babynames_app_nameinfo (id, firstName_id, country_id, gender_id,meaning) values(&quot;;[.A69];&quot;,&quot;;[.A69];&quot;,&quot;;1;&quot;,&quot;;[.D69];&quot;,'&quot;;[.F69];&quot;');&quot;)" office:value-type="string" office:string-value="insert into babynames_app_nameinfo (id, firstName_id, country_id, gender_id,meaning) values(67,67,1,2,'&quot;battle-mighty&quot; in German');">
            <text:p>insert into babynames_app_nameinfo (id, firstName_id, country_id, gender_id,meaning) values(67,67,1,2,'"battle-mighty" in German');</text:p>
          </table:table-cell>
          <table:table-cell table:number-columns-repeated="241"/>
        </table:table-row>
        <table:table-row table:style-name="ro2">
          <table:table-cell table:formula="of:=[.A69]+1" office:value-type="float" office:value="68">
            <text:p>68</text:p>
          </table:table-cell>
          <table:table-cell office:value-type="string">
            <text:p>Melanie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Mel, Mel T.</text:p>
          </table:table-cell>
          <table:table-cell office:value-type="string">
            <text:p>"black, dark" in Greek</text:p>
          </table:table-cell>
          <table:table-cell table:number-columns-repeated="2"/>
          <table:table-cell office:value-type="float" office:value="77">
            <text:p>77</text:p>
          </table:table-cell>
          <table:table-cell table:style-name="ce5" office:value-type="string">
            <text:p>Alternate similar names - Melina, Milena</text:p>
          </table:table-cell>
          <table:table-cell/>
          <table:table-cell table:formula="of:=CONCATENATE(&quot;Insert into babynames_app_firstname (id, name) values (&quot;;[.A70];&quot;, '&quot;;[.B70];&quot;');&quot;)" office:value-type="string" office:string-value="Insert into babynames_app_firstname (id, name) values (68, 'Melanie');">
            <text:p>Insert into babynames_app_firstname (id, name) values (68, 'Melanie');</text:p>
          </table:table-cell>
          <table:table-cell table:formula="of:=CONCATENATE(&quot;insert into babynames_app_fullnames (id, first_id, last_id, rank, pros, cons) values (&quot;;[.A70];&quot;,&quot;;[.A70];&quot;,&quot;;1;&quot;,&quot;;0;&quot;,'&quot;;[.G70];&quot;','&quot;;[.H70];&quot;');&quot;)" office:value-type="string" office:string-value="insert into babynames_app_fullnames (id, first_id, last_id, rank, pros, cons) values (68,68,1,0,'','');">
            <text:p>insert into babynames_app_fullnames (id, first_id, last_id, rank, pros, cons) values (68,68,1,0,'','');</text:p>
          </table:table-cell>
          <table:table-cell/>
          <table:table-cell table:formula="of:=CONCATENATE(&quot;insert into babynames_app_nameinfo (id, firstName_id, country_id, gender_id,meaning) values(&quot;;[.A70];&quot;,&quot;;[.A70];&quot;,&quot;;1;&quot;,&quot;;[.D70];&quot;,'&quot;;[.F70];&quot;');&quot;)" office:value-type="string" office:string-value="insert into babynames_app_nameinfo (id, firstName_id, country_id, gender_id,meaning) values(68,68,1,2,'&quot;black, dark&quot; in Greek');">
            <text:p>insert into babynames_app_nameinfo (id, firstName_id, country_id, gender_id,meaning) values(68,68,1,2,'"black, dark" in Greek');</text:p>
          </table:table-cell>
          <table:table-cell table:number-columns-repeated="241"/>
        </table:table-row>
        <table:table-row table:style-name="ro2">
          <table:table-cell table:formula="of:=[.A70]+1" office:value-type="float" office:value="69">
            <text:p>69</text:p>
          </table:table-cell>
          <table:table-cell office:value-type="string">
            <text:p>Milo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Latin form of Miles (soldier, generous, merciful)</text:p>
          </table:table-cell>
          <table:table-cell/>
          <table:table-cell table:style-name="ce5" office:value-type="string">
            <text:p>Pronunciation?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CONCATENATE(&quot;Insert into babynames_app_firstname (id, name) values (&quot;;[.A71];&quot;, '&quot;;[.B71];&quot;');&quot;)" office:value-type="string" office:string-value="Insert into babynames_app_firstname (id, name) values (69, 'Milo');">
            <text:p>Insert into babynames_app_firstname (id, name) values (69, 'Milo');</text:p>
          </table:table-cell>
          <table:table-cell table:formula="of:=CONCATENATE(&quot;insert into babynames_app_fullnames (id, first_id, last_id, rank, pros, cons) values (&quot;;[.A71];&quot;,&quot;;[.A71];&quot;,&quot;;1;&quot;,&quot;;0;&quot;,'&quot;;[.G71];&quot;','&quot;;[.H71];&quot;');&quot;)" office:value-type="string" office:string-value="insert into babynames_app_fullnames (id, first_id, last_id, rank, pros, cons) values (69,69,1,0,'','Pronunciation?');">
            <text:p>insert into babynames_app_fullnames (id, first_id, last_id, rank, pros, cons) values (69,69,1,0,'','Pronunciation?');</text:p>
          </table:table-cell>
          <table:table-cell/>
          <table:table-cell table:formula="of:=CONCATENATE(&quot;insert into babynames_app_nameinfo (id, firstName_id, country_id, gender_id,meaning) values(&quot;;[.A71];&quot;,&quot;;[.A71];&quot;,&quot;;1;&quot;,&quot;;[.D71];&quot;,'&quot;;[.F71];&quot;');&quot;)" office:value-type="string" office:string-value="insert into babynames_app_nameinfo (id, firstName_id, country_id, gender_id,meaning) values(69,69,1,1,'Latin form of Miles (soldier, generous, merciful)');">
            <text:p>insert into babynames_app_nameinfo (id, firstName_id, country_id, gender_id,meaning) values(69,69,1,1,'Latin form of Miles (soldier, generous, merciful)');</text:p>
          </table:table-cell>
          <table:table-cell table:number-columns-repeated="241"/>
        </table:table-row>
        <table:table-row table:style-name="ro2">
          <table:table-cell table:formula="of:=[.A71]+1" office:value-type="float" office:value="70">
            <text:p>70</text:p>
          </table:table-cell>
          <table:table-cell office:value-type="string">
            <text:p>Mirey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Mira</text:p>
          </table:table-cell>
          <table:table-cell office:value-type="string">
            <text:p>"admired" in Spanish from Latin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72];&quot;, '&quot;;[.B72];&quot;');&quot;)" office:value-type="string" office:string-value="Insert into babynames_app_firstname (id, name) values (70, 'Mireya');">
            <text:p>Insert into babynames_app_firstname (id, name) values (70, 'Mireya');</text:p>
          </table:table-cell>
          <table:table-cell table:formula="of:=CONCATENATE(&quot;insert into babynames_app_fullnames (id, first_id, last_id, rank, pros, cons) values (&quot;;[.A72];&quot;,&quot;;[.A72];&quot;,&quot;;1;&quot;,&quot;;0;&quot;,'&quot;;[.G72];&quot;','&quot;;[.H72];&quot;');&quot;)" office:value-type="string" office:string-value="insert into babynames_app_fullnames (id, first_id, last_id, rank, pros, cons) values (70,70,1,0,'','');">
            <text:p>insert into babynames_app_fullnames (id, first_id, last_id, rank, pros, cons) values (70,70,1,0,'','');</text:p>
          </table:table-cell>
          <table:table-cell/>
          <table:table-cell table:formula="of:=CONCATENATE(&quot;insert into babynames_app_nameinfo (id, firstName_id, country_id, gender_id,meaning) values(&quot;;[.A72];&quot;,&quot;;[.A72];&quot;,&quot;;1;&quot;,&quot;;[.D72];&quot;,'&quot;;[.F72];&quot;');&quot;)" office:value-type="string" office:string-value="insert into babynames_app_nameinfo (id, firstName_id, country_id, gender_id,meaning) values(70,70,1,2,'&quot;admired&quot; in Spanish from Latin');">
            <text:p>insert into babynames_app_nameinfo (id, firstName_id, country_id, gender_id,meaning) values(70,70,1,2,'"admired" in Spanish from Latin');</text:p>
          </table:table-cell>
          <table:table-cell table:number-columns-repeated="241"/>
        </table:table-row>
        <table:table-row table:style-name="ro2">
          <table:table-cell table:formula="of:=[.A72]+1" office:value-type="float" office:value="71">
            <text:p>71</text:p>
          </table:table-cell>
          <table:table-cell office:value-type="string">
            <text:p>Miriam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Miri</text:p>
          </table:table-cell>
          <table:table-cell office:value-type="string">
            <text:p>"wished-for child" in Hebrew</text:p>
          </table:table-cell>
          <table:table-cell table:number-columns-repeated="2"/>
          <table:table-cell office:value-type="float" office:value="314">
            <text:p>314</text:p>
          </table:table-cell>
          <table:table-cell table:number-columns-repeated="2"/>
          <table:table-cell table:formula="of:=CONCATENATE(&quot;Insert into babynames_app_firstname (id, name) values (&quot;;[.A73];&quot;, '&quot;;[.B73];&quot;');&quot;)" office:value-type="string" office:string-value="Insert into babynames_app_firstname (id, name) values (71, 'Miriam');">
            <text:p>Insert into babynames_app_firstname (id, name) values (71, 'Miriam');</text:p>
          </table:table-cell>
          <table:table-cell table:formula="of:=CONCATENATE(&quot;insert into babynames_app_fullnames (id, first_id, last_id, rank, pros, cons) values (&quot;;[.A73];&quot;,&quot;;[.A73];&quot;,&quot;;1;&quot;,&quot;;0;&quot;,'&quot;;[.G73];&quot;','&quot;;[.H73];&quot;');&quot;)" office:value-type="string" office:string-value="insert into babynames_app_fullnames (id, first_id, last_id, rank, pros, cons) values (71,71,1,0,'','');">
            <text:p>insert into babynames_app_fullnames (id, first_id, last_id, rank, pros, cons) values (71,71,1,0,'','');</text:p>
          </table:table-cell>
          <table:table-cell/>
          <table:table-cell table:formula="of:=CONCATENATE(&quot;insert into babynames_app_nameinfo (id, firstName_id, country_id, gender_id,meaning) values(&quot;;[.A73];&quot;,&quot;;[.A73];&quot;,&quot;;1;&quot;,&quot;;[.D73];&quot;,'&quot;;[.F73];&quot;');&quot;)" office:value-type="string" office:string-value="insert into babynames_app_nameinfo (id, firstName_id, country_id, gender_id,meaning) values(71,71,1,2,'&quot;wished-for child&quot; in Hebrew');">
            <text:p>insert into babynames_app_nameinfo (id, firstName_id, country_id, gender_id,meaning) values(71,71,1,2,'"wished-for child" in Hebrew');</text:p>
          </table:table-cell>
          <table:table-cell table:number-columns-repeated="241"/>
        </table:table-row>
        <table:table-row table:style-name="ro2">
          <table:table-cell table:formula="of:=[.A73]+1" office:value-type="float" office:value="72">
            <text:p>72</text:p>
          </table:table-cell>
          <table:table-cell office:value-type="string">
            <text:p>Mordecai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Mort, Mordy</text:p>
          </table:table-cell>
          <table:table-cell office:value-type="string">
            <text:p>"warrior" in Hebrew from Persian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74];&quot;, '&quot;;[.B74];&quot;');&quot;)" office:value-type="string" office:string-value="Insert into babynames_app_firstname (id, name) values (72, 'Mordecai');">
            <text:p>Insert into babynames_app_firstname (id, name) values (72, 'Mordecai');</text:p>
          </table:table-cell>
          <table:table-cell table:formula="of:=CONCATENATE(&quot;insert into babynames_app_fullnames (id, first_id, last_id, rank, pros, cons) values (&quot;;[.A74];&quot;,&quot;;[.A74];&quot;,&quot;;1;&quot;,&quot;;0;&quot;,'&quot;;[.G74];&quot;','&quot;;[.H74];&quot;');&quot;)" office:value-type="string" office:string-value="insert into babynames_app_fullnames (id, first_id, last_id, rank, pros, cons) values (72,72,1,0,'','');">
            <text:p>insert into babynames_app_fullnames (id, first_id, last_id, rank, pros, cons) values (72,72,1,0,'','');</text:p>
          </table:table-cell>
          <table:table-cell/>
          <table:table-cell table:formula="of:=CONCATENATE(&quot;insert into babynames_app_nameinfo (id, firstName_id, country_id, gender_id,meaning) values(&quot;;[.A74];&quot;,&quot;;[.A74];&quot;,&quot;;1;&quot;,&quot;;[.D74];&quot;,'&quot;;[.F74];&quot;');&quot;)" office:value-type="string" office:string-value="insert into babynames_app_nameinfo (id, firstName_id, country_id, gender_id,meaning) values(72,72,1,1,'&quot;warrior&quot; in Hebrew from Persian');">
            <text:p>insert into babynames_app_nameinfo (id, firstName_id, country_id, gender_id,meaning) values(72,72,1,1,'"warrior" in Hebrew from Persian');</text:p>
          </table:table-cell>
          <table:table-cell table:number-columns-repeated="241"/>
        </table:table-row>
        <table:table-row table:style-name="ro2">
          <table:table-cell table:formula="of:=[.A74]+1" office:value-type="float" office:value="73">
            <text:p>73</text:p>
          </table:table-cell>
          <table:table-cell office:value-type="string">
            <text:p>Muriel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Murie</text:p>
          </table:table-cell>
          <table:table-cell office:value-type="string">
            <text:p>"of the bright sea" in Irish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75];&quot;, '&quot;;[.B75];&quot;');&quot;)" office:value-type="string" office:string-value="Insert into babynames_app_firstname (id, name) values (73, 'Muriel');">
            <text:p>Insert into babynames_app_firstname (id, name) values (73, 'Muriel');</text:p>
          </table:table-cell>
          <table:table-cell table:formula="of:=CONCATENATE(&quot;insert into babynames_app_fullnames (id, first_id, last_id, rank, pros, cons) values (&quot;;[.A75];&quot;,&quot;;[.A75];&quot;,&quot;;1;&quot;,&quot;;0;&quot;,'&quot;;[.G75];&quot;','&quot;;[.H75];&quot;');&quot;)" office:value-type="string" office:string-value="insert into babynames_app_fullnames (id, first_id, last_id, rank, pros, cons) values (73,73,1,0,'','');">
            <text:p>insert into babynames_app_fullnames (id, first_id, last_id, rank, pros, cons) values (73,73,1,0,'','');</text:p>
          </table:table-cell>
          <table:table-cell/>
          <table:table-cell table:formula="of:=CONCATENATE(&quot;insert into babynames_app_nameinfo (id, firstName_id, country_id, gender_id,meaning) values(&quot;;[.A75];&quot;,&quot;;[.A75];&quot;,&quot;;1;&quot;,&quot;;[.D75];&quot;,'&quot;;[.F75];&quot;');&quot;)" office:value-type="string" office:string-value="insert into babynames_app_nameinfo (id, firstName_id, country_id, gender_id,meaning) values(73,73,1,2,'&quot;of the bright sea&quot; in Irish');">
            <text:p>insert into babynames_app_nameinfo (id, firstName_id, country_id, gender_id,meaning) values(73,73,1,2,'"of the bright sea" in Irish');</text:p>
          </table:table-cell>
          <table:table-cell table:number-columns-repeated="241"/>
        </table:table-row>
        <table:table-row table:style-name="ro2">
          <table:table-cell table:formula="of:=[.A75]+1" office:value-type="float" office:value="74">
            <text:p>74</text:p>
          </table:table-cell>
          <table:table-cell office:value-type="string">
            <text:p>Nels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Norwegian version of Nicholas ("people of victory")</text:p>
          </table:table-cell>
          <table:table-cell/>
          <table:table-cell table:style-name="ce5" office:value-type="string">
            <text:p>Might confuse people</text:p>
          </table:table-cell>
          <table:table-cell table:style-name="ce6" office:value-type="string">
            <text:p>none</text:p>
          </table:table-cell>
          <table:table-cell table:style-name="ce5" office:value-type="string">
            <text:p>?</text:p>
          </table:table-cell>
          <table:table-cell/>
          <table:table-cell table:formula="of:=CONCATENATE(&quot;Insert into babynames_app_firstname (id, name) values (&quot;;[.A76];&quot;, '&quot;;[.B76];&quot;');&quot;)" office:value-type="string" office:string-value="Insert into babynames_app_firstname (id, name) values (74, 'Nels');">
            <text:p>Insert into babynames_app_firstname (id, name) values (74, 'Nels');</text:p>
          </table:table-cell>
          <table:table-cell table:formula="of:=CONCATENATE(&quot;insert into babynames_app_fullnames (id, first_id, last_id, rank, pros, cons) values (&quot;;[.A76];&quot;,&quot;;[.A76];&quot;,&quot;;1;&quot;,&quot;;0;&quot;,'&quot;;[.G76];&quot;','&quot;;[.H76];&quot;');&quot;)" office:value-type="string" office:string-value="insert into babynames_app_fullnames (id, first_id, last_id, rank, pros, cons) values (74,74,1,0,'','Might confuse people');">
            <text:p>insert into babynames_app_fullnames (id, first_id, last_id, rank, pros, cons) values (74,74,1,0,'','Might confuse people');</text:p>
          </table:table-cell>
          <table:table-cell/>
          <table:table-cell table:formula="of:=CONCATENATE(&quot;insert into babynames_app_nameinfo (id, firstName_id, country_id, gender_id,meaning) values(&quot;;[.A76];&quot;,&quot;;[.A76];&quot;,&quot;;1;&quot;,&quot;;[.D76];&quot;,'&quot;;[.F76];&quot;');&quot;)" office:value-type="string" office:string-value="insert into babynames_app_nameinfo (id, firstName_id, country_id, gender_id,meaning) values(74,74,1,1,'Norwegian version of Nicholas (&quot;people of victory&quot;)');">
            <text:p>insert into babynames_app_nameinfo (id, firstName_id, country_id, gender_id,meaning) values(74,74,1,1,'Norwegian version of Nicholas ("people of victory")');</text:p>
          </table:table-cell>
          <table:table-cell table:number-columns-repeated="241"/>
        </table:table-row>
        <table:table-row table:style-name="ro2">
          <table:table-cell table:formula="of:=[.A76]+1" office:value-type="float" office:value="75">
            <text:p>75</text:p>
          </table:table-cell>
          <table:table-cell office:value-type="string">
            <text:p>Nicanor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Nick</text:p>
          </table:table-cell>
          <table:table-cell office:value-type="string">
            <text:p>"victorious" in Spanish (think the Greek goddess Nike)</text:p>
          </table:table-cell>
          <table:table-cell table:style-name="ce5" office:value-type="string">
            <text:p>Its somewhere in Patrick''s family tree</text:p>
          </table:table-cell>
          <table:table-cell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77];&quot;, '&quot;;[.B77];&quot;');&quot;)" office:value-type="string" office:string-value="Insert into babynames_app_firstname (id, name) values (75, 'Nicanor');">
            <text:p>Insert into babynames_app_firstname (id, name) values (75, 'Nicanor');</text:p>
          </table:table-cell>
          <table:table-cell table:formula="of:=CONCATENATE(&quot;insert into babynames_app_fullnames (id, first_id, last_id, rank, pros, cons) values (&quot;;[.A77];&quot;,&quot;;[.A77];&quot;,&quot;;1;&quot;,&quot;;0;&quot;,'&quot;;[.G77];&quot;','&quot;;[.H77];&quot;');&quot;)" office:value-type="string" office:string-value="insert into babynames_app_fullnames (id, first_id, last_id, rank, pros, cons) values (75,75,1,0,'Its somewhere in Patrick''s family tree','');">
            <text:p>insert into babynames_app_fullnames (id, first_id, last_id, rank, pros, cons) values (75,75,1,0,'Its somewhere in Patrick''s family tree','');</text:p>
          </table:table-cell>
          <table:table-cell/>
          <table:table-cell table:formula="of:=CONCATENATE(&quot;insert into babynames_app_nameinfo (id, firstName_id, country_id, gender_id,meaning) values(&quot;;[.A77];&quot;,&quot;;[.A77];&quot;,&quot;;1;&quot;,&quot;;[.D77];&quot;,'&quot;;[.F77];&quot;');&quot;)" office:value-type="string" office:string-value="insert into babynames_app_nameinfo (id, firstName_id, country_id, gender_id,meaning) values(75,75,1,1,'&quot;victorious&quot; in Spanish (think the Greek goddess Nike)');">
            <text:p>insert into babynames_app_nameinfo (id, firstName_id, country_id, gender_id,meaning) values(75,75,1,1,'"victorious" in Spanish (think the Greek goddess Nike)');</text:p>
          </table:table-cell>
          <table:table-cell table:number-columns-repeated="241"/>
        </table:table-row>
        <table:table-row table:style-name="ro2">
          <table:table-cell table:formula="of:=[.A77]+1" office:value-type="float" office:value="76">
            <text:p>76</text:p>
          </table:table-cell>
          <table:table-cell office:value-type="string">
            <text:p>Niels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Danish variation of Nicholas; Dutch diminutive of Cornelius</text:p>
          </table:table-cell>
          <table:table-cell table:style-name="ce5" office:value-type="string">
            <text:p>The physicist Niels Bohr</text:p>
          </table:table-cell>
          <table:table-cell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78];&quot;, '&quot;;[.B78];&quot;');&quot;)" office:value-type="string" office:string-value="Insert into babynames_app_firstname (id, name) values (76, 'Niels');">
            <text:p>Insert into babynames_app_firstname (id, name) values (76, 'Niels');</text:p>
          </table:table-cell>
          <table:table-cell table:formula="of:=CONCATENATE(&quot;insert into babynames_app_fullnames (id, first_id, last_id, rank, pros, cons) values (&quot;;[.A78];&quot;,&quot;;[.A78];&quot;,&quot;;1;&quot;,&quot;;0;&quot;,'&quot;;[.G78];&quot;','&quot;;[.H78];&quot;');&quot;)" office:value-type="string" office:string-value="insert into babynames_app_fullnames (id, first_id, last_id, rank, pros, cons) values (76,76,1,0,'The physicist Niels Bohr','');">
            <text:p>insert into babynames_app_fullnames (id, first_id, last_id, rank, pros, cons) values (76,76,1,0,'The physicist Niels Bohr','');</text:p>
          </table:table-cell>
          <table:table-cell/>
          <table:table-cell table:formula="of:=CONCATENATE(&quot;insert into babynames_app_nameinfo (id, firstName_id, country_id, gender_id,meaning) values(&quot;;[.A78];&quot;,&quot;;[.A78];&quot;,&quot;;1;&quot;,&quot;;[.D78];&quot;,'&quot;;[.F78];&quot;');&quot;)" office:value-type="string" office:string-value="insert into babynames_app_nameinfo (id, firstName_id, country_id, gender_id,meaning) values(76,76,1,1,'Danish variation of Nicholas; Dutch diminutive of Cornelius');">
            <text:p>insert into babynames_app_nameinfo (id, firstName_id, country_id, gender_id,meaning) values(76,76,1,1,'Danish variation of Nicholas; Dutch diminutive of Cornelius');</text:p>
          </table:table-cell>
          <table:table-cell table:number-columns-repeated="241"/>
        </table:table-row>
        <table:table-row table:style-name="ro2">
          <table:table-cell table:formula="of:=[.A78]+1" office:value-type="float" office:value="77">
            <text:p>77</text:p>
          </table:table-cell>
          <table:table-cell office:value-type="string">
            <text:p>Noah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Noe</text:p>
          </table:table-cell>
          <table:table-cell office:value-type="string">
            <text:p>"rest, wandering" in Hebrew</text:p>
          </table:table-cell>
          <table:table-cell/>
          <table:table-cell table:style-name="ce5" office:value-type="string">
            <text:p>Vanessa''s baby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CONCATENATE(&quot;Insert into babynames_app_firstname (id, name) values (&quot;;[.A79];&quot;, '&quot;;[.B79];&quot;');&quot;)" office:value-type="string" office:string-value="Insert into babynames_app_firstname (id, name) values (77, 'Noah');">
            <text:p>Insert into babynames_app_firstname (id, name) values (77, 'Noah');</text:p>
          </table:table-cell>
          <table:table-cell table:formula="of:=CONCATENATE(&quot;insert into babynames_app_fullnames (id, first_id, last_id, rank, pros, cons) values (&quot;;[.A79];&quot;,&quot;;[.A79];&quot;,&quot;;1;&quot;,&quot;;0;&quot;,'&quot;;[.G79];&quot;','&quot;;[.H79];&quot;');&quot;)" office:value-type="string" office:string-value="insert into babynames_app_fullnames (id, first_id, last_id, rank, pros, cons) values (77,77,1,0,'','Vanessa''s baby');">
            <text:p>insert into babynames_app_fullnames (id, first_id, last_id, rank, pros, cons) values (77,77,1,0,'','Vanessa''s baby');</text:p>
          </table:table-cell>
          <table:table-cell/>
          <table:table-cell table:formula="of:=CONCATENATE(&quot;insert into babynames_app_nameinfo (id, firstName_id, country_id, gender_id,meaning) values(&quot;;[.A79];&quot;,&quot;;[.A79];&quot;,&quot;;1;&quot;,&quot;;[.D79];&quot;,'&quot;;[.F79];&quot;');&quot;)" office:value-type="string" office:string-value="insert into babynames_app_nameinfo (id, firstName_id, country_id, gender_id,meaning) values(77,77,1,1,'&quot;rest, wandering&quot; in Hebrew');">
            <text:p>insert into babynames_app_nameinfo (id, firstName_id, country_id, gender_id,meaning) values(77,77,1,1,'"rest, wandering" in Hebrew');</text:p>
          </table:table-cell>
          <table:table-cell table:number-columns-repeated="241"/>
        </table:table-row>
        <table:table-row table:style-name="ro2">
          <table:table-cell table:formula="of:=[.A79]+1" office:value-type="float" office:value="78">
            <text:p>78</text:p>
          </table:table-cell>
          <table:table-cell office:value-type="string">
            <text:p>Noel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Noe</text:p>
          </table:table-cell>
          <table:table-cell office:value-type="string">
            <text:p>"Christmas" in French</text:p>
          </table:table-cell>
          <table:table-cell/>
          <table:table-cell table:style-name="ce5" office:value-type="string">
            <text:p>Maybe mispronounced</text:p>
          </table:table-cell>
          <table:table-cell office:value-type="float" office:value="418">
            <text:p>418</text:p>
          </table:table-cell>
          <table:table-cell table:style-name="ce5" office:value-type="string">
            <text:p>They are good names =p</text:p>
          </table:table-cell>
          <table:table-cell/>
          <table:table-cell table:formula="of:=CONCATENATE(&quot;Insert into babynames_app_firstname (id, name) values (&quot;;[.A80];&quot;, '&quot;;[.B80];&quot;');&quot;)" office:value-type="string" office:string-value="Insert into babynames_app_firstname (id, name) values (78, 'Noel');">
            <text:p>Insert into babynames_app_firstname (id, name) values (78, 'Noel');</text:p>
          </table:table-cell>
          <table:table-cell table:formula="of:=CONCATENATE(&quot;insert into babynames_app_fullnames (id, first_id, last_id, rank, pros, cons) values (&quot;;[.A80];&quot;,&quot;;[.A80];&quot;,&quot;;1;&quot;,&quot;;0;&quot;,'&quot;;[.G80];&quot;','&quot;;[.H80];&quot;');&quot;)" office:value-type="string" office:string-value="insert into babynames_app_fullnames (id, first_id, last_id, rank, pros, cons) values (78,78,1,0,'','Maybe mispronounced');">
            <text:p>insert into babynames_app_fullnames (id, first_id, last_id, rank, pros, cons) values (78,78,1,0,'','Maybe mispronounced');</text:p>
          </table:table-cell>
          <table:table-cell/>
          <table:table-cell table:formula="of:=CONCATENATE(&quot;insert into babynames_app_nameinfo (id, firstName_id, country_id, gender_id,meaning) values(&quot;;[.A80];&quot;,&quot;;[.A80];&quot;,&quot;;1;&quot;,&quot;;[.D80];&quot;,'&quot;;[.F80];&quot;');&quot;)" office:value-type="string" office:string-value="insert into babynames_app_nameinfo (id, firstName_id, country_id, gender_id,meaning) values(78,78,1,1,'&quot;Christmas&quot; in French');">
            <text:p>insert into babynames_app_nameinfo (id, firstName_id, country_id, gender_id,meaning) values(78,78,1,1,'"Christmas" in French');</text:p>
          </table:table-cell>
          <table:table-cell table:number-columns-repeated="241"/>
        </table:table-row>
        <table:table-row table:style-name="ro2">
          <table:table-cell table:formula="of:=[.A80]+1" office:value-type="float" office:value="79">
            <text:p>79</text:p>
          </table:table-cell>
          <table:table-cell office:value-type="string">
            <text:p>Nor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Nor</text:p>
          </table:table-cell>
          <table:table-cell office:value-type="string">
            <text:p>"light" in Irish, or diminutive of Honora from Greek ("honor")</text:p>
          </table:table-cell>
          <table:table-cell table:number-columns-repeated="2"/>
          <table:table-cell office:value-type="float" office:value="107">
            <text:p>107</text:p>
          </table:table-cell>
          <table:table-cell table:number-columns-repeated="2"/>
          <table:table-cell table:formula="of:=CONCATENATE(&quot;Insert into babynames_app_firstname (id, name) values (&quot;;[.A81];&quot;, '&quot;;[.B81];&quot;');&quot;)" office:value-type="string" office:string-value="Insert into babynames_app_firstname (id, name) values (79, 'Nora');">
            <text:p>Insert into babynames_app_firstname (id, name) values (79, 'Nora');</text:p>
          </table:table-cell>
          <table:table-cell table:formula="of:=CONCATENATE(&quot;insert into babynames_app_fullnames (id, first_id, last_id, rank, pros, cons) values (&quot;;[.A81];&quot;,&quot;;[.A81];&quot;,&quot;;1;&quot;,&quot;;0;&quot;,'&quot;;[.G81];&quot;','&quot;;[.H81];&quot;');&quot;)" office:value-type="string" office:string-value="insert into babynames_app_fullnames (id, first_id, last_id, rank, pros, cons) values (79,79,1,0,'','');">
            <text:p>insert into babynames_app_fullnames (id, first_id, last_id, rank, pros, cons) values (79,79,1,0,'','');</text:p>
          </table:table-cell>
          <table:table-cell/>
          <table:table-cell table:formula="of:=CONCATENATE(&quot;insert into babynames_app_nameinfo (id, firstName_id, country_id, gender_id,meaning) values(&quot;;[.A81];&quot;,&quot;;[.A81];&quot;,&quot;;1;&quot;,&quot;;[.D81];&quot;,'&quot;;[.F81];&quot;');&quot;)" office:value-type="string" office:string-value="insert into babynames_app_nameinfo (id, firstName_id, country_id, gender_id,meaning) values(79,79,1,2,'&quot;light&quot; in Irish, or diminutive of Honora from Greek (&quot;honor&quot;)');">
            <text:p>insert into babynames_app_nameinfo (id, firstName_id, country_id, gender_id,meaning) values(79,79,1,2,'"light" in Irish, or diminutive of Honora from Greek ("honor")');</text:p>
          </table:table-cell>
          <table:table-cell table:number-columns-repeated="241"/>
        </table:table-row>
        <table:table-row table:style-name="ro2">
          <table:table-cell table:formula="of:=[.A81]+1" office:value-type="float" office:value="80">
            <text:p>80</text:p>
          </table:table-cell>
          <table:table-cell office:value-type="string">
            <text:p>Oliver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Olly?</text:p>
          </table:table-cell>
          <table:table-cell office:value-type="string">
            <text:p>"olive tree" in Latin</text:p>
          </table:table-cell>
          <table:table-cell/>
          <table:table-cell table:style-name="ce5" office:value-type="string">
            <text:p>Justin''s Middle name, the book</text:p>
          </table:table-cell>
          <table:table-cell office:value-type="float" office:value="73">
            <text:p>73</text:p>
          </table:table-cell>
          <table:table-cell table:number-columns-repeated="2"/>
          <table:table-cell table:formula="of:=CONCATENATE(&quot;Insert into babynames_app_firstname (id, name) values (&quot;;[.A82];&quot;, '&quot;;[.B82];&quot;');&quot;)" office:value-type="string" office:string-value="Insert into babynames_app_firstname (id, name) values (80, 'Oliver');">
            <text:p>Insert into babynames_app_firstname (id, name) values (80, 'Oliver');</text:p>
          </table:table-cell>
          <table:table-cell table:formula="of:=CONCATENATE(&quot;insert into babynames_app_fullnames (id, first_id, last_id, rank, pros, cons) values (&quot;;[.A82];&quot;,&quot;;[.A82];&quot;,&quot;;1;&quot;,&quot;;0;&quot;,'&quot;;[.G82];&quot;','&quot;;[.H82];&quot;');&quot;)" office:value-type="string" office:string-value="insert into babynames_app_fullnames (id, first_id, last_id, rank, pros, cons) values (80,80,1,0,'','Justin''s Middle name, the book');">
            <text:p>insert into babynames_app_fullnames (id, first_id, last_id, rank, pros, cons) values (80,80,1,0,'','Justin''s Middle name, the book');</text:p>
          </table:table-cell>
          <table:table-cell/>
          <table:table-cell table:formula="of:=CONCATENATE(&quot;insert into babynames_app_nameinfo (id, firstName_id, country_id, gender_id,meaning) values(&quot;;[.A82];&quot;,&quot;;[.A82];&quot;,&quot;;1;&quot;,&quot;;[.D82];&quot;,'&quot;;[.F82];&quot;');&quot;)" office:value-type="string" office:string-value="insert into babynames_app_nameinfo (id, firstName_id, country_id, gender_id,meaning) values(80,80,1,1,'&quot;olive tree&quot; in Latin');">
            <text:p>insert into babynames_app_nameinfo (id, firstName_id, country_id, gender_id,meaning) values(80,80,1,1,'"olive tree" in Latin');</text:p>
          </table:table-cell>
          <table:table-cell table:number-columns-repeated="241"/>
        </table:table-row>
        <table:table-row table:style-name="ro2">
          <table:table-cell table:formula="of:=[.A82]+1" office:value-type="float" office:value="81">
            <text:p>81</text:p>
          </table:table-cell>
          <table:table-cell office:value-type="string">
            <text:p>Olivi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Olive, Liv</text:p>
          </table:table-cell>
          <table:table-cell office:value-type="string">
            <text:p>"olive tree" in Latin (like Oliver)</text:p>
          </table:table-cell>
          <table:table-cell table:style-name="ce5" office:value-type="string">
            <text:p>Cute nicknames, sounds like "I love"</text:p>
          </table:table-cell>
          <table:table-cell table:style-name="ce5" office:value-type="string">
            <text:p>Super popular</text:p>
          </table:table-cell>
          <table:table-cell office:value-type="float" office:value="4">
            <text:p>4</text:p>
          </table:table-cell>
          <table:table-cell table:style-name="ce5" office:value-type="string">
            <text:p>This one is cute, I think I might have a Great Aunt with this name</text:p>
          </table:table-cell>
          <table:table-cell/>
          <table:table-cell table:formula="of:=CONCATENATE(&quot;Insert into babynames_app_firstname (id, name) values (&quot;;[.A83];&quot;, '&quot;;[.B83];&quot;');&quot;)" office:value-type="string" office:string-value="Insert into babynames_app_firstname (id, name) values (81, 'Olivia');">
            <text:p>Insert into babynames_app_firstname (id, name) values (81, 'Olivia');</text:p>
          </table:table-cell>
          <table:table-cell table:formula="of:=CONCATENATE(&quot;insert into babynames_app_fullnames (id, first_id, last_id, rank, pros, cons) values (&quot;;[.A83];&quot;,&quot;;[.A83];&quot;,&quot;;1;&quot;,&quot;;0;&quot;,'&quot;;[.G83];&quot;','&quot;;[.H83];&quot;');&quot;)" office:value-type="string" office:string-value="insert into babynames_app_fullnames (id, first_id, last_id, rank, pros, cons) values (81,81,1,0,'Cute nicknames, sounds like &quot;I love&quot;','Super popular');">
            <text:p>insert into babynames_app_fullnames (id, first_id, last_id, rank, pros, cons) values (81,81,1,0,'Cute nicknames, sounds like "I love"','Super popular');</text:p>
          </table:table-cell>
          <table:table-cell/>
          <table:table-cell table:formula="of:=CONCATENATE(&quot;insert into babynames_app_nameinfo (id, firstName_id, country_id, gender_id,meaning) values(&quot;;[.A83];&quot;,&quot;;[.A83];&quot;,&quot;;1;&quot;,&quot;;[.D83];&quot;,'&quot;;[.F83];&quot;');&quot;)" office:value-type="string" office:string-value="insert into babynames_app_nameinfo (id, firstName_id, country_id, gender_id,meaning) values(81,81,1,2,'&quot;olive tree&quot; in Latin (like Oliver)');">
            <text:p>insert into babynames_app_nameinfo (id, firstName_id, country_id, gender_id,meaning) values(81,81,1,2,'"olive tree" in Latin (like Oliver)');</text:p>
          </table:table-cell>
          <table:table-cell table:number-columns-repeated="241"/>
        </table:table-row>
        <table:table-row table:style-name="ro2">
          <table:table-cell table:formula="of:=[.A83]+1" office:value-type="float" office:value="82">
            <text:p>82</text:p>
          </table:table-cell>
          <table:table-cell office:value-type="string">
            <text:p>Orio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Ryan</text:p>
          </table:table-cell>
          <table:table-cell office:value-type="string">
            <text:p>Greek mythology (hunter who chased Atlas'' daughters)</text:p>
          </table:table-cell>
          <table:table-cell table:style-name="ce5" office:value-type="string">
            <text:p>The Orion Experience, outerspace sounding</text:p>
          </table:table-cell>
          <table:table-cell/>
          <table:table-cell office:value-type="float" office:value="419">
            <text:p>419</text:p>
          </table:table-cell>
          <table:table-cell table:number-columns-repeated="2"/>
          <table:table-cell table:formula="of:=CONCATENATE(&quot;Insert into babynames_app_firstname (id, name) values (&quot;;[.A84];&quot;, '&quot;;[.B84];&quot;');&quot;)" office:value-type="string" office:string-value="Insert into babynames_app_firstname (id, name) values (82, 'Orion');">
            <text:p>Insert into babynames_app_firstname (id, name) values (82, 'Orion');</text:p>
          </table:table-cell>
          <table:table-cell table:formula="of:=CONCATENATE(&quot;insert into babynames_app_fullnames (id, first_id, last_id, rank, pros, cons) values (&quot;;[.A84];&quot;,&quot;;[.A84];&quot;,&quot;;1;&quot;,&quot;;0;&quot;,'&quot;;[.G84];&quot;','&quot;;[.H84];&quot;');&quot;)" office:value-type="string" office:string-value="insert into babynames_app_fullnames (id, first_id, last_id, rank, pros, cons) values (82,82,1,0,'The Orion Experience, outerspace sounding','');">
            <text:p>insert into babynames_app_fullnames (id, first_id, last_id, rank, pros, cons) values (82,82,1,0,'The Orion Experience, outerspace sounding','');</text:p>
          </table:table-cell>
          <table:table-cell/>
          <table:table-cell table:formula="of:=CONCATENATE(&quot;insert into babynames_app_nameinfo (id, firstName_id, country_id, gender_id,meaning) values(&quot;;[.A84];&quot;,&quot;;[.A84];&quot;,&quot;;1;&quot;,&quot;;[.D84];&quot;,'&quot;;[.F84];&quot;');&quot;)" office:value-type="string" office:string-value="insert into babynames_app_nameinfo (id, firstName_id, country_id, gender_id,meaning) values(82,82,1,1,'Greek mythology (hunter who chased Atlas'' daughters)');">
            <text:p>insert into babynames_app_nameinfo (id, firstName_id, country_id, gender_id,meaning) values(82,82,1,1,'Greek mythology (hunter who chased Atlas'' daughters)');</text:p>
          </table:table-cell>
          <table:table-cell table:number-columns-repeated="241"/>
        </table:table-row>
        <table:table-row table:style-name="ro2">
          <table:table-cell table:formula="of:=[.A84]+1" office:value-type="float" office:value="83">
            <text:p>83</text:p>
          </table:table-cell>
          <table:table-cell office:value-type="string">
            <text:p>Oscar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"champion warrior" in English</text:p>
          </table:table-cell>
          <table:table-cell table:style-name="ce5" office:value-type="string">
            <text:p>Can be said in Spanish</text:p>
          </table:table-cell>
          <table:table-cell table:style-name="ce5" office:value-type="string">
            <text:p>The grouch</text:p>
          </table:table-cell>
          <table:table-cell office:value-type="float" office:value="177">
            <text:p>177</text:p>
          </table:table-cell>
          <table:table-cell table:number-columns-repeated="2"/>
          <table:table-cell table:formula="of:=CONCATENATE(&quot;Insert into babynames_app_firstname (id, name) values (&quot;;[.A85];&quot;, '&quot;;[.B85];&quot;');&quot;)" office:value-type="string" office:string-value="Insert into babynames_app_firstname (id, name) values (83, 'Oscar');">
            <text:p>Insert into babynames_app_firstname (id, name) values (83, 'Oscar');</text:p>
          </table:table-cell>
          <table:table-cell table:formula="of:=CONCATENATE(&quot;insert into babynames_app_fullnames (id, first_id, last_id, rank, pros, cons) values (&quot;;[.A85];&quot;,&quot;;[.A85];&quot;,&quot;;1;&quot;,&quot;;0;&quot;,'&quot;;[.G85];&quot;','&quot;;[.H85];&quot;');&quot;)" office:value-type="string" office:string-value="insert into babynames_app_fullnames (id, first_id, last_id, rank, pros, cons) values (83,83,1,0,'Can be said in Spanish','The grouch');">
            <text:p>insert into babynames_app_fullnames (id, first_id, last_id, rank, pros, cons) values (83,83,1,0,'Can be said in Spanish','The grouch');</text:p>
          </table:table-cell>
          <table:table-cell/>
          <table:table-cell table:formula="of:=CONCATENATE(&quot;insert into babynames_app_nameinfo (id, firstName_id, country_id, gender_id,meaning) values(&quot;;[.A85];&quot;,&quot;;[.A85];&quot;,&quot;;1;&quot;,&quot;;[.D85];&quot;,'&quot;;[.F85];&quot;');&quot;)" office:value-type="string" office:string-value="insert into babynames_app_nameinfo (id, firstName_id, country_id, gender_id,meaning) values(83,83,1,1,'&quot;champion warrior&quot; in English');">
            <text:p>insert into babynames_app_nameinfo (id, firstName_id, country_id, gender_id,meaning) values(83,83,1,1,'"champion warrior" in English');</text:p>
          </table:table-cell>
          <table:table-cell table:number-columns-repeated="241"/>
        </table:table-row>
        <table:table-row table:style-name="ro2">
          <table:table-cell table:formula="of:=[.A85]+1" office:value-type="float" office:value="84">
            <text:p>84</text:p>
          </table:table-cell>
          <table:table-cell office:value-type="string">
            <text:p>Palom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Palomita, Aloma, Pal</text:p>
          </table:table-cell>
          <table:table-cell office:value-type="string">
            <text:p>"dove" in Spanish</text:p>
          </table:table-cell>
          <table:table-cell table:number-columns-repeated="2"/>
          <table:table-cell office:value-type="float" office:value="791">
            <text:p>791</text:p>
          </table:table-cell>
          <table:table-cell table:number-columns-repeated="2"/>
          <table:table-cell table:formula="of:=CONCATENATE(&quot;Insert into babynames_app_firstname (id, name) values (&quot;;[.A86];&quot;, '&quot;;[.B86];&quot;');&quot;)" office:value-type="string" office:string-value="Insert into babynames_app_firstname (id, name) values (84, 'Paloma');">
            <text:p>Insert into babynames_app_firstname (id, name) values (84, 'Paloma');</text:p>
          </table:table-cell>
          <table:table-cell table:formula="of:=CONCATENATE(&quot;insert into babynames_app_fullnames (id, first_id, last_id, rank, pros, cons) values (&quot;;[.A86];&quot;,&quot;;[.A86];&quot;,&quot;;1;&quot;,&quot;;0;&quot;,'&quot;;[.G86];&quot;','&quot;;[.H86];&quot;');&quot;)" office:value-type="string" office:string-value="insert into babynames_app_fullnames (id, first_id, last_id, rank, pros, cons) values (84,84,1,0,'','');">
            <text:p>insert into babynames_app_fullnames (id, first_id, last_id, rank, pros, cons) values (84,84,1,0,'','');</text:p>
          </table:table-cell>
          <table:table-cell/>
          <table:table-cell table:formula="of:=CONCATENATE(&quot;insert into babynames_app_nameinfo (id, firstName_id, country_id, gender_id,meaning) values(&quot;;[.A86];&quot;,&quot;;[.A86];&quot;,&quot;;1;&quot;,&quot;;[.D86];&quot;,'&quot;;[.F86];&quot;');&quot;)" office:value-type="string" office:string-value="insert into babynames_app_nameinfo (id, firstName_id, country_id, gender_id,meaning) values(84,84,1,2,'&quot;dove&quot; in Spanish');">
            <text:p>insert into babynames_app_nameinfo (id, firstName_id, country_id, gender_id,meaning) values(84,84,1,2,'"dove" in Spanish');</text:p>
          </table:table-cell>
          <table:table-cell table:number-columns-repeated="241"/>
        </table:table-row>
        <table:table-row table:style-name="ro2">
          <table:table-cell table:formula="of:=[.A86]+1" office:value-type="float" office:value="85">
            <text:p>85</text:p>
          </table:table-cell>
          <table:table-cell office:value-type="string">
            <text:p>Paulin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Polly</text:p>
          </table:table-cell>
          <table:table-cell office:value-type="string">
            <text:p>"small" in Latin (like Paul)</text:p>
          </table:table-cell>
          <table:table-cell table:number-columns-repeated="2"/>
          <table:table-cell office:value-type="float" office:value="193">
            <text:p>193</text:p>
          </table:table-cell>
          <table:table-cell table:number-columns-repeated="2"/>
          <table:table-cell table:formula="of:=CONCATENATE(&quot;Insert into babynames_app_firstname (id, name) values (&quot;;[.A87];&quot;, '&quot;;[.B87];&quot;');&quot;)" office:value-type="string" office:string-value="Insert into babynames_app_firstname (id, name) values (85, 'Paulina');">
            <text:p>Insert into babynames_app_firstname (id, name) values (85, 'Paulina');</text:p>
          </table:table-cell>
          <table:table-cell table:formula="of:=CONCATENATE(&quot;insert into babynames_app_fullnames (id, first_id, last_id, rank, pros, cons) values (&quot;;[.A87];&quot;,&quot;;[.A87];&quot;,&quot;;1;&quot;,&quot;;0;&quot;,'&quot;;[.G87];&quot;','&quot;;[.H87];&quot;');&quot;)" office:value-type="string" office:string-value="insert into babynames_app_fullnames (id, first_id, last_id, rank, pros, cons) values (85,85,1,0,'','');">
            <text:p>insert into babynames_app_fullnames (id, first_id, last_id, rank, pros, cons) values (85,85,1,0,'','');</text:p>
          </table:table-cell>
          <table:table-cell/>
          <table:table-cell table:formula="of:=CONCATENATE(&quot;insert into babynames_app_nameinfo (id, firstName_id, country_id, gender_id,meaning) values(&quot;;[.A87];&quot;,&quot;;[.A87];&quot;,&quot;;1;&quot;,&quot;;[.D87];&quot;,'&quot;;[.F87];&quot;');&quot;)" office:value-type="string" office:string-value="insert into babynames_app_nameinfo (id, firstName_id, country_id, gender_id,meaning) values(85,85,1,2,'&quot;small&quot; in Latin (like Paul)');">
            <text:p>insert into babynames_app_nameinfo (id, firstName_id, country_id, gender_id,meaning) values(85,85,1,2,'"small" in Latin (like Paul)');</text:p>
          </table:table-cell>
          <table:table-cell table:number-columns-repeated="241"/>
        </table:table-row>
        <table:table-row table:style-name="ro2">
          <table:table-cell table:formula="of:=[.A87]+1" office:value-type="float" office:value="86">
            <text:p>86</text:p>
          </table:table-cell>
          <table:table-cell office:value-type="string">
            <text:p>Penelope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Penny, Nell, Poppy</text:p>
          </table:table-cell>
          <table:table-cell office:value-type="string">
            <text:p>"weaver" in Greek</text:p>
          </table:table-cell>
          <table:table-cell table:style-name="ce5" office:value-type="string">
            <text:p>PIT initials</text:p>
          </table:table-cell>
          <table:table-cell/>
          <table:table-cell office:value-type="float" office:value="125">
            <text:p>125</text:p>
          </table:table-cell>
          <table:table-cell table:style-name="ce5" office:value-type="string">
            <text:p>Penelope Ingrid Thomas is genius =p</text:p>
          </table:table-cell>
          <table:table-cell table:style-name="ce5" office:value-type="string">
            <text:p>I agree!</text:p>
          </table:table-cell>
          <table:table-cell table:formula="of:=CONCATENATE(&quot;Insert into babynames_app_firstname (id, name) values (&quot;;[.A88];&quot;, '&quot;;[.B88];&quot;');&quot;)" office:value-type="string" office:string-value="Insert into babynames_app_firstname (id, name) values (86, 'Penelope');">
            <text:p>Insert into babynames_app_firstname (id, name) values (86, 'Penelope');</text:p>
          </table:table-cell>
          <table:table-cell table:formula="of:=CONCATENATE(&quot;insert into babynames_app_fullnames (id, first_id, last_id, rank, pros, cons) values (&quot;;[.A88];&quot;,&quot;;[.A88];&quot;,&quot;;1;&quot;,&quot;;0;&quot;,'&quot;;[.G88];&quot;','&quot;;[.H88];&quot;');&quot;)" office:value-type="string" office:string-value="insert into babynames_app_fullnames (id, first_id, last_id, rank, pros, cons) values (86,86,1,0,'PIT initials','');">
            <text:p>insert into babynames_app_fullnames (id, first_id, last_id, rank, pros, cons) values (86,86,1,0,'PIT initials','');</text:p>
          </table:table-cell>
          <table:table-cell/>
          <table:table-cell table:formula="of:=CONCATENATE(&quot;insert into babynames_app_nameinfo (id, firstName_id, country_id, gender_id,meaning) values(&quot;;[.A88];&quot;,&quot;;[.A88];&quot;,&quot;;1;&quot;,&quot;;[.D88];&quot;,'&quot;;[.F88];&quot;');&quot;)" office:value-type="string" office:string-value="insert into babynames_app_nameinfo (id, firstName_id, country_id, gender_id,meaning) values(86,86,1,2,'&quot;weaver&quot; in Greek');">
            <text:p>insert into babynames_app_nameinfo (id, firstName_id, country_id, gender_id,meaning) values(86,86,1,2,'"weaver" in Greek');</text:p>
          </table:table-cell>
          <table:table-cell table:number-columns-repeated="241"/>
        </table:table-row>
        <table:table-row table:style-name="ro2">
          <table:table-cell table:formula="of:=[.A88]+1" office:value-type="float" office:value="87">
            <text:p>87</text:p>
          </table:table-cell>
          <table:table-cell office:value-type="string">
            <text:p>Percival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Percy, Perry</text:p>
          </table:table-cell>
          <table:table-cell office:value-type="string">
            <text:p>"one who pierces the valley" in French</text:p>
          </table:table-cell>
          <table:table-cell/>
          <table:table-cell table:style-name="ce5" office:value-type="string">
            <text:p>HP character</text:p>
          </table:table-cell>
          <table:table-cell table:style-name="ce6" office:value-type="string">
            <text:p>none</text:p>
          </table:table-cell>
          <table:table-cell table:style-name="ce5" office:value-type="string">
            <text:p>Haha!  thought that one was better</text:p>
          </table:table-cell>
          <table:table-cell/>
          <table:table-cell table:formula="of:=CONCATENATE(&quot;Insert into babynames_app_firstname (id, name) values (&quot;;[.A89];&quot;, '&quot;;[.B89];&quot;');&quot;)" office:value-type="string" office:string-value="Insert into babynames_app_firstname (id, name) values (87, 'Percival');">
            <text:p>Insert into babynames_app_firstname (id, name) values (87, 'Percival');</text:p>
          </table:table-cell>
          <table:table-cell table:formula="of:=CONCATENATE(&quot;insert into babynames_app_fullnames (id, first_id, last_id, rank, pros, cons) values (&quot;;[.A89];&quot;,&quot;;[.A89];&quot;,&quot;;1;&quot;,&quot;;0;&quot;,'&quot;;[.G89];&quot;','&quot;;[.H89];&quot;');&quot;)" office:value-type="string" office:string-value="insert into babynames_app_fullnames (id, first_id, last_id, rank, pros, cons) values (87,87,1,0,'','HP character');">
            <text:p>insert into babynames_app_fullnames (id, first_id, last_id, rank, pros, cons) values (87,87,1,0,'','HP character');</text:p>
          </table:table-cell>
          <table:table-cell/>
          <table:table-cell table:formula="of:=CONCATENATE(&quot;insert into babynames_app_nameinfo (id, firstName_id, country_id, gender_id,meaning) values(&quot;;[.A89];&quot;,&quot;;[.A89];&quot;,&quot;;1;&quot;,&quot;;[.D89];&quot;,'&quot;;[.F89];&quot;');&quot;)" office:value-type="string" office:string-value="insert into babynames_app_nameinfo (id, firstName_id, country_id, gender_id,meaning) values(87,87,1,1,'&quot;one who pierces the valley&quot; in French');">
            <text:p>insert into babynames_app_nameinfo (id, firstName_id, country_id, gender_id,meaning) values(87,87,1,1,'"one who pierces the valley" in French');</text:p>
          </table:table-cell>
          <table:table-cell table:number-columns-repeated="241"/>
        </table:table-row>
        <table:table-row table:style-name="ro2">
          <table:table-cell table:formula="of:=[.A89]+1" office:value-type="float" office:value="88">
            <text:p>88</text:p>
          </table:table-cell>
          <table:table-cell office:value-type="string">
            <text:p>Petul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Pet, Tula, Tulie</text:p>
          </table:table-cell>
          <table:table-cell office:value-type="string">
            <text:p>Modern name (meaning unknown)</text:p>
          </table:table-cell>
          <table:table-cell table:style-name="ce5" office:value-type="string">
            <text:p>Namesake of Petula Clark ("Downtown" singer!)</text:p>
          </table:table-cell>
          <table:table-cell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90];&quot;, '&quot;;[.B90];&quot;');&quot;)" office:value-type="string" office:string-value="Insert into babynames_app_firstname (id, name) values (88, 'Petula');">
            <text:p>Insert into babynames_app_firstname (id, name) values (88, 'Petula');</text:p>
          </table:table-cell>
          <table:table-cell table:formula="of:=CONCATENATE(&quot;insert into babynames_app_fullnames (id, first_id, last_id, rank, pros, cons) values (&quot;;[.A90];&quot;,&quot;;[.A90];&quot;,&quot;;1;&quot;,&quot;;0;&quot;,'&quot;;[.G90];&quot;','&quot;;[.H90];&quot;');&quot;)" office:value-type="string" office:string-value="insert into babynames_app_fullnames (id, first_id, last_id, rank, pros, cons) values (88,88,1,0,'Namesake of Petula Clark (&quot;Downtown&quot; singer!)','');">
            <text:p>insert into babynames_app_fullnames (id, first_id, last_id, rank, pros, cons) values (88,88,1,0,'Namesake of Petula Clark ("Downtown" singer!)','');</text:p>
          </table:table-cell>
          <table:table-cell/>
          <table:table-cell table:formula="of:=CONCATENATE(&quot;insert into babynames_app_nameinfo (id, firstName_id, country_id, gender_id,meaning) values(&quot;;[.A90];&quot;,&quot;;[.A90];&quot;,&quot;;1;&quot;,&quot;;[.D90];&quot;,'&quot;;[.F90];&quot;');&quot;)" office:value-type="string" office:string-value="insert into babynames_app_nameinfo (id, firstName_id, country_id, gender_id,meaning) values(88,88,1,2,'Modern name (meaning unknown)');">
            <text:p>insert into babynames_app_nameinfo (id, firstName_id, country_id, gender_id,meaning) values(88,88,1,2,'Modern name (meaning unknown)');</text:p>
          </table:table-cell>
          <table:table-cell table:number-columns-repeated="241"/>
        </table:table-row>
        <table:table-row table:style-name="ro2">
          <table:table-cell table:formula="of:=[.A90]+1" office:value-type="float" office:value="89">
            <text:p>89</text:p>
          </table:table-cell>
          <table:table-cell office:value-type="string">
            <text:p>Pilar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"pillar" in Spanish (honors the Virgin Mary)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91];&quot;, '&quot;;[.B91];&quot;');&quot;)" office:value-type="string" office:string-value="Insert into babynames_app_firstname (id, name) values (89, 'Pilar');">
            <text:p>Insert into babynames_app_firstname (id, name) values (89, 'Pilar');</text:p>
          </table:table-cell>
          <table:table-cell table:formula="of:=CONCATENATE(&quot;insert into babynames_app_fullnames (id, first_id, last_id, rank, pros, cons) values (&quot;;[.A91];&quot;,&quot;;[.A91];&quot;,&quot;;1;&quot;,&quot;;0;&quot;,'&quot;;[.G91];&quot;','&quot;;[.H91];&quot;');&quot;)" office:value-type="string" office:string-value="insert into babynames_app_fullnames (id, first_id, last_id, rank, pros, cons) values (89,89,1,0,'','');">
            <text:p>insert into babynames_app_fullnames (id, first_id, last_id, rank, pros, cons) values (89,89,1,0,'','');</text:p>
          </table:table-cell>
          <table:table-cell/>
          <table:table-cell table:formula="of:=CONCATENATE(&quot;insert into babynames_app_nameinfo (id, firstName_id, country_id, gender_id,meaning) values(&quot;;[.A91];&quot;,&quot;;[.A91];&quot;,&quot;;1;&quot;,&quot;;[.D91];&quot;,'&quot;;[.F91];&quot;');&quot;)" office:value-type="string" office:string-value="insert into babynames_app_nameinfo (id, firstName_id, country_id, gender_id,meaning) values(89,89,1,2,'&quot;pillar&quot; in Spanish (honors the Virgin Mary)');">
            <text:p>insert into babynames_app_nameinfo (id, firstName_id, country_id, gender_id,meaning) values(89,89,1,2,'"pillar" in Spanish (honors the Virgin Mary)');</text:p>
          </table:table-cell>
          <table:table-cell table:number-columns-repeated="241"/>
        </table:table-row>
        <table:table-row table:style-name="ro2">
          <table:table-cell table:formula="of:=[.A91]+1" office:value-type="float" office:value="90">
            <text:p>90</text:p>
          </table:table-cell>
          <table:table-cell office:value-type="string">
            <text:p>Piper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Pippi</text:p>
          </table:table-cell>
          <table:table-cell office:value-type="string">
            <text:p>English occupational name</text:p>
          </table:table-cell>
          <table:table-cell table:number-columns-repeated="2"/>
          <table:table-cell office:value-type="float" office:value="98">
            <text:p>98</text:p>
          </table:table-cell>
          <table:table-cell table:number-columns-repeated="2"/>
          <table:table-cell table:formula="of:=CONCATENATE(&quot;Insert into babynames_app_firstname (id, name) values (&quot;;[.A92];&quot;, '&quot;;[.B92];&quot;');&quot;)" office:value-type="string" office:string-value="Insert into babynames_app_firstname (id, name) values (90, 'Piper');">
            <text:p>Insert into babynames_app_firstname (id, name) values (90, 'Piper');</text:p>
          </table:table-cell>
          <table:table-cell table:formula="of:=CONCATENATE(&quot;insert into babynames_app_fullnames (id, first_id, last_id, rank, pros, cons) values (&quot;;[.A92];&quot;,&quot;;[.A92];&quot;,&quot;;1;&quot;,&quot;;0;&quot;,'&quot;;[.G92];&quot;','&quot;;[.H92];&quot;');&quot;)" office:value-type="string" office:string-value="insert into babynames_app_fullnames (id, first_id, last_id, rank, pros, cons) values (90,90,1,0,'','');">
            <text:p>insert into babynames_app_fullnames (id, first_id, last_id, rank, pros, cons) values (90,90,1,0,'','');</text:p>
          </table:table-cell>
          <table:table-cell/>
          <table:table-cell table:formula="of:=CONCATENATE(&quot;insert into babynames_app_nameinfo (id, firstName_id, country_id, gender_id,meaning) values(&quot;;[.A92];&quot;,&quot;;[.A92];&quot;,&quot;;1;&quot;,&quot;;[.D92];&quot;,'&quot;;[.F92];&quot;');&quot;)" office:value-type="string" office:string-value="insert into babynames_app_nameinfo (id, firstName_id, country_id, gender_id,meaning) values(90,90,1,2,'English occupational name');">
            <text:p>insert into babynames_app_nameinfo (id, firstName_id, country_id, gender_id,meaning) values(90,90,1,2,'English occupational name');</text:p>
          </table:table-cell>
          <table:table-cell table:number-columns-repeated="241"/>
        </table:table-row>
        <table:table-row table:style-name="ro2">
          <table:table-cell table:formula="of:=[.A92]+1" office:value-type="float" office:value="91">
            <text:p>91</text:p>
          </table:table-cell>
          <table:table-cell office:value-type="string">
            <text:p>Pree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Pree-T</text:p>
          </table:table-cell>
          <table:table-cell office:value-type="string">
            <text:p>not found</text:p>
          </table:table-cell>
          <table:table-cell/>
          <table:table-cell table:style-name="ce5" office:value-type="string">
            <text:p>Hard to spell</text:p>
          </table:table-cell>
          <table:table-cell table:style-name="Default"/>
          <table:table-cell table:number-columns-repeated="2"/>
          <table:table-cell table:formula="of:=CONCATENATE(&quot;Insert into babynames_app_firstname (id, name) values (&quot;;[.A93];&quot;, '&quot;;[.B93];&quot;');&quot;)" office:value-type="string" office:string-value="Insert into babynames_app_firstname (id, name) values (91, 'Pree');">
            <text:p>Insert into babynames_app_firstname (id, name) values (91, 'Pree');</text:p>
          </table:table-cell>
          <table:table-cell table:formula="of:=CONCATENATE(&quot;insert into babynames_app_fullnames (id, first_id, last_id, rank, pros, cons) values (&quot;;[.A93];&quot;,&quot;;[.A93];&quot;,&quot;;1;&quot;,&quot;;0;&quot;,'&quot;;[.G93];&quot;','&quot;;[.H93];&quot;');&quot;)" office:value-type="string" office:string-value="insert into babynames_app_fullnames (id, first_id, last_id, rank, pros, cons) values (91,91,1,0,'','Hard to spell');">
            <text:p>insert into babynames_app_fullnames (id, first_id, last_id, rank, pros, cons) values (91,91,1,0,'','Hard to spell');</text:p>
          </table:table-cell>
          <table:table-cell/>
          <table:table-cell table:formula="of:=CONCATENATE(&quot;insert into babynames_app_nameinfo (id, firstName_id, country_id, gender_id,meaning) values(&quot;;[.A93];&quot;,&quot;;[.A93];&quot;,&quot;;1;&quot;,&quot;;[.D93];&quot;,'&quot;;[.F93];&quot;');&quot;)" office:value-type="string" office:string-value="insert into babynames_app_nameinfo (id, firstName_id, country_id, gender_id,meaning) values(91,91,1,2,'not found');">
            <text:p>insert into babynames_app_nameinfo (id, firstName_id, country_id, gender_id,meaning) values(91,91,1,2,'not found');</text:p>
          </table:table-cell>
          <table:table-cell table:number-columns-repeated="241"/>
        </table:table-row>
        <table:table-row table:style-name="ro2">
          <table:table-cell table:formula="of:=[.A93]+1" office:value-type="float" office:value="92">
            <text:p>92</text:p>
          </table:table-cell>
          <table:table-cell office:value-type="string">
            <text:p>Remingto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Remon, Tony, Remy</text:p>
          </table:table-cell>
          <table:table-cell office:value-type="string">
            <text:p>"place on a riverbank" in English</text:p>
          </table:table-cell>
          <table:table-cell table:style-name="ce5" office:value-type="string">
            <text:p>Remo-o-o-o-on</text:p>
          </table:table-cell>
          <table:table-cell table:style-name="ce5" office:value-type="string">
            <text:p>Sounds a little stuffy</text:p>
          </table:table-cell>
          <table:table-cell office:value-type="float" office:value="421">
            <text:p>421</text:p>
          </table:table-cell>
          <table:table-cell table:number-columns-repeated="2"/>
          <table:table-cell table:formula="of:=CONCATENATE(&quot;Insert into babynames_app_firstname (id, name) values (&quot;;[.A94];&quot;, '&quot;;[.B94];&quot;');&quot;)" office:value-type="string" office:string-value="Insert into babynames_app_firstname (id, name) values (92, 'Remington');">
            <text:p>Insert into babynames_app_firstname (id, name) values (92, 'Remington');</text:p>
          </table:table-cell>
          <table:table-cell table:formula="of:=CONCATENATE(&quot;insert into babynames_app_fullnames (id, first_id, last_id, rank, pros, cons) values (&quot;;[.A94];&quot;,&quot;;[.A94];&quot;,&quot;;1;&quot;,&quot;;0;&quot;,'&quot;;[.G94];&quot;','&quot;;[.H94];&quot;');&quot;)" office:value-type="string" office:string-value="insert into babynames_app_fullnames (id, first_id, last_id, rank, pros, cons) values (92,92,1,0,'Remo-o-o-o-on','Sounds a little stuffy');">
            <text:p>insert into babynames_app_fullnames (id, first_id, last_id, rank, pros, cons) values (92,92,1,0,'Remo-o-o-o-on','Sounds a little stuffy');</text:p>
          </table:table-cell>
          <table:table-cell/>
          <table:table-cell table:formula="of:=CONCATENATE(&quot;insert into babynames_app_nameinfo (id, firstName_id, country_id, gender_id,meaning) values(&quot;;[.A94];&quot;,&quot;;[.A94];&quot;,&quot;;1;&quot;,&quot;;[.D94];&quot;,'&quot;;[.F94];&quot;');&quot;)" office:value-type="string" office:string-value="insert into babynames_app_nameinfo (id, firstName_id, country_id, gender_id,meaning) values(92,92,1,1,'&quot;place on a riverbank&quot; in English');">
            <text:p>insert into babynames_app_nameinfo (id, firstName_id, country_id, gender_id,meaning) values(92,92,1,1,'"place on a riverbank" in English');</text:p>
          </table:table-cell>
          <table:table-cell table:number-columns-repeated="241"/>
        </table:table-row>
        <table:table-row table:style-name="ro2">
          <table:table-cell table:formula="of:=[.A94]+1" office:value-type="float" office:value="93">
            <text:p>93</text:p>
          </table:table-cell>
          <table:table-cell office:value-type="string">
            <text:p>Riorda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"bard, royal poet" in Irish</text:p>
          </table:table-cell>
          <table:table-cell/>
          <table:table-cell table:style-name="ce5" office:value-type="string">
            <text:p>pronunciation?</text:p>
          </table:table-cell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95];&quot;, '&quot;;[.B95];&quot;');&quot;)" office:value-type="string" office:string-value="Insert into babynames_app_firstname (id, name) values (93, 'Riordan');">
            <text:p>Insert into babynames_app_firstname (id, name) values (93, 'Riordan');</text:p>
          </table:table-cell>
          <table:table-cell table:formula="of:=CONCATENATE(&quot;insert into babynames_app_fullnames (id, first_id, last_id, rank, pros, cons) values (&quot;;[.A95];&quot;,&quot;;[.A95];&quot;,&quot;;1;&quot;,&quot;;0;&quot;,'&quot;;[.G95];&quot;','&quot;;[.H95];&quot;');&quot;)" office:value-type="string" office:string-value="insert into babynames_app_fullnames (id, first_id, last_id, rank, pros, cons) values (93,93,1,0,'','pronunciation?');">
            <text:p>insert into babynames_app_fullnames (id, first_id, last_id, rank, pros, cons) values (93,93,1,0,'','pronunciation?');</text:p>
          </table:table-cell>
          <table:table-cell/>
          <table:table-cell table:formula="of:=CONCATENATE(&quot;insert into babynames_app_nameinfo (id, firstName_id, country_id, gender_id,meaning) values(&quot;;[.A95];&quot;,&quot;;[.A95];&quot;,&quot;;1;&quot;,&quot;;[.D95];&quot;,'&quot;;[.F95];&quot;');&quot;)" office:value-type="string" office:string-value="insert into babynames_app_nameinfo (id, firstName_id, country_id, gender_id,meaning) values(93,93,1,1,'&quot;bard, royal poet&quot; in Irish');">
            <text:p>insert into babynames_app_nameinfo (id, firstName_id, country_id, gender_id,meaning) values(93,93,1,1,'"bard, royal poet" in Irish');</text:p>
          </table:table-cell>
          <table:table-cell table:number-columns-repeated="241"/>
        </table:table-row>
        <table:table-row table:style-name="ro2">
          <table:table-cell table:formula="of:=[.A95]+1" office:value-type="float" office:value="94">
            <text:p>94</text:p>
          </table:table-cell>
          <table:table-cell office:value-type="string">
            <text:p>Rocco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Rocky, Coco</text:p>
          </table:table-cell>
          <table:table-cell office:value-type="string">
            <text:p>"crow" in German and Italian</text:p>
          </table:table-cell>
          <table:table-cell table:style-name="ce5" office:value-type="string">
            <text:p>Rocco''s Modern Life</text:p>
          </table:table-cell>
          <table:table-cell/>
          <table:table-cell office:value-type="float" office:value="415">
            <text:p>415</text:p>
          </table:table-cell>
          <table:table-cell table:number-columns-repeated="2"/>
          <table:table-cell table:formula="of:=CONCATENATE(&quot;Insert into babynames_app_firstname (id, name) values (&quot;;[.A96];&quot;, '&quot;;[.B96];&quot;');&quot;)" office:value-type="string" office:string-value="Insert into babynames_app_firstname (id, name) values (94, 'Rocco');">
            <text:p>Insert into babynames_app_firstname (id, name) values (94, 'Rocco');</text:p>
          </table:table-cell>
          <table:table-cell table:formula="of:=CONCATENATE(&quot;insert into babynames_app_fullnames (id, first_id, last_id, rank, pros, cons) values (&quot;;[.A96];&quot;,&quot;;[.A96];&quot;,&quot;;1;&quot;,&quot;;0;&quot;,'&quot;;[.G96];&quot;','&quot;;[.H96];&quot;');&quot;)" office:value-type="string" office:string-value="insert into babynames_app_fullnames (id, first_id, last_id, rank, pros, cons) values (94,94,1,0,'Rocco''s Modern Life','');">
            <text:p>insert into babynames_app_fullnames (id, first_id, last_id, rank, pros, cons) values (94,94,1,0,'Rocco''s Modern Life','');</text:p>
          </table:table-cell>
          <table:table-cell/>
          <table:table-cell table:formula="of:=CONCATENATE(&quot;insert into babynames_app_nameinfo (id, firstName_id, country_id, gender_id,meaning) values(&quot;;[.A96];&quot;,&quot;;[.A96];&quot;,&quot;;1;&quot;,&quot;;[.D96];&quot;,'&quot;;[.F96];&quot;');&quot;)" office:value-type="string" office:string-value="insert into babynames_app_nameinfo (id, firstName_id, country_id, gender_id,meaning) values(94,94,1,1,'&quot;crow&quot; in German and Italian');">
            <text:p>insert into babynames_app_nameinfo (id, firstName_id, country_id, gender_id,meaning) values(94,94,1,1,'"crow" in German and Italian');</text:p>
          </table:table-cell>
          <table:table-cell table:number-columns-repeated="241"/>
        </table:table-row>
        <table:table-row table:style-name="ro2">
          <table:table-cell table:formula="of:=[.A96]+1" office:value-type="float" office:value="95">
            <text:p>95</text:p>
          </table:table-cell>
          <table:table-cell office:value-type="string">
            <text:p>Roger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Rodge</text:p>
          </table:table-cell>
          <table:table-cell office:value-type="string">
            <text:p>"famous warrior" in German</text:p>
          </table:table-cell>
          <table:table-cell table:number-columns-repeated="2"/>
          <table:table-cell office:value-type="float" office:value="566">
            <text:p>566</text:p>
          </table:table-cell>
          <table:table-cell table:style-name="ce5" office:value-type="string">
            <text:p>alternate - Rogelio</text:p>
          </table:table-cell>
          <table:table-cell/>
          <table:table-cell table:formula="of:=CONCATENATE(&quot;Insert into babynames_app_firstname (id, name) values (&quot;;[.A97];&quot;, '&quot;;[.B97];&quot;');&quot;)" office:value-type="string" office:string-value="Insert into babynames_app_firstname (id, name) values (95, 'Roger');">
            <text:p>Insert into babynames_app_firstname (id, name) values (95, 'Roger');</text:p>
          </table:table-cell>
          <table:table-cell table:formula="of:=CONCATENATE(&quot;insert into babynames_app_fullnames (id, first_id, last_id, rank, pros, cons) values (&quot;;[.A97];&quot;,&quot;;[.A97];&quot;,&quot;;1;&quot;,&quot;;0;&quot;,'&quot;;[.G97];&quot;','&quot;;[.H97];&quot;');&quot;)" office:value-type="string" office:string-value="insert into babynames_app_fullnames (id, first_id, last_id, rank, pros, cons) values (95,95,1,0,'','');">
            <text:p>insert into babynames_app_fullnames (id, first_id, last_id, rank, pros, cons) values (95,95,1,0,'','');</text:p>
          </table:table-cell>
          <table:table-cell/>
          <table:table-cell table:formula="of:=CONCATENATE(&quot;insert into babynames_app_nameinfo (id, firstName_id, country_id, gender_id,meaning) values(&quot;;[.A97];&quot;,&quot;;[.A97];&quot;,&quot;;1;&quot;,&quot;;[.D97];&quot;,'&quot;;[.F97];&quot;');&quot;)" office:value-type="string" office:string-value="insert into babynames_app_nameinfo (id, firstName_id, country_id, gender_id,meaning) values(95,95,1,1,'&quot;famous warrior&quot; in German');">
            <text:p>insert into babynames_app_nameinfo (id, firstName_id, country_id, gender_id,meaning) values(95,95,1,1,'"famous warrior" in German');</text:p>
          </table:table-cell>
          <table:table-cell table:number-columns-repeated="241"/>
        </table:table-row>
        <table:table-row table:style-name="ro2">
          <table:table-cell table:formula="of:=[.A97]+1" office:value-type="float" office:value="96">
            <text:p>96</text:p>
          </table:table-cell>
          <table:table-cell office:value-type="string">
            <text:p>Samuel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Sam, Sammy</text:p>
          </table:table-cell>
          <table:table-cell office:value-type="string">
            <text:p>"told by God" in Hebrew</text:p>
          </table:table-cell>
          <table:table-cell table:style-name="ce5" office:value-type="string">
            <text:p>Can be said in Spanish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table:formula="of:=CONCATENATE(&quot;Insert into babynames_app_firstname (id, name) values (&quot;;[.A98];&quot;, '&quot;;[.B98];&quot;');&quot;)" office:value-type="string" office:string-value="Insert into babynames_app_firstname (id, name) values (96, 'Samuel');">
            <text:p>Insert into babynames_app_firstname (id, name) values (96, 'Samuel');</text:p>
          </table:table-cell>
          <table:table-cell table:formula="of:=CONCATENATE(&quot;insert into babynames_app_fullnames (id, first_id, last_id, rank, pros, cons) values (&quot;;[.A98];&quot;,&quot;;[.A98];&quot;,&quot;;1;&quot;,&quot;;0;&quot;,'&quot;;[.G98];&quot;','&quot;;[.H98];&quot;');&quot;)" office:value-type="string" office:string-value="insert into babynames_app_fullnames (id, first_id, last_id, rank, pros, cons) values (96,96,1,0,'Can be said in Spanish','');">
            <text:p>insert into babynames_app_fullnames (id, first_id, last_id, rank, pros, cons) values (96,96,1,0,'Can be said in Spanish','');</text:p>
          </table:table-cell>
          <table:table-cell/>
          <table:table-cell table:formula="of:=CONCATENATE(&quot;insert into babynames_app_nameinfo (id, firstName_id, country_id, gender_id,meaning) values(&quot;;[.A98];&quot;,&quot;;[.A98];&quot;,&quot;;1;&quot;,&quot;;[.D98];&quot;,'&quot;;[.F98];&quot;');&quot;)" office:value-type="string" office:string-value="insert into babynames_app_nameinfo (id, firstName_id, country_id, gender_id,meaning) values(96,96,1,1,'&quot;told by God&quot; in Hebrew');">
            <text:p>insert into babynames_app_nameinfo (id, firstName_id, country_id, gender_id,meaning) values(96,96,1,1,'"told by God" in Hebrew');</text:p>
          </table:table-cell>
          <table:table-cell table:number-columns-repeated="241"/>
        </table:table-row>
        <table:table-row table:style-name="ro2">
          <table:table-cell table:formula="of:=[.A98]+1" office:value-type="float" office:value="97">
            <text:p>97</text:p>
          </table:table-cell>
          <table:table-cell office:value-type="string">
            <text:p>Sebastia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Bastian, Seb, Bas</text:p>
          </table:table-cell>
          <table:table-cell office:value-type="string">
            <text:p>"from Sebasta" in Latin (from Greek)</text:p>
          </table:table-cell>
          <table:table-cell/>
          <table:table-cell table:style-name="ce5" office:value-type="string">
            <text:p>Little Mermaid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CONCATENATE(&quot;Insert into babynames_app_firstname (id, name) values (&quot;;[.A99];&quot;, '&quot;;[.B99];&quot;');&quot;)" office:value-type="string" office:string-value="Insert into babynames_app_firstname (id, name) values (97, 'Sebastian');">
            <text:p>Insert into babynames_app_firstname (id, name) values (97, 'Sebastian');</text:p>
          </table:table-cell>
          <table:table-cell table:formula="of:=CONCATENATE(&quot;insert into babynames_app_fullnames (id, first_id, last_id, rank, pros, cons) values (&quot;;[.A99];&quot;,&quot;;[.A99];&quot;,&quot;;1;&quot;,&quot;;0;&quot;,'&quot;;[.G99];&quot;','&quot;;[.H99];&quot;');&quot;)" office:value-type="string" office:string-value="insert into babynames_app_fullnames (id, first_id, last_id, rank, pros, cons) values (97,97,1,0,'','Little Mermaid');">
            <text:p>insert into babynames_app_fullnames (id, first_id, last_id, rank, pros, cons) values (97,97,1,0,'','Little Mermaid');</text:p>
          </table:table-cell>
          <table:table-cell/>
          <table:table-cell table:formula="of:=CONCATENATE(&quot;insert into babynames_app_nameinfo (id, firstName_id, country_id, gender_id,meaning) values(&quot;;[.A99];&quot;,&quot;;[.A99];&quot;,&quot;;1;&quot;,&quot;;[.D99];&quot;,'&quot;;[.F99];&quot;');&quot;)" office:value-type="string" office:string-value="insert into babynames_app_nameinfo (id, firstName_id, country_id, gender_id,meaning) values(97,97,1,1,'&quot;from Sebasta&quot; in Latin (from Greek)');">
            <text:p>insert into babynames_app_nameinfo (id, firstName_id, country_id, gender_id,meaning) values(97,97,1,1,'"from Sebasta" in Latin (from Greek)');</text:p>
          </table:table-cell>
          <table:table-cell table:number-columns-repeated="241"/>
        </table:table-row>
        <table:table-row table:style-name="ro2">
          <table:table-cell table:formula="of:=[.A99]+1" office:value-type="float" office:value="98">
            <text:p>98</text:p>
          </table:table-cell>
          <table:table-cell office:value-type="string">
            <text:p>Simo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Sy</text:p>
          </table:table-cell>
          <table:table-cell office:value-type="string">
            <text:p>"the listener" in Hebrew</text:p>
          </table:table-cell>
          <table:table-cell table:style-name="ce5" office:value-type="string">
            <text:p>Can be said in Spanish</text:p>
          </table:table-cell>
          <table:table-cell table:style-name="ce5" office:value-type="string">
            <text:p>Chipmunk</text:p>
          </table:table-cell>
          <table:table-cell office:value-type="float" office:value="255">
            <text:p>255</text:p>
          </table:table-cell>
          <table:table-cell table:style-name="ce5" office:value-type="string">
            <text:p>Due to popular demand! =)</text:p>
          </table:table-cell>
          <table:table-cell table:style-name="ce5" office:value-type="string">
            <text:p>=)</text:p>
          </table:table-cell>
          <table:table-cell table:formula="of:=CONCATENATE(&quot;Insert into babynames_app_firstname (id, name) values (&quot;;[.A100];&quot;, '&quot;;[.B100];&quot;');&quot;)" office:value-type="string" office:string-value="Insert into babynames_app_firstname (id, name) values (98, 'Simon');">
            <text:p>Insert into babynames_app_firstname (id, name) values (98, 'Simon');</text:p>
          </table:table-cell>
          <table:table-cell table:formula="of:=CONCATENATE(&quot;insert into babynames_app_fullnames (id, first_id, last_id, rank, pros, cons) values (&quot;;[.A100];&quot;,&quot;;[.A100];&quot;,&quot;;1;&quot;,&quot;;0;&quot;,'&quot;;[.G100];&quot;','&quot;;[.H100];&quot;');&quot;)" office:value-type="string" office:string-value="insert into babynames_app_fullnames (id, first_id, last_id, rank, pros, cons) values (98,98,1,0,'Can be said in Spanish','Chipmunk');">
            <text:p>insert into babynames_app_fullnames (id, first_id, last_id, rank, pros, cons) values (98,98,1,0,'Can be said in Spanish','Chipmunk');</text:p>
          </table:table-cell>
          <table:table-cell/>
          <table:table-cell table:formula="of:=CONCATENATE(&quot;insert into babynames_app_nameinfo (id, firstName_id, country_id, gender_id,meaning) values(&quot;;[.A100];&quot;,&quot;;[.A100];&quot;,&quot;;1;&quot;,&quot;;[.D100];&quot;,'&quot;;[.F100];&quot;');&quot;)" office:value-type="string" office:string-value="insert into babynames_app_nameinfo (id, firstName_id, country_id, gender_id,meaning) values(98,98,1,1,'&quot;the listener&quot; in Hebrew');">
            <text:p>insert into babynames_app_nameinfo (id, firstName_id, country_id, gender_id,meaning) values(98,98,1,1,'"the listener" in Hebrew');</text:p>
          </table:table-cell>
          <table:table-cell table:number-columns-repeated="241"/>
        </table:table-row>
        <table:table-row table:style-name="ro2">
          <table:table-cell table:formula="of:=[.A100]+1" office:value-type="float" office:value="99">
            <text:p>99</text:p>
          </table:table-cell>
          <table:table-cell office:value-type="string">
            <text:p>Sydney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Sid</text:p>
          </table:table-cell>
          <table:table-cell office:value-type="string">
            <text:p>"Saint Denis" in French</text:p>
          </table:table-cell>
          <table:table-cell table:number-columns-repeated="2"/>
          <table:table-cell office:value-type="float" office:value="78">
            <text:p>78</text:p>
          </table:table-cell>
          <table:table-cell table:number-columns-repeated="2"/>
          <table:table-cell table:formula="of:=CONCATENATE(&quot;Insert into babynames_app_firstname (id, name) values (&quot;;[.A101];&quot;, '&quot;;[.B101];&quot;');&quot;)" office:value-type="string" office:string-value="Insert into babynames_app_firstname (id, name) values (99, 'Sydney');">
            <text:p>Insert into babynames_app_firstname (id, name) values (99, 'Sydney');</text:p>
          </table:table-cell>
          <table:table-cell table:formula="of:=CONCATENATE(&quot;insert into babynames_app_fullnames (id, first_id, last_id, rank, pros, cons) values (&quot;;[.A101];&quot;,&quot;;[.A101];&quot;,&quot;;1;&quot;,&quot;;0;&quot;,'&quot;;[.G101];&quot;','&quot;;[.H101];&quot;');&quot;)" office:value-type="string" office:string-value="insert into babynames_app_fullnames (id, first_id, last_id, rank, pros, cons) values (99,99,1,0,'','');">
            <text:p>insert into babynames_app_fullnames (id, first_id, last_id, rank, pros, cons) values (99,99,1,0,'','');</text:p>
          </table:table-cell>
          <table:table-cell/>
          <table:table-cell table:formula="of:=CONCATENATE(&quot;insert into babynames_app_nameinfo (id, firstName_id, country_id, gender_id,meaning) values(&quot;;[.A101];&quot;,&quot;;[.A101];&quot;,&quot;;1;&quot;,&quot;;[.D101];&quot;,'&quot;;[.F101];&quot;');&quot;)" office:value-type="string" office:string-value="insert into babynames_app_nameinfo (id, firstName_id, country_id, gender_id,meaning) values(99,99,1,2,'&quot;Saint Denis&quot; in French');">
            <text:p>insert into babynames_app_nameinfo (id, firstName_id, country_id, gender_id,meaning) values(99,99,1,2,'"Saint Denis" in French');</text:p>
          </table:table-cell>
          <table:table-cell table:number-columns-repeated="241"/>
        </table:table-row>
        <table:table-row table:style-name="ro2">
          <table:table-cell table:formula="of:=[.A101]+1" office:value-type="float" office:value="100">
            <text:p>100</text:p>
          </table:table-cell>
          <table:table-cell office:value-type="string">
            <text:p>Talullah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Tally, Lula</text:p>
          </table:table-cell>
          <table:table-cell office:value-type="string">
            <text:p>"lady of abundance" in Irish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style-name="ce5" office:value-type="string">
            <text:p>alternate spelling - Talula, Talulla, Tallulah</text:p>
          </table:table-cell>
          <table:table-cell/>
          <table:table-cell table:formula="of:=CONCATENATE(&quot;Insert into babynames_app_firstname (id, name) values (&quot;;[.A102];&quot;, '&quot;;[.B102];&quot;');&quot;)" office:value-type="string" office:string-value="Insert into babynames_app_firstname (id, name) values (100, 'Talullah');">
            <text:p>Insert into babynames_app_firstname (id, name) values (100, 'Talullah');</text:p>
          </table:table-cell>
          <table:table-cell table:formula="of:=CONCATENATE(&quot;insert into babynames_app_fullnames (id, first_id, last_id, rank, pros, cons) values (&quot;;[.A102];&quot;,&quot;;[.A102];&quot;,&quot;;1;&quot;,&quot;;0;&quot;,'&quot;;[.G102];&quot;','&quot;;[.H102];&quot;');&quot;)" office:value-type="string" office:string-value="insert into babynames_app_fullnames (id, first_id, last_id, rank, pros, cons) values (100,100,1,0,'','');">
            <text:p>insert into babynames_app_fullnames (id, first_id, last_id, rank, pros, cons) values (100,100,1,0,'','');</text:p>
          </table:table-cell>
          <table:table-cell/>
          <table:table-cell table:formula="of:=CONCATENATE(&quot;insert into babynames_app_nameinfo (id, firstName_id, country_id, gender_id,meaning) values(&quot;;[.A102];&quot;,&quot;;[.A102];&quot;,&quot;;1;&quot;,&quot;;[.D102];&quot;,'&quot;;[.F102];&quot;');&quot;)" office:value-type="string" office:string-value="insert into babynames_app_nameinfo (id, firstName_id, country_id, gender_id,meaning) values(100,100,1,2,'&quot;lady of abundance&quot; in Irish');">
            <text:p>insert into babynames_app_nameinfo (id, firstName_id, country_id, gender_id,meaning) values(100,100,1,2,'"lady of abundance" in Irish');</text:p>
          </table:table-cell>
          <table:table-cell table:number-columns-repeated="241"/>
        </table:table-row>
        <table:table-row table:style-name="ro2">
          <table:table-cell table:formula="of:=[.A102]+1" office:value-type="float" office:value="101">
            <text:p>101</text:p>
          </table:table-cell>
          <table:table-cell office:value-type="string">
            <text:p>Thali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Thal, Lia</text:p>
          </table:table-cell>
          <table:table-cell office:value-type="string">
            <text:p>"to fluorish" in Greek</text:p>
          </table:table-cell>
          <table:table-cell table:style-name="ce5" office:value-type="string">
            <text:p>Greek muse of comedy, one of the Graces</text:p>
          </table:table-cell>
          <table:table-cell/>
          <table:table-cell office:value-type="float" office:value="929">
            <text:p>929</text:p>
          </table:table-cell>
          <table:table-cell table:style-name="ce5" office:value-type="string">
            <text:p>alternate spelling - Talia</text:p>
          </table:table-cell>
          <table:table-cell/>
          <table:table-cell table:formula="of:=CONCATENATE(&quot;Insert into babynames_app_firstname (id, name) values (&quot;;[.A103];&quot;, '&quot;;[.B103];&quot;');&quot;)" office:value-type="string" office:string-value="Insert into babynames_app_firstname (id, name) values (101, 'Thalia');">
            <text:p>Insert into babynames_app_firstname (id, name) values (101, 'Thalia');</text:p>
          </table:table-cell>
          <table:table-cell table:formula="of:=CONCATENATE(&quot;insert into babynames_app_fullnames (id, first_id, last_id, rank, pros, cons) values (&quot;;[.A103];&quot;,&quot;;[.A103];&quot;,&quot;;1;&quot;,&quot;;0;&quot;,'&quot;;[.G103];&quot;','&quot;;[.H103];&quot;');&quot;)" office:value-type="string" office:string-value="insert into babynames_app_fullnames (id, first_id, last_id, rank, pros, cons) values (101,101,1,0,'Greek muse of comedy, one of the Graces','');">
            <text:p>insert into babynames_app_fullnames (id, first_id, last_id, rank, pros, cons) values (101,101,1,0,'Greek muse of comedy, one of the Graces','');</text:p>
          </table:table-cell>
          <table:table-cell/>
          <table:table-cell table:formula="of:=CONCATENATE(&quot;insert into babynames_app_nameinfo (id, firstName_id, country_id, gender_id,meaning) values(&quot;;[.A103];&quot;,&quot;;[.A103];&quot;,&quot;;1;&quot;,&quot;;[.D103];&quot;,'&quot;;[.F103];&quot;');&quot;)" office:value-type="string" office:string-value="insert into babynames_app_nameinfo (id, firstName_id, country_id, gender_id,meaning) values(101,101,1,2,'&quot;to fluorish&quot; in Greek');">
            <text:p>insert into babynames_app_nameinfo (id, firstName_id, country_id, gender_id,meaning) values(101,101,1,2,'"to fluorish" in Greek');</text:p>
          </table:table-cell>
          <table:table-cell table:number-columns-repeated="241"/>
        </table:table-row>
        <table:table-row table:style-name="ro2">
          <table:table-cell table:formula="of:=[.A103]+1" office:value-type="float" office:value="102">
            <text:p>102</text:p>
          </table:table-cell>
          <table:table-cell office:value-type="string">
            <text:p>Theodore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Teddy, Theo</text:p>
          </table:table-cell>
          <table:table-cell office:value-type="string">
            <text:p>"gift of God" in Greek</text:p>
          </table:table-cell>
          <table:table-cell table:style-name="ce5" office:value-type="string">
            <text:p>President Roosevelt</text:p>
          </table:table-cell>
          <table:table-cell table:style-name="ce5" office:value-type="string">
            <text:p>Chipmunk</text:p>
          </table:table-cell>
          <table:table-cell office:value-type="float" office:value="197">
            <text:p>197</text:p>
          </table:table-cell>
          <table:table-cell table:number-columns-repeated="2"/>
          <table:table-cell table:formula="of:=CONCATENATE(&quot;Insert into babynames_app_firstname (id, name) values (&quot;;[.A104];&quot;, '&quot;;[.B104];&quot;');&quot;)" office:value-type="string" office:string-value="Insert into babynames_app_firstname (id, name) values (102, 'Theodore');">
            <text:p>Insert into babynames_app_firstname (id, name) values (102, 'Theodore');</text:p>
          </table:table-cell>
          <table:table-cell table:formula="of:=CONCATENATE(&quot;insert into babynames_app_fullnames (id, first_id, last_id, rank, pros, cons) values (&quot;;[.A104];&quot;,&quot;;[.A104];&quot;,&quot;;1;&quot;,&quot;;0;&quot;,'&quot;;[.G104];&quot;','&quot;;[.H104];&quot;');&quot;)" office:value-type="string" office:string-value="insert into babynames_app_fullnames (id, first_id, last_id, rank, pros, cons) values (102,102,1,0,'President Roosevelt','Chipmunk');">
            <text:p>insert into babynames_app_fullnames (id, first_id, last_id, rank, pros, cons) values (102,102,1,0,'President Roosevelt','Chipmunk');</text:p>
          </table:table-cell>
          <table:table-cell/>
          <table:table-cell table:formula="of:=CONCATENATE(&quot;insert into babynames_app_nameinfo (id, firstName_id, country_id, gender_id,meaning) values(&quot;;[.A104];&quot;,&quot;;[.A104];&quot;,&quot;;1;&quot;,&quot;;[.D104];&quot;,'&quot;;[.F104];&quot;');&quot;)" office:value-type="string" office:string-value="insert into babynames_app_nameinfo (id, firstName_id, country_id, gender_id,meaning) values(102,102,1,1,'&quot;gift of God&quot; in Greek');">
            <text:p>insert into babynames_app_nameinfo (id, firstName_id, country_id, gender_id,meaning) values(102,102,1,1,'"gift of God" in Greek');</text:p>
          </table:table-cell>
          <table:table-cell table:number-columns-repeated="241"/>
        </table:table-row>
        <table:table-row table:style-name="ro2">
          <table:table-cell table:formula="of:=[.A104]+1" office:value-type="float" office:value="103">
            <text:p>103</text:p>
          </table:table-cell>
          <table:table-cell office:value-type="string">
            <text:p>Thomas</text:p>
          </table:table-cell>
          <table:table-cell table:style-name="ce3"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Tom-Tom</text:p>
          </table:table-cell>
          <table:table-cell office:value-type="string">
            <text:p>"twin" in Aramaic</text:p>
          </table:table-cell>
          <table:table-cell/>
          <table:table-cell table:style-name="ce5" office:value-type="string">
            <text:p>Doesn''t go with last name =p</text:p>
          </table:table-cell>
          <table:table-cell office:value-type="float" office:value="63">
            <text:p>63</text:p>
          </table:table-cell>
          <table:table-cell table:style-name="ce5" office:value-type="string">
            <text:p>"=p"</text:p>
          </table:table-cell>
          <table:table-cell/>
          <table:table-cell table:formula="of:=CONCATENATE(&quot;Insert into babynames_app_firstname (id, name) values (&quot;;[.A105];&quot;, '&quot;;[.B105];&quot;');&quot;)" office:value-type="string" office:string-value="Insert into babynames_app_firstname (id, name) values (103, 'Thomas');">
            <text:p>Insert into babynames_app_firstname (id, name) values (103, 'Thomas');</text:p>
          </table:table-cell>
          <table:table-cell table:formula="of:=CONCATENATE(&quot;insert into babynames_app_fullnames (id, first_id, last_id, rank, pros, cons) values (&quot;;[.A105];&quot;,&quot;;[.A105];&quot;,&quot;;1;&quot;,&quot;;0;&quot;,'&quot;;[.G105];&quot;','&quot;;[.H105];&quot;');&quot;)" office:value-type="string" office:string-value="insert into babynames_app_fullnames (id, first_id, last_id, rank, pros, cons) values (103,103,1,0,'','Doesn''t go with last name =p');">
            <text:p>insert into babynames_app_fullnames (id, first_id, last_id, rank, pros, cons) values (103,103,1,0,'','Doesn''t go with last name =p');</text:p>
          </table:table-cell>
          <table:table-cell/>
          <table:table-cell table:formula="of:=CONCATENATE(&quot;insert into babynames_app_nameinfo (id, firstName_id, country_id, gender_id,meaning) values(&quot;;[.A105];&quot;,&quot;;[.A105];&quot;,&quot;;1;&quot;,&quot;;[.D105];&quot;,'&quot;;[.F105];&quot;');&quot;)" office:value-type="string" office:string-value="insert into babynames_app_nameinfo (id, firstName_id, country_id, gender_id,meaning) values(103,103,1,1,'&quot;twin&quot; in Aramaic');">
            <text:p>insert into babynames_app_nameinfo (id, firstName_id, country_id, gender_id,meaning) values(103,103,1,1,'"twin" in Aramaic');</text:p>
          </table:table-cell>
          <table:table-cell table:number-columns-repeated="241"/>
        </table:table-row>
        <table:table-row table:style-name="ro2">
          <table:table-cell table:formula="of:=[.A105]+1" office:value-type="float" office:value="104">
            <text:p>104</text:p>
          </table:table-cell>
          <table:table-cell office:value-type="string">
            <text:p>Tobias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Tobey</text:p>
          </table:table-cell>
          <table:table-cell office:value-type="string">
            <text:p>"God is good" in Greek (from Hebrew)</text:p>
          </table:table-cell>
          <table:table-cell table:style-name="ce5" office:value-type="string">
            <text:p>Tobias32</text:p>
          </table:table-cell>
          <table:table-cell table:style-name="ce5" office:value-type="string">
            <text:p>Not sure it works with Thomas</text:p>
          </table:table-cell>
          <table:table-cell office:value-type="float" office:value="516">
            <text:p>516</text:p>
          </table:table-cell>
          <table:table-cell table:style-name="ce5" office:value-type="string">
            <text:p>Agreed</text:p>
          </table:table-cell>
          <table:table-cell/>
          <table:table-cell table:formula="of:=CONCATENATE(&quot;Insert into babynames_app_firstname (id, name) values (&quot;;[.A106];&quot;, '&quot;;[.B106];&quot;');&quot;)" office:value-type="string" office:string-value="Insert into babynames_app_firstname (id, name) values (104, 'Tobias');">
            <text:p>Insert into babynames_app_firstname (id, name) values (104, 'Tobias');</text:p>
          </table:table-cell>
          <table:table-cell table:formula="of:=CONCATENATE(&quot;insert into babynames_app_fullnames (id, first_id, last_id, rank, pros, cons) values (&quot;;[.A106];&quot;,&quot;;[.A106];&quot;,&quot;;1;&quot;,&quot;;0;&quot;,'&quot;;[.G106];&quot;','&quot;;[.H106];&quot;');&quot;)" office:value-type="string" office:string-value="insert into babynames_app_fullnames (id, first_id, last_id, rank, pros, cons) values (104,104,1,0,'Tobias32','Not sure it works with Thomas');">
            <text:p>insert into babynames_app_fullnames (id, first_id, last_id, rank, pros, cons) values (104,104,1,0,'Tobias32','Not sure it works with Thomas');</text:p>
          </table:table-cell>
          <table:table-cell/>
          <table:table-cell table:formula="of:=CONCATENATE(&quot;insert into babynames_app_nameinfo (id, firstName_id, country_id, gender_id,meaning) values(&quot;;[.A106];&quot;,&quot;;[.A106];&quot;,&quot;;1;&quot;,&quot;;[.D106];&quot;,'&quot;;[.F106];&quot;');&quot;)" office:value-type="string" office:string-value="insert into babynames_app_nameinfo (id, firstName_id, country_id, gender_id,meaning) values(104,104,1,1,'&quot;God is good&quot; in Greek (from Hebrew)');">
            <text:p>insert into babynames_app_nameinfo (id, firstName_id, country_id, gender_id,meaning) values(104,104,1,1,'"God is good" in Greek (from Hebrew)');</text:p>
          </table:table-cell>
          <table:table-cell table:number-columns-repeated="241"/>
        </table:table-row>
        <table:table-row table:style-name="ro2">
          <table:table-cell table:formula="of:=[.A106]+1" office:value-type="float" office:value="105">
            <text:p>105</text:p>
          </table:table-cell>
          <table:table-cell office:value-type="string">
            <text:p>Violet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Vi, Leti</text:p>
          </table:table-cell>
          <table:table-cell office:value-type="string">
            <text:p>"purple" in Latin, also a flower</text:p>
          </table:table-cell>
          <table:table-cell table:style-name="ce5" office:value-type="string">
            <text:p>Favorite color (purple)</text:p>
          </table:table-cell>
          <table:table-cell table:style-name="ce5" office:value-type="string">
            <text:p>Close to ''violent''?</text:p>
          </table:table-cell>
          <table:table-cell office:value-type="float" office:value="89">
            <text:p>89</text:p>
          </table:table-cell>
          <table:table-cell table:number-columns-repeated="2"/>
          <table:table-cell table:formula="of:=CONCATENATE(&quot;Insert into babynames_app_firstname (id, name) values (&quot;;[.A107];&quot;, '&quot;;[.B107];&quot;');&quot;)" office:value-type="string" office:string-value="Insert into babynames_app_firstname (id, name) values (105, 'Violet');">
            <text:p>Insert into babynames_app_firstname (id, name) values (105, 'Violet');</text:p>
          </table:table-cell>
          <table:table-cell table:formula="of:=CONCATENATE(&quot;insert into babynames_app_fullnames (id, first_id, last_id, rank, pros, cons) values (&quot;;[.A107];&quot;,&quot;;[.A107];&quot;,&quot;;1;&quot;,&quot;;0;&quot;,'&quot;;[.G107];&quot;','&quot;;[.H107];&quot;');&quot;)" office:value-type="string" office:string-value="insert into babynames_app_fullnames (id, first_id, last_id, rank, pros, cons) values (105,105,1,0,'Favorite color (purple)','Close to ''violent''?');">
            <text:p>insert into babynames_app_fullnames (id, first_id, last_id, rank, pros, cons) values (105,105,1,0,'Favorite color (purple)','Close to ''violent''?');</text:p>
          </table:table-cell>
          <table:table-cell/>
          <table:table-cell table:formula="of:=CONCATENATE(&quot;insert into babynames_app_nameinfo (id, firstName_id, country_id, gender_id,meaning) values(&quot;;[.A107];&quot;,&quot;;[.A107];&quot;,&quot;;1;&quot;,&quot;;[.D107];&quot;,'&quot;;[.F107];&quot;');&quot;)" office:value-type="string" office:string-value="insert into babynames_app_nameinfo (id, firstName_id, country_id, gender_id,meaning) values(105,105,1,2,'&quot;purple&quot; in Latin, also a flower');">
            <text:p>insert into babynames_app_nameinfo (id, firstName_id, country_id, gender_id,meaning) values(105,105,1,2,'"purple" in Latin, also a flower');</text:p>
          </table:table-cell>
          <table:table-cell table:number-columns-repeated="241"/>
        </table:table-row>
        <table:table-row table:style-name="ro2">
          <table:table-cell table:formula="of:=[.A107]+1" office:value-type="float" office:value="106">
            <text:p>106</text:p>
          </table:table-cell>
          <table:table-cell office:value-type="string">
            <text:p>Willem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Will</text:p>
          </table:table-cell>
          <table:table-cell office:value-type="string">
            <text:p>Dutch version of William ("resolute protector")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108];&quot;, '&quot;;[.B108];&quot;');&quot;)" office:value-type="string" office:string-value="Insert into babynames_app_firstname (id, name) values (106, 'Willem');">
            <text:p>Insert into babynames_app_firstname (id, name) values (106, 'Willem');</text:p>
          </table:table-cell>
          <table:table-cell table:formula="of:=CONCATENATE(&quot;insert into babynames_app_fullnames (id, first_id, last_id, rank, pros, cons) values (&quot;;[.A108];&quot;,&quot;;[.A108];&quot;,&quot;;1;&quot;,&quot;;0;&quot;,'&quot;;[.G108];&quot;','&quot;;[.H108];&quot;');&quot;)" office:value-type="string" office:string-value="insert into babynames_app_fullnames (id, first_id, last_id, rank, pros, cons) values (106,106,1,0,'','');">
            <text:p>insert into babynames_app_fullnames (id, first_id, last_id, rank, pros, cons) values (106,106,1,0,'','');</text:p>
          </table:table-cell>
          <table:table-cell/>
          <table:table-cell table:formula="of:=CONCATENATE(&quot;insert into babynames_app_nameinfo (id, firstName_id, country_id, gender_id,meaning) values(&quot;;[.A108];&quot;,&quot;;[.A108];&quot;,&quot;;1;&quot;,&quot;;[.D108];&quot;,'&quot;;[.F108];&quot;');&quot;)" office:value-type="string" office:string-value="insert into babynames_app_nameinfo (id, firstName_id, country_id, gender_id,meaning) values(106,106,1,1,'Dutch version of William (&quot;resolute protector&quot;)');">
            <text:p>insert into babynames_app_nameinfo (id, firstName_id, country_id, gender_id,meaning) values(106,106,1,1,'Dutch version of William ("resolute protector")');</text:p>
          </table:table-cell>
          <table:table-cell table:number-columns-repeated="241"/>
        </table:table-row>
        <table:table-row table:style-name="ro2">
          <table:table-cell table:formula="of:=[.A108]+1" office:value-type="float" office:value="107">
            <text:p>107</text:p>
          </table:table-cell>
          <table:table-cell office:value-type="string">
            <text:p>William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Liam</text:p>
          </table:table-cell>
          <table:table-cell office:value-type="string">
            <text:p>"resolute protection" in English (from German)</text:p>
          </table:table-cell>
          <table:table-cell table:style-name="ce5" office:value-type="string">
            <text:p>Liam is a cool nickname</text:p>
          </table:table-cell>
          <table:table-cell table:style-name="ce5" office:value-type="string">
            <text:p>super common, people saying Will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CONCATENATE(&quot;Insert into babynames_app_firstname (id, name) values (&quot;;[.A109];&quot;, '&quot;;[.B109];&quot;');&quot;)" office:value-type="string" office:string-value="Insert into babynames_app_firstname (id, name) values (107, 'William');">
            <text:p>Insert into babynames_app_firstname (id, name) values (107, 'William');</text:p>
          </table:table-cell>
          <table:table-cell table:formula="of:=CONCATENATE(&quot;insert into babynames_app_fullnames (id, first_id, last_id, rank, pros, cons) values (&quot;;[.A109];&quot;,&quot;;[.A109];&quot;,&quot;;1;&quot;,&quot;;0;&quot;,'&quot;;[.G109];&quot;','&quot;;[.H109];&quot;');&quot;)" office:value-type="string" office:string-value="insert into babynames_app_fullnames (id, first_id, last_id, rank, pros, cons) values (107,107,1,0,'Liam is a cool nickname','super common, people saying Will');">
            <text:p>insert into babynames_app_fullnames (id, first_id, last_id, rank, pros, cons) values (107,107,1,0,'Liam is a cool nickname','super common, people saying Will');</text:p>
          </table:table-cell>
          <table:table-cell/>
          <table:table-cell table:formula="of:=CONCATENATE(&quot;insert into babynames_app_nameinfo (id, firstName_id, country_id, gender_id,meaning) values(&quot;;[.A109];&quot;,&quot;;[.A109];&quot;,&quot;;1;&quot;,&quot;;[.D109];&quot;,'&quot;;[.F109];&quot;');&quot;)" office:value-type="string" office:string-value="insert into babynames_app_nameinfo (id, firstName_id, country_id, gender_id,meaning) values(107,107,1,1,'&quot;resolute protection&quot; in English (from German)');">
            <text:p>insert into babynames_app_nameinfo (id, firstName_id, country_id, gender_id,meaning) values(107,107,1,1,'"resolute protection" in English (from German)');</text:p>
          </table:table-cell>
          <table:table-cell table:number-columns-repeated="241"/>
        </table:table-row>
        <table:table-row table:style-name="ro2">
          <table:table-cell table:formula="of:=[.A109]+1" office:value-type="float" office:value="108">
            <text:p>108</text:p>
          </table:table-cell>
          <table:table-cell office:value-type="string">
            <text:p>Zor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Zor</text:p>
          </table:table-cell>
          <table:table-cell office:value-type="string">
            <text:p>"dawn, or bargain" in Arabic or Slavic</text:p>
          </table:table-cell>
          <table:table-cell/>
          <table:table-cell table:style-name="ce5" office:value-type="string">
            <text:p>Close to a bad word in Spanish</text:p>
          </table:table-cell>
          <table:table-cell table:style-name="ce6" office:value-type="string">
            <text:p>none</text:p>
          </table:table-cell>
          <table:table-cell table:style-name="ce5" office:value-type="string">
            <text:p>alternate name - Zorah</text:p>
          </table:table-cell>
          <table:table-cell/>
          <table:table-cell table:formula="of:=CONCATENATE(&quot;Insert into babynames_app_firstname (id, name) values (&quot;;[.A110];&quot;, '&quot;;[.B110];&quot;');&quot;)" office:value-type="string" office:string-value="Insert into babynames_app_firstname (id, name) values (108, 'Zora');">
            <text:p>Insert into babynames_app_firstname (id, name) values (108, 'Zora');</text:p>
          </table:table-cell>
          <table:table-cell table:formula="of:=CONCATENATE(&quot;insert into babynames_app_fullnames (id, first_id, last_id, rank, pros, cons) values (&quot;;[.A110];&quot;,&quot;;[.A110];&quot;,&quot;;1;&quot;,&quot;;0;&quot;,'&quot;;[.G110];&quot;','&quot;;[.H110];&quot;');&quot;)" office:value-type="string" office:string-value="insert into babynames_app_fullnames (id, first_id, last_id, rank, pros, cons) values (108,108,1,0,'','Close to a bad word in Spanish');">
            <text:p>insert into babynames_app_fullnames (id, first_id, last_id, rank, pros, cons) values (108,108,1,0,'','Close to a bad word in Spanish');</text:p>
          </table:table-cell>
          <table:table-cell/>
          <table:table-cell table:formula="of:=CONCATENATE(&quot;insert into babynames_app_nameinfo (id, firstName_id, country_id, gender_id,meaning) values(&quot;;[.A110];&quot;,&quot;;[.A110];&quot;,&quot;;1;&quot;,&quot;;[.D110];&quot;,'&quot;;[.F110];&quot;');&quot;)" office:value-type="string" office:string-value="insert into babynames_app_nameinfo (id, firstName_id, country_id, gender_id,meaning) values(108,108,1,2,'&quot;dawn, or bargain&quot; in Arabic or Slavic');">
            <text:p>insert into babynames_app_nameinfo (id, firstName_id, country_id, gender_id,meaning) values(108,108,1,2,'"dawn, or bargain" in Arabic or Slavic');</text:p>
          </table:table-cell>
          <table:table-cell table:number-columns-repeated="241"/>
        </table:table-row>
        <table:table-row table:style-name="ro2">
          <table:table-cell table:formula="of:=[.A110]+1" office:value-type="float" office:value="109">
            <text:p>109</text:p>
          </table:table-cell>
          <table:table-cell office:value-type="string">
            <text:p>Magdalen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Maggie, Lena</text:p>
          </table:table-cell>
          <table:table-cell table:style-name="Default"/>
          <table:table-cell table:style-name="ce5" office:value-type="string">
            <text:p>Cool. Fancy. Maggie is a nice (nick)name</text:p>
          </table:table-cell>
          <table:table-cell/>
          <table:table-cell table:style-name="Default"/>
          <table:table-cell table:number-columns-repeated="2"/>
          <table:table-cell table:formula="of:=CONCATENATE(&quot;Insert into babynames_app_firstname (id, name) values (&quot;;[.A111];&quot;, '&quot;;[.B111];&quot;');&quot;)" office:value-type="string" office:string-value="Insert into babynames_app_firstname (id, name) values (109, 'Magdalena');">
            <text:p>Insert into babynames_app_firstname (id, name) values (109, 'Magdalena');</text:p>
          </table:table-cell>
          <table:table-cell table:formula="of:=CONCATENATE(&quot;insert into babynames_app_fullnames (id, first_id, last_id, rank, pros, cons) values (&quot;;[.A111];&quot;,&quot;;[.A111];&quot;,&quot;;1;&quot;,&quot;;0;&quot;,'&quot;;[.G111];&quot;','&quot;;[.H111];&quot;');&quot;)" office:value-type="string" office:string-value="insert into babynames_app_fullnames (id, first_id, last_id, rank, pros, cons) values (109,109,1,0,'Cool. Fancy. Maggie is a nice (nick)name','');">
            <text:p>insert into babynames_app_fullnames (id, first_id, last_id, rank, pros, cons) values (109,109,1,0,'Cool. Fancy. Maggie is a nice (nick)name','');</text:p>
          </table:table-cell>
          <table:table-cell/>
          <table:table-cell table:formula="of:=CONCATENATE(&quot;insert into babynames_app_nameinfo (id, firstName_id, country_id, gender_id,meaning) values(&quot;;[.A111];&quot;,&quot;;[.A111];&quot;,&quot;;1;&quot;,&quot;;[.D111];&quot;,'&quot;;[.F111];&quot;');&quot;)" office:value-type="string" office:string-value="insert into babynames_app_nameinfo (id, firstName_id, country_id, gender_id,meaning) values(109,109,1,2,'');">
            <text:p>insert into babynames_app_nameinfo (id, firstName_id, country_id, gender_id,meaning) values(109,109,1,2,'');</text:p>
          </table:table-cell>
          <table:table-cell table:number-columns-repeated="241"/>
        </table:table-row>
        <table:table-row table:style-name="ro1">
          <table:table-cell table:style-name="Default" table:number-columns-repeated="2"/>
          <table:table-cell office:value-type="string">
            <text:p>Thomas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41"/>
        </table:table-row>
        <table:table-row table:style-name="ro1">
          <table:table-cell table:style-name="Default" table:number-columns-repeated="2"/>
          <table:table-cell office:value-type="string">
            <text:p>Thomas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41"/>
        </table:table-row>
        <table:table-row table:style-name="ro4" table:number-rows-repeated="2"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41"/>
        </table:table-row>
        <table:table-row table:style-name="ro1">
          <table:table-cell table:style-name="Default" table:number-columns-repeated="5"/>
          <table:table-cell office:value-type="string">
            <text:p>babynamewizard.com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41"/>
        </table:table-row>
        <table:table-row table:style-name="ro1">
          <table:table-cell table:style-name="Default" table:number-columns-repeated="5"/>
          <table:table-cell office:value-type="string">
            <text:p>nameberry.com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41"/>
        </table:table-row>
      </table:table>
      <table:table table:name="Sheet2" table:style-name="ta2">
        <table:table-column table:style-name="co15" table:default-cell-style-name="ce1"/>
        <table:table-column table:style-name="co15" table:number-columns-repeated="2" table:default-cell-style-name="ce3"/>
        <table:table-column table:style-name="co15" table:number-columns-repeated="2" table:default-cell-style-name="ce5"/>
        <table:table-column table:style-name="co15" table:number-columns-repeated="5" table:default-cell-style-name="Default"/>
        <table:table-row table:style-name="ro6">
          <table:table-cell office:value-type="float" office:value="0">
            <text:p>0</text:p>
          </table:table-cell>
          <table:table-cell office:value-type="string">
            <text:p>Abraham</text:p>
          </table:table-cell>
          <table:table-cell table:formula="of:=IF(NOT(ISBLANK([.D1]));[.A1];&quot;&quot;)" office:value-type="float" office:value="0">
            <text:p>0</text:p>
          </table:table-cell>
          <table:table-cell office:value-type="string">
            <text:p>Abe</text:p>
          </table:table-cell>
          <table:table-cell table:formula="of:=IF(NOT(ISBLANK([.F1]));[.A1];&quot;&quot;)">
            <text:p/>
          </table:table-cell>
          <table:table-cell/>
          <table:table-cell table:formula="of:=IF(NOT(ISBLANK([.H1]));[.A1];&quot;&quot;)">
            <text:p/>
          </table:table-cell>
          <table:table-cell/>
          <table:table-cell table:formula="of:=IF(NOT(ISBLANK([.J1]));[.A1];&quot;&quot;)">
            <text:p/>
          </table:table-cell>
          <table:table-cell/>
        </table:table-row>
        <table:table-row table:style-name="ro6">
          <table:table-cell table:formula="of:=[.A1]+1" office:value-type="float" office:value="1">
            <text:p>1</text:p>
          </table:table-cell>
          <table:table-cell office:value-type="string">
            <text:p>Abram</text:p>
          </table:table-cell>
          <table:table-cell table:formula="of:=IF(NOT(ISBLANK([.D2]));[.A2];&quot;&quot;)" office:value-type="float" office:value="1">
            <text:p>1</text:p>
          </table:table-cell>
          <table:table-cell office:value-type="string">
            <text:p>Abe</text:p>
          </table:table-cell>
          <table:table-cell table:formula="of:=IF(NOT(ISBLANK([.F2]));[.A2];&quot;&quot;)">
            <text:p/>
          </table:table-cell>
          <table:table-cell/>
          <table:table-cell table:formula="of:=IF(NOT(ISBLANK([.H2]));[.A2];&quot;&quot;)">
            <text:p/>
          </table:table-cell>
          <table:table-cell/>
          <table:table-cell table:formula="of:=IF(NOT(ISBLANK([.J2]));[.A2];&quot;&quot;)">
            <text:p/>
          </table:table-cell>
          <table:table-cell/>
        </table:table-row>
        <table:table-row table:style-name="ro6">
          <table:table-cell table:formula="of:=[.A2]+1" office:value-type="float" office:value="2">
            <text:p>2</text:p>
          </table:table-cell>
          <table:table-cell office:value-type="string">
            <text:p>Ada</text:p>
          </table:table-cell>
          <table:table-cell table:formula="of:=IF(NOT(ISBLANK([.D3]));[.A3];&quot;&quot;)" office:value-type="float" office:value="2">
            <text:p>2</text:p>
          </table:table-cell>
          <table:table-cell office:value-type="string">
            <text:p>Addie</text:p>
          </table:table-cell>
          <table:table-cell table:formula="of:=IF(NOT(ISBLANK([.F3]));[.A3];&quot;&quot;)">
            <text:p/>
          </table:table-cell>
          <table:table-cell/>
          <table:table-cell table:formula="of:=IF(NOT(ISBLANK([.H3]));[.A3];&quot;&quot;)">
            <text:p/>
          </table:table-cell>
          <table:table-cell/>
          <table:table-cell table:formula="of:=IF(NOT(ISBLANK([.J3]));[.A3];&quot;&quot;)">
            <text:p/>
          </table:table-cell>
          <table:table-cell/>
        </table:table-row>
        <table:table-row table:style-name="ro6">
          <table:table-cell table:formula="of:=[.A3]+1" office:value-type="float" office:value="3">
            <text:p>3</text:p>
          </table:table-cell>
          <table:table-cell office:value-type="string">
            <text:p>Adrian</text:p>
          </table:table-cell>
          <table:table-cell table:formula="of:=IF(NOT(ISBLANK([.D4]));[.A4];&quot;&quot;)" office:value-type="float" office:value="3">
            <text:p>3</text:p>
          </table:table-cell>
          <table:table-cell office:value-type="string">
            <text:p>Addy</text:p>
          </table:table-cell>
          <table:table-cell table:formula="of:=IF(NOT(ISBLANK([.F4]));[.A4];&quot;&quot;)">
            <text:p/>
          </table:table-cell>
          <table:table-cell/>
          <table:table-cell table:formula="of:=IF(NOT(ISBLANK([.H4]));[.A4];&quot;&quot;)">
            <text:p/>
          </table:table-cell>
          <table:table-cell/>
          <table:table-cell table:formula="of:=IF(NOT(ISBLANK([.J4]));[.A4];&quot;&quot;)">
            <text:p/>
          </table:table-cell>
          <table:table-cell/>
        </table:table-row>
        <table:table-row table:style-name="ro6">
          <table:table-cell table:formula="of:=[.A4]+1" office:value-type="float" office:value="4">
            <text:p>4</text:p>
          </table:table-cell>
          <table:table-cell office:value-type="string">
            <text:p>Aldo</text:p>
          </table:table-cell>
          <table:table-cell table:formula="of:=IF(NOT(ISBLANK([.D5]));[.A5];&quot;&quot;)" office:value-type="float" office:value="4">
            <text:p>4</text:p>
          </table:table-cell>
          <table:table-cell office:value-type="string">
            <text:p>Aldie</text:p>
          </table:table-cell>
          <table:table-cell table:formula="of:=IF(NOT(ISBLANK([.F5]));[.A5];&quot;&quot;)">
            <text:p/>
          </table:table-cell>
          <table:table-cell/>
          <table:table-cell table:formula="of:=IF(NOT(ISBLANK([.H5]));[.A5];&quot;&quot;)">
            <text:p/>
          </table:table-cell>
          <table:table-cell/>
          <table:table-cell table:formula="of:=IF(NOT(ISBLANK([.J5]));[.A5];&quot;&quot;)">
            <text:p/>
          </table:table-cell>
          <table:table-cell/>
        </table:table-row>
        <table:table-row table:style-name="ro6">
          <table:table-cell table:formula="of:=[.A5]+1" office:value-type="float" office:value="5">
            <text:p>5</text:p>
          </table:table-cell>
          <table:table-cell office:value-type="string">
            <text:p>Alvin</text:p>
          </table:table-cell>
          <table:table-cell table:formula="of:=IF(NOT(ISBLANK([.D6]));[.A6];&quot;&quot;)" office:value-type="float" office:value="5">
            <text:p>5</text:p>
          </table:table-cell>
          <table:table-cell office:value-type="string">
            <text:p>Al</text:p>
          </table:table-cell>
          <table:table-cell table:formula="of:=IF(NOT(ISBLANK([.F6]));[.A6];&quot;&quot;)" office:value-type="float" office:value="5">
            <text:p>5</text:p>
          </table:table-cell>
          <table:table-cell office:value-type="string">
            <text:p><text:s/>Alvie</text:p>
          </table:table-cell>
          <table:table-cell table:formula="of:=IF(NOT(ISBLANK([.H6]));[.A6];&quot;&quot;)">
            <text:p/>
          </table:table-cell>
          <table:table-cell/>
          <table:table-cell table:formula="of:=IF(NOT(ISBLANK([.J6]));[.A6];&quot;&quot;)">
            <text:p/>
          </table:table-cell>
          <table:table-cell/>
        </table:table-row>
        <table:table-row table:style-name="ro6">
          <table:table-cell table:formula="of:=[.A6]+1" office:value-type="float" office:value="6">
            <text:p>6</text:p>
          </table:table-cell>
          <table:table-cell office:value-type="string">
            <text:p>Annabel</text:p>
          </table:table-cell>
          <table:table-cell table:formula="of:=IF(NOT(ISBLANK([.D7]));[.A7];&quot;&quot;)" office:value-type="float" office:value="6">
            <text:p>6</text:p>
          </table:table-cell>
          <table:table-cell office:value-type="string">
            <text:p>Annie</text:p>
          </table:table-cell>
          <table:table-cell table:formula="of:=IF(NOT(ISBLANK([.F7]));[.A7];&quot;&quot;)">
            <text:p/>
          </table:table-cell>
          <table:table-cell/>
          <table:table-cell table:formula="of:=IF(NOT(ISBLANK([.H7]));[.A7];&quot;&quot;)">
            <text:p/>
          </table:table-cell>
          <table:table-cell/>
          <table:table-cell table:formula="of:=IF(NOT(ISBLANK([.J7]));[.A7];&quot;&quot;)">
            <text:p/>
          </table:table-cell>
          <table:table-cell/>
        </table:table-row>
        <table:table-row table:style-name="ro6">
          <table:table-cell table:formula="of:=[.A7]+1" office:value-type="float" office:value="7">
            <text:p>7</text:p>
          </table:table-cell>
          <table:table-cell office:value-type="string">
            <text:p>Antonio</text:p>
          </table:table-cell>
          <table:table-cell table:formula="of:=IF(NOT(ISBLANK([.D8]));[.A8];&quot;&quot;)" office:value-type="float" office:value="7">
            <text:p>7</text:p>
          </table:table-cell>
          <table:table-cell office:value-type="string">
            <text:p>Tony</text:p>
          </table:table-cell>
          <table:table-cell table:formula="of:=IF(NOT(ISBLANK([.F8]));[.A8];&quot;&quot;)">
            <text:p/>
          </table:table-cell>
          <table:table-cell/>
          <table:table-cell table:formula="of:=IF(NOT(ISBLANK([.H8]));[.A8];&quot;&quot;)">
            <text:p/>
          </table:table-cell>
          <table:table-cell/>
          <table:table-cell table:formula="of:=IF(NOT(ISBLANK([.J8]));[.A8];&quot;&quot;)">
            <text:p/>
          </table:table-cell>
          <table:table-cell/>
        </table:table-row>
        <table:table-row table:style-name="ro6">
          <table:table-cell table:formula="of:=[.A8]+1" office:value-type="float" office:value="8">
            <text:p>8</text:p>
          </table:table-cell>
          <table:table-cell office:value-type="string">
            <text:p>Arabella</text:p>
          </table:table-cell>
          <table:table-cell table:formula="of:=IF(NOT(ISBLANK([.D9]));[.A9];&quot;&quot;)" office:value-type="float" office:value="8">
            <text:p>8</text:p>
          </table:table-cell>
          <table:table-cell office:value-type="string">
            <text:p>Ari</text:p>
          </table:table-cell>
          <table:table-cell table:formula="of:=IF(NOT(ISBLANK([.F9]));[.A9];&quot;&quot;)" office:value-type="float" office:value="8">
            <text:p>8</text:p>
          </table:table-cell>
          <table:table-cell office:value-type="string">
            <text:p><text:s/>Bella</text:p>
          </table:table-cell>
          <table:table-cell table:formula="of:=IF(NOT(ISBLANK([.H9]));[.A9];&quot;&quot;)" office:value-type="float" office:value="8">
            <text:p>8</text:p>
          </table:table-cell>
          <table:table-cell office:value-type="string">
            <text:p><text:s/>Ara</text:p>
          </table:table-cell>
          <table:table-cell table:formula="of:=IF(NOT(ISBLANK([.J9]));[.A9];&quot;&quot;)" office:value-type="float" office:value="8">
            <text:p>8</text:p>
          </table:table-cell>
          <table:table-cell office:value-type="string">
            <text:p><text:s/>Belly</text:p>
          </table:table-cell>
        </table:table-row>
        <table:table-row table:style-name="ro6">
          <table:table-cell table:formula="of:=[.A9]+1" office:value-type="float" office:value="9">
            <text:p>9</text:p>
          </table:table-cell>
          <table:table-cell office:value-type="string">
            <text:p>Araminta</text:p>
          </table:table-cell>
          <table:table-cell table:formula="of:=IF(NOT(ISBLANK([.D10]));[.A10];&quot;&quot;)" office:value-type="float" office:value="9">
            <text:p>9</text:p>
          </table:table-cell>
          <table:table-cell office:value-type="string">
            <text:p>Ari</text:p>
          </table:table-cell>
          <table:table-cell table:formula="of:=IF(NOT(ISBLANK([.F10]));[.A10];&quot;&quot;)" office:value-type="float" office:value="9">
            <text:p>9</text:p>
          </table:table-cell>
          <table:table-cell office:value-type="string">
            <text:p><text:s/>Minta</text:p>
          </table:table-cell>
          <table:table-cell table:formula="of:=IF(NOT(ISBLANK([.H10]));[.A10];&quot;&quot;)" office:value-type="float" office:value="9">
            <text:p>9</text:p>
          </table:table-cell>
          <table:table-cell office:value-type="string">
            <text:p><text:s/>Minty</text:p>
          </table:table-cell>
          <table:table-cell table:formula="of:=IF(NOT(ISBLANK([.J10]));[.A10];&quot;&quot;)" office:value-type="float" office:value="9">
            <text:p>9</text:p>
          </table:table-cell>
          <table:table-cell office:value-type="string">
            <text:p><text:s/>Ara</text:p>
          </table:table-cell>
        </table:table-row>
        <table:table-row table:style-name="ro6">
          <table:table-cell table:formula="of:=[.A10]+1" office:value-type="float" office:value="10">
            <text:p>10</text:p>
          </table:table-cell>
          <table:table-cell office:value-type="string">
            <text:p>Ariana</text:p>
          </table:table-cell>
          <table:table-cell table:formula="of:=IF(NOT(ISBLANK([.D11]));[.A11];&quot;&quot;)" office:value-type="float" office:value="10">
            <text:p>10</text:p>
          </table:table-cell>
          <table:table-cell office:value-type="string">
            <text:p>Ari</text:p>
          </table:table-cell>
          <table:table-cell table:formula="of:=IF(NOT(ISBLANK([.F11]));[.A11];&quot;&quot;)" office:value-type="float" office:value="10">
            <text:p>10</text:p>
          </table:table-cell>
          <table:table-cell office:value-type="string">
            <text:p><text:s/>Ana</text:p>
          </table:table-cell>
          <table:table-cell table:formula="of:=IF(NOT(ISBLANK([.H11]));[.A11];&quot;&quot;)" office:value-type="float" office:value="10">
            <text:p>10</text:p>
          </table:table-cell>
          <table:table-cell office:value-type="string">
            <text:p><text:s/>Anita</text:p>
          </table:table-cell>
          <table:table-cell table:formula="of:=IF(NOT(ISBLANK([.J11]));[.A11];&quot;&quot;)">
            <text:p/>
          </table:table-cell>
          <table:table-cell/>
        </table:table-row>
        <table:table-row table:style-name="ro6">
          <table:table-cell table:formula="of:=[.A11]+1" office:value-type="float" office:value="11">
            <text:p>11</text:p>
          </table:table-cell>
          <table:table-cell office:value-type="string">
            <text:p>Astrid</text:p>
          </table:table-cell>
          <table:table-cell table:formula="of:=IF(NOT(ISBLANK([.D12]));[.A12];&quot;&quot;)" office:value-type="float" office:value="11">
            <text:p>11</text:p>
          </table:table-cell>
          <table:table-cell office:value-type="string">
            <text:p>Assie</text:p>
          </table:table-cell>
          <table:table-cell table:formula="of:=IF(NOT(ISBLANK([.F12]));[.A12];&quot;&quot;)">
            <text:p/>
          </table:table-cell>
          <table:table-cell/>
          <table:table-cell table:formula="of:=IF(NOT(ISBLANK([.H12]));[.A12];&quot;&quot;)">
            <text:p/>
          </table:table-cell>
          <table:table-cell/>
          <table:table-cell table:formula="of:=IF(NOT(ISBLANK([.J12]));[.A12];&quot;&quot;)">
            <text:p/>
          </table:table-cell>
          <table:table-cell/>
        </table:table-row>
        <table:table-row table:style-name="ro6">
          <table:table-cell table:formula="of:=[.A12]+1" office:value-type="float" office:value="12">
            <text:p>12</text:p>
          </table:table-cell>
          <table:table-cell office:value-type="string">
            <text:p>Aurora</text:p>
          </table:table-cell>
          <table:table-cell table:formula="of:=IF(NOT(ISBLANK([.D13]));[.A13];&quot;&quot;)" office:value-type="float" office:value="12">
            <text:p>12</text:p>
          </table:table-cell>
          <table:table-cell office:value-type="string">
            <text:p>Rory</text:p>
          </table:table-cell>
          <table:table-cell table:formula="of:=IF(NOT(ISBLANK([.F13]));[.A13];&quot;&quot;)">
            <text:p/>
          </table:table-cell>
          <table:table-cell/>
          <table:table-cell table:formula="of:=IF(NOT(ISBLANK([.H13]));[.A13];&quot;&quot;)">
            <text:p/>
          </table:table-cell>
          <table:table-cell/>
          <table:table-cell table:formula="of:=IF(NOT(ISBLANK([.J13]));[.A13];&quot;&quot;)">
            <text:p/>
          </table:table-cell>
          <table:table-cell/>
        </table:table-row>
        <table:table-row table:style-name="ro6">
          <table:table-cell table:formula="of:=[.A13]+1" office:value-type="float" office:value="13">
            <text:p>13</text:p>
          </table:table-cell>
          <table:table-cell office:value-type="string">
            <text:p>Ava</text:p>
          </table:table-cell>
          <table:table-cell table:formula="of:=IF(NOT(ISBLANK([.D14]));[.A14];&quot;&quot;)" office:value-type="float" office:value="13">
            <text:p>13</text:p>
          </table:table-cell>
          <table:table-cell office:value-type="string">
            <text:p>Avi</text:p>
          </table:table-cell>
          <table:table-cell table:formula="of:=IF(NOT(ISBLANK([.F14]));[.A14];&quot;&quot;)" office:value-type="float" office:value="13">
            <text:p>13</text:p>
          </table:table-cell>
          <table:table-cell office:value-type="string">
            <text:p><text:s/>Ave</text:p>
          </table:table-cell>
          <table:table-cell table:formula="of:=IF(NOT(ISBLANK([.H14]));[.A14];&quot;&quot;)">
            <text:p/>
          </table:table-cell>
          <table:table-cell/>
          <table:table-cell table:formula="of:=IF(NOT(ISBLANK([.J14]));[.A14];&quot;&quot;)">
            <text:p/>
          </table:table-cell>
          <table:table-cell/>
        </table:table-row>
        <table:table-row table:style-name="ro6">
          <table:table-cell table:formula="of:=[.A14]+1" office:value-type="float" office:value="14">
            <text:p>14</text:p>
          </table:table-cell>
          <table:table-cell office:value-type="string">
            <text:p>Beatriz</text:p>
          </table:table-cell>
          <table:table-cell table:formula="of:=IF(NOT(ISBLANK([.D15]));[.A15];&quot;&quot;)" office:value-type="float" office:value="14">
            <text:p>14</text:p>
          </table:table-cell>
          <table:table-cell office:value-type="string">
            <text:p>Bea</text:p>
          </table:table-cell>
          <table:table-cell table:formula="of:=IF(NOT(ISBLANK([.F15]));[.A15];&quot;&quot;)">
            <text:p/>
          </table:table-cell>
          <table:table-cell/>
          <table:table-cell table:formula="of:=IF(NOT(ISBLANK([.H15]));[.A15];&quot;&quot;)">
            <text:p/>
          </table:table-cell>
          <table:table-cell/>
          <table:table-cell table:formula="of:=IF(NOT(ISBLANK([.J15]));[.A15];&quot;&quot;)">
            <text:p/>
          </table:table-cell>
          <table:table-cell/>
        </table:table-row>
        <table:table-row table:style-name="ro6">
          <table:table-cell table:formula="of:=[.A15]+1" office:value-type="float" office:value="15">
            <text:p>15</text:p>
          </table:table-cell>
          <table:table-cell office:value-type="string">
            <text:p>Benjamin</text:p>
          </table:table-cell>
          <table:table-cell table:formula="of:=IF(NOT(ISBLANK([.D16]));[.A16];&quot;&quot;)" office:value-type="float" office:value="15">
            <text:p>15</text:p>
          </table:table-cell>
          <table:table-cell office:value-type="string">
            <text:p>Ben</text:p>
          </table:table-cell>
          <table:table-cell table:formula="of:=IF(NOT(ISBLANK([.F16]));[.A16];&quot;&quot;)" office:value-type="float" office:value="15">
            <text:p>15</text:p>
          </table:table-cell>
          <table:table-cell office:value-type="string">
            <text:p><text:s/>Benny</text:p>
          </table:table-cell>
          <table:table-cell table:formula="of:=IF(NOT(ISBLANK([.H16]));[.A16];&quot;&quot;)">
            <text:p/>
          </table:table-cell>
          <table:table-cell/>
          <table:table-cell table:formula="of:=IF(NOT(ISBLANK([.J16]));[.A16];&quot;&quot;)">
            <text:p/>
          </table:table-cell>
          <table:table-cell/>
        </table:table-row>
        <table:table-row table:style-name="ro6">
          <table:table-cell table:formula="of:=[.A16]+1" office:value-type="float" office:value="16">
            <text:p>16</text:p>
          </table:table-cell>
          <table:table-cell office:value-type="string">
            <text:p>Bernard</text:p>
          </table:table-cell>
          <table:table-cell table:formula="of:=IF(NOT(ISBLANK([.D17]));[.A17];&quot;&quot;)">
            <text:p/>
          </table:table-cell>
          <table:table-cell table:style-name="Default"/>
          <table:table-cell table:formula="of:=IF(NOT(ISBLANK([.F17]));[.A17];&quot;&quot;)">
            <text:p/>
          </table:table-cell>
          <table:table-cell/>
          <table:table-cell table:formula="of:=IF(NOT(ISBLANK([.H17]));[.A17];&quot;&quot;)">
            <text:p/>
          </table:table-cell>
          <table:table-cell/>
          <table:table-cell table:formula="of:=IF(NOT(ISBLANK([.J17]));[.A17];&quot;&quot;)">
            <text:p/>
          </table:table-cell>
          <table:table-cell/>
        </table:table-row>
        <table:table-row table:style-name="ro6">
          <table:table-cell table:formula="of:=[.A17]+1" office:value-type="float" office:value="17">
            <text:p>17</text:p>
          </table:table-cell>
          <table:table-cell office:value-type="string">
            <text:p>Bianca</text:p>
          </table:table-cell>
          <table:table-cell table:formula="of:=IF(NOT(ISBLANK([.D18]));[.A18];&quot;&quot;)" office:value-type="float" office:value="17">
            <text:p>17</text:p>
          </table:table-cell>
          <table:table-cell office:value-type="string">
            <text:p>Bee</text:p>
          </table:table-cell>
          <table:table-cell table:formula="of:=IF(NOT(ISBLANK([.F18]));[.A18];&quot;&quot;)">
            <text:p/>
          </table:table-cell>
          <table:table-cell/>
          <table:table-cell table:formula="of:=IF(NOT(ISBLANK([.H18]));[.A18];&quot;&quot;)">
            <text:p/>
          </table:table-cell>
          <table:table-cell/>
          <table:table-cell table:formula="of:=IF(NOT(ISBLANK([.J18]));[.A18];&quot;&quot;)">
            <text:p/>
          </table:table-cell>
          <table:table-cell/>
        </table:table-row>
        <table:table-row table:style-name="ro6">
          <table:table-cell table:formula="of:=[.A18]+1" office:value-type="float" office:value="18">
            <text:p>18</text:p>
          </table:table-cell>
          <table:table-cell office:value-type="string">
            <text:p>Byron</text:p>
          </table:table-cell>
          <table:table-cell table:formula="of:=IF(NOT(ISBLANK([.D19]));[.A19];&quot;&quot;)" office:value-type="float" office:value="18">
            <text:p>18</text:p>
          </table:table-cell>
          <table:table-cell office:value-type="string">
            <text:p>Ron</text:p>
          </table:table-cell>
          <table:table-cell table:formula="of:=IF(NOT(ISBLANK([.F19]));[.A19];&quot;&quot;)" office:value-type="float" office:value="18">
            <text:p>18</text:p>
          </table:table-cell>
          <table:table-cell office:value-type="string">
            <text:p><text:s/>Ronnie</text:p>
          </table:table-cell>
          <table:table-cell table:formula="of:=IF(NOT(ISBLANK([.H19]));[.A19];&quot;&quot;)">
            <text:p/>
          </table:table-cell>
          <table:table-cell/>
          <table:table-cell table:formula="of:=IF(NOT(ISBLANK([.J19]));[.A19];&quot;&quot;)">
            <text:p/>
          </table:table-cell>
          <table:table-cell/>
        </table:table-row>
        <table:table-row table:style-name="ro6">
          <table:table-cell table:formula="of:=[.A19]+1" office:value-type="float" office:value="19">
            <text:p>19</text:p>
          </table:table-cell>
          <table:table-cell office:value-type="string">
            <text:p>Carolina</text:p>
          </table:table-cell>
          <table:table-cell table:formula="of:=IF(NOT(ISBLANK([.D20]));[.A20];&quot;&quot;)" office:value-type="float" office:value="19">
            <text:p>19</text:p>
          </table:table-cell>
          <table:table-cell office:value-type="string">
            <text:p>Carol</text:p>
          </table:table-cell>
          <table:table-cell table:formula="of:=IF(NOT(ISBLANK([.F20]));[.A20];&quot;&quot;)" office:value-type="float" office:value="19">
            <text:p>19</text:p>
          </table:table-cell>
          <table:table-cell office:value-type="string">
            <text:p><text:s/>Lina</text:p>
          </table:table-cell>
          <table:table-cell table:formula="of:=IF(NOT(ISBLANK([.H20]));[.A20];&quot;&quot;)" office:value-type="float" office:value="19">
            <text:p>19</text:p>
          </table:table-cell>
          <table:table-cell office:value-type="string">
            <text:p><text:s/>Lee</text:p>
          </table:table-cell>
          <table:table-cell table:formula="of:=IF(NOT(ISBLANK([.J20]));[.A20];&quot;&quot;)">
            <text:p/>
          </table:table-cell>
          <table:table-cell/>
        </table:table-row>
        <table:table-row table:style-name="ro6">
          <table:table-cell table:formula="of:=[.A20]+1" office:value-type="float" office:value="20">
            <text:p>20</text:p>
          </table:table-cell>
          <table:table-cell office:value-type="string">
            <text:p>Cecilia</text:p>
          </table:table-cell>
          <table:table-cell table:formula="of:=IF(NOT(ISBLANK([.D21]));[.A21];&quot;&quot;)" office:value-type="float" office:value="20">
            <text:p>20</text:p>
          </table:table-cell>
          <table:table-cell office:value-type="string">
            <text:p>Cecy</text:p>
          </table:table-cell>
          <table:table-cell table:formula="of:=IF(NOT(ISBLANK([.F21]));[.A21];&quot;&quot;)" office:value-type="float" office:value="20">
            <text:p>20</text:p>
          </table:table-cell>
          <table:table-cell office:value-type="string">
            <text:p><text:s/>Celia</text:p>
          </table:table-cell>
          <table:table-cell table:formula="of:=IF(NOT(ISBLANK([.H21]));[.A21];&quot;&quot;)" office:value-type="float" office:value="20">
            <text:p>20</text:p>
          </table:table-cell>
          <table:table-cell office:value-type="string">
            <text:p><text:s/>Lia</text:p>
          </table:table-cell>
          <table:table-cell table:formula="of:=IF(NOT(ISBLANK([.J21]));[.A21];&quot;&quot;)">
            <text:p/>
          </table:table-cell>
          <table:table-cell/>
        </table:table-row>
        <table:table-row table:style-name="ro6">
          <table:table-cell table:formula="of:=[.A21]+1" office:value-type="float" office:value="21">
            <text:p>21</text:p>
          </table:table-cell>
          <table:table-cell office:value-type="string">
            <text:p>Cedric</text:p>
          </table:table-cell>
          <table:table-cell table:formula="of:=IF(NOT(ISBLANK([.D22]));[.A22];&quot;&quot;)" office:value-type="float" office:value="21">
            <text:p>21</text:p>
          </table:table-cell>
          <table:table-cell office:value-type="string">
            <text:p>Ced</text:p>
          </table:table-cell>
          <table:table-cell table:formula="of:=IF(NOT(ISBLANK([.F22]));[.A22];&quot;&quot;)" office:value-type="float" office:value="21">
            <text:p>21</text:p>
          </table:table-cell>
          <table:table-cell office:value-type="string">
            <text:p><text:s/>Rick</text:p>
          </table:table-cell>
          <table:table-cell table:formula="of:=IF(NOT(ISBLANK([.H22]));[.A22];&quot;&quot;)">
            <text:p/>
          </table:table-cell>
          <table:table-cell/>
          <table:table-cell table:formula="of:=IF(NOT(ISBLANK([.J22]));[.A22];&quot;&quot;)">
            <text:p/>
          </table:table-cell>
          <table:table-cell/>
        </table:table-row>
        <table:table-row table:style-name="ro6">
          <table:table-cell table:formula="of:=[.A22]+1" office:value-type="float" office:value="22">
            <text:p>22</text:p>
          </table:table-cell>
          <table:table-cell office:value-type="string">
            <text:p>Charles</text:p>
          </table:table-cell>
          <table:table-cell table:formula="of:=IF(NOT(ISBLANK([.D23]));[.A23];&quot;&quot;)" office:value-type="float" office:value="22">
            <text:p>22</text:p>
          </table:table-cell>
          <table:table-cell office:value-type="string">
            <text:p>Charlie</text:p>
          </table:table-cell>
          <table:table-cell table:formula="of:=IF(NOT(ISBLANK([.F23]));[.A23];&quot;&quot;)">
            <text:p/>
          </table:table-cell>
          <table:table-cell/>
          <table:table-cell table:formula="of:=IF(NOT(ISBLANK([.H23]));[.A23];&quot;&quot;)">
            <text:p/>
          </table:table-cell>
          <table:table-cell/>
          <table:table-cell table:formula="of:=IF(NOT(ISBLANK([.J23]));[.A23];&quot;&quot;)">
            <text:p/>
          </table:table-cell>
          <table:table-cell/>
        </table:table-row>
        <table:table-row table:style-name="ro6">
          <table:table-cell table:formula="of:=[.A23]+1" office:value-type="float" office:value="23">
            <text:p>23</text:p>
          </table:table-cell>
          <table:table-cell office:value-type="string">
            <text:p>Chauncey</text:p>
          </table:table-cell>
          <table:table-cell table:formula="of:=IF(NOT(ISBLANK([.D24]));[.A24];&quot;&quot;)">
            <text:p/>
          </table:table-cell>
          <table:table-cell table:style-name="Default"/>
          <table:table-cell table:formula="of:=IF(NOT(ISBLANK([.F24]));[.A24];&quot;&quot;)">
            <text:p/>
          </table:table-cell>
          <table:table-cell/>
          <table:table-cell table:formula="of:=IF(NOT(ISBLANK([.H24]));[.A24];&quot;&quot;)">
            <text:p/>
          </table:table-cell>
          <table:table-cell/>
          <table:table-cell table:formula="of:=IF(NOT(ISBLANK([.J24]));[.A24];&quot;&quot;)">
            <text:p/>
          </table:table-cell>
          <table:table-cell/>
        </table:table-row>
        <table:table-row table:style-name="ro6">
          <table:table-cell table:formula="of:=[.A24]+1" office:value-type="float" office:value="24">
            <text:p>24</text:p>
          </table:table-cell>
          <table:table-cell office:value-type="string">
            <text:p>Claire</text:p>
          </table:table-cell>
          <table:table-cell table:formula="of:=IF(NOT(ISBLANK([.D25]));[.A25];&quot;&quot;)">
            <text:p/>
          </table:table-cell>
          <table:table-cell table:style-name="Default"/>
          <table:table-cell table:formula="of:=IF(NOT(ISBLANK([.F25]));[.A25];&quot;&quot;)">
            <text:p/>
          </table:table-cell>
          <table:table-cell/>
          <table:table-cell table:formula="of:=IF(NOT(ISBLANK([.H25]));[.A25];&quot;&quot;)">
            <text:p/>
          </table:table-cell>
          <table:table-cell/>
          <table:table-cell table:formula="of:=IF(NOT(ISBLANK([.J25]));[.A25];&quot;&quot;)">
            <text:p/>
          </table:table-cell>
          <table:table-cell/>
        </table:table-row>
        <table:table-row table:style-name="ro6">
          <table:table-cell table:formula="of:=[.A25]+1" office:value-type="float" office:value="25">
            <text:p>25</text:p>
          </table:table-cell>
          <table:table-cell office:value-type="string">
            <text:p>Clara</text:p>
          </table:table-cell>
          <table:table-cell table:formula="of:=IF(NOT(ISBLANK([.D26]));[.A26];&quot;&quot;)">
            <text:p/>
          </table:table-cell>
          <table:table-cell table:style-name="Default"/>
          <table:table-cell table:formula="of:=IF(NOT(ISBLANK([.F26]));[.A26];&quot;&quot;)">
            <text:p/>
          </table:table-cell>
          <table:table-cell/>
          <table:table-cell table:formula="of:=IF(NOT(ISBLANK([.H26]));[.A26];&quot;&quot;)">
            <text:p/>
          </table:table-cell>
          <table:table-cell/>
          <table:table-cell table:formula="of:=IF(NOT(ISBLANK([.J26]));[.A26];&quot;&quot;)">
            <text:p/>
          </table:table-cell>
          <table:table-cell/>
        </table:table-row>
        <table:table-row table:style-name="ro6">
          <table:table-cell table:formula="of:=[.A26]+1" office:value-type="float" office:value="26">
            <text:p>26</text:p>
          </table:table-cell>
          <table:table-cell office:value-type="string">
            <text:p>Clarissa</text:p>
          </table:table-cell>
          <table:table-cell table:formula="of:=IF(NOT(ISBLANK([.D27]));[.A27];&quot;&quot;)">
            <text:p/>
          </table:table-cell>
          <table:table-cell table:style-name="Default"/>
          <table:table-cell table:formula="of:=IF(NOT(ISBLANK([.F27]));[.A27];&quot;&quot;)">
            <text:p/>
          </table:table-cell>
          <table:table-cell/>
          <table:table-cell table:formula="of:=IF(NOT(ISBLANK([.H27]));[.A27];&quot;&quot;)">
            <text:p/>
          </table:table-cell>
          <table:table-cell/>
          <table:table-cell table:formula="of:=IF(NOT(ISBLANK([.J27]));[.A27];&quot;&quot;)">
            <text:p/>
          </table:table-cell>
          <table:table-cell/>
        </table:table-row>
        <table:table-row table:style-name="ro6">
          <table:table-cell table:formula="of:=[.A27]+1" office:value-type="float" office:value="27">
            <text:p>27</text:p>
          </table:table-cell>
          <table:table-cell office:value-type="string">
            <text:p>Colin</text:p>
          </table:table-cell>
          <table:table-cell table:formula="of:=IF(NOT(ISBLANK([.D28]));[.A28];&quot;&quot;)" office:value-type="float" office:value="27">
            <text:p>27</text:p>
          </table:table-cell>
          <table:table-cell office:value-type="string">
            <text:p>Col</text:p>
          </table:table-cell>
          <table:table-cell table:formula="of:=IF(NOT(ISBLANK([.F28]));[.A28];&quot;&quot;)">
            <text:p/>
          </table:table-cell>
          <table:table-cell/>
          <table:table-cell table:formula="of:=IF(NOT(ISBLANK([.H28]));[.A28];&quot;&quot;)">
            <text:p/>
          </table:table-cell>
          <table:table-cell/>
          <table:table-cell table:formula="of:=IF(NOT(ISBLANK([.J28]));[.A28];&quot;&quot;)">
            <text:p/>
          </table:table-cell>
          <table:table-cell/>
        </table:table-row>
        <table:table-row table:style-name="ro6">
          <table:table-cell table:formula="of:=[.A28]+1" office:value-type="float" office:value="28">
            <text:p>28</text:p>
          </table:table-cell>
          <table:table-cell office:value-type="string">
            <text:p>Desmond</text:p>
          </table:table-cell>
          <table:table-cell table:formula="of:=IF(NOT(ISBLANK([.D29]));[.A29];&quot;&quot;)" office:value-type="float" office:value="28">
            <text:p>28</text:p>
          </table:table-cell>
          <table:table-cell office:value-type="string">
            <text:p>Desi</text:p>
          </table:table-cell>
          <table:table-cell table:formula="of:=IF(NOT(ISBLANK([.F29]));[.A29];&quot;&quot;)" office:value-type="float" office:value="28">
            <text:p>28</text:p>
          </table:table-cell>
          <table:table-cell office:value-type="string">
            <text:p><text:s/>Des</text:p>
          </table:table-cell>
          <table:table-cell table:formula="of:=IF(NOT(ISBLANK([.H29]));[.A29];&quot;&quot;)">
            <text:p/>
          </table:table-cell>
          <table:table-cell/>
          <table:table-cell table:formula="of:=IF(NOT(ISBLANK([.J29]));[.A29];&quot;&quot;)">
            <text:p/>
          </table:table-cell>
          <table:table-cell/>
        </table:table-row>
        <table:table-row table:style-name="ro6">
          <table:table-cell table:formula="of:=[.A29]+1" office:value-type="float" office:value="29">
            <text:p>29</text:p>
          </table:table-cell>
          <table:table-cell office:value-type="string">
            <text:p>Elizabeth</text:p>
          </table:table-cell>
          <table:table-cell table:formula="of:=IF(NOT(ISBLANK([.D30]));[.A30];&quot;&quot;)" office:value-type="float" office:value="29">
            <text:p>29</text:p>
          </table:table-cell>
          <table:table-cell office:value-type="string">
            <text:p>Beth</text:p>
          </table:table-cell>
          <table:table-cell table:formula="of:=IF(NOT(ISBLANK([.F30]));[.A30];&quot;&quot;)" office:value-type="float" office:value="29">
            <text:p>29</text:p>
          </table:table-cell>
          <table:table-cell office:value-type="string">
            <text:p><text:s/>Lizzie</text:p>
          </table:table-cell>
          <table:table-cell table:formula="of:=IF(NOT(ISBLANK([.H30]));[.A30];&quot;&quot;)" office:value-type="float" office:value="29">
            <text:p>29</text:p>
          </table:table-cell>
          <table:table-cell office:value-type="string">
            <text:p><text:s/>Bettie</text:p>
          </table:table-cell>
          <table:table-cell table:formula="of:=IF(NOT(ISBLANK([.J30]));[.A30];&quot;&quot;)">
            <text:p/>
          </table:table-cell>
          <table:table-cell/>
        </table:table-row>
        <table:table-row table:style-name="ro6">
          <table:table-cell table:formula="of:=[.A30]+1" office:value-type="float" office:value="30">
            <text:p>30</text:p>
          </table:table-cell>
          <table:table-cell office:value-type="string">
            <text:p>Elmer</text:p>
          </table:table-cell>
          <table:table-cell table:formula="of:=IF(NOT(ISBLANK([.D31]));[.A31];&quot;&quot;)">
            <text:p/>
          </table:table-cell>
          <table:table-cell table:style-name="Default"/>
          <table:table-cell table:formula="of:=IF(NOT(ISBLANK([.F31]));[.A31];&quot;&quot;)">
            <text:p/>
          </table:table-cell>
          <table:table-cell/>
          <table:table-cell table:formula="of:=IF(NOT(ISBLANK([.H31]));[.A31];&quot;&quot;)">
            <text:p/>
          </table:table-cell>
          <table:table-cell/>
          <table:table-cell table:formula="of:=IF(NOT(ISBLANK([.J31]));[.A31];&quot;&quot;)">
            <text:p/>
          </table:table-cell>
          <table:table-cell/>
        </table:table-row>
        <table:table-row table:style-name="ro6">
          <table:table-cell table:formula="of:=[.A31]+1" office:value-type="float" office:value="31">
            <text:p>31</text:p>
          </table:table-cell>
          <table:table-cell office:value-type="string">
            <text:p>Emmanuel</text:p>
          </table:table-cell>
          <table:table-cell table:formula="of:=IF(NOT(ISBLANK([.D32]));[.A32];&quot;&quot;)" office:value-type="float" office:value="31">
            <text:p>31</text:p>
          </table:table-cell>
          <table:table-cell office:value-type="string">
            <text:p>Manu</text:p>
          </table:table-cell>
          <table:table-cell table:formula="of:=IF(NOT(ISBLANK([.F32]));[.A32];&quot;&quot;)" office:value-type="float" office:value="31">
            <text:p>31</text:p>
          </table:table-cell>
          <table:table-cell office:value-type="string">
            <text:p><text:s/>Manny</text:p>
          </table:table-cell>
          <table:table-cell table:formula="of:=IF(NOT(ISBLANK([.H32]));[.A32];&quot;&quot;)">
            <text:p/>
          </table:table-cell>
          <table:table-cell/>
          <table:table-cell table:formula="of:=IF(NOT(ISBLANK([.J32]));[.A32];&quot;&quot;)">
            <text:p/>
          </table:table-cell>
          <table:table-cell/>
        </table:table-row>
        <table:table-row table:style-name="ro6">
          <table:table-cell table:formula="of:=[.A32]+1" office:value-type="float" office:value="32">
            <text:p>32</text:p>
          </table:table-cell>
          <table:table-cell office:value-type="string">
            <text:p>Enrico</text:p>
          </table:table-cell>
          <table:table-cell table:formula="of:=IF(NOT(ISBLANK([.D33]));[.A33];&quot;&quot;)">
            <text:p/>
          </table:table-cell>
          <table:table-cell table:style-name="Default"/>
          <table:table-cell table:formula="of:=IF(NOT(ISBLANK([.F33]));[.A33];&quot;&quot;)">
            <text:p/>
          </table:table-cell>
          <table:table-cell/>
          <table:table-cell table:formula="of:=IF(NOT(ISBLANK([.H33]));[.A33];&quot;&quot;)">
            <text:p/>
          </table:table-cell>
          <table:table-cell/>
          <table:table-cell table:formula="of:=IF(NOT(ISBLANK([.J33]));[.A33];&quot;&quot;)">
            <text:p/>
          </table:table-cell>
          <table:table-cell/>
        </table:table-row>
        <table:table-row table:style-name="ro6">
          <table:table-cell table:formula="of:=[.A33]+1" office:value-type="float" office:value="33">
            <text:p>33</text:p>
          </table:table-cell>
          <table:table-cell office:value-type="string">
            <text:p>Eva</text:p>
          </table:table-cell>
          <table:table-cell table:formula="of:=IF(NOT(ISBLANK([.D34]));[.A34];&quot;&quot;)" office:value-type="float" office:value="33">
            <text:p>33</text:p>
          </table:table-cell>
          <table:table-cell office:value-type="string">
            <text:p>Evie</text:p>
          </table:table-cell>
          <table:table-cell table:formula="of:=IF(NOT(ISBLANK([.F34]));[.A34];&quot;&quot;)" office:value-type="float" office:value="33">
            <text:p>33</text:p>
          </table:table-cell>
          <table:table-cell office:value-type="string">
            <text:p><text:s/>Evita</text:p>
          </table:table-cell>
          <table:table-cell table:formula="of:=IF(NOT(ISBLANK([.H34]));[.A34];&quot;&quot;)">
            <text:p/>
          </table:table-cell>
          <table:table-cell/>
          <table:table-cell table:formula="of:=IF(NOT(ISBLANK([.J34]));[.A34];&quot;&quot;)">
            <text:p/>
          </table:table-cell>
          <table:table-cell/>
        </table:table-row>
        <table:table-row table:style-name="ro6">
          <table:table-cell table:formula="of:=[.A34]+1" office:value-type="float" office:value="34">
            <text:p>34</text:p>
          </table:table-cell>
          <table:table-cell office:value-type="string">
            <text:p>Florence</text:p>
          </table:table-cell>
          <table:table-cell table:formula="of:=IF(NOT(ISBLANK([.D35]));[.A35];&quot;&quot;)" office:value-type="float" office:value="34">
            <text:p>34</text:p>
          </table:table-cell>
          <table:table-cell office:value-type="string">
            <text:p>Flo</text:p>
          </table:table-cell>
          <table:table-cell table:formula="of:=IF(NOT(ISBLANK([.F35]));[.A35];&quot;&quot;)">
            <text:p/>
          </table:table-cell>
          <table:table-cell/>
          <table:table-cell table:formula="of:=IF(NOT(ISBLANK([.H35]));[.A35];&quot;&quot;)">
            <text:p/>
          </table:table-cell>
          <table:table-cell/>
          <table:table-cell table:formula="of:=IF(NOT(ISBLANK([.J35]));[.A35];&quot;&quot;)">
            <text:p/>
          </table:table-cell>
          <table:table-cell/>
        </table:table-row>
        <table:table-row table:style-name="ro6">
          <table:table-cell table:formula="of:=[.A35]+1" office:value-type="float" office:value="35">
            <text:p>35</text:p>
          </table:table-cell>
          <table:table-cell office:value-type="string">
            <text:p>Francesca</text:p>
          </table:table-cell>
          <table:table-cell table:formula="of:=IF(NOT(ISBLANK([.D36]));[.A36];&quot;&quot;)" office:value-type="float" office:value="35">
            <text:p>35</text:p>
          </table:table-cell>
          <table:table-cell office:value-type="string">
            <text:p>Fran</text:p>
          </table:table-cell>
          <table:table-cell table:formula="of:=IF(NOT(ISBLANK([.F36]));[.A36];&quot;&quot;)">
            <text:p/>
          </table:table-cell>
          <table:table-cell/>
          <table:table-cell table:formula="of:=IF(NOT(ISBLANK([.H36]));[.A36];&quot;&quot;)">
            <text:p/>
          </table:table-cell>
          <table:table-cell/>
          <table:table-cell table:formula="of:=IF(NOT(ISBLANK([.J36]));[.A36];&quot;&quot;)">
            <text:p/>
          </table:table-cell>
          <table:table-cell/>
        </table:table-row>
        <table:table-row table:style-name="ro6">
          <table:table-cell table:formula="of:=[.A36]+1" office:value-type="float" office:value="36">
            <text:p>36</text:p>
          </table:table-cell>
          <table:table-cell office:value-type="string">
            <text:p>Francis</text:p>
          </table:table-cell>
          <table:table-cell table:formula="of:=IF(NOT(ISBLANK([.D37]));[.A37];&quot;&quot;)" office:value-type="float" office:value="36">
            <text:p>36</text:p>
          </table:table-cell>
          <table:table-cell office:value-type="string">
            <text:p>Not Frank</text:p>
          </table:table-cell>
          <table:table-cell table:formula="of:=IF(NOT(ISBLANK([.F37]));[.A37];&quot;&quot;)">
            <text:p/>
          </table:table-cell>
          <table:table-cell/>
          <table:table-cell table:formula="of:=IF(NOT(ISBLANK([.H37]));[.A37];&quot;&quot;)">
            <text:p/>
          </table:table-cell>
          <table:table-cell/>
          <table:table-cell table:formula="of:=IF(NOT(ISBLANK([.J37]));[.A37];&quot;&quot;)">
            <text:p/>
          </table:table-cell>
          <table:table-cell/>
        </table:table-row>
        <table:table-row table:style-name="ro6">
          <table:table-cell table:formula="of:=[.A37]+1" office:value-type="float" office:value="37">
            <text:p>37</text:p>
          </table:table-cell>
          <table:table-cell office:value-type="string">
            <text:p>Franklin</text:p>
          </table:table-cell>
          <table:table-cell table:formula="of:=IF(NOT(ISBLANK([.D38]));[.A38];&quot;&quot;)" office:value-type="float" office:value="37">
            <text:p>37</text:p>
          </table:table-cell>
          <table:table-cell office:value-type="string">
            <text:p>Francis</text:p>
          </table:table-cell>
          <table:table-cell table:formula="of:=IF(NOT(ISBLANK([.F38]));[.A38];&quot;&quot;)">
            <text:p/>
          </table:table-cell>
          <table:table-cell/>
          <table:table-cell table:formula="of:=IF(NOT(ISBLANK([.H38]));[.A38];&quot;&quot;)">
            <text:p/>
          </table:table-cell>
          <table:table-cell/>
          <table:table-cell table:formula="of:=IF(NOT(ISBLANK([.J38]));[.A38];&quot;&quot;)">
            <text:p/>
          </table:table-cell>
          <table:table-cell/>
        </table:table-row>
        <table:table-row table:style-name="ro6">
          <table:table-cell table:formula="of:=[.A38]+1" office:value-type="float" office:value="38">
            <text:p>38</text:p>
          </table:table-cell>
          <table:table-cell office:value-type="string">
            <text:p>Frederick</text:p>
          </table:table-cell>
          <table:table-cell table:formula="of:=IF(NOT(ISBLANK([.D39]));[.A39];&quot;&quot;)" office:value-type="float" office:value="38">
            <text:p>38</text:p>
          </table:table-cell>
          <table:table-cell office:value-type="string">
            <text:p>Fred</text:p>
          </table:table-cell>
          <table:table-cell table:formula="of:=IF(NOT(ISBLANK([.F39]));[.A39];&quot;&quot;)" office:value-type="float" office:value="38">
            <text:p>38</text:p>
          </table:table-cell>
          <table:table-cell office:value-type="string">
            <text:p><text:s/>Freddy</text:p>
          </table:table-cell>
          <table:table-cell table:formula="of:=IF(NOT(ISBLANK([.H39]));[.A39];&quot;&quot;)" office:value-type="float" office:value="38">
            <text:p>38</text:p>
          </table:table-cell>
          <table:table-cell office:value-type="string">
            <text:p><text:s/>Ricky</text:p>
          </table:table-cell>
          <table:table-cell table:formula="of:=IF(NOT(ISBLANK([.J39]));[.A39];&quot;&quot;)">
            <text:p/>
          </table:table-cell>
          <table:table-cell/>
        </table:table-row>
        <table:table-row table:style-name="ro6">
          <table:table-cell table:formula="of:=[.A39]+1" office:value-type="float" office:value="39">
            <text:p>39</text:p>
          </table:table-cell>
          <table:table-cell office:value-type="string">
            <text:p>Geneva</text:p>
          </table:table-cell>
          <table:table-cell table:formula="of:=IF(NOT(ISBLANK([.D40]));[.A40];&quot;&quot;)" office:value-type="float" office:value="39">
            <text:p>39</text:p>
          </table:table-cell>
          <table:table-cell office:value-type="string">
            <text:p>Jenny</text:p>
          </table:table-cell>
          <table:table-cell table:formula="of:=IF(NOT(ISBLANK([.F40]));[.A40];&quot;&quot;)" office:value-type="float" office:value="39">
            <text:p>39</text:p>
          </table:table-cell>
          <table:table-cell office:value-type="string">
            <text:p><text:s/>Eva</text:p>
          </table:table-cell>
          <table:table-cell table:formula="of:=IF(NOT(ISBLANK([.H40]));[.A40];&quot;&quot;)">
            <text:p/>
          </table:table-cell>
          <table:table-cell/>
          <table:table-cell table:formula="of:=IF(NOT(ISBLANK([.J40]));[.A40];&quot;&quot;)">
            <text:p/>
          </table:table-cell>
          <table:table-cell/>
        </table:table-row>
        <table:table-row table:style-name="ro6">
          <table:table-cell table:formula="of:=[.A40]+1" office:value-type="float" office:value="40">
            <text:p>40</text:p>
          </table:table-cell>
          <table:table-cell office:value-type="string">
            <text:p>Genevieve</text:p>
          </table:table-cell>
          <table:table-cell table:formula="of:=IF(NOT(ISBLANK([.D41]));[.A41];&quot;&quot;)" office:value-type="float" office:value="40">
            <text:p>40</text:p>
          </table:table-cell>
          <table:table-cell office:value-type="string">
            <text:p>Genny</text:p>
          </table:table-cell>
          <table:table-cell table:formula="of:=IF(NOT(ISBLANK([.F41]));[.A41];&quot;&quot;)">
            <text:p/>
          </table:table-cell>
          <table:table-cell/>
          <table:table-cell table:formula="of:=IF(NOT(ISBLANK([.H41]));[.A41];&quot;&quot;)">
            <text:p/>
          </table:table-cell>
          <table:table-cell/>
          <table:table-cell table:formula="of:=IF(NOT(ISBLANK([.J41]));[.A41];&quot;&quot;)">
            <text:p/>
          </table:table-cell>
          <table:table-cell/>
        </table:table-row>
        <table:table-row table:style-name="ro6">
          <table:table-cell table:formula="of:=[.A41]+1" office:value-type="float" office:value="41">
            <text:p>41</text:p>
          </table:table-cell>
          <table:table-cell office:value-type="string">
            <text:p>Griselda</text:p>
          </table:table-cell>
          <table:table-cell table:formula="of:=IF(NOT(ISBLANK([.D42]));[.A42];&quot;&quot;)" office:value-type="float" office:value="41">
            <text:p>41</text:p>
          </table:table-cell>
          <table:table-cell office:value-type="string">
            <text:p>Zelda</text:p>
          </table:table-cell>
          <table:table-cell table:formula="of:=IF(NOT(ISBLANK([.F42]));[.A42];&quot;&quot;)">
            <text:p/>
          </table:table-cell>
          <table:table-cell/>
          <table:table-cell table:formula="of:=IF(NOT(ISBLANK([.H42]));[.A42];&quot;&quot;)">
            <text:p/>
          </table:table-cell>
          <table:table-cell/>
          <table:table-cell table:formula="of:=IF(NOT(ISBLANK([.J42]));[.A42];&quot;&quot;)">
            <text:p/>
          </table:table-cell>
          <table:table-cell/>
        </table:table-row>
        <table:table-row table:style-name="ro6">
          <table:table-cell table:formula="of:=[.A42]+1" office:value-type="float" office:value="42">
            <text:p>42</text:p>
          </table:table-cell>
          <table:table-cell office:value-type="string">
            <text:p>Helena</text:p>
          </table:table-cell>
          <table:table-cell table:formula="of:=IF(NOT(ISBLANK([.D43]));[.A43];&quot;&quot;)" office:value-type="float" office:value="42">
            <text:p>42</text:p>
          </table:table-cell>
          <table:table-cell office:value-type="string">
            <text:p>Lena</text:p>
          </table:table-cell>
          <table:table-cell table:formula="of:=IF(NOT(ISBLANK([.F43]));[.A43];&quot;&quot;)">
            <text:p/>
          </table:table-cell>
          <table:table-cell/>
          <table:table-cell table:formula="of:=IF(NOT(ISBLANK([.H43]));[.A43];&quot;&quot;)">
            <text:p/>
          </table:table-cell>
          <table:table-cell/>
          <table:table-cell table:formula="of:=IF(NOT(ISBLANK([.J43]));[.A43];&quot;&quot;)">
            <text:p/>
          </table:table-cell>
          <table:table-cell/>
        </table:table-row>
        <table:table-row table:style-name="ro6">
          <table:table-cell table:formula="of:=[.A43]+1" office:value-type="float" office:value="43">
            <text:p>43</text:p>
          </table:table-cell>
          <table:table-cell office:value-type="string">
            <text:p>Henry</text:p>
          </table:table-cell>
          <table:table-cell table:formula="of:=IF(NOT(ISBLANK([.D44]));[.A44];&quot;&quot;)" office:value-type="float" office:value="43">
            <text:p>43</text:p>
          </table:table-cell>
          <table:table-cell office:value-type="string">
            <text:p>Harry</text:p>
          </table:table-cell>
          <table:table-cell table:formula="of:=IF(NOT(ISBLANK([.F44]));[.A44];&quot;&quot;)">
            <text:p/>
          </table:table-cell>
          <table:table-cell/>
          <table:table-cell table:formula="of:=IF(NOT(ISBLANK([.H44]));[.A44];&quot;&quot;)">
            <text:p/>
          </table:table-cell>
          <table:table-cell/>
          <table:table-cell table:formula="of:=IF(NOT(ISBLANK([.J44]));[.A44];&quot;&quot;)">
            <text:p/>
          </table:table-cell>
          <table:table-cell/>
        </table:table-row>
        <table:table-row table:style-name="ro6">
          <table:table-cell table:formula="of:=[.A44]+1" office:value-type="float" office:value="44">
            <text:p>44</text:p>
          </table:table-cell>
          <table:table-cell office:value-type="string">
            <text:p>Ian</text:p>
          </table:table-cell>
          <table:table-cell table:formula="of:=IF(NOT(ISBLANK([.D45]));[.A45];&quot;&quot;)">
            <text:p/>
          </table:table-cell>
          <table:table-cell table:style-name="Default"/>
          <table:table-cell table:formula="of:=IF(NOT(ISBLANK([.F45]));[.A45];&quot;&quot;)">
            <text:p/>
          </table:table-cell>
          <table:table-cell/>
          <table:table-cell table:formula="of:=IF(NOT(ISBLANK([.H45]));[.A45];&quot;&quot;)">
            <text:p/>
          </table:table-cell>
          <table:table-cell/>
          <table:table-cell table:formula="of:=IF(NOT(ISBLANK([.J45]));[.A45];&quot;&quot;)">
            <text:p/>
          </table:table-cell>
          <table:table-cell/>
        </table:table-row>
        <table:table-row table:style-name="ro6">
          <table:table-cell table:formula="of:=[.A45]+1" office:value-type="float" office:value="45">
            <text:p>45</text:p>
          </table:table-cell>
          <table:table-cell office:value-type="string">
            <text:p>Imogen</text:p>
          </table:table-cell>
          <table:table-cell table:formula="of:=IF(NOT(ISBLANK([.D46]));[.A46];&quot;&quot;)" office:value-type="float" office:value="45">
            <text:p>45</text:p>
          </table:table-cell>
          <table:table-cell office:value-type="string">
            <text:p>Immie</text:p>
          </table:table-cell>
          <table:table-cell table:formula="of:=IF(NOT(ISBLANK([.F46]));[.A46];&quot;&quot;)">
            <text:p/>
          </table:table-cell>
          <table:table-cell/>
          <table:table-cell table:formula="of:=IF(NOT(ISBLANK([.H46]));[.A46];&quot;&quot;)">
            <text:p/>
          </table:table-cell>
          <table:table-cell/>
          <table:table-cell table:formula="of:=IF(NOT(ISBLANK([.J46]));[.A46];&quot;&quot;)">
            <text:p/>
          </table:table-cell>
          <table:table-cell/>
        </table:table-row>
        <table:table-row table:style-name="ro6">
          <table:table-cell table:formula="of:=[.A46]+1" office:value-type="float" office:value="46">
            <text:p>46</text:p>
          </table:table-cell>
          <table:table-cell office:value-type="string">
            <text:p>Ingrid</text:p>
          </table:table-cell>
          <table:table-cell table:formula="of:=IF(NOT(ISBLANK([.D47]));[.A47];&quot;&quot;)" office:value-type="float" office:value="46">
            <text:p>46</text:p>
          </table:table-cell>
          <table:table-cell office:value-type="string">
            <text:p>Inga</text:p>
          </table:table-cell>
          <table:table-cell table:formula="of:=IF(NOT(ISBLANK([.F47]));[.A47];&quot;&quot;)">
            <text:p/>
          </table:table-cell>
          <table:table-cell/>
          <table:table-cell table:formula="of:=IF(NOT(ISBLANK([.H47]));[.A47];&quot;&quot;)">
            <text:p/>
          </table:table-cell>
          <table:table-cell/>
          <table:table-cell table:formula="of:=IF(NOT(ISBLANK([.J47]));[.A47];&quot;&quot;)">
            <text:p/>
          </table:table-cell>
          <table:table-cell/>
        </table:table-row>
        <table:table-row table:style-name="ro6">
          <table:table-cell table:formula="of:=[.A47]+1" office:value-type="float" office:value="47">
            <text:p>47</text:p>
          </table:table-cell>
          <table:table-cell office:value-type="string">
            <text:p>Isabel</text:p>
          </table:table-cell>
          <table:table-cell table:formula="of:=IF(NOT(ISBLANK([.D48]));[.A48];&quot;&quot;)" office:value-type="float" office:value="47">
            <text:p>47</text:p>
          </table:table-cell>
          <table:table-cell office:value-type="string">
            <text:p>Izzy</text:p>
          </table:table-cell>
          <table:table-cell table:formula="of:=IF(NOT(ISBLANK([.F48]));[.A48];&quot;&quot;)" office:value-type="float" office:value="47">
            <text:p>47</text:p>
          </table:table-cell>
          <table:table-cell office:value-type="string">
            <text:p><text:s/>Belly</text:p>
          </table:table-cell>
          <table:table-cell table:formula="of:=IF(NOT(ISBLANK([.H48]));[.A48];&quot;&quot;)">
            <text:p/>
          </table:table-cell>
          <table:table-cell/>
          <table:table-cell table:formula="of:=IF(NOT(ISBLANK([.J48]));[.A48];&quot;&quot;)">
            <text:p/>
          </table:table-cell>
          <table:table-cell/>
        </table:table-row>
        <table:table-row table:style-name="ro6">
          <table:table-cell table:formula="of:=[.A48]+1" office:value-type="float" office:value="48">
            <text:p>48</text:p>
          </table:table-cell>
          <table:table-cell office:value-type="string">
            <text:p>Isadora</text:p>
          </table:table-cell>
          <table:table-cell table:formula="of:=IF(NOT(ISBLANK([.D49]));[.A49];&quot;&quot;)" office:value-type="float" office:value="48">
            <text:p>48</text:p>
          </table:table-cell>
          <table:table-cell office:value-type="string">
            <text:p>Izzy</text:p>
          </table:table-cell>
          <table:table-cell table:formula="of:=IF(NOT(ISBLANK([.F49]));[.A49];&quot;&quot;)">
            <text:p/>
          </table:table-cell>
          <table:table-cell/>
          <table:table-cell table:formula="of:=IF(NOT(ISBLANK([.H49]));[.A49];&quot;&quot;)">
            <text:p/>
          </table:table-cell>
          <table:table-cell/>
          <table:table-cell table:formula="of:=IF(NOT(ISBLANK([.J49]));[.A49];&quot;&quot;)">
            <text:p/>
          </table:table-cell>
          <table:table-cell/>
        </table:table-row>
        <table:table-row table:style-name="ro6">
          <table:table-cell table:formula="of:=[.A49]+1" office:value-type="float" office:value="49">
            <text:p>49</text:p>
          </table:table-cell>
          <table:table-cell office:value-type="string">
            <text:p>Jonah</text:p>
          </table:table-cell>
          <table:table-cell table:formula="of:=IF(NOT(ISBLANK([.D50]));[.A50];&quot;&quot;)">
            <text:p/>
          </table:table-cell>
          <table:table-cell table:style-name="Default"/>
          <table:table-cell table:formula="of:=IF(NOT(ISBLANK([.F50]));[.A50];&quot;&quot;)">
            <text:p/>
          </table:table-cell>
          <table:table-cell/>
          <table:table-cell table:formula="of:=IF(NOT(ISBLANK([.H50]));[.A50];&quot;&quot;)">
            <text:p/>
          </table:table-cell>
          <table:table-cell/>
          <table:table-cell table:formula="of:=IF(NOT(ISBLANK([.J50]));[.A50];&quot;&quot;)">
            <text:p/>
          </table:table-cell>
          <table:table-cell/>
        </table:table-row>
        <table:table-row table:style-name="ro6">
          <table:table-cell table:formula="of:=[.A50]+1" office:value-type="float" office:value="50">
            <text:p>50</text:p>
          </table:table-cell>
          <table:table-cell office:value-type="string">
            <text:p>Jude</text:p>
          </table:table-cell>
          <table:table-cell table:formula="of:=IF(NOT(ISBLANK([.D51]));[.A51];&quot;&quot;)" office:value-type="float" office:value="50">
            <text:p>50</text:p>
          </table:table-cell>
          <table:table-cell office:value-type="string">
            <text:p>Not Judy</text:p>
          </table:table-cell>
          <table:table-cell table:formula="of:=IF(NOT(ISBLANK([.F51]));[.A51];&quot;&quot;)">
            <text:p/>
          </table:table-cell>
          <table:table-cell/>
          <table:table-cell table:formula="of:=IF(NOT(ISBLANK([.H51]));[.A51];&quot;&quot;)">
            <text:p/>
          </table:table-cell>
          <table:table-cell/>
          <table:table-cell table:formula="of:=IF(NOT(ISBLANK([.J51]));[.A51];&quot;&quot;)">
            <text:p/>
          </table:table-cell>
          <table:table-cell/>
        </table:table-row>
        <table:table-row table:style-name="ro6">
          <table:table-cell table:formula="of:=[.A51]+1" office:value-type="float" office:value="51">
            <text:p>51</text:p>
          </table:table-cell>
          <table:table-cell office:value-type="string">
            <text:p>Julia</text:p>
          </table:table-cell>
          <table:table-cell table:formula="of:=IF(NOT(ISBLANK([.D52]));[.A52];&quot;&quot;)" office:value-type="float" office:value="51">
            <text:p>51</text:p>
          </table:table-cell>
          <table:table-cell office:value-type="string">
            <text:p>Jules</text:p>
          </table:table-cell>
          <table:table-cell table:formula="of:=IF(NOT(ISBLANK([.F52]));[.A52];&quot;&quot;)" office:value-type="float" office:value="51">
            <text:p>51</text:p>
          </table:table-cell>
          <table:table-cell office:value-type="string">
            <text:p><text:s/>Julie</text:p>
          </table:table-cell>
          <table:table-cell table:formula="of:=IF(NOT(ISBLANK([.H52]));[.A52];&quot;&quot;)">
            <text:p/>
          </table:table-cell>
          <table:table-cell/>
          <table:table-cell table:formula="of:=IF(NOT(ISBLANK([.J52]));[.A52];&quot;&quot;)">
            <text:p/>
          </table:table-cell>
          <table:table-cell/>
        </table:table-row>
        <table:table-row table:style-name="ro6">
          <table:table-cell table:formula="of:=[.A52]+1" office:value-type="float" office:value="52">
            <text:p>52</text:p>
          </table:table-cell>
          <table:table-cell office:value-type="string">
            <text:p>Julian</text:p>
          </table:table-cell>
          <table:table-cell table:formula="of:=IF(NOT(ISBLANK([.D53]));[.A53];&quot;&quot;)" office:value-type="float" office:value="52">
            <text:p>52</text:p>
          </table:table-cell>
          <table:table-cell office:value-type="string">
            <text:p>Jules</text:p>
          </table:table-cell>
          <table:table-cell table:formula="of:=IF(NOT(ISBLANK([.F53]));[.A53];&quot;&quot;)">
            <text:p/>
          </table:table-cell>
          <table:table-cell/>
          <table:table-cell table:formula="of:=IF(NOT(ISBLANK([.H53]));[.A53];&quot;&quot;)">
            <text:p/>
          </table:table-cell>
          <table:table-cell/>
          <table:table-cell table:formula="of:=IF(NOT(ISBLANK([.J53]));[.A53];&quot;&quot;)">
            <text:p/>
          </table:table-cell>
          <table:table-cell/>
        </table:table-row>
        <table:table-row table:style-name="ro6">
          <table:table-cell table:formula="of:=[.A53]+1" office:value-type="float" office:value="53">
            <text:p>53</text:p>
          </table:table-cell>
          <table:table-cell office:value-type="string">
            <text:p>Kimora</text:p>
          </table:table-cell>
          <table:table-cell table:formula="of:=IF(NOT(ISBLANK([.D54]));[.A54];&quot;&quot;)" office:value-type="float" office:value="53">
            <text:p>53</text:p>
          </table:table-cell>
          <table:table-cell office:value-type="string">
            <text:p>Kim</text:p>
          </table:table-cell>
          <table:table-cell table:formula="of:=IF(NOT(ISBLANK([.F54]));[.A54];&quot;&quot;)">
            <text:p/>
          </table:table-cell>
          <table:table-cell/>
          <table:table-cell table:formula="of:=IF(NOT(ISBLANK([.H54]));[.A54];&quot;&quot;)">
            <text:p/>
          </table:table-cell>
          <table:table-cell/>
          <table:table-cell table:formula="of:=IF(NOT(ISBLANK([.J54]));[.A54];&quot;&quot;)">
            <text:p/>
          </table:table-cell>
          <table:table-cell/>
        </table:table-row>
        <table:table-row table:style-name="ro6">
          <table:table-cell table:formula="of:=[.A54]+1" office:value-type="float" office:value="54">
            <text:p>54</text:p>
          </table:table-cell>
          <table:table-cell office:value-type="string">
            <text:p>Lemuel</text:p>
          </table:table-cell>
          <table:table-cell table:formula="of:=IF(NOT(ISBLANK([.D55]));[.A55];&quot;&quot;)" office:value-type="float" office:value="54">
            <text:p>54</text:p>
          </table:table-cell>
          <table:table-cell office:value-type="string">
            <text:p>Lem</text:p>
          </table:table-cell>
          <table:table-cell table:formula="of:=IF(NOT(ISBLANK([.F55]));[.A55];&quot;&quot;)" office:value-type="float" office:value="54">
            <text:p>54</text:p>
          </table:table-cell>
          <table:table-cell office:value-type="string">
            <text:p><text:s/>Lemmy</text:p>
          </table:table-cell>
          <table:table-cell table:formula="of:=IF(NOT(ISBLANK([.H55]));[.A55];&quot;&quot;)">
            <text:p/>
          </table:table-cell>
          <table:table-cell/>
          <table:table-cell table:formula="of:=IF(NOT(ISBLANK([.J55]));[.A55];&quot;&quot;)">
            <text:p/>
          </table:table-cell>
          <table:table-cell/>
        </table:table-row>
        <table:table-row table:style-name="ro6">
          <table:table-cell table:formula="of:=[.A55]+1" office:value-type="float" office:value="55">
            <text:p>55</text:p>
          </table:table-cell>
          <table:table-cell office:value-type="string">
            <text:p>Leon</text:p>
          </table:table-cell>
          <table:table-cell table:formula="of:=IF(NOT(ISBLANK([.D56]));[.A56];&quot;&quot;)">
            <text:p/>
          </table:table-cell>
          <table:table-cell table:style-name="Default"/>
          <table:table-cell table:formula="of:=IF(NOT(ISBLANK([.F56]));[.A56];&quot;&quot;)">
            <text:p/>
          </table:table-cell>
          <table:table-cell/>
          <table:table-cell table:formula="of:=IF(NOT(ISBLANK([.H56]));[.A56];&quot;&quot;)">
            <text:p/>
          </table:table-cell>
          <table:table-cell/>
          <table:table-cell table:formula="of:=IF(NOT(ISBLANK([.J56]));[.A56];&quot;&quot;)">
            <text:p/>
          </table:table-cell>
          <table:table-cell/>
        </table:table-row>
        <table:table-row table:style-name="ro6">
          <table:table-cell table:formula="of:=[.A56]+1" office:value-type="float" office:value="56">
            <text:p>56</text:p>
          </table:table-cell>
          <table:table-cell office:value-type="string">
            <text:p>Leonora</text:p>
          </table:table-cell>
          <table:table-cell table:formula="of:=IF(NOT(ISBLANK([.D57]));[.A57];&quot;&quot;)" office:value-type="float" office:value="56">
            <text:p>56</text:p>
          </table:table-cell>
          <table:table-cell office:value-type="string">
            <text:p>Nora</text:p>
          </table:table-cell>
          <table:table-cell table:formula="of:=IF(NOT(ISBLANK([.F57]));[.A57];&quot;&quot;)">
            <text:p/>
          </table:table-cell>
          <table:table-cell/>
          <table:table-cell table:formula="of:=IF(NOT(ISBLANK([.H57]));[.A57];&quot;&quot;)">
            <text:p/>
          </table:table-cell>
          <table:table-cell/>
          <table:table-cell table:formula="of:=IF(NOT(ISBLANK([.J57]));[.A57];&quot;&quot;)">
            <text:p/>
          </table:table-cell>
          <table:table-cell/>
        </table:table-row>
        <table:table-row table:style-name="ro6">
          <table:table-cell table:formula="of:=[.A57]+1" office:value-type="float" office:value="57">
            <text:p>57</text:p>
          </table:table-cell>
          <table:table-cell office:value-type="string">
            <text:p>Linus</text:p>
          </table:table-cell>
          <table:table-cell table:formula="of:=IF(NOT(ISBLANK([.D58]));[.A58];&quot;&quot;)">
            <text:p/>
          </table:table-cell>
          <table:table-cell table:style-name="Default"/>
          <table:table-cell table:formula="of:=IF(NOT(ISBLANK([.F58]));[.A58];&quot;&quot;)">
            <text:p/>
          </table:table-cell>
          <table:table-cell/>
          <table:table-cell table:formula="of:=IF(NOT(ISBLANK([.H58]));[.A58];&quot;&quot;)">
            <text:p/>
          </table:table-cell>
          <table:table-cell/>
          <table:table-cell table:formula="of:=IF(NOT(ISBLANK([.J58]));[.A58];&quot;&quot;)">
            <text:p/>
          </table:table-cell>
          <table:table-cell/>
        </table:table-row>
        <table:table-row table:style-name="ro6">
          <table:table-cell table:formula="of:=[.A58]+1" office:value-type="float" office:value="58">
            <text:p>58</text:p>
          </table:table-cell>
          <table:table-cell office:value-type="string">
            <text:p>Lowell</text:p>
          </table:table-cell>
          <table:table-cell table:formula="of:=IF(NOT(ISBLANK([.D59]));[.A59];&quot;&quot;)" office:value-type="float" office:value="58">
            <text:p>58</text:p>
          </table:table-cell>
          <table:table-cell office:value-type="string">
            <text:p>Wolfie</text:p>
          </table:table-cell>
          <table:table-cell table:formula="of:=IF(NOT(ISBLANK([.F59]));[.A59];&quot;&quot;)" office:value-type="float" office:value="58">
            <text:p>58</text:p>
          </table:table-cell>
          <table:table-cell office:value-type="string">
            <text:p><text:s/>Lowe</text:p>
          </table:table-cell>
          <table:table-cell table:formula="of:=IF(NOT(ISBLANK([.H59]));[.A59];&quot;&quot;)">
            <text:p/>
          </table:table-cell>
          <table:table-cell/>
          <table:table-cell table:formula="of:=IF(NOT(ISBLANK([.J59]));[.A59];&quot;&quot;)">
            <text:p/>
          </table:table-cell>
          <table:table-cell/>
        </table:table-row>
        <table:table-row table:style-name="ro6">
          <table:table-cell table:formula="of:=[.A59]+1" office:value-type="float" office:value="59">
            <text:p>59</text:p>
          </table:table-cell>
          <table:table-cell office:value-type="string">
            <text:p>Lucinda</text:p>
          </table:table-cell>
          <table:table-cell table:formula="of:=IF(NOT(ISBLANK([.D60]));[.A60];&quot;&quot;)" office:value-type="float" office:value="59">
            <text:p>59</text:p>
          </table:table-cell>
          <table:table-cell office:value-type="string">
            <text:p>Cindy</text:p>
          </table:table-cell>
          <table:table-cell table:formula="of:=IF(NOT(ISBLANK([.F60]));[.A60];&quot;&quot;)" office:value-type="float" office:value="59">
            <text:p>59</text:p>
          </table:table-cell>
          <table:table-cell office:value-type="string">
            <text:p><text:s/>Lucy</text:p>
          </table:table-cell>
          <table:table-cell table:formula="of:=IF(NOT(ISBLANK([.H60]));[.A60];&quot;&quot;)">
            <text:p/>
          </table:table-cell>
          <table:table-cell/>
          <table:table-cell table:formula="of:=IF(NOT(ISBLANK([.J60]));[.A60];&quot;&quot;)">
            <text:p/>
          </table:table-cell>
          <table:table-cell/>
        </table:table-row>
        <table:table-row table:style-name="ro6">
          <table:table-cell table:formula="of:=[.A60]+1" office:value-type="float" office:value="60">
            <text:p>60</text:p>
          </table:table-cell>
          <table:table-cell office:value-type="string">
            <text:p>Luna</text:p>
          </table:table-cell>
          <table:table-cell table:formula="of:=IF(NOT(ISBLANK([.D61]));[.A61];&quot;&quot;)" office:value-type="float" office:value="60">
            <text:p>60</text:p>
          </table:table-cell>
          <table:table-cell office:value-type="string">
            <text:p>Lou</text:p>
          </table:table-cell>
          <table:table-cell table:formula="of:=IF(NOT(ISBLANK([.F61]));[.A61];&quot;&quot;)">
            <text:p/>
          </table:table-cell>
          <table:table-cell/>
          <table:table-cell table:formula="of:=IF(NOT(ISBLANK([.H61]));[.A61];&quot;&quot;)">
            <text:p/>
          </table:table-cell>
          <table:table-cell/>
          <table:table-cell table:formula="of:=IF(NOT(ISBLANK([.J61]));[.A61];&quot;&quot;)">
            <text:p/>
          </table:table-cell>
          <table:table-cell/>
        </table:table-row>
        <table:table-row table:style-name="ro6">
          <table:table-cell table:formula="of:=[.A61]+1" office:value-type="float" office:value="61">
            <text:p>61</text:p>
          </table:table-cell>
          <table:table-cell office:value-type="string">
            <text:p>Magnus</text:p>
          </table:table-cell>
          <table:table-cell table:formula="of:=IF(NOT(ISBLANK([.D62]));[.A62];&quot;&quot;)">
            <text:p/>
          </table:table-cell>
          <table:table-cell table:style-name="Default"/>
          <table:table-cell table:formula="of:=IF(NOT(ISBLANK([.F62]));[.A62];&quot;&quot;)">
            <text:p/>
          </table:table-cell>
          <table:table-cell/>
          <table:table-cell table:formula="of:=IF(NOT(ISBLANK([.H62]));[.A62];&quot;&quot;)">
            <text:p/>
          </table:table-cell>
          <table:table-cell/>
          <table:table-cell table:formula="of:=IF(NOT(ISBLANK([.J62]));[.A62];&quot;&quot;)">
            <text:p/>
          </table:table-cell>
          <table:table-cell/>
        </table:table-row>
        <table:table-row table:style-name="ro6">
          <table:table-cell table:formula="of:=[.A62]+1" office:value-type="float" office:value="62">
            <text:p>62</text:p>
          </table:table-cell>
          <table:table-cell office:value-type="string">
            <text:p>Maribel</text:p>
          </table:table-cell>
          <table:table-cell table:formula="of:=IF(NOT(ISBLANK([.D63]));[.A63];&quot;&quot;)">
            <text:p/>
          </table:table-cell>
          <table:table-cell table:style-name="Default"/>
          <table:table-cell table:formula="of:=IF(NOT(ISBLANK([.F63]));[.A63];&quot;&quot;)">
            <text:p/>
          </table:table-cell>
          <table:table-cell/>
          <table:table-cell table:formula="of:=IF(NOT(ISBLANK([.H63]));[.A63];&quot;&quot;)">
            <text:p/>
          </table:table-cell>
          <table:table-cell/>
          <table:table-cell table:formula="of:=IF(NOT(ISBLANK([.J63]));[.A63];&quot;&quot;)">
            <text:p/>
          </table:table-cell>
          <table:table-cell/>
        </table:table-row>
        <table:table-row table:style-name="ro6">
          <table:table-cell table:formula="of:=[.A63]+1" office:value-type="float" office:value="63">
            <text:p>63</text:p>
          </table:table-cell>
          <table:table-cell office:value-type="string">
            <text:p>Marie</text:p>
          </table:table-cell>
          <table:table-cell table:formula="of:=IF(NOT(ISBLANK([.D64]));[.A64];&quot;&quot;)" office:value-type="float" office:value="63">
            <text:p>63</text:p>
          </table:table-cell>
          <table:table-cell office:value-type="string">
            <text:p>Mare</text:p>
          </table:table-cell>
          <table:table-cell table:formula="of:=IF(NOT(ISBLANK([.F64]));[.A64];&quot;&quot;)">
            <text:p/>
          </table:table-cell>
          <table:table-cell/>
          <table:table-cell table:formula="of:=IF(NOT(ISBLANK([.H64]));[.A64];&quot;&quot;)">
            <text:p/>
          </table:table-cell>
          <table:table-cell/>
          <table:table-cell table:formula="of:=IF(NOT(ISBLANK([.J64]));[.A64];&quot;&quot;)">
            <text:p/>
          </table:table-cell>
          <table:table-cell/>
        </table:table-row>
        <table:table-row table:style-name="ro6">
          <table:table-cell table:formula="of:=[.A64]+1" office:value-type="float" office:value="64">
            <text:p>64</text:p>
          </table:table-cell>
          <table:table-cell office:value-type="string">
            <text:p>Marina</text:p>
          </table:table-cell>
          <table:table-cell table:formula="of:=IF(NOT(ISBLANK([.D65]));[.A65];&quot;&quot;)">
            <text:p/>
          </table:table-cell>
          <table:table-cell table:style-name="Default"/>
          <table:table-cell table:formula="of:=IF(NOT(ISBLANK([.F65]));[.A65];&quot;&quot;)">
            <text:p/>
          </table:table-cell>
          <table:table-cell/>
          <table:table-cell table:formula="of:=IF(NOT(ISBLANK([.H65]));[.A65];&quot;&quot;)">
            <text:p/>
          </table:table-cell>
          <table:table-cell/>
          <table:table-cell table:formula="of:=IF(NOT(ISBLANK([.J65]));[.A65];&quot;&quot;)">
            <text:p/>
          </table:table-cell>
          <table:table-cell/>
        </table:table-row>
        <table:table-row table:style-name="ro6">
          <table:table-cell table:formula="of:=[.A65]+1" office:value-type="float" office:value="65">
            <text:p>65</text:p>
          </table:table-cell>
          <table:table-cell office:value-type="string">
            <text:p>Marisol</text:p>
          </table:table-cell>
          <table:table-cell table:formula="of:=IF(NOT(ISBLANK([.D66]));[.A66];&quot;&quot;)" office:value-type="float" office:value="65">
            <text:p>65</text:p>
          </table:table-cell>
          <table:table-cell office:value-type="string">
            <text:p>Mare</text:p>
          </table:table-cell>
          <table:table-cell table:formula="of:=IF(NOT(ISBLANK([.F66]));[.A66];&quot;&quot;)" office:value-type="float" office:value="65">
            <text:p>65</text:p>
          </table:table-cell>
          <table:table-cell office:value-type="string">
            <text:p><text:s/>Sol</text:p>
          </table:table-cell>
          <table:table-cell table:formula="of:=IF(NOT(ISBLANK([.H66]));[.A66];&quot;&quot;)">
            <text:p/>
          </table:table-cell>
          <table:table-cell/>
          <table:table-cell table:formula="of:=IF(NOT(ISBLANK([.J66]));[.A66];&quot;&quot;)">
            <text:p/>
          </table:table-cell>
          <table:table-cell/>
        </table:table-row>
        <table:table-row table:style-name="ro6">
          <table:table-cell table:formula="of:=[.A66]+1" office:value-type="float" office:value="66">
            <text:p>66</text:p>
          </table:table-cell>
          <table:table-cell office:value-type="string">
            <text:p>Maritza</text:p>
          </table:table-cell>
          <table:table-cell table:formula="of:=IF(NOT(ISBLANK([.D67]));[.A67];&quot;&quot;)">
            <text:p/>
          </table:table-cell>
          <table:table-cell table:style-name="Default"/>
          <table:table-cell table:formula="of:=IF(NOT(ISBLANK([.F67]));[.A67];&quot;&quot;)">
            <text:p/>
          </table:table-cell>
          <table:table-cell/>
          <table:table-cell table:formula="of:=IF(NOT(ISBLANK([.H67]));[.A67];&quot;&quot;)">
            <text:p/>
          </table:table-cell>
          <table:table-cell/>
          <table:table-cell table:formula="of:=IF(NOT(ISBLANK([.J67]));[.A67];&quot;&quot;)">
            <text:p/>
          </table:table-cell>
          <table:table-cell/>
        </table:table-row>
        <table:table-row table:style-name="ro6">
          <table:table-cell table:formula="of:=[.A67]+1" office:value-type="float" office:value="67">
            <text:p>67</text:p>
          </table:table-cell>
          <table:table-cell office:value-type="string">
            <text:p>Matilda</text:p>
          </table:table-cell>
          <table:table-cell table:formula="of:=IF(NOT(ISBLANK([.D68]));[.A68];&quot;&quot;)" office:value-type="float" office:value="67">
            <text:p>67</text:p>
          </table:table-cell>
          <table:table-cell office:value-type="string">
            <text:p>Mattie</text:p>
          </table:table-cell>
          <table:table-cell table:formula="of:=IF(NOT(ISBLANK([.F68]));[.A68];&quot;&quot;)" office:value-type="float" office:value="67">
            <text:p>67</text:p>
          </table:table-cell>
          <table:table-cell office:value-type="string">
            <text:p><text:s/>Tillie</text:p>
          </table:table-cell>
          <table:table-cell table:formula="of:=IF(NOT(ISBLANK([.H68]));[.A68];&quot;&quot;)">
            <text:p/>
          </table:table-cell>
          <table:table-cell/>
          <table:table-cell table:formula="of:=IF(NOT(ISBLANK([.J68]));[.A68];&quot;&quot;)">
            <text:p/>
          </table:table-cell>
          <table:table-cell/>
        </table:table-row>
        <table:table-row table:style-name="ro6">
          <table:table-cell table:formula="of:=[.A68]+1" office:value-type="float" office:value="68">
            <text:p>68</text:p>
          </table:table-cell>
          <table:table-cell office:value-type="string">
            <text:p>Melanie</text:p>
          </table:table-cell>
          <table:table-cell table:formula="of:=IF(NOT(ISBLANK([.D69]));[.A69];&quot;&quot;)" office:value-type="float" office:value="68">
            <text:p>68</text:p>
          </table:table-cell>
          <table:table-cell office:value-type="string">
            <text:p>Mel</text:p>
          </table:table-cell>
          <table:table-cell table:formula="of:=IF(NOT(ISBLANK([.F69]));[.A69];&quot;&quot;)" office:value-type="float" office:value="68">
            <text:p>68</text:p>
          </table:table-cell>
          <table:table-cell office:value-type="string">
            <text:p><text:s/>Mel T.</text:p>
          </table:table-cell>
          <table:table-cell table:formula="of:=IF(NOT(ISBLANK([.H69]));[.A69];&quot;&quot;)">
            <text:p/>
          </table:table-cell>
          <table:table-cell/>
          <table:table-cell table:formula="of:=IF(NOT(ISBLANK([.J69]));[.A69];&quot;&quot;)">
            <text:p/>
          </table:table-cell>
          <table:table-cell/>
        </table:table-row>
        <table:table-row table:style-name="ro6">
          <table:table-cell table:formula="of:=[.A69]+1" office:value-type="float" office:value="69">
            <text:p>69</text:p>
          </table:table-cell>
          <table:table-cell office:value-type="string">
            <text:p>Milo</text:p>
          </table:table-cell>
          <table:table-cell table:formula="of:=IF(NOT(ISBLANK([.D70]));[.A70];&quot;&quot;)">
            <text:p/>
          </table:table-cell>
          <table:table-cell table:style-name="Default"/>
          <table:table-cell table:formula="of:=IF(NOT(ISBLANK([.F70]));[.A70];&quot;&quot;)">
            <text:p/>
          </table:table-cell>
          <table:table-cell/>
          <table:table-cell table:formula="of:=IF(NOT(ISBLANK([.H70]));[.A70];&quot;&quot;)">
            <text:p/>
          </table:table-cell>
          <table:table-cell/>
          <table:table-cell table:formula="of:=IF(NOT(ISBLANK([.J70]));[.A70];&quot;&quot;)">
            <text:p/>
          </table:table-cell>
          <table:table-cell/>
        </table:table-row>
        <table:table-row table:style-name="ro6">
          <table:table-cell table:formula="of:=[.A70]+1" office:value-type="float" office:value="70">
            <text:p>70</text:p>
          </table:table-cell>
          <table:table-cell office:value-type="string">
            <text:p>Mireya</text:p>
          </table:table-cell>
          <table:table-cell table:formula="of:=IF(NOT(ISBLANK([.D71]));[.A71];&quot;&quot;)" office:value-type="float" office:value="70">
            <text:p>70</text:p>
          </table:table-cell>
          <table:table-cell office:value-type="string">
            <text:p>Mira</text:p>
          </table:table-cell>
          <table:table-cell table:formula="of:=IF(NOT(ISBLANK([.F71]));[.A71];&quot;&quot;)">
            <text:p/>
          </table:table-cell>
          <table:table-cell/>
          <table:table-cell table:formula="of:=IF(NOT(ISBLANK([.H71]));[.A71];&quot;&quot;)">
            <text:p/>
          </table:table-cell>
          <table:table-cell/>
          <table:table-cell table:formula="of:=IF(NOT(ISBLANK([.J71]));[.A71];&quot;&quot;)">
            <text:p/>
          </table:table-cell>
          <table:table-cell/>
        </table:table-row>
        <table:table-row table:style-name="ro6">
          <table:table-cell table:formula="of:=[.A71]+1" office:value-type="float" office:value="71">
            <text:p>71</text:p>
          </table:table-cell>
          <table:table-cell office:value-type="string">
            <text:p>Miriam</text:p>
          </table:table-cell>
          <table:table-cell table:formula="of:=IF(NOT(ISBLANK([.D72]));[.A72];&quot;&quot;)" office:value-type="float" office:value="71">
            <text:p>71</text:p>
          </table:table-cell>
          <table:table-cell office:value-type="string">
            <text:p>Miri</text:p>
          </table:table-cell>
          <table:table-cell table:formula="of:=IF(NOT(ISBLANK([.F72]));[.A72];&quot;&quot;)">
            <text:p/>
          </table:table-cell>
          <table:table-cell/>
          <table:table-cell table:formula="of:=IF(NOT(ISBLANK([.H72]));[.A72];&quot;&quot;)">
            <text:p/>
          </table:table-cell>
          <table:table-cell/>
          <table:table-cell table:formula="of:=IF(NOT(ISBLANK([.J72]));[.A72];&quot;&quot;)">
            <text:p/>
          </table:table-cell>
          <table:table-cell/>
        </table:table-row>
        <table:table-row table:style-name="ro6">
          <table:table-cell table:formula="of:=[.A72]+1" office:value-type="float" office:value="72">
            <text:p>72</text:p>
          </table:table-cell>
          <table:table-cell office:value-type="string">
            <text:p>Mordecai</text:p>
          </table:table-cell>
          <table:table-cell table:formula="of:=IF(NOT(ISBLANK([.D73]));[.A73];&quot;&quot;)" office:value-type="float" office:value="72">
            <text:p>72</text:p>
          </table:table-cell>
          <table:table-cell office:value-type="string">
            <text:p>Mort</text:p>
          </table:table-cell>
          <table:table-cell table:formula="of:=IF(NOT(ISBLANK([.F73]));[.A73];&quot;&quot;)" office:value-type="float" office:value="72">
            <text:p>72</text:p>
          </table:table-cell>
          <table:table-cell office:value-type="string">
            <text:p><text:s/>Mordy</text:p>
          </table:table-cell>
          <table:table-cell table:formula="of:=IF(NOT(ISBLANK([.H73]));[.A73];&quot;&quot;)">
            <text:p/>
          </table:table-cell>
          <table:table-cell/>
          <table:table-cell table:formula="of:=IF(NOT(ISBLANK([.J73]));[.A73];&quot;&quot;)">
            <text:p/>
          </table:table-cell>
          <table:table-cell/>
        </table:table-row>
        <table:table-row table:style-name="ro6">
          <table:table-cell table:formula="of:=[.A73]+1" office:value-type="float" office:value="73">
            <text:p>73</text:p>
          </table:table-cell>
          <table:table-cell office:value-type="string">
            <text:p>Muriel</text:p>
          </table:table-cell>
          <table:table-cell table:formula="of:=IF(NOT(ISBLANK([.D74]));[.A74];&quot;&quot;)" office:value-type="float" office:value="73">
            <text:p>73</text:p>
          </table:table-cell>
          <table:table-cell office:value-type="string">
            <text:p>Murie</text:p>
          </table:table-cell>
          <table:table-cell table:formula="of:=IF(NOT(ISBLANK([.F74]));[.A74];&quot;&quot;)">
            <text:p/>
          </table:table-cell>
          <table:table-cell/>
          <table:table-cell table:formula="of:=IF(NOT(ISBLANK([.H74]));[.A74];&quot;&quot;)">
            <text:p/>
          </table:table-cell>
          <table:table-cell/>
          <table:table-cell table:formula="of:=IF(NOT(ISBLANK([.J74]));[.A74];&quot;&quot;)">
            <text:p/>
          </table:table-cell>
          <table:table-cell/>
        </table:table-row>
        <table:table-row table:style-name="ro6">
          <table:table-cell table:formula="of:=[.A74]+1" office:value-type="float" office:value="74">
            <text:p>74</text:p>
          </table:table-cell>
          <table:table-cell office:value-type="string">
            <text:p>Nels</text:p>
          </table:table-cell>
          <table:table-cell table:formula="of:=IF(NOT(ISBLANK([.D75]));[.A75];&quot;&quot;)">
            <text:p/>
          </table:table-cell>
          <table:table-cell table:style-name="Default"/>
          <table:table-cell table:formula="of:=IF(NOT(ISBLANK([.F75]));[.A75];&quot;&quot;)">
            <text:p/>
          </table:table-cell>
          <table:table-cell/>
          <table:table-cell table:formula="of:=IF(NOT(ISBLANK([.H75]));[.A75];&quot;&quot;)">
            <text:p/>
          </table:table-cell>
          <table:table-cell/>
          <table:table-cell table:formula="of:=IF(NOT(ISBLANK([.J75]));[.A75];&quot;&quot;)">
            <text:p/>
          </table:table-cell>
          <table:table-cell/>
        </table:table-row>
        <table:table-row table:style-name="ro6">
          <table:table-cell table:formula="of:=[.A75]+1" office:value-type="float" office:value="75">
            <text:p>75</text:p>
          </table:table-cell>
          <table:table-cell office:value-type="string">
            <text:p>Nicanor</text:p>
          </table:table-cell>
          <table:table-cell table:formula="of:=IF(NOT(ISBLANK([.D76]));[.A76];&quot;&quot;)" office:value-type="float" office:value="75">
            <text:p>75</text:p>
          </table:table-cell>
          <table:table-cell office:value-type="string">
            <text:p>Nick</text:p>
          </table:table-cell>
          <table:table-cell table:formula="of:=IF(NOT(ISBLANK([.F76]));[.A76];&quot;&quot;)">
            <text:p/>
          </table:table-cell>
          <table:table-cell/>
          <table:table-cell table:formula="of:=IF(NOT(ISBLANK([.H76]));[.A76];&quot;&quot;)">
            <text:p/>
          </table:table-cell>
          <table:table-cell/>
          <table:table-cell table:formula="of:=IF(NOT(ISBLANK([.J76]));[.A76];&quot;&quot;)">
            <text:p/>
          </table:table-cell>
          <table:table-cell/>
        </table:table-row>
        <table:table-row table:style-name="ro6">
          <table:table-cell table:formula="of:=[.A76]+1" office:value-type="float" office:value="76">
            <text:p>76</text:p>
          </table:table-cell>
          <table:table-cell office:value-type="string">
            <text:p>Niels</text:p>
          </table:table-cell>
          <table:table-cell table:formula="of:=IF(NOT(ISBLANK([.D77]));[.A77];&quot;&quot;)">
            <text:p/>
          </table:table-cell>
          <table:table-cell table:style-name="Default"/>
          <table:table-cell table:formula="of:=IF(NOT(ISBLANK([.F77]));[.A77];&quot;&quot;)">
            <text:p/>
          </table:table-cell>
          <table:table-cell/>
          <table:table-cell table:formula="of:=IF(NOT(ISBLANK([.H77]));[.A77];&quot;&quot;)">
            <text:p/>
          </table:table-cell>
          <table:table-cell/>
          <table:table-cell table:formula="of:=IF(NOT(ISBLANK([.J77]));[.A77];&quot;&quot;)">
            <text:p/>
          </table:table-cell>
          <table:table-cell/>
        </table:table-row>
        <table:table-row table:style-name="ro6">
          <table:table-cell table:formula="of:=[.A77]+1" office:value-type="float" office:value="77">
            <text:p>77</text:p>
          </table:table-cell>
          <table:table-cell office:value-type="string">
            <text:p>Noah</text:p>
          </table:table-cell>
          <table:table-cell table:formula="of:=IF(NOT(ISBLANK([.D78]));[.A78];&quot;&quot;)" office:value-type="float" office:value="77">
            <text:p>77</text:p>
          </table:table-cell>
          <table:table-cell office:value-type="string">
            <text:p>Noe</text:p>
          </table:table-cell>
          <table:table-cell table:formula="of:=IF(NOT(ISBLANK([.F78]));[.A78];&quot;&quot;)">
            <text:p/>
          </table:table-cell>
          <table:table-cell/>
          <table:table-cell table:formula="of:=IF(NOT(ISBLANK([.H78]));[.A78];&quot;&quot;)">
            <text:p/>
          </table:table-cell>
          <table:table-cell/>
          <table:table-cell table:formula="of:=IF(NOT(ISBLANK([.J78]));[.A78];&quot;&quot;)">
            <text:p/>
          </table:table-cell>
          <table:table-cell/>
        </table:table-row>
        <table:table-row table:style-name="ro6">
          <table:table-cell table:formula="of:=[.A78]+1" office:value-type="float" office:value="78">
            <text:p>78</text:p>
          </table:table-cell>
          <table:table-cell office:value-type="string">
            <text:p>Noel</text:p>
          </table:table-cell>
          <table:table-cell table:formula="of:=IF(NOT(ISBLANK([.D79]));[.A79];&quot;&quot;)" office:value-type="float" office:value="78">
            <text:p>78</text:p>
          </table:table-cell>
          <table:table-cell office:value-type="string">
            <text:p>Noe</text:p>
          </table:table-cell>
          <table:table-cell table:formula="of:=IF(NOT(ISBLANK([.F79]));[.A79];&quot;&quot;)">
            <text:p/>
          </table:table-cell>
          <table:table-cell/>
          <table:table-cell table:formula="of:=IF(NOT(ISBLANK([.H79]));[.A79];&quot;&quot;)">
            <text:p/>
          </table:table-cell>
          <table:table-cell/>
          <table:table-cell table:formula="of:=IF(NOT(ISBLANK([.J79]));[.A79];&quot;&quot;)">
            <text:p/>
          </table:table-cell>
          <table:table-cell/>
        </table:table-row>
        <table:table-row table:style-name="ro6">
          <table:table-cell table:formula="of:=[.A79]+1" office:value-type="float" office:value="79">
            <text:p>79</text:p>
          </table:table-cell>
          <table:table-cell office:value-type="string">
            <text:p>Nora</text:p>
          </table:table-cell>
          <table:table-cell table:formula="of:=IF(NOT(ISBLANK([.D80]));[.A80];&quot;&quot;)" office:value-type="float" office:value="79">
            <text:p>79</text:p>
          </table:table-cell>
          <table:table-cell office:value-type="string">
            <text:p>Nor</text:p>
          </table:table-cell>
          <table:table-cell table:formula="of:=IF(NOT(ISBLANK([.F80]));[.A80];&quot;&quot;)">
            <text:p/>
          </table:table-cell>
          <table:table-cell/>
          <table:table-cell table:formula="of:=IF(NOT(ISBLANK([.H80]));[.A80];&quot;&quot;)">
            <text:p/>
          </table:table-cell>
          <table:table-cell/>
          <table:table-cell table:formula="of:=IF(NOT(ISBLANK([.J80]));[.A80];&quot;&quot;)">
            <text:p/>
          </table:table-cell>
          <table:table-cell/>
        </table:table-row>
        <table:table-row table:style-name="ro6">
          <table:table-cell table:formula="of:=[.A80]+1" office:value-type="float" office:value="80">
            <text:p>80</text:p>
          </table:table-cell>
          <table:table-cell office:value-type="string">
            <text:p>Oliver</text:p>
          </table:table-cell>
          <table:table-cell table:formula="of:=IF(NOT(ISBLANK([.D81]));[.A81];&quot;&quot;)" office:value-type="float" office:value="80">
            <text:p>80</text:p>
          </table:table-cell>
          <table:table-cell office:value-type="string">
            <text:p>Olly?</text:p>
          </table:table-cell>
          <table:table-cell table:formula="of:=IF(NOT(ISBLANK([.F81]));[.A81];&quot;&quot;)">
            <text:p/>
          </table:table-cell>
          <table:table-cell/>
          <table:table-cell table:formula="of:=IF(NOT(ISBLANK([.H81]));[.A81];&quot;&quot;)">
            <text:p/>
          </table:table-cell>
          <table:table-cell/>
          <table:table-cell table:formula="of:=IF(NOT(ISBLANK([.J81]));[.A81];&quot;&quot;)">
            <text:p/>
          </table:table-cell>
          <table:table-cell/>
        </table:table-row>
        <table:table-row table:style-name="ro6">
          <table:table-cell table:formula="of:=[.A81]+1" office:value-type="float" office:value="81">
            <text:p>81</text:p>
          </table:table-cell>
          <table:table-cell office:value-type="string">
            <text:p>Olivia</text:p>
          </table:table-cell>
          <table:table-cell table:formula="of:=IF(NOT(ISBLANK([.D82]));[.A82];&quot;&quot;)" office:value-type="float" office:value="81">
            <text:p>81</text:p>
          </table:table-cell>
          <table:table-cell office:value-type="string">
            <text:p>Olive</text:p>
          </table:table-cell>
          <table:table-cell table:formula="of:=IF(NOT(ISBLANK([.F82]));[.A82];&quot;&quot;)" office:value-type="float" office:value="81">
            <text:p>81</text:p>
          </table:table-cell>
          <table:table-cell office:value-type="string">
            <text:p><text:s/>Liv</text:p>
          </table:table-cell>
          <table:table-cell table:formula="of:=IF(NOT(ISBLANK([.H82]));[.A82];&quot;&quot;)">
            <text:p/>
          </table:table-cell>
          <table:table-cell/>
          <table:table-cell table:formula="of:=IF(NOT(ISBLANK([.J82]));[.A82];&quot;&quot;)">
            <text:p/>
          </table:table-cell>
          <table:table-cell/>
        </table:table-row>
        <table:table-row table:style-name="ro6">
          <table:table-cell table:formula="of:=[.A82]+1" office:value-type="float" office:value="82">
            <text:p>82</text:p>
          </table:table-cell>
          <table:table-cell office:value-type="string">
            <text:p>Orion</text:p>
          </table:table-cell>
          <table:table-cell table:formula="of:=IF(NOT(ISBLANK([.D83]));[.A83];&quot;&quot;)" office:value-type="float" office:value="82">
            <text:p>82</text:p>
          </table:table-cell>
          <table:table-cell office:value-type="string">
            <text:p>Ryan</text:p>
          </table:table-cell>
          <table:table-cell table:formula="of:=IF(NOT(ISBLANK([.F83]));[.A83];&quot;&quot;)">
            <text:p/>
          </table:table-cell>
          <table:table-cell/>
          <table:table-cell table:formula="of:=IF(NOT(ISBLANK([.H83]));[.A83];&quot;&quot;)">
            <text:p/>
          </table:table-cell>
          <table:table-cell/>
          <table:table-cell table:formula="of:=IF(NOT(ISBLANK([.J83]));[.A83];&quot;&quot;)">
            <text:p/>
          </table:table-cell>
          <table:table-cell/>
        </table:table-row>
        <table:table-row table:style-name="ro6">
          <table:table-cell table:formula="of:=[.A83]+1" office:value-type="float" office:value="83">
            <text:p>83</text:p>
          </table:table-cell>
          <table:table-cell office:value-type="string">
            <text:p>Oscar</text:p>
          </table:table-cell>
          <table:table-cell table:formula="of:=IF(NOT(ISBLANK([.D84]));[.A84];&quot;&quot;)">
            <text:p/>
          </table:table-cell>
          <table:table-cell table:style-name="Default"/>
          <table:table-cell table:formula="of:=IF(NOT(ISBLANK([.F84]));[.A84];&quot;&quot;)">
            <text:p/>
          </table:table-cell>
          <table:table-cell/>
          <table:table-cell table:formula="of:=IF(NOT(ISBLANK([.H84]));[.A84];&quot;&quot;)">
            <text:p/>
          </table:table-cell>
          <table:table-cell/>
          <table:table-cell table:formula="of:=IF(NOT(ISBLANK([.J84]));[.A84];&quot;&quot;)">
            <text:p/>
          </table:table-cell>
          <table:table-cell/>
        </table:table-row>
        <table:table-row table:style-name="ro6">
          <table:table-cell table:formula="of:=[.A84]+1" office:value-type="float" office:value="84">
            <text:p>84</text:p>
          </table:table-cell>
          <table:table-cell office:value-type="string">
            <text:p>Paloma</text:p>
          </table:table-cell>
          <table:table-cell table:formula="of:=IF(NOT(ISBLANK([.D85]));[.A85];&quot;&quot;)" office:value-type="float" office:value="84">
            <text:p>84</text:p>
          </table:table-cell>
          <table:table-cell office:value-type="string">
            <text:p>Palomita</text:p>
          </table:table-cell>
          <table:table-cell table:formula="of:=IF(NOT(ISBLANK([.F85]));[.A85];&quot;&quot;)" office:value-type="float" office:value="84">
            <text:p>84</text:p>
          </table:table-cell>
          <table:table-cell office:value-type="string">
            <text:p><text:s/>Aloma</text:p>
          </table:table-cell>
          <table:table-cell table:formula="of:=IF(NOT(ISBLANK([.H85]));[.A85];&quot;&quot;)" office:value-type="float" office:value="84">
            <text:p>84</text:p>
          </table:table-cell>
          <table:table-cell office:value-type="string">
            <text:p><text:s/>Pal</text:p>
          </table:table-cell>
          <table:table-cell table:formula="of:=IF(NOT(ISBLANK([.J85]));[.A85];&quot;&quot;)">
            <text:p/>
          </table:table-cell>
          <table:table-cell/>
        </table:table-row>
        <table:table-row table:style-name="ro6">
          <table:table-cell table:formula="of:=[.A85]+1" office:value-type="float" office:value="85">
            <text:p>85</text:p>
          </table:table-cell>
          <table:table-cell office:value-type="string">
            <text:p>Paulina</text:p>
          </table:table-cell>
          <table:table-cell table:formula="of:=IF(NOT(ISBLANK([.D86]));[.A86];&quot;&quot;)" office:value-type="float" office:value="85">
            <text:p>85</text:p>
          </table:table-cell>
          <table:table-cell office:value-type="string">
            <text:p>Polly</text:p>
          </table:table-cell>
          <table:table-cell table:formula="of:=IF(NOT(ISBLANK([.F86]));[.A86];&quot;&quot;)">
            <text:p/>
          </table:table-cell>
          <table:table-cell/>
          <table:table-cell table:formula="of:=IF(NOT(ISBLANK([.H86]));[.A86];&quot;&quot;)">
            <text:p/>
          </table:table-cell>
          <table:table-cell/>
          <table:table-cell table:formula="of:=IF(NOT(ISBLANK([.J86]));[.A86];&quot;&quot;)">
            <text:p/>
          </table:table-cell>
          <table:table-cell/>
        </table:table-row>
        <table:table-row table:style-name="ro6">
          <table:table-cell table:formula="of:=[.A86]+1" office:value-type="float" office:value="86">
            <text:p>86</text:p>
          </table:table-cell>
          <table:table-cell office:value-type="string">
            <text:p>Penelope</text:p>
          </table:table-cell>
          <table:table-cell table:formula="of:=IF(NOT(ISBLANK([.D87]));[.A87];&quot;&quot;)" office:value-type="float" office:value="86">
            <text:p>86</text:p>
          </table:table-cell>
          <table:table-cell office:value-type="string">
            <text:p>Penny</text:p>
          </table:table-cell>
          <table:table-cell table:formula="of:=IF(NOT(ISBLANK([.F87]));[.A87];&quot;&quot;)" office:value-type="float" office:value="86">
            <text:p>86</text:p>
          </table:table-cell>
          <table:table-cell office:value-type="string">
            <text:p><text:s/>Nell</text:p>
          </table:table-cell>
          <table:table-cell table:formula="of:=IF(NOT(ISBLANK([.H87]));[.A87];&quot;&quot;)" office:value-type="float" office:value="86">
            <text:p>86</text:p>
          </table:table-cell>
          <table:table-cell office:value-type="string">
            <text:p><text:s/>Poppy</text:p>
          </table:table-cell>
          <table:table-cell table:formula="of:=IF(NOT(ISBLANK([.J87]));[.A87];&quot;&quot;)">
            <text:p/>
          </table:table-cell>
          <table:table-cell/>
        </table:table-row>
        <table:table-row table:style-name="ro6">
          <table:table-cell table:formula="of:=[.A87]+1" office:value-type="float" office:value="87">
            <text:p>87</text:p>
          </table:table-cell>
          <table:table-cell office:value-type="string">
            <text:p>Percival</text:p>
          </table:table-cell>
          <table:table-cell table:formula="of:=IF(NOT(ISBLANK([.D88]));[.A88];&quot;&quot;)" office:value-type="float" office:value="87">
            <text:p>87</text:p>
          </table:table-cell>
          <table:table-cell office:value-type="string">
            <text:p>Percy</text:p>
          </table:table-cell>
          <table:table-cell table:formula="of:=IF(NOT(ISBLANK([.F88]));[.A88];&quot;&quot;)" office:value-type="float" office:value="87">
            <text:p>87</text:p>
          </table:table-cell>
          <table:table-cell office:value-type="string">
            <text:p><text:s/>Perry</text:p>
          </table:table-cell>
          <table:table-cell table:formula="of:=IF(NOT(ISBLANK([.H88]));[.A88];&quot;&quot;)">
            <text:p/>
          </table:table-cell>
          <table:table-cell/>
          <table:table-cell table:formula="of:=IF(NOT(ISBLANK([.J88]));[.A88];&quot;&quot;)">
            <text:p/>
          </table:table-cell>
          <table:table-cell/>
        </table:table-row>
        <table:table-row table:style-name="ro6">
          <table:table-cell table:formula="of:=[.A88]+1" office:value-type="float" office:value="88">
            <text:p>88</text:p>
          </table:table-cell>
          <table:table-cell office:value-type="string">
            <text:p>Petula</text:p>
          </table:table-cell>
          <table:table-cell table:formula="of:=IF(NOT(ISBLANK([.D89]));[.A89];&quot;&quot;)" office:value-type="float" office:value="88">
            <text:p>88</text:p>
          </table:table-cell>
          <table:table-cell office:value-type="string">
            <text:p>Pet</text:p>
          </table:table-cell>
          <table:table-cell table:formula="of:=IF(NOT(ISBLANK([.F89]));[.A89];&quot;&quot;)" office:value-type="float" office:value="88">
            <text:p>88</text:p>
          </table:table-cell>
          <table:table-cell office:value-type="string">
            <text:p><text:s/>Tula</text:p>
          </table:table-cell>
          <table:table-cell table:formula="of:=IF(NOT(ISBLANK([.H89]));[.A89];&quot;&quot;)" office:value-type="float" office:value="88">
            <text:p>88</text:p>
          </table:table-cell>
          <table:table-cell office:value-type="string">
            <text:p><text:s/>Tulie</text:p>
          </table:table-cell>
          <table:table-cell table:formula="of:=IF(NOT(ISBLANK([.J89]));[.A89];&quot;&quot;)">
            <text:p/>
          </table:table-cell>
          <table:table-cell/>
        </table:table-row>
        <table:table-row table:style-name="ro6">
          <table:table-cell table:formula="of:=[.A89]+1" office:value-type="float" office:value="89">
            <text:p>89</text:p>
          </table:table-cell>
          <table:table-cell office:value-type="string">
            <text:p>Pilar</text:p>
          </table:table-cell>
          <table:table-cell table:formula="of:=IF(NOT(ISBLANK([.D90]));[.A90];&quot;&quot;)">
            <text:p/>
          </table:table-cell>
          <table:table-cell table:style-name="Default"/>
          <table:table-cell table:formula="of:=IF(NOT(ISBLANK([.F90]));[.A90];&quot;&quot;)">
            <text:p/>
          </table:table-cell>
          <table:table-cell/>
          <table:table-cell table:formula="of:=IF(NOT(ISBLANK([.H90]));[.A90];&quot;&quot;)">
            <text:p/>
          </table:table-cell>
          <table:table-cell/>
          <table:table-cell table:formula="of:=IF(NOT(ISBLANK([.J90]));[.A90];&quot;&quot;)">
            <text:p/>
          </table:table-cell>
          <table:table-cell/>
        </table:table-row>
        <table:table-row table:style-name="ro6">
          <table:table-cell table:formula="of:=[.A90]+1" office:value-type="float" office:value="90">
            <text:p>90</text:p>
          </table:table-cell>
          <table:table-cell office:value-type="string">
            <text:p>Piper</text:p>
          </table:table-cell>
          <table:table-cell table:formula="of:=IF(NOT(ISBLANK([.D91]));[.A91];&quot;&quot;)" office:value-type="float" office:value="90">
            <text:p>90</text:p>
          </table:table-cell>
          <table:table-cell office:value-type="string">
            <text:p>Pippi</text:p>
          </table:table-cell>
          <table:table-cell table:formula="of:=IF(NOT(ISBLANK([.F91]));[.A91];&quot;&quot;)">
            <text:p/>
          </table:table-cell>
          <table:table-cell/>
          <table:table-cell table:formula="of:=IF(NOT(ISBLANK([.H91]));[.A91];&quot;&quot;)">
            <text:p/>
          </table:table-cell>
          <table:table-cell/>
          <table:table-cell table:formula="of:=IF(NOT(ISBLANK([.J91]));[.A91];&quot;&quot;)">
            <text:p/>
          </table:table-cell>
          <table:table-cell/>
        </table:table-row>
        <table:table-row table:style-name="ro6">
          <table:table-cell table:formula="of:=[.A91]+1" office:value-type="float" office:value="91">
            <text:p>91</text:p>
          </table:table-cell>
          <table:table-cell office:value-type="string">
            <text:p>Pree</text:p>
          </table:table-cell>
          <table:table-cell table:formula="of:=IF(NOT(ISBLANK([.D92]));[.A92];&quot;&quot;)" office:value-type="float" office:value="91">
            <text:p>91</text:p>
          </table:table-cell>
          <table:table-cell office:value-type="string">
            <text:p>Pree-T</text:p>
          </table:table-cell>
          <table:table-cell table:formula="of:=IF(NOT(ISBLANK([.F92]));[.A92];&quot;&quot;)">
            <text:p/>
          </table:table-cell>
          <table:table-cell/>
          <table:table-cell table:formula="of:=IF(NOT(ISBLANK([.H92]));[.A92];&quot;&quot;)">
            <text:p/>
          </table:table-cell>
          <table:table-cell/>
          <table:table-cell table:formula="of:=IF(NOT(ISBLANK([.J92]));[.A92];&quot;&quot;)">
            <text:p/>
          </table:table-cell>
          <table:table-cell/>
        </table:table-row>
        <table:table-row table:style-name="ro6">
          <table:table-cell table:formula="of:=[.A92]+1" office:value-type="float" office:value="92">
            <text:p>92</text:p>
          </table:table-cell>
          <table:table-cell office:value-type="string">
            <text:p>Remington</text:p>
          </table:table-cell>
          <table:table-cell table:formula="of:=IF(NOT(ISBLANK([.D93]));[.A93];&quot;&quot;)" office:value-type="float" office:value="92">
            <text:p>92</text:p>
          </table:table-cell>
          <table:table-cell office:value-type="string">
            <text:p>Remon</text:p>
          </table:table-cell>
          <table:table-cell table:formula="of:=IF(NOT(ISBLANK([.F93]));[.A93];&quot;&quot;)" office:value-type="float" office:value="92">
            <text:p>92</text:p>
          </table:table-cell>
          <table:table-cell office:value-type="string">
            <text:p><text:s/>Tony</text:p>
          </table:table-cell>
          <table:table-cell table:formula="of:=IF(NOT(ISBLANK([.H93]));[.A93];&quot;&quot;)" office:value-type="float" office:value="92">
            <text:p>92</text:p>
          </table:table-cell>
          <table:table-cell office:value-type="string">
            <text:p><text:s/>Remy</text:p>
          </table:table-cell>
          <table:table-cell table:formula="of:=IF(NOT(ISBLANK([.J93]));[.A93];&quot;&quot;)">
            <text:p/>
          </table:table-cell>
          <table:table-cell/>
        </table:table-row>
        <table:table-row table:style-name="ro6">
          <table:table-cell table:formula="of:=[.A93]+1" office:value-type="float" office:value="93">
            <text:p>93</text:p>
          </table:table-cell>
          <table:table-cell office:value-type="string">
            <text:p>Riordan</text:p>
          </table:table-cell>
          <table:table-cell table:formula="of:=IF(NOT(ISBLANK([.D94]));[.A94];&quot;&quot;)" office:value-type="float" office:value="93">
            <text:p>93</text:p>
          </table:table-cell>
          <table:table-cell office:value-type="string">
            <text:p>Danny</text:p>
          </table:table-cell>
          <table:table-cell table:formula="of:=IF(NOT(ISBLANK([.F94]));[.A94];&quot;&quot;)">
            <text:p/>
          </table:table-cell>
          <table:table-cell/>
          <table:table-cell table:formula="of:=IF(NOT(ISBLANK([.H94]));[.A94];&quot;&quot;)">
            <text:p/>
          </table:table-cell>
          <table:table-cell/>
          <table:table-cell table:formula="of:=IF(NOT(ISBLANK([.J94]));[.A94];&quot;&quot;)">
            <text:p/>
          </table:table-cell>
          <table:table-cell/>
        </table:table-row>
        <table:table-row table:style-name="ro6">
          <table:table-cell table:formula="of:=[.A94]+1" office:value-type="float" office:value="94">
            <text:p>94</text:p>
          </table:table-cell>
          <table:table-cell office:value-type="string">
            <text:p>Rocco</text:p>
          </table:table-cell>
          <table:table-cell table:formula="of:=IF(NOT(ISBLANK([.D95]));[.A95];&quot;&quot;)" office:value-type="float" office:value="94">
            <text:p>94</text:p>
          </table:table-cell>
          <table:table-cell office:value-type="string">
            <text:p>Rocky</text:p>
          </table:table-cell>
          <table:table-cell table:formula="of:=IF(NOT(ISBLANK([.F95]));[.A95];&quot;&quot;)" office:value-type="float" office:value="94">
            <text:p>94</text:p>
          </table:table-cell>
          <table:table-cell office:value-type="string">
            <text:p><text:s/>Coco</text:p>
          </table:table-cell>
          <table:table-cell table:formula="of:=IF(NOT(ISBLANK([.H95]));[.A95];&quot;&quot;)">
            <text:p/>
          </table:table-cell>
          <table:table-cell/>
          <table:table-cell table:formula="of:=IF(NOT(ISBLANK([.J95]));[.A95];&quot;&quot;)">
            <text:p/>
          </table:table-cell>
          <table:table-cell/>
        </table:table-row>
        <table:table-row table:style-name="ro6">
          <table:table-cell table:formula="of:=[.A95]+1" office:value-type="float" office:value="95">
            <text:p>95</text:p>
          </table:table-cell>
          <table:table-cell office:value-type="string">
            <text:p>Roger</text:p>
          </table:table-cell>
          <table:table-cell table:formula="of:=IF(NOT(ISBLANK([.D96]));[.A96];&quot;&quot;)" office:value-type="float" office:value="95">
            <text:p>95</text:p>
          </table:table-cell>
          <table:table-cell office:value-type="string">
            <text:p>Rodge</text:p>
          </table:table-cell>
          <table:table-cell table:formula="of:=IF(NOT(ISBLANK([.F96]));[.A96];&quot;&quot;)">
            <text:p/>
          </table:table-cell>
          <table:table-cell/>
          <table:table-cell table:formula="of:=IF(NOT(ISBLANK([.H96]));[.A96];&quot;&quot;)">
            <text:p/>
          </table:table-cell>
          <table:table-cell/>
          <table:table-cell table:formula="of:=IF(NOT(ISBLANK([.J96]));[.A96];&quot;&quot;)">
            <text:p/>
          </table:table-cell>
          <table:table-cell/>
        </table:table-row>
        <table:table-row table:style-name="ro6">
          <table:table-cell table:formula="of:=[.A96]+1" office:value-type="float" office:value="96">
            <text:p>96</text:p>
          </table:table-cell>
          <table:table-cell office:value-type="string">
            <text:p>Samuel</text:p>
          </table:table-cell>
          <table:table-cell table:formula="of:=IF(NOT(ISBLANK([.D97]));[.A97];&quot;&quot;)" office:value-type="float" office:value="96">
            <text:p>96</text:p>
          </table:table-cell>
          <table:table-cell office:value-type="string">
            <text:p>Sam</text:p>
          </table:table-cell>
          <table:table-cell table:formula="of:=IF(NOT(ISBLANK([.F97]));[.A97];&quot;&quot;)" office:value-type="float" office:value="96">
            <text:p>96</text:p>
          </table:table-cell>
          <table:table-cell office:value-type="string">
            <text:p><text:s/>Sammy</text:p>
          </table:table-cell>
          <table:table-cell table:formula="of:=IF(NOT(ISBLANK([.H97]));[.A97];&quot;&quot;)">
            <text:p/>
          </table:table-cell>
          <table:table-cell/>
          <table:table-cell table:formula="of:=IF(NOT(ISBLANK([.J97]));[.A97];&quot;&quot;)">
            <text:p/>
          </table:table-cell>
          <table:table-cell/>
        </table:table-row>
        <table:table-row table:style-name="ro6">
          <table:table-cell table:formula="of:=[.A97]+1" office:value-type="float" office:value="97">
            <text:p>97</text:p>
          </table:table-cell>
          <table:table-cell office:value-type="string">
            <text:p>Sebastian</text:p>
          </table:table-cell>
          <table:table-cell table:formula="of:=IF(NOT(ISBLANK([.D98]));[.A98];&quot;&quot;)" office:value-type="float" office:value="97">
            <text:p>97</text:p>
          </table:table-cell>
          <table:table-cell office:value-type="string">
            <text:p>Bastian</text:p>
          </table:table-cell>
          <table:table-cell table:formula="of:=IF(NOT(ISBLANK([.F98]));[.A98];&quot;&quot;)" office:value-type="float" office:value="97">
            <text:p>97</text:p>
          </table:table-cell>
          <table:table-cell office:value-type="string">
            <text:p><text:s/>Seb</text:p>
          </table:table-cell>
          <table:table-cell table:formula="of:=IF(NOT(ISBLANK([.H98]));[.A98];&quot;&quot;)" office:value-type="float" office:value="97">
            <text:p>97</text:p>
          </table:table-cell>
          <table:table-cell office:value-type="string">
            <text:p><text:s/>Bas</text:p>
          </table:table-cell>
          <table:table-cell table:formula="of:=IF(NOT(ISBLANK([.J98]));[.A98];&quot;&quot;)">
            <text:p/>
          </table:table-cell>
          <table:table-cell/>
        </table:table-row>
        <table:table-row table:style-name="ro6">
          <table:table-cell table:formula="of:=[.A98]+1" office:value-type="float" office:value="98">
            <text:p>98</text:p>
          </table:table-cell>
          <table:table-cell office:value-type="string">
            <text:p>Simon</text:p>
          </table:table-cell>
          <table:table-cell table:formula="of:=IF(NOT(ISBLANK([.D99]));[.A99];&quot;&quot;)" office:value-type="float" office:value="98">
            <text:p>98</text:p>
          </table:table-cell>
          <table:table-cell office:value-type="string">
            <text:p>Sy</text:p>
          </table:table-cell>
          <table:table-cell table:formula="of:=IF(NOT(ISBLANK([.F99]));[.A99];&quot;&quot;)">
            <text:p/>
          </table:table-cell>
          <table:table-cell/>
          <table:table-cell table:formula="of:=IF(NOT(ISBLANK([.H99]));[.A99];&quot;&quot;)">
            <text:p/>
          </table:table-cell>
          <table:table-cell/>
          <table:table-cell table:formula="of:=IF(NOT(ISBLANK([.J99]));[.A99];&quot;&quot;)">
            <text:p/>
          </table:table-cell>
          <table:table-cell/>
        </table:table-row>
        <table:table-row table:style-name="ro6">
          <table:table-cell table:formula="of:=[.A99]+1" office:value-type="float" office:value="99">
            <text:p>99</text:p>
          </table:table-cell>
          <table:table-cell office:value-type="string">
            <text:p>Sydney</text:p>
          </table:table-cell>
          <table:table-cell table:formula="of:=IF(NOT(ISBLANK([.D100]));[.A100];&quot;&quot;)" office:value-type="float" office:value="99">
            <text:p>99</text:p>
          </table:table-cell>
          <table:table-cell office:value-type="string">
            <text:p>Sid</text:p>
          </table:table-cell>
          <table:table-cell table:formula="of:=IF(NOT(ISBLANK([.F100]));[.A100];&quot;&quot;)">
            <text:p/>
          </table:table-cell>
          <table:table-cell/>
          <table:table-cell table:formula="of:=IF(NOT(ISBLANK([.H100]));[.A100];&quot;&quot;)">
            <text:p/>
          </table:table-cell>
          <table:table-cell/>
          <table:table-cell table:formula="of:=IF(NOT(ISBLANK([.J100]));[.A100];&quot;&quot;)">
            <text:p/>
          </table:table-cell>
          <table:table-cell/>
        </table:table-row>
        <table:table-row table:style-name="ro6">
          <table:table-cell table:formula="of:=[.A100]+1" office:value-type="float" office:value="100">
            <text:p>100</text:p>
          </table:table-cell>
          <table:table-cell office:value-type="string">
            <text:p>Talullah</text:p>
          </table:table-cell>
          <table:table-cell table:formula="of:=IF(NOT(ISBLANK([.D101]));[.A101];&quot;&quot;)" office:value-type="float" office:value="100">
            <text:p>100</text:p>
          </table:table-cell>
          <table:table-cell office:value-type="string">
            <text:p>Tally</text:p>
          </table:table-cell>
          <table:table-cell table:formula="of:=IF(NOT(ISBLANK([.F101]));[.A101];&quot;&quot;)" office:value-type="float" office:value="100">
            <text:p>100</text:p>
          </table:table-cell>
          <table:table-cell office:value-type="string">
            <text:p><text:s/>Lula</text:p>
          </table:table-cell>
          <table:table-cell table:formula="of:=IF(NOT(ISBLANK([.H101]));[.A101];&quot;&quot;)">
            <text:p/>
          </table:table-cell>
          <table:table-cell/>
          <table:table-cell table:formula="of:=IF(NOT(ISBLANK([.J101]));[.A101];&quot;&quot;)">
            <text:p/>
          </table:table-cell>
          <table:table-cell/>
        </table:table-row>
        <table:table-row table:style-name="ro6">
          <table:table-cell table:formula="of:=[.A101]+1" office:value-type="float" office:value="101">
            <text:p>101</text:p>
          </table:table-cell>
          <table:table-cell office:value-type="string">
            <text:p>Thalia</text:p>
          </table:table-cell>
          <table:table-cell table:formula="of:=IF(NOT(ISBLANK([.D102]));[.A102];&quot;&quot;)" office:value-type="float" office:value="101">
            <text:p>101</text:p>
          </table:table-cell>
          <table:table-cell office:value-type="string">
            <text:p>Thal</text:p>
          </table:table-cell>
          <table:table-cell table:formula="of:=IF(NOT(ISBLANK([.F102]));[.A102];&quot;&quot;)" office:value-type="float" office:value="101">
            <text:p>101</text:p>
          </table:table-cell>
          <table:table-cell office:value-type="string">
            <text:p><text:s/>Lia</text:p>
          </table:table-cell>
          <table:table-cell table:formula="of:=IF(NOT(ISBLANK([.H102]));[.A102];&quot;&quot;)">
            <text:p/>
          </table:table-cell>
          <table:table-cell/>
          <table:table-cell table:formula="of:=IF(NOT(ISBLANK([.J102]));[.A102];&quot;&quot;)">
            <text:p/>
          </table:table-cell>
          <table:table-cell/>
        </table:table-row>
        <table:table-row table:style-name="ro6">
          <table:table-cell table:formula="of:=[.A102]+1" office:value-type="float" office:value="102">
            <text:p>102</text:p>
          </table:table-cell>
          <table:table-cell office:value-type="string">
            <text:p>Theodore</text:p>
          </table:table-cell>
          <table:table-cell table:formula="of:=IF(NOT(ISBLANK([.D103]));[.A103];&quot;&quot;)" office:value-type="float" office:value="102">
            <text:p>102</text:p>
          </table:table-cell>
          <table:table-cell office:value-type="string">
            <text:p>Teddy</text:p>
          </table:table-cell>
          <table:table-cell table:formula="of:=IF(NOT(ISBLANK([.F103]));[.A103];&quot;&quot;)" office:value-type="float" office:value="102">
            <text:p>102</text:p>
          </table:table-cell>
          <table:table-cell office:value-type="string">
            <text:p><text:s/>Theo</text:p>
          </table:table-cell>
          <table:table-cell table:formula="of:=IF(NOT(ISBLANK([.H103]));[.A103];&quot;&quot;)">
            <text:p/>
          </table:table-cell>
          <table:table-cell/>
          <table:table-cell table:formula="of:=IF(NOT(ISBLANK([.J103]));[.A103];&quot;&quot;)">
            <text:p/>
          </table:table-cell>
          <table:table-cell/>
        </table:table-row>
        <table:table-row table:style-name="ro6">
          <table:table-cell table:formula="of:=[.A103]+1" office:value-type="float" office:value="103">
            <text:p>103</text:p>
          </table:table-cell>
          <table:table-cell office:value-type="string">
            <text:p>Thomas</text:p>
          </table:table-cell>
          <table:table-cell table:formula="of:=IF(NOT(ISBLANK([.D104]));[.A104];&quot;&quot;)" office:value-type="float" office:value="103">
            <text:p>103</text:p>
          </table:table-cell>
          <table:table-cell office:value-type="string">
            <text:p>Tom-Tom</text:p>
          </table:table-cell>
          <table:table-cell table:formula="of:=IF(NOT(ISBLANK([.F104]));[.A104];&quot;&quot;)">
            <text:p/>
          </table:table-cell>
          <table:table-cell/>
          <table:table-cell table:formula="of:=IF(NOT(ISBLANK([.H104]));[.A104];&quot;&quot;)">
            <text:p/>
          </table:table-cell>
          <table:table-cell/>
          <table:table-cell table:formula="of:=IF(NOT(ISBLANK([.J104]));[.A104];&quot;&quot;)">
            <text:p/>
          </table:table-cell>
          <table:table-cell/>
        </table:table-row>
        <table:table-row table:style-name="ro6">
          <table:table-cell table:formula="of:=[.A104]+1" office:value-type="float" office:value="104">
            <text:p>104</text:p>
          </table:table-cell>
          <table:table-cell office:value-type="string">
            <text:p>Tobias</text:p>
          </table:table-cell>
          <table:table-cell table:formula="of:=IF(NOT(ISBLANK([.D105]));[.A105];&quot;&quot;)" office:value-type="float" office:value="104">
            <text:p>104</text:p>
          </table:table-cell>
          <table:table-cell office:value-type="string">
            <text:p>Tobey</text:p>
          </table:table-cell>
          <table:table-cell table:formula="of:=IF(NOT(ISBLANK([.F105]));[.A105];&quot;&quot;)">
            <text:p/>
          </table:table-cell>
          <table:table-cell/>
          <table:table-cell table:formula="of:=IF(NOT(ISBLANK([.H105]));[.A105];&quot;&quot;)">
            <text:p/>
          </table:table-cell>
          <table:table-cell/>
          <table:table-cell table:formula="of:=IF(NOT(ISBLANK([.J105]));[.A105];&quot;&quot;)">
            <text:p/>
          </table:table-cell>
          <table:table-cell/>
        </table:table-row>
        <table:table-row table:style-name="ro6">
          <table:table-cell table:formula="of:=[.A105]+1" office:value-type="float" office:value="105">
            <text:p>105</text:p>
          </table:table-cell>
          <table:table-cell office:value-type="string">
            <text:p>Violet</text:p>
          </table:table-cell>
          <table:table-cell table:formula="of:=IF(NOT(ISBLANK([.D106]));[.A106];&quot;&quot;)" office:value-type="float" office:value="105">
            <text:p>105</text:p>
          </table:table-cell>
          <table:table-cell office:value-type="string">
            <text:p>Vi</text:p>
          </table:table-cell>
          <table:table-cell table:formula="of:=IF(NOT(ISBLANK([.F106]));[.A106];&quot;&quot;)" office:value-type="float" office:value="105">
            <text:p>105</text:p>
          </table:table-cell>
          <table:table-cell office:value-type="string">
            <text:p><text:s/>Leti</text:p>
          </table:table-cell>
          <table:table-cell table:formula="of:=IF(NOT(ISBLANK([.H106]));[.A106];&quot;&quot;)">
            <text:p/>
          </table:table-cell>
          <table:table-cell/>
          <table:table-cell table:formula="of:=IF(NOT(ISBLANK([.J106]));[.A106];&quot;&quot;)">
            <text:p/>
          </table:table-cell>
          <table:table-cell/>
        </table:table-row>
        <table:table-row table:style-name="ro6">
          <table:table-cell table:formula="of:=[.A106]+1" office:value-type="float" office:value="106">
            <text:p>106</text:p>
          </table:table-cell>
          <table:table-cell office:value-type="string">
            <text:p>Willem</text:p>
          </table:table-cell>
          <table:table-cell table:formula="of:=IF(NOT(ISBLANK([.D107]));[.A107];&quot;&quot;)" office:value-type="float" office:value="106">
            <text:p>106</text:p>
          </table:table-cell>
          <table:table-cell office:value-type="string">
            <text:p>Will</text:p>
          </table:table-cell>
          <table:table-cell table:formula="of:=IF(NOT(ISBLANK([.F107]));[.A107];&quot;&quot;)">
            <text:p/>
          </table:table-cell>
          <table:table-cell/>
          <table:table-cell table:formula="of:=IF(NOT(ISBLANK([.H107]));[.A107];&quot;&quot;)">
            <text:p/>
          </table:table-cell>
          <table:table-cell/>
          <table:table-cell table:formula="of:=IF(NOT(ISBLANK([.J107]));[.A107];&quot;&quot;)">
            <text:p/>
          </table:table-cell>
          <table:table-cell/>
        </table:table-row>
        <table:table-row table:style-name="ro6">
          <table:table-cell table:formula="of:=[.A107]+1" office:value-type="float" office:value="107">
            <text:p>107</text:p>
          </table:table-cell>
          <table:table-cell office:value-type="string">
            <text:p>William</text:p>
          </table:table-cell>
          <table:table-cell table:formula="of:=IF(NOT(ISBLANK([.D108]));[.A108];&quot;&quot;)" office:value-type="float" office:value="107">
            <text:p>107</text:p>
          </table:table-cell>
          <table:table-cell office:value-type="string">
            <text:p>Liam</text:p>
          </table:table-cell>
          <table:table-cell table:formula="of:=IF(NOT(ISBLANK([.F108]));[.A108];&quot;&quot;)">
            <text:p/>
          </table:table-cell>
          <table:table-cell/>
          <table:table-cell table:formula="of:=IF(NOT(ISBLANK([.H108]));[.A108];&quot;&quot;)">
            <text:p/>
          </table:table-cell>
          <table:table-cell/>
          <table:table-cell table:formula="of:=IF(NOT(ISBLANK([.J108]));[.A108];&quot;&quot;)">
            <text:p/>
          </table:table-cell>
          <table:table-cell/>
        </table:table-row>
        <table:table-row table:style-name="ro6">
          <table:table-cell table:formula="of:=[.A108]+1" office:value-type="float" office:value="108">
            <text:p>108</text:p>
          </table:table-cell>
          <table:table-cell office:value-type="string">
            <text:p>Zora</text:p>
          </table:table-cell>
          <table:table-cell table:formula="of:=IF(NOT(ISBLANK([.D109]));[.A109];&quot;&quot;)" office:value-type="float" office:value="108">
            <text:p>108</text:p>
          </table:table-cell>
          <table:table-cell office:value-type="string">
            <text:p>Zor</text:p>
          </table:table-cell>
          <table:table-cell table:formula="of:=IF(NOT(ISBLANK([.F109]));[.A109];&quot;&quot;)">
            <text:p/>
          </table:table-cell>
          <table:table-cell/>
          <table:table-cell table:formula="of:=IF(NOT(ISBLANK([.H109]));[.A109];&quot;&quot;)">
            <text:p/>
          </table:table-cell>
          <table:table-cell/>
          <table:table-cell table:formula="of:=IF(NOT(ISBLANK([.J109]));[.A109];&quot;&quot;)">
            <text:p/>
          </table:table-cell>
          <table:table-cell/>
        </table:table-row>
        <table:table-row table:style-name="ro6">
          <table:table-cell table:formula="of:=[.A109]+1" office:value-type="float" office:value="109">
            <text:p>109</text:p>
          </table:table-cell>
          <table:table-cell office:value-type="string">
            <text:p>Magdalena</text:p>
          </table:table-cell>
          <table:table-cell table:formula="of:=IF(NOT(ISBLANK([.D110]));[.A110];&quot;&quot;)" office:value-type="float" office:value="109">
            <text:p>109</text:p>
          </table:table-cell>
          <table:table-cell office:value-type="string">
            <text:p>Maggie</text:p>
          </table:table-cell>
          <table:table-cell table:formula="of:=IF(NOT(ISBLANK([.F110]));[.A110];&quot;&quot;)" office:value-type="float" office:value="109">
            <text:p>109</text:p>
          </table:table-cell>
          <table:table-cell office:value-type="string">
            <text:p><text:s/>Lena</text:p>
          </table:table-cell>
          <table:table-cell table:formula="of:=IF(NOT(ISBLANK([.H110]));[.A110];&quot;&quot;)">
            <text:p/>
          </table:table-cell>
          <table:table-cell/>
          <table:table-cell table:formula="of:=IF(NOT(ISBLANK([.J110]));[.A110];&quot;&quot;)">
            <text:p/>
          </table:table-cell>
          <table:table-cell/>
        </table:table-row>
        <table:table-row table:style-name="ro6">
          <table:table-cell table:style-name="Default"/>
          <table:table-cell table:style-name="Default" table:number-columns-repeated="3"/>
          <table:table-cell table:formula="of:=IF(NOT(ISBLANK([.F111]));[.A111];&quot;&quot;)">
            <text:p/>
          </table:table-cell>
          <table:table-cell/>
          <table:table-cell table:number-columns-repeated="2"/>
          <table:table-cell table:formula="of:=IF(NOT(ISBLANK([.J111]));[.A111];&quot;&quot;)">
            <text:p/>
          </table:table-cell>
          <table:table-cell/>
        </table:table-row>
        <table:table-row table:style-name="ro6">
          <table:table-cell table:style-name="Default"/>
          <table:table-cell table:style-name="Default" table:number-columns-repeated="4"/>
          <table:table-cell table:number-columns-repeated="3"/>
          <table:table-cell table:formula="of:=IF(NOT(ISBLANK([.J112]));[.A112];&quot;&quot;)">
            <text:p/>
          </table:table-cell>
          <table:table-cell/>
        </table:table-row>
      </table:table>
      <table:table table:name="Sheet3" table:style-name="ta2">
        <office:forms form:automatic-focus="false" form:apply-design-mode="false"/>
        <table:table-column table:style-name="co15" table:number-columns-repeated="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5">
          <table:table-cell office:value-type="float" office:value="0">
            <text:p>0</text:p>
          </table:table-cell>
          <table:table-cell table:number-columns-repeated="2" office:value-type="string">
            <text:p>Abe</text:p>
          </table:table-cell>
          <table:table-cell office:value-type="float" office:value="110">
            <text:p>110</text:p>
          </table:table-cell>
          <table:table-cell office:value-type="string">
            <text:p>Abe</text:p>
          </table:table-cell>
          <table:table-cell table:formula="of:=CONCATENATE(&quot;insert into babynames_app_firstname (id, name) values (&quot;;[.D1];&quot;,'&quot;;[.E1];&quot;');&quot;)" office:value-type="string" office:string-value="insert into babynames_app_firstname (id, name) values (110,'Abe');">
            <text:p>insert into babynames_app_firstname (id, name) values (110,'Abe');</text:p>
          </table:table-cell>
          <table:table-cell table:formula="of:=CONCATENATE(&quot;dicNickToID.add(&quot;&quot;&quot;;[.E1];&quot;&quot;&quot;,&quot;;[.D1];&quot;);&quot;)" office:value-type="string" office:string-value="dicNickToID.add(&quot;Abe&quot;,110);">
            <text:p>dicNickToID.add("Abe",110);</text:p>
          </table:table-cell>
          <table:table-cell table:formula="of:=CONCATENATE(&quot;dicNicToPrimary.add(&quot;&quot;&quot;;[.B1];&quot;&quot;&quot;,&quot;;[.A1];&quot;),&quot;)" office:value-type="string" office:string-value="dicNicToPrimary.add(&quot;Abe&quot;,0),">
            <text:p>dicNicToPrimary.add("Abe",0),</text:p>
          </table:table-cell>
          <table:table-cell table:formula="of:=CONCATENATE(&quot;dicNickToID = {'&quot;;[.E1];&quot;': &quot;;[.D1];&quot;}&quot;)" office:value-type="string" office:string-value="dicNickToID = {'Abe': 110}">
            <text:p>dicNickToID = {'Abe': 110}</text:p>
          </table:table-cell>
          <table:table-cell table:formula="of:=CONCATENATE(&quot;dicNickToPrimary = {'&quot;;[.B1];&quot;': &quot;;[.A1];&quot;}&quot;)" office:value-type="string" office:string-value="dicNickToPrimary = {'Abe': 0}">
            <text:p>dicNickToPrimary = {'Abe': 0}</text:p>
          </table:table-cell>
          <table:table-cell office:value-type="string">
            <text:p>insert into babynames_app_firstname_nickname (id, from_firstname_id, to_firstname_id) values ( 0, 228, 101 )</text:p>
          </table:table-cell>
        </table:table-row>
        <table:table-row table:style-name="ro5">
          <table:table-cell office:value-type="float" office:value="1">
            <text:p>1</text:p>
          </table:table-cell>
          <table:table-cell table:number-columns-repeated="2" office:value-type="string">
            <text:p>Abe</text:p>
          </table:table-cell>
          <table:table-cell table:formula="of:=[.D1]+1" office:value-type="float" office:value="111">
            <text:p>111</text:p>
          </table:table-cell>
          <table:table-cell office:value-type="string">
            <text:p>Addie</text:p>
          </table:table-cell>
          <table:table-cell table:formula="of:=CONCATENATE(&quot;insert into babynames_app_firstname (id, name) values (&quot;;[.D2];&quot;,'&quot;;[.E2];&quot;');&quot;)" office:value-type="string" office:string-value="insert into babynames_app_firstname (id, name) values (111,'Addie');">
            <text:p>insert into babynames_app_firstname (id, name) values (111,'Addie');</text:p>
          </table:table-cell>
          <table:table-cell table:formula="of:=CONCATENATE(&quot;dicNickToID.add(&quot;&quot;&quot;;[.E2];&quot;&quot;&quot;,&quot;;[.D2];&quot;);&quot;)" office:value-type="string" office:string-value="dicNickToID.add(&quot;Addie&quot;,111);">
            <text:p>dicNickToID.add("Addie",111);</text:p>
          </table:table-cell>
          <table:table-cell table:formula="of:=CONCATENATE(&quot;dicNicToPrimary.add(&quot;&quot;&quot;;[.B2];&quot;&quot;&quot;,&quot;;[.A2];&quot;),&quot;)" office:value-type="string" office:string-value="dicNicToPrimary.add(&quot;Abe&quot;,1),">
            <text:p>dicNicToPrimary.add("Abe",1),</text:p>
          </table:table-cell>
          <table:table-cell table:formula="of:=CONCATENATE(&quot;dicNickToID['&quot;;[.E2];&quot;'] = &quot;;[.D2])" office:value-type="string" office:string-value="dicNickToID['Addie'] = 111">
            <text:p>dicNickToID['Addie'] = 111</text:p>
          </table:table-cell>
          <table:table-cell table:formula="of:=CONCATENATE(&quot;dicNickToPrimary['&quot;;[.B2];&quot;'] = &quot;;[.A2])" office:value-type="string" office:string-value="dicNickToPrimary['Abe'] = 1">
            <text:p>dicNickToPrimary['Abe'] = 1</text:p>
          </table:table-cell>
          <table:table-cell office:value-type="string">
            <text:p>insert into babynames_app_firstname_nickname (id, from_firstname_id, to_firstname_id) values ( 1, 149, 34 )</text:p>
          </table:table-cell>
        </table:table-row>
        <table:table-row table:style-name="ro7">
          <table:table-cell office:value-type="float" office:value="2">
            <text:p>2</text:p>
          </table:table-cell>
          <table:table-cell table:number-columns-repeated="2" office:value-type="string">
            <text:p>Addie</text:p>
          </table:table-cell>
          <table:table-cell table:formula="of:=[.D2]+1" office:value-type="float" office:value="112">
            <text:p>112</text:p>
          </table:table-cell>
          <table:table-cell office:value-type="string">
            <text:p>Addy</text:p>
          </table:table-cell>
          <table:table-cell table:formula="of:=CONCATENATE(&quot;insert into babynames_app_firstname (id, name) values (&quot;;[.D3];&quot;,'&quot;;[.E3];&quot;');&quot;)" office:value-type="string" office:string-value="insert into babynames_app_firstname (id, name) values (112,'Addy');">
            <text:p>insert into babynames_app_firstname (id, name) values (112,'Addy');</text:p>
          </table:table-cell>
          <table:table-cell table:formula="of:=CONCATENATE(&quot;dicNickToID.add(&quot;&quot;&quot;;[.E3];&quot;&quot;&quot;,&quot;;[.D3];&quot;);&quot;)" office:value-type="string" office:string-value="dicNickToID.add(&quot;Addy&quot;,112);">
            <text:p>dicNickToID.add("Addy",112);</text:p>
          </table:table-cell>
          <table:table-cell table:formula="of:=CONCATENATE(&quot;dicNicToPrimary.add(&quot;&quot;&quot;;[.B3];&quot;&quot;&quot;,&quot;;[.A3];&quot;),&quot;)" office:value-type="string" office:string-value="dicNicToPrimary.add(&quot;Addie&quot;,2),">
            <text:p>dicNicToPrimary.add("Addie",2),</text:p>
          </table:table-cell>
          <table:table-cell table:formula="of:=CONCATENATE(&quot;dicNickToID['&quot;;[.E3];&quot;'] = &quot;;[.D3])" office:value-type="string" office:string-value="dicNickToID['Addy'] = 112">
            <text:p>dicNickToID['Addy'] = 112</text:p>
          </table:table-cell>
          <table:table-cell table:formula="of:=CONCATENATE(&quot;dicNickToPrimary['&quot;;[.B3];&quot;'] = &quot;;[.A3])" office:value-type="string" office:string-value="dicNickToPrimary['Addie'] = 2">
            <text:p>dicNickToPrimary['Addie'] = 2</text:p>
          </table:table-cell>
          <table:table-cell office:value-type="string">
            <text:p>insert into babynames_app_firstname_nickname (id, from_firstname_id, to_firstname_id) values ( 2, 157, 46 )</text:p>
          </table:table-cell>
        </table:table-row>
        <table:table-row table:style-name="ro7">
          <table:table-cell office:value-type="float" office:value="3">
            <text:p>3</text:p>
          </table:table-cell>
          <table:table-cell office:value-type="string">
            <text:p>Addy</text:p>
          </table:table-cell>
          <table:table-cell office:value-type="string">
            <text:p>Addy</text:p>
          </table:table-cell>
          <table:table-cell table:formula="of:=[.D3]+1" office:value-type="float" office:value="113">
            <text:p>113</text:p>
          </table:table-cell>
          <table:table-cell office:value-type="string">
            <text:p>Al</text:p>
          </table:table-cell>
          <table:table-cell table:formula="of:=CONCATENATE(&quot;insert into babynames_app_firstname (id, name) values (&quot;;[.D4];&quot;,'&quot;;[.E4];&quot;');&quot;)" office:value-type="string" office:string-value="insert into babynames_app_firstname (id, name) values (113,'Al');">
            <text:p>insert into babynames_app_firstname (id, name) values (113,'Al');</text:p>
          </table:table-cell>
          <table:table-cell table:formula="of:=CONCATENATE(&quot;dicNickToID.add(&quot;&quot;&quot;;[.E4];&quot;&quot;&quot;,&quot;;[.D4];&quot;);&quot;)" office:value-type="string" office:string-value="dicNickToID.add(&quot;Al&quot;,113);">
            <text:p>dicNickToID.add("Al",113);</text:p>
          </table:table-cell>
          <table:table-cell table:formula="of:=CONCATENATE(&quot;dicNicToPrimary.add(&quot;&quot;&quot;;[.B4];&quot;&quot;&quot;,&quot;;[.A4];&quot;),&quot;)" office:value-type="string" office:string-value="dicNicToPrimary.add(&quot;Addy&quot;,3),">
            <text:p>dicNicToPrimary.add("Addy",3),</text:p>
          </table:table-cell>
          <table:table-cell table:formula="of:=CONCATENATE(&quot;dicNickToID['&quot;;[.E4];&quot;'] = &quot;;[.D4])" office:value-type="string" office:string-value="dicNickToID['Al'] = 113">
            <text:p>dicNickToID['Al'] = 113</text:p>
          </table:table-cell>
          <table:table-cell table:formula="of:=CONCATENATE(&quot;dicNickToPrimary['&quot;;[.B4];&quot;'] = &quot;;[.A4])" office:value-type="string" office:string-value="dicNickToPrimary['Addy'] = 3">
            <text:p>dicNickToPrimary['Addy'] = 3</text:p>
          </table:table-cell>
          <table:table-cell office:value-type="string">
            <text:p>insert into babynames_app_firstname_nickname (id, from_firstname_id, to_firstname_id) values ( 3, 164, 54 )</text:p>
          </table:table-cell>
        </table:table-row>
        <table:table-row table:style-name="ro7">
          <table:table-cell office:value-type="float" office:value="5">
            <text:p>5</text:p>
          </table:table-cell>
          <table:table-cell table:number-columns-repeated="2" office:value-type="string">
            <text:p>Al</text:p>
          </table:table-cell>
          <table:table-cell table:formula="of:=[.D4]+1" office:value-type="float" office:value="114">
            <text:p>114</text:p>
          </table:table-cell>
          <table:table-cell office:value-type="string">
            <text:p>Aldie</text:p>
          </table:table-cell>
          <table:table-cell table:formula="of:=CONCATENATE(&quot;insert into babynames_app_firstname (id, name) values (&quot;;[.D5];&quot;,'&quot;;[.E5];&quot;');&quot;)" office:value-type="string" office:string-value="insert into babynames_app_firstname (id, name) values (114,'Aldie');">
            <text:p>insert into babynames_app_firstname (id, name) values (114,'Aldie');</text:p>
          </table:table-cell>
          <table:table-cell table:formula="of:=CONCATENATE(&quot;dicNickToID.add(&quot;&quot;&quot;;[.E5];&quot;&quot;&quot;,&quot;;[.D5];&quot;);&quot;)" office:value-type="string" office:string-value="dicNickToID.add(&quot;Aldie&quot;,114);">
            <text:p>dicNickToID.add("Aldie",114);</text:p>
          </table:table-cell>
          <table:table-cell table:formula="of:=CONCATENATE(&quot;dicNicToPrimary.add(&quot;&quot;&quot;;[.B5];&quot;&quot;&quot;,&quot;;[.A5];&quot;),&quot;)" office:value-type="string" office:string-value="dicNicToPrimary.add(&quot;Al&quot;,5),">
            <text:p>dicNicToPrimary.add("Al",5),</text:p>
          </table:table-cell>
          <table:table-cell table:formula="of:=CONCATENATE(&quot;dicNickToID['&quot;;[.E5];&quot;'] = &quot;;[.D5])" office:value-type="string" office:string-value="dicNickToID['Aldie'] = 114">
            <text:p>dicNickToID['Aldie'] = 114</text:p>
          </table:table-cell>
          <table:table-cell table:formula="of:=CONCATENATE(&quot;dicNickToPrimary['&quot;;[.B5];&quot;'] = &quot;;[.A5])" office:value-type="string" office:string-value="dicNickToPrimary['Al'] = 5">
            <text:p>dicNickToPrimary['Al'] = 5</text:p>
          </table:table-cell>
          <table:table-cell office:value-type="string">
            <text:p>insert into babynames_app_firstname_nickname (id, from_firstname_id, to_firstname_id) values ( 4, 160, 52 )</text:p>
          </table:table-cell>
        </table:table-row>
        <table:table-row table:style-name="ro7">
          <table:table-cell office:value-type="float" office:value="4">
            <text:p>4</text:p>
          </table:table-cell>
          <table:table-cell office:value-type="string">
            <text:p>Aldie</text:p>
          </table:table-cell>
          <table:table-cell office:value-type="string">
            <text:p>Aldie</text:p>
          </table:table-cell>
          <table:table-cell table:formula="of:=[.D5]+1" office:value-type="float" office:value="115">
            <text:p>115</text:p>
          </table:table-cell>
          <table:table-cell office:value-type="string">
            <text:p>Aloma</text:p>
          </table:table-cell>
          <table:table-cell table:formula="of:=CONCATENATE(&quot;insert into babynames_app_firstname (id, name) values (&quot;;[.D6];&quot;,'&quot;;[.E6];&quot;');&quot;)" office:value-type="string" office:string-value="insert into babynames_app_firstname (id, name) values (115,'Aloma');">
            <text:p>insert into babynames_app_firstname (id, name) values (115,'Aloma');</text:p>
          </table:table-cell>
          <table:table-cell table:formula="of:=CONCATENATE(&quot;dicNickToID.add(&quot;&quot;&quot;;[.E6];&quot;&quot;&quot;,&quot;;[.D6];&quot;);&quot;)" office:value-type="string" office:string-value="dicNickToID.add(&quot;Aloma&quot;,115);">
            <text:p>dicNickToID.add("Aloma",115);</text:p>
          </table:table-cell>
          <table:table-cell table:formula="of:=CONCATENATE(&quot;dicNicToPrimary.add(&quot;&quot;&quot;;[.B6];&quot;&quot;&quot;,&quot;;[.A6];&quot;),&quot;)" office:value-type="string" office:string-value="dicNicToPrimary.add(&quot;Aldie&quot;,4),">
            <text:p>dicNicToPrimary.add("Aldie",4),</text:p>
          </table:table-cell>
          <table:table-cell table:formula="of:=CONCATENATE(&quot;dicNickToID['&quot;;[.E6];&quot;'] = &quot;;[.D6])" office:value-type="string" office:string-value="dicNickToID['Aloma'] = 115">
            <text:p>dicNickToID['Aloma'] = 115</text:p>
          </table:table-cell>
          <table:table-cell table:formula="of:=CONCATENATE(&quot;dicNickToPrimary['&quot;;[.B6];&quot;'] = &quot;;[.A6])" office:value-type="string" office:string-value="dicNickToPrimary['Aldie'] = 4">
            <text:p>dicNickToPrimary['Aldie'] = 4</text:p>
          </table:table-cell>
          <table:table-cell office:value-type="string">
            <text:p>insert into babynames_app_firstname_nickname (id, from_firstname_id, to_firstname_id) values ( 5, 217, 18 )</text:p>
          </table:table-cell>
        </table:table-row>
        <table:table-row table:style-name="ro7">
          <table:table-cell office:value-type="float" office:value="84">
            <text:p>84</text:p>
          </table:table-cell>
          <table:table-cell office:value-type="string">
            <text:p>Aloma</text:p>
          </table:table-cell>
          <table:table-cell office:value-type="string">
            <text:p>Aloma</text:p>
          </table:table-cell>
          <table:table-cell table:formula="of:=[.D6]+1" office:value-type="float" office:value="116">
            <text:p>116</text:p>
          </table:table-cell>
          <table:table-cell office:value-type="string">
            <text:p>Alvie</text:p>
          </table:table-cell>
          <table:table-cell table:formula="of:=CONCATENATE(&quot;insert into babynames_app_firstname (id, name) values (&quot;;[.D7];&quot;,'&quot;;[.E7];&quot;');&quot;)" office:value-type="string" office:string-value="insert into babynames_app_firstname (id, name) values (116,'Alvie');">
            <text:p>insert into babynames_app_firstname (id, name) values (116,'Alvie');</text:p>
          </table:table-cell>
          <table:table-cell table:formula="of:=CONCATENATE(&quot;dicNickToID.add(&quot;&quot;&quot;;[.E7];&quot;&quot;&quot;,&quot;;[.D7];&quot;);&quot;)" office:value-type="string" office:string-value="dicNickToID.add(&quot;Alvie&quot;,116);">
            <text:p>dicNickToID.add("Alvie",116);</text:p>
          </table:table-cell>
          <table:table-cell table:formula="of:=CONCATENATE(&quot;dicNicToPrimary.add(&quot;&quot;&quot;;[.B7];&quot;&quot;&quot;,&quot;;[.A7];&quot;),&quot;)" office:value-type="string" office:string-value="dicNicToPrimary.add(&quot;Aloma&quot;,84),">
            <text:p>dicNicToPrimary.add("Aloma",84),</text:p>
          </table:table-cell>
          <table:table-cell table:formula="of:=CONCATENATE(&quot;dicNickToID['&quot;;[.E7];&quot;'] = &quot;;[.D7])" office:value-type="string" office:string-value="dicNickToID['Alvie'] = 116">
            <text:p>dicNickToID['Alvie'] = 116</text:p>
          </table:table-cell>
          <table:table-cell table:formula="of:=CONCATENATE(&quot;dicNickToPrimary['&quot;;[.B7];&quot;'] = &quot;;[.A7])" office:value-type="string" office:string-value="dicNickToPrimary['Aloma'] = 84">
            <text:p>dicNickToPrimary['Aloma'] = 84</text:p>
          </table:table-cell>
          <table:table-cell office:value-type="string">
            <text:p>insert into babynames_app_firstname_nickname (id, from_firstname_id, to_firstname_id) values ( 6, 231, 104 )</text:p>
          </table:table-cell>
        </table:table-row>
        <table:table-row table:style-name="ro7">
          <table:table-cell office:value-type="float" office:value="5">
            <text:p>5</text:p>
          </table:table-cell>
          <table:table-cell office:value-type="string">
            <text:p>Alvie</text:p>
          </table:table-cell>
          <table:table-cell office:value-type="string">
            <text:p>Alvie</text:p>
          </table:table-cell>
          <table:table-cell table:formula="of:=[.D7]+1" office:value-type="float" office:value="117">
            <text:p>117</text:p>
          </table:table-cell>
          <table:table-cell office:value-type="string">
            <text:p>Ana</text:p>
          </table:table-cell>
          <table:table-cell table:formula="of:=CONCATENATE(&quot;insert into babynames_app_firstname (id, name) values (&quot;;[.D8];&quot;,'&quot;;[.E8];&quot;');&quot;)" office:value-type="string" office:string-value="insert into babynames_app_firstname (id, name) values (117,'Ana');">
            <text:p>insert into babynames_app_firstname (id, name) values (117,'Ana');</text:p>
          </table:table-cell>
          <table:table-cell table:formula="of:=CONCATENATE(&quot;dicNickToID.add(&quot;&quot;&quot;;[.E8];&quot;&quot;&quot;,&quot;;[.D8];&quot;);&quot;)" office:value-type="string" office:string-value="dicNickToID.add(&quot;Ana&quot;,117);">
            <text:p>dicNickToID.add("Ana",117);</text:p>
          </table:table-cell>
          <table:table-cell table:formula="of:=CONCATENATE(&quot;dicNicToPrimary.add(&quot;&quot;&quot;;[.B8];&quot;&quot;&quot;,&quot;;[.A8];&quot;),&quot;)" office:value-type="string" office:string-value="dicNicToPrimary.add(&quot;Alvie&quot;,5),">
            <text:p>dicNicToPrimary.add("Alvie",5),</text:p>
          </table:table-cell>
          <table:table-cell table:formula="of:=CONCATENATE(&quot;dicNickToID['&quot;;[.E8];&quot;'] = &quot;;[.D8])" office:value-type="string" office:string-value="dicNickToID['Ana'] = 117">
            <text:p>dicNickToID['Ana'] = 117</text:p>
          </table:table-cell>
          <table:table-cell table:formula="of:=CONCATENATE(&quot;dicNickToPrimary['&quot;;[.B8];&quot;'] = &quot;;[.A8])" office:value-type="string" office:string-value="dicNickToPrimary['Alvie'] = 5">
            <text:p>dicNickToPrimary['Alvie'] = 5</text:p>
          </table:table-cell>
          <table:table-cell office:value-type="string">
            <text:p>insert into babynames_app_firstname_nickname (id, from_firstname_id, to_firstname_id) values ( 7, 147, 33 )</text:p>
          </table:table-cell>
        </table:table-row>
        <table:table-row table:style-name="ro5">
          <table:table-cell office:value-type="float" office:value="10">
            <text:p>10</text:p>
          </table:table-cell>
          <table:table-cell table:number-columns-repeated="2" office:value-type="string">
            <text:p>Ana</text:p>
          </table:table-cell>
          <table:table-cell table:formula="of:=[.D8]+1" office:value-type="float" office:value="118">
            <text:p>118</text:p>
          </table:table-cell>
          <table:table-cell office:value-type="string">
            <text:p>Anita</text:p>
          </table:table-cell>
          <table:table-cell table:formula="of:=CONCATENATE(&quot;insert into babynames_app_firstname (id, name) values (&quot;;[.D9];&quot;,'&quot;;[.E9];&quot;');&quot;)" office:value-type="string" office:string-value="insert into babynames_app_firstname (id, name) values (118,'Anita');">
            <text:p>insert into babynames_app_firstname (id, name) values (118,'Anita');</text:p>
          </table:table-cell>
          <table:table-cell table:formula="of:=CONCATENATE(&quot;dicNickToID.add(&quot;&quot;&quot;;[.E9];&quot;&quot;&quot;,&quot;;[.D9];&quot;);&quot;)" office:value-type="string" office:string-value="dicNickToID.add(&quot;Anita&quot;,118);">
            <text:p>dicNickToID.add("Anita",118);</text:p>
          </table:table-cell>
          <table:table-cell table:formula="of:=CONCATENATE(&quot;dicNicToPrimary.add(&quot;&quot;&quot;;[.B9];&quot;&quot;&quot;,&quot;;[.A9];&quot;),&quot;)" office:value-type="string" office:string-value="dicNicToPrimary.add(&quot;Ana&quot;,10),">
            <text:p>dicNicToPrimary.add("Ana",10),</text:p>
          </table:table-cell>
          <table:table-cell table:formula="of:=CONCATENATE(&quot;dicNickToID['&quot;;[.E9];&quot;'] = &quot;;[.D9])" office:value-type="string" office:string-value="dicNickToID['Anita'] = 118">
            <text:p>dicNickToID['Anita'] = 118</text:p>
          </table:table-cell>
          <table:table-cell table:formula="of:=CONCATENATE(&quot;dicNickToPrimary['&quot;;[.B9];&quot;'] = &quot;;[.A9])" office:value-type="string" office:string-value="dicNickToPrimary['Ana'] = 10">
            <text:p>dicNickToPrimary['Ana'] = 10</text:p>
          </table:table-cell>
          <table:table-cell office:value-type="string">
            <text:p>insert into babynames_app_firstname_nickname (id, from_firstname_id, to_firstname_id) values ( 8, 193, 78 )</text:p>
          </table:table-cell>
        </table:table-row>
        <table:table-row table:style-name="ro5">
          <table:table-cell office:value-type="float" office:value="10">
            <text:p>10</text:p>
          </table:table-cell>
          <table:table-cell table:number-columns-repeated="2" office:value-type="string">
            <text:p>Anita</text:p>
          </table:table-cell>
          <table:table-cell table:formula="of:=[.D9]+1" office:value-type="float" office:value="119">
            <text:p>119</text:p>
          </table:table-cell>
          <table:table-cell office:value-type="string">
            <text:p>Annie</text:p>
          </table:table-cell>
          <table:table-cell table:formula="of:=CONCATENATE(&quot;insert into babynames_app_firstname (id, name) values (&quot;;[.D10];&quot;,'&quot;;[.E10];&quot;');&quot;)" office:value-type="string" office:string-value="insert into babynames_app_firstname (id, name) values (119,'Annie');">
            <text:p>insert into babynames_app_firstname (id, name) values (119,'Annie');</text:p>
          </table:table-cell>
          <table:table-cell table:formula="of:=CONCATENATE(&quot;dicNickToID.add(&quot;&quot;&quot;;[.E10];&quot;&quot;&quot;,&quot;;[.D10];&quot;);&quot;)" office:value-type="string" office:string-value="dicNickToID.add(&quot;Annie&quot;,119);">
            <text:p>dicNickToID.add("Annie",119);</text:p>
          </table:table-cell>
          <table:table-cell table:formula="of:=CONCATENATE(&quot;dicNicToPrimary.add(&quot;&quot;&quot;;[.B10];&quot;&quot;&quot;,&quot;;[.A10];&quot;),&quot;)" office:value-type="string" office:string-value="dicNicToPrimary.add(&quot;Anita&quot;,10),">
            <text:p>dicNicToPrimary.add("Anita",10),</text:p>
          </table:table-cell>
          <table:table-cell table:formula="of:=CONCATENATE(&quot;dicNickToID['&quot;;[.E10];&quot;'] = &quot;;[.D10])" office:value-type="string" office:string-value="dicNickToID['Annie'] = 119">
            <text:p>dicNickToID['Annie'] = 119</text:p>
          </table:table-cell>
          <table:table-cell table:formula="of:=CONCATENATE(&quot;dicNickToPrimary['&quot;;[.B10];&quot;'] = &quot;;[.A10])" office:value-type="string" office:string-value="dicNickToPrimary['Anita'] = 10">
            <text:p>dicNickToPrimary['Anita'] = 10</text:p>
          </table:table-cell>
          <table:table-cell office:value-type="string">
            <text:p>insert into babynames_app_firstname_nickname (id, from_firstname_id, to_firstname_id) values ( 9, 226, 100 )</text:p>
          </table:table-cell>
        </table:table-row>
        <table:table-row table:style-name="ro5">
          <table:table-cell office:value-type="float" office:value="6">
            <text:p>6</text:p>
          </table:table-cell>
          <table:table-cell table:number-columns-repeated="2" office:value-type="string">
            <text:p>Annie</text:p>
          </table:table-cell>
          <table:table-cell table:formula="of:=[.D10]+1" office:value-type="float" office:value="120">
            <text:p>120</text:p>
          </table:table-cell>
          <table:table-cell office:value-type="string">
            <text:p>Ara</text:p>
          </table:table-cell>
          <table:table-cell table:formula="of:=CONCATENATE(&quot;insert into babynames_app_firstname (id, name) values (&quot;;[.D11];&quot;,'&quot;;[.E11];&quot;');&quot;)" office:value-type="string" office:string-value="insert into babynames_app_firstname (id, name) values (120,'Ara');">
            <text:p>insert into babynames_app_firstname (id, name) values (120,'Ara');</text:p>
          </table:table-cell>
          <table:table-cell table:formula="of:=CONCATENATE(&quot;dicNickToID.add(&quot;&quot;&quot;;[.E11];&quot;&quot;&quot;,&quot;;[.D11];&quot;);&quot;)" office:value-type="string" office:string-value="dicNickToID.add(&quot;Ara&quot;,120);">
            <text:p>dicNickToID.add("Ara",120);</text:p>
          </table:table-cell>
          <table:table-cell table:formula="of:=CONCATENATE(&quot;dicNicToPrimary.add(&quot;&quot;&quot;;[.B11];&quot;&quot;&quot;,&quot;;[.A11];&quot;),&quot;)" office:value-type="string" office:string-value="dicNicToPrimary.add(&quot;Annie&quot;,6),">
            <text:p>dicNicToPrimary.add("Annie",6),</text:p>
          </table:table-cell>
          <table:table-cell table:formula="of:=CONCATENATE(&quot;dicNickToID['&quot;;[.E11];&quot;'] = &quot;;[.D11])" office:value-type="string" office:string-value="dicNickToID['Ara'] = 120">
            <text:p>dicNickToID['Ara'] = 120</text:p>
          </table:table-cell>
          <table:table-cell table:formula="of:=CONCATENATE(&quot;dicNickToPrimary['&quot;;[.B11];&quot;'] = &quot;;[.A11])" office:value-type="string" office:string-value="dicNickToPrimary['Annie'] = 6">
            <text:p>dicNickToPrimary['Annie'] = 6</text:p>
          </table:table-cell>
          <table:table-cell office:value-type="string">
            <text:p>insert into babynames_app_firstname_nickname (id, from_firstname_id, to_firstname_id) values ( 10, 152, 38 )</text:p>
          </table:table-cell>
        </table:table-row>
        <table:table-row table:style-name="ro7">
          <table:table-cell office:value-type="float" office:value="8">
            <text:p>8</text:p>
          </table:table-cell>
          <table:table-cell table:number-columns-repeated="2" office:value-type="string">
            <text:p>Ara</text:p>
          </table:table-cell>
          <table:table-cell table:formula="of:=[.D11]+1" office:value-type="float" office:value="121">
            <text:p>121</text:p>
          </table:table-cell>
          <table:table-cell office:value-type="string">
            <text:p>Ari</text:p>
          </table:table-cell>
          <table:table-cell table:formula="of:=CONCATENATE(&quot;insert into babynames_app_firstname (id, name) values (&quot;;[.D12];&quot;,'&quot;;[.E12];&quot;');&quot;)" office:value-type="string" office:string-value="insert into babynames_app_firstname (id, name) values (121,'Ari');">
            <text:p>insert into babynames_app_firstname (id, name) values (121,'Ari');</text:p>
          </table:table-cell>
          <table:table-cell table:formula="of:=CONCATENATE(&quot;dicNickToID.add(&quot;&quot;&quot;;[.E12];&quot;&quot;&quot;,&quot;;[.D12];&quot;);&quot;)" office:value-type="string" office:string-value="dicNickToID.add(&quot;Ari&quot;,121);">
            <text:p>dicNickToID.add("Ari",121);</text:p>
          </table:table-cell>
          <table:table-cell table:formula="of:=CONCATENATE(&quot;dicNicToPrimary.add(&quot;&quot;&quot;;[.B12];&quot;&quot;&quot;,&quot;;[.A12];&quot;),&quot;)" office:value-type="string" office:string-value="dicNicToPrimary.add(&quot;Ara&quot;,8),">
            <text:p>dicNicToPrimary.add("Ara",8),</text:p>
          </table:table-cell>
          <table:table-cell table:formula="of:=CONCATENATE(&quot;dicNickToID['&quot;;[.E12];&quot;'] = &quot;;[.D12])" office:value-type="string" office:string-value="dicNickToID['Ari'] = 121">
            <text:p>dicNickToID['Ari'] = 121</text:p>
          </table:table-cell>
          <table:table-cell table:formula="of:=CONCATENATE(&quot;dicNickToPrimary['&quot;;[.B12];&quot;'] = &quot;;[.A12])" office:value-type="string" office:string-value="dicNickToPrimary['Ara'] = 8">
            <text:p>dicNickToPrimary['Ara'] = 8</text:p>
          </table:table-cell>
          <table:table-cell office:value-type="string">
            <text:p>insert into babynames_app_firstname_nickname (id, from_firstname_id, to_firstname_id) values ( 11, 188, 72 )</text:p>
          </table:table-cell>
        </table:table-row>
        <table:table-row table:style-name="ro7">
          <table:table-cell office:value-type="float" office:value="9">
            <text:p>9</text:p>
          </table:table-cell>
          <table:table-cell table:number-columns-repeated="2" office:value-type="string">
            <text:p>Ara</text:p>
          </table:table-cell>
          <table:table-cell table:formula="of:=[.D12]+1" office:value-type="float" office:value="122">
            <text:p>122</text:p>
          </table:table-cell>
          <table:table-cell office:value-type="string">
            <text:p>Assie</text:p>
          </table:table-cell>
          <table:table-cell table:formula="of:=CONCATENATE(&quot;insert into babynames_app_firstname (id, name) values (&quot;;[.D13];&quot;,'&quot;;[.E13];&quot;');&quot;)" office:value-type="string" office:string-value="insert into babynames_app_firstname (id, name) values (122,'Assie');">
            <text:p>insert into babynames_app_firstname (id, name) values (122,'Assie');</text:p>
          </table:table-cell>
          <table:table-cell table:formula="of:=CONCATENATE(&quot;dicNickToID.add(&quot;&quot;&quot;;[.E13];&quot;&quot;&quot;,&quot;;[.D13];&quot;);&quot;)" office:value-type="string" office:string-value="dicNickToID.add(&quot;Assie&quot;,122);">
            <text:p>dicNickToID.add("Assie",122);</text:p>
          </table:table-cell>
          <table:table-cell table:formula="of:=CONCATENATE(&quot;dicNicToPrimary.add(&quot;&quot;&quot;;[.B13];&quot;&quot;&quot;,&quot;;[.A13];&quot;),&quot;)" office:value-type="string" office:string-value="dicNicToPrimary.add(&quot;Ara&quot;,9),">
            <text:p>dicNicToPrimary.add("Ara",9),</text:p>
          </table:table-cell>
          <table:table-cell table:formula="of:=CONCATENATE(&quot;dicNickToID['&quot;;[.E13];&quot;'] = &quot;;[.D13])" office:value-type="string" office:string-value="dicNickToID['Assie'] = 122">
            <text:p>dicNickToID['Assie'] = 122</text:p>
          </table:table-cell>
          <table:table-cell table:formula="of:=CONCATENATE(&quot;dicNickToPrimary['&quot;;[.B13];&quot;'] = &quot;;[.A13])" office:value-type="string" office:string-value="dicNickToPrimary['Ara'] = 9">
            <text:p>dicNickToPrimary['Ara'] = 9</text:p>
          </table:table-cell>
          <table:table-cell office:value-type="string">
            <text:p>insert into babynames_app_firstname_nickname (id, from_firstname_id, to_firstname_id) values ( 12, 198, 81 )</text:p>
          </table:table-cell>
        </table:table-row>
        <table:table-row table:style-name="ro7">
          <table:table-cell office:value-type="float" office:value="8">
            <text:p>8</text:p>
          </table:table-cell>
          <table:table-cell office:value-type="string">
            <text:p>Ari</text:p>
          </table:table-cell>
          <table:table-cell office:value-type="string">
            <text:p>Ari</text:p>
          </table:table-cell>
          <table:table-cell table:formula="of:=[.D13]+1" office:value-type="float" office:value="123">
            <text:p>123</text:p>
          </table:table-cell>
          <table:table-cell office:value-type="string">
            <text:p>Ave</text:p>
          </table:table-cell>
          <table:table-cell table:formula="of:=CONCATENATE(&quot;insert into babynames_app_firstname (id, name) values (&quot;;[.D14];&quot;,'&quot;;[.E14];&quot;');&quot;)" office:value-type="string" office:string-value="insert into babynames_app_firstname (id, name) values (123,'Ave');">
            <text:p>insert into babynames_app_firstname (id, name) values (123,'Ave');</text:p>
          </table:table-cell>
          <table:table-cell table:formula="of:=CONCATENATE(&quot;dicNickToID.add(&quot;&quot;&quot;;[.E14];&quot;&quot;&quot;,&quot;;[.D14];&quot;);&quot;)" office:value-type="string" office:string-value="dicNickToID.add(&quot;Ave&quot;,123);">
            <text:p>dicNickToID.add("Ave",123);</text:p>
          </table:table-cell>
          <table:table-cell table:formula="of:=CONCATENATE(&quot;dicNicToPrimary.add(&quot;&quot;&quot;;[.B14];&quot;&quot;&quot;,&quot;;[.A14];&quot;),&quot;)" office:value-type="string" office:string-value="dicNicToPrimary.add(&quot;Ari&quot;,8),">
            <text:p>dicNicToPrimary.add("Ari",8),</text:p>
          </table:table-cell>
          <table:table-cell table:formula="of:=CONCATENATE(&quot;dicNickToID['&quot;;[.E14];&quot;'] = &quot;;[.D14])" office:value-type="string" office:string-value="dicNickToID['Ave'] = 123">
            <text:p>dicNickToID['Ave'] = 123</text:p>
          </table:table-cell>
          <table:table-cell table:formula="of:=CONCATENATE(&quot;dicNickToPrimary['&quot;;[.B14];&quot;'] = &quot;;[.A14])" office:value-type="string" office:string-value="dicNickToPrimary['Ari'] = 8">
            <text:p>dicNickToPrimary['Ari'] = 8</text:p>
          </table:table-cell>
          <table:table-cell office:value-type="string">
            <text:p>insert into babynames_app_firstname_nickname (id, from_firstname_id, to_firstname_id) values ( 13, 194, 79 )</text:p>
          </table:table-cell>
        </table:table-row>
        <table:table-row table:style-name="ro7">
          <table:table-cell office:value-type="float" office:value="9">
            <text:p>9</text:p>
          </table:table-cell>
          <table:table-cell office:value-type="string">
            <text:p>Ari</text:p>
          </table:table-cell>
          <table:table-cell office:value-type="string">
            <text:p>Ari</text:p>
          </table:table-cell>
          <table:table-cell table:formula="of:=[.D14]+1" office:value-type="float" office:value="124">
            <text:p>124</text:p>
          </table:table-cell>
          <table:table-cell office:value-type="string">
            <text:p>Avi</text:p>
          </table:table-cell>
          <table:table-cell table:formula="of:=CONCATENATE(&quot;insert into babynames_app_firstname (id, name) values (&quot;;[.D15];&quot;,'&quot;;[.E15];&quot;');&quot;)" office:value-type="string" office:string-value="insert into babynames_app_firstname (id, name) values (124,'Avi');">
            <text:p>insert into babynames_app_firstname (id, name) values (124,'Avi');</text:p>
          </table:table-cell>
          <table:table-cell table:formula="of:=CONCATENATE(&quot;dicNickToID.add(&quot;&quot;&quot;;[.E15];&quot;&quot;&quot;,&quot;;[.D15];&quot;);&quot;)" office:value-type="string" office:string-value="dicNickToID.add(&quot;Avi&quot;,124);">
            <text:p>dicNickToID.add("Avi",124);</text:p>
          </table:table-cell>
          <table:table-cell table:formula="of:=CONCATENATE(&quot;dicNicToPrimary.add(&quot;&quot;&quot;;[.B15];&quot;&quot;&quot;,&quot;;[.A15];&quot;),&quot;)" office:value-type="string" office:string-value="dicNicToPrimary.add(&quot;Ari&quot;,9),">
            <text:p>dicNicToPrimary.add("Ari",9),</text:p>
          </table:table-cell>
          <table:table-cell table:formula="of:=CONCATENATE(&quot;dicNickToID['&quot;;[.E15];&quot;'] = &quot;;[.D15])" office:value-type="string" office:string-value="dicNickToID['Avi'] = 124">
            <text:p>dicNickToID['Avi'] = 124</text:p>
          </table:table-cell>
          <table:table-cell table:formula="of:=CONCATENATE(&quot;dicNickToPrimary['&quot;;[.B15];&quot;'] = &quot;;[.A15])" office:value-type="string" office:string-value="dicNickToPrimary['Ari'] = 9">
            <text:p>dicNickToPrimary['Ari'] = 9</text:p>
          </table:table-cell>
          <table:table-cell office:value-type="string">
            <text:p>insert into babynames_app_firstname_nickname (id, from_firstname_id, to_firstname_id) values ( 14, 125, 97 )</text:p>
          </table:table-cell>
        </table:table-row>
        <table:table-row table:style-name="ro7">
          <table:table-cell office:value-type="float" office:value="10">
            <text:p>10</text:p>
          </table:table-cell>
          <table:table-cell office:value-type="string">
            <text:p>Ari</text:p>
          </table:table-cell>
          <table:table-cell office:value-type="string">
            <text:p>Ari</text:p>
          </table:table-cell>
          <table:table-cell table:formula="of:=[.D15]+1" office:value-type="float" office:value="125">
            <text:p>125</text:p>
          </table:table-cell>
          <table:table-cell office:value-type="string">
            <text:p>Bas</text:p>
          </table:table-cell>
          <table:table-cell table:formula="of:=CONCATENATE(&quot;insert into babynames_app_firstname (id, name) values (&quot;;[.D16];&quot;,'&quot;;[.E16];&quot;');&quot;)" office:value-type="string" office:string-value="insert into babynames_app_firstname (id, name) values (125,'Bas');">
            <text:p>insert into babynames_app_firstname (id, name) values (125,'Bas');</text:p>
          </table:table-cell>
          <table:table-cell table:formula="of:=CONCATENATE(&quot;dicNickToID.add(&quot;&quot;&quot;;[.E16];&quot;&quot;&quot;,&quot;;[.D16];&quot;);&quot;)" office:value-type="string" office:string-value="dicNickToID.add(&quot;Bas&quot;,125);">
            <text:p>dicNickToID.add("Bas",125);</text:p>
          </table:table-cell>
          <table:table-cell table:formula="of:=CONCATENATE(&quot;dicNicToPrimary.add(&quot;&quot;&quot;;[.B16];&quot;&quot;&quot;,&quot;;[.A16];&quot;),&quot;)" office:value-type="string" office:string-value="dicNicToPrimary.add(&quot;Ari&quot;,10),">
            <text:p>dicNicToPrimary.add("Ari",10),</text:p>
          </table:table-cell>
          <table:table-cell table:formula="of:=CONCATENATE(&quot;dicNickToID['&quot;;[.E16];&quot;'] = &quot;;[.D16])" office:value-type="string" office:string-value="dicNickToID['Bas'] = 125">
            <text:p>dicNickToID['Bas'] = 125</text:p>
          </table:table-cell>
          <table:table-cell table:formula="of:=CONCATENATE(&quot;dicNickToPrimary['&quot;;[.B16];&quot;'] = &quot;;[.A16])" office:value-type="string" office:string-value="dicNickToPrimary['Ari'] = 10">
            <text:p>dicNickToPrimary['Ari'] = 10</text:p>
          </table:table-cell>
          <table:table-cell office:value-type="string">
            <text:p>insert into babynames_app_firstname_nickname (id, from_firstname_id, to_firstname_id) values ( 15, 208, 86 )</text:p>
          </table:table-cell>
        </table:table-row>
        <table:table-row table:style-name="ro7">
          <table:table-cell office:value-type="float" office:value="11">
            <text:p>11</text:p>
          </table:table-cell>
          <table:table-cell office:value-type="string">
            <text:p>Assie</text:p>
          </table:table-cell>
          <table:table-cell office:value-type="string">
            <text:p>Assie</text:p>
          </table:table-cell>
          <table:table-cell table:formula="of:=[.D16]+1" office:value-type="float" office:value="126">
            <text:p>126</text:p>
          </table:table-cell>
          <table:table-cell office:value-type="string">
            <text:p>Bastian</text:p>
          </table:table-cell>
          <table:table-cell table:formula="of:=CONCATENATE(&quot;insert into babynames_app_firstname (id, name) values (&quot;;[.D17];&quot;,'&quot;;[.E17];&quot;');&quot;)" office:value-type="string" office:string-value="insert into babynames_app_firstname (id, name) values (126,'Bastian');">
            <text:p>insert into babynames_app_firstname (id, name) values (126,'Bastian');</text:p>
          </table:table-cell>
          <table:table-cell table:formula="of:=CONCATENATE(&quot;dicNickToID.add(&quot;&quot;&quot;;[.E17];&quot;&quot;&quot;,&quot;;[.D17];&quot;);&quot;)" office:value-type="string" office:string-value="dicNickToID.add(&quot;Bastian&quot;,126);">
            <text:p>dicNickToID.add("Bastian",126);</text:p>
          </table:table-cell>
          <table:table-cell table:formula="of:=CONCATENATE(&quot;dicNicToPrimary.add(&quot;&quot;&quot;;[.B17];&quot;&quot;&quot;,&quot;;[.A17];&quot;),&quot;)" office:value-type="string" office:string-value="dicNicToPrimary.add(&quot;Assie&quot;,11),">
            <text:p>dicNicToPrimary.add("Assie",11),</text:p>
          </table:table-cell>
          <table:table-cell table:formula="of:=CONCATENATE(&quot;dicNickToID['&quot;;[.E17];&quot;'] = &quot;;[.D17])" office:value-type="string" office:string-value="dicNickToID['Bastian'] = 126">
            <text:p>dicNickToID['Bastian'] = 126</text:p>
          </table:table-cell>
          <table:table-cell table:formula="of:=CONCATENATE(&quot;dicNickToPrimary['&quot;;[.B17];&quot;'] = &quot;;[.A17])" office:value-type="string" office:string-value="dicNickToPrimary['Assie'] = 11">
            <text:p>dicNickToPrimary['Assie'] = 11</text:p>
          </table:table-cell>
          <table:table-cell office:value-type="string">
            <text:p>insert into babynames_app_firstname_nickname (id, from_firstname_id, to_firstname_id) values ( 16, 117, 10 )</text:p>
          </table:table-cell>
        </table:table-row>
        <table:table-row table:style-name="ro7">
          <table:table-cell office:value-type="float" office:value="13">
            <text:p>13</text:p>
          </table:table-cell>
          <table:table-cell table:number-columns-repeated="2" office:value-type="string">
            <text:p>Ave</text:p>
          </table:table-cell>
          <table:table-cell table:formula="of:=[.D17]+1" office:value-type="float" office:value="127">
            <text:p>127</text:p>
          </table:table-cell>
          <table:table-cell office:value-type="string">
            <text:p>Bea</text:p>
          </table:table-cell>
          <table:table-cell table:formula="of:=CONCATENATE(&quot;insert into babynames_app_firstname (id, name) values (&quot;;[.D18];&quot;,'&quot;;[.E18];&quot;');&quot;)" office:value-type="string" office:string-value="insert into babynames_app_firstname (id, name) values (127,'Bea');">
            <text:p>insert into babynames_app_firstname (id, name) values (127,'Bea');</text:p>
          </table:table-cell>
          <table:table-cell table:formula="of:=CONCATENATE(&quot;dicNickToID.add(&quot;&quot;&quot;;[.E18];&quot;&quot;&quot;,&quot;;[.D18];&quot;);&quot;)" office:value-type="string" office:string-value="dicNickToID.add(&quot;Bea&quot;,127);">
            <text:p>dicNickToID.add("Bea",127);</text:p>
          </table:table-cell>
          <table:table-cell table:formula="of:=CONCATENATE(&quot;dicNicToPrimary.add(&quot;&quot;&quot;;[.B18];&quot;&quot;&quot;,&quot;;[.A18];&quot;),&quot;)" office:value-type="string" office:string-value="dicNicToPrimary.add(&quot;Ave&quot;,13),">
            <text:p>dicNicToPrimary.add("Ave",13),</text:p>
          </table:table-cell>
          <table:table-cell table:formula="of:=CONCATENATE(&quot;dicNickToID['&quot;;[.E18];&quot;'] = &quot;;[.D18])" office:value-type="string" office:string-value="dicNickToID['Bea'] = 127">
            <text:p>dicNickToID['Bea'] = 127</text:p>
          </table:table-cell>
          <table:table-cell table:formula="of:=CONCATENATE(&quot;dicNickToPrimary['&quot;;[.B18];&quot;'] = &quot;;[.A18])" office:value-type="string" office:string-value="dicNickToPrimary['Ave'] = 13">
            <text:p>dicNickToPrimary['Ave'] = 13</text:p>
          </table:table-cell>
          <table:table-cell office:value-type="string">
            <text:p>insert into babynames_app_firstname_nickname (id, from_firstname_id, to_firstname_id) values ( 17, 220, 96 )</text:p>
          </table:table-cell>
        </table:table-row>
        <table:table-row table:style-name="ro7">
          <table:table-cell office:value-type="float" office:value="13">
            <text:p>13</text:p>
          </table:table-cell>
          <table:table-cell office:value-type="string">
            <text:p>Avi</text:p>
          </table:table-cell>
          <table:table-cell office:value-type="string">
            <text:p>Avi</text:p>
          </table:table-cell>
          <table:table-cell table:formula="of:=[.D18]+1" office:value-type="float" office:value="128">
            <text:p>128</text:p>
          </table:table-cell>
          <table:table-cell office:value-type="string">
            <text:p>Bee</text:p>
          </table:table-cell>
          <table:table-cell table:formula="of:=CONCATENATE(&quot;insert into babynames_app_firstname (id, name) values (&quot;;[.D19];&quot;,'&quot;;[.E19];&quot;');&quot;)" office:value-type="string" office:string-value="insert into babynames_app_firstname (id, name) values (128,'Bee');">
            <text:p>insert into babynames_app_firstname (id, name) values (128,'Bee');</text:p>
          </table:table-cell>
          <table:table-cell table:formula="of:=CONCATENATE(&quot;dicNickToID.add(&quot;&quot;&quot;;[.E19];&quot;&quot;&quot;,&quot;;[.D19];&quot;);&quot;)" office:value-type="string" office:string-value="dicNickToID.add(&quot;Bee&quot;,128);">
            <text:p>dicNickToID.add("Bee",128);</text:p>
          </table:table-cell>
          <table:table-cell table:formula="of:=CONCATENATE(&quot;dicNicToPrimary.add(&quot;&quot;&quot;;[.B19];&quot;&quot;&quot;,&quot;;[.A19];&quot;),&quot;)" office:value-type="string" office:string-value="dicNicToPrimary.add(&quot;Avi&quot;,13),">
            <text:p>dicNicToPrimary.add("Avi",13),</text:p>
          </table:table-cell>
          <table:table-cell table:formula="of:=CONCATENATE(&quot;dicNickToID['&quot;;[.E19];&quot;'] = &quot;;[.D19])" office:value-type="string" office:string-value="dicNickToID['Bee'] = 128">
            <text:p>dicNickToID['Bee'] = 128</text:p>
          </table:table-cell>
          <table:table-cell table:formula="of:=CONCATENATE(&quot;dicNickToPrimary['&quot;;[.B19];&quot;'] = &quot;;[.A19])" office:value-type="string" office:string-value="dicNickToPrimary['Avi'] = 13">
            <text:p>dicNickToPrimary['Avi'] = 13</text:p>
          </table:table-cell>
          <table:table-cell office:value-type="string">
            <text:p>insert into babynames_app_firstname_nickname (id, from_firstname_id, to_firstname_id) values ( 18, 199, 80 )</text:p>
          </table:table-cell>
        </table:table-row>
        <table:table-row table:style-name="ro7">
          <table:table-cell office:value-type="float" office:value="97">
            <text:p>97</text:p>
          </table:table-cell>
          <table:table-cell office:value-type="string">
            <text:p>Bas</text:p>
          </table:table-cell>
          <table:table-cell office:value-type="string">
            <text:p>Bas</text:p>
          </table:table-cell>
          <table:table-cell table:formula="of:=[.D19]+1" office:value-type="float" office:value="129">
            <text:p>129</text:p>
          </table:table-cell>
          <table:table-cell office:value-type="string">
            <text:p>Bella</text:p>
          </table:table-cell>
          <table:table-cell table:formula="of:=CONCATENATE(&quot;insert into babynames_app_firstname (id, name) values (&quot;;[.D20];&quot;,'&quot;;[.E20];&quot;');&quot;)" office:value-type="string" office:string-value="insert into babynames_app_firstname (id, name) values (129,'Bella');">
            <text:p>insert into babynames_app_firstname (id, name) values (129,'Bella');</text:p>
          </table:table-cell>
          <table:table-cell table:formula="of:=CONCATENATE(&quot;dicNickToID.add(&quot;&quot;&quot;;[.E20];&quot;&quot;&quot;,&quot;;[.D20];&quot;);&quot;)" office:value-type="string" office:string-value="dicNickToID.add(&quot;Bella&quot;,129);">
            <text:p>dicNickToID.add("Bella",129);</text:p>
          </table:table-cell>
          <table:table-cell table:formula="of:=CONCATENATE(&quot;dicNicToPrimary.add(&quot;&quot;&quot;;[.B20];&quot;&quot;&quot;,&quot;;[.A20];&quot;),&quot;)" office:value-type="string" office:string-value="dicNicToPrimary.add(&quot;Bas&quot;,97),">
            <text:p>dicNicToPrimary.add("Bas",97),</text:p>
          </table:table-cell>
          <table:table-cell table:formula="of:=CONCATENATE(&quot;dicNickToID['&quot;;[.E20];&quot;'] = &quot;;[.D20])" office:value-type="string" office:string-value="dicNickToID['Bella'] = 129">
            <text:p>dicNickToID['Bella'] = 129</text:p>
          </table:table-cell>
          <table:table-cell table:formula="of:=CONCATENATE(&quot;dicNickToPrimary['&quot;;[.B20];&quot;'] = &quot;;[.A20])" office:value-type="string" office:string-value="dicNickToPrimary['Bas'] = 97">
            <text:p>dicNickToPrimary['Bas'] = 97</text:p>
          </table:table-cell>
          <table:table-cell office:value-type="string">
            <text:p>insert into babynames_app_firstname_nickname (id, from_firstname_id, to_firstname_id) values ( 19, 238, 58 )</text:p>
          </table:table-cell>
        </table:table-row>
        <table:table-row table:style-name="ro7">
          <table:table-cell office:value-type="float" office:value="97">
            <text:p>97</text:p>
          </table:table-cell>
          <table:table-cell office:value-type="string">
            <text:p>Bastian</text:p>
          </table:table-cell>
          <table:table-cell office:value-type="string">
            <text:p>Bastian</text:p>
          </table:table-cell>
          <table:table-cell table:formula="of:=[.D20]+1" office:value-type="float" office:value="130">
            <text:p>130</text:p>
          </table:table-cell>
          <table:table-cell office:value-type="string">
            <text:p>Belly</text:p>
          </table:table-cell>
          <table:table-cell table:formula="of:=CONCATENATE(&quot;insert into babynames_app_firstname (id, name) values (&quot;;[.D21];&quot;,'&quot;;[.E21];&quot;');&quot;)" office:value-type="string" office:string-value="insert into babynames_app_firstname (id, name) values (130,'Belly');">
            <text:p>insert into babynames_app_firstname (id, name) values (130,'Belly');</text:p>
          </table:table-cell>
          <table:table-cell table:formula="of:=CONCATENATE(&quot;dicNickToID.add(&quot;&quot;&quot;;[.E21];&quot;&quot;&quot;,&quot;;[.D21];&quot;);&quot;)" office:value-type="string" office:string-value="dicNickToID.add(&quot;Belly&quot;,130);">
            <text:p>dicNickToID.add("Belly",130);</text:p>
          </table:table-cell>
          <table:table-cell table:formula="of:=CONCATENATE(&quot;dicNicToPrimary.add(&quot;&quot;&quot;;[.B21];&quot;&quot;&quot;,&quot;;[.A21];&quot;),&quot;)" office:value-type="string" office:string-value="dicNicToPrimary.add(&quot;Bastian&quot;,97),">
            <text:p>dicNicToPrimary.add("Bastian",97),</text:p>
          </table:table-cell>
          <table:table-cell table:formula="of:=CONCATENATE(&quot;dicNickToID['&quot;;[.E21];&quot;'] = &quot;;[.D21])" office:value-type="string" office:string-value="dicNickToID['Belly'] = 130">
            <text:p>dicNickToID['Belly'] = 130</text:p>
          </table:table-cell>
          <table:table-cell table:formula="of:=CONCATENATE(&quot;dicNickToPrimary['&quot;;[.B21];&quot;'] = &quot;;[.A21])" office:value-type="string" office:string-value="dicNickToPrimary['Bastian'] = 97">
            <text:p>dicNickToPrimary['Bastian'] = 97</text:p>
          </table:table-cell>
          <table:table-cell office:value-type="string">
            <text:p>insert into babynames_app_firstname_nickname (id, from_firstname_id, to_firstname_id) values ( 20, 202, 86 )</text:p>
          </table:table-cell>
        </table:table-row>
        <table:table-row table:style-name="ro7">
          <table:table-cell office:value-type="float" office:value="14">
            <text:p>14</text:p>
          </table:table-cell>
          <table:table-cell office:value-type="string">
            <text:p>Bea</text:p>
          </table:table-cell>
          <table:table-cell office:value-type="string">
            <text:p>Bea</text:p>
          </table:table-cell>
          <table:table-cell table:formula="of:=[.D21]+1" office:value-type="float" office:value="131">
            <text:p>131</text:p>
          </table:table-cell>
          <table:table-cell office:value-type="string">
            <text:p>Ben</text:p>
          </table:table-cell>
          <table:table-cell table:formula="of:=CONCATENATE(&quot;insert into babynames_app_firstname (id, name) values (&quot;;[.D22];&quot;,'&quot;;[.E22];&quot;');&quot;)" office:value-type="string" office:string-value="insert into babynames_app_firstname (id, name) values (131,'Ben');">
            <text:p>insert into babynames_app_firstname (id, name) values (131,'Ben');</text:p>
          </table:table-cell>
          <table:table-cell table:formula="of:=CONCATENATE(&quot;dicNickToID.add(&quot;&quot;&quot;;[.E22];&quot;&quot;&quot;,&quot;;[.D22];&quot;);&quot;)" office:value-type="string" office:string-value="dicNickToID.add(&quot;Ben&quot;,131);">
            <text:p>dicNickToID.add("Ben",131);</text:p>
          </table:table-cell>
          <table:table-cell table:formula="of:=CONCATENATE(&quot;dicNicToPrimary.add(&quot;&quot;&quot;;[.B22];&quot;&quot;&quot;,&quot;;[.A22];&quot;),&quot;)" office:value-type="string" office:string-value="dicNicToPrimary.add(&quot;Bea&quot;,14),">
            <text:p>dicNicToPrimary.add("Bea",14),</text:p>
          </table:table-cell>
          <table:table-cell table:formula="of:=CONCATENATE(&quot;dicNickToID['&quot;;[.E22];&quot;'] = &quot;;[.D22])" office:value-type="string" office:string-value="dicNickToID['Ben'] = 131">
            <text:p>dicNickToID['Ben'] = 131</text:p>
          </table:table-cell>
          <table:table-cell table:formula="of:=CONCATENATE(&quot;dicNickToPrimary['&quot;;[.B22];&quot;'] = &quot;;[.A22])" office:value-type="string" office:string-value="dicNickToPrimary['Bea'] = 14">
            <text:p>dicNickToPrimary['Bea'] = 14</text:p>
          </table:table-cell>
          <table:table-cell office:value-type="string">
            <text:p>insert into babynames_app_firstname_nickname (id, from_firstname_id, to_firstname_id) values ( 21, 120, 9 )</text:p>
          </table:table-cell>
        </table:table-row>
        <table:table-row table:style-name="ro5">
          <table:table-cell office:value-type="float" office:value="17">
            <text:p>17</text:p>
          </table:table-cell>
          <table:table-cell table:number-columns-repeated="2" office:value-type="string">
            <text:p>Bee</text:p>
          </table:table-cell>
          <table:table-cell table:formula="of:=[.D22]+1" office:value-type="float" office:value="132">
            <text:p>132</text:p>
          </table:table-cell>
          <table:table-cell office:value-type="string">
            <text:p>Benny</text:p>
          </table:table-cell>
          <table:table-cell table:formula="of:=CONCATENATE(&quot;insert into babynames_app_firstname (id, name) values (&quot;;[.D23];&quot;,'&quot;;[.E23];&quot;');&quot;)" office:value-type="string" office:string-value="insert into babynames_app_firstname (id, name) values (132,'Benny');">
            <text:p>insert into babynames_app_firstname (id, name) values (132,'Benny');</text:p>
          </table:table-cell>
          <table:table-cell table:formula="of:=CONCATENATE(&quot;dicNickToID.add(&quot;&quot;&quot;;[.E23];&quot;&quot;&quot;,&quot;;[.D23];&quot;);&quot;)" office:value-type="string" office:string-value="dicNickToID.add(&quot;Benny&quot;,132);">
            <text:p>dicNickToID.add("Benny",132);</text:p>
          </table:table-cell>
          <table:table-cell table:formula="of:=CONCATENATE(&quot;dicNicToPrimary.add(&quot;&quot;&quot;;[.B23];&quot;&quot;&quot;,&quot;;[.A23];&quot;),&quot;)" office:value-type="string" office:string-value="dicNicToPrimary.add(&quot;Bee&quot;,17),">
            <text:p>dicNicToPrimary.add("Bee",17),</text:p>
          </table:table-cell>
          <table:table-cell table:formula="of:=CONCATENATE(&quot;dicNickToID['&quot;;[.E23];&quot;'] = &quot;;[.D23])" office:value-type="string" office:string-value="dicNickToID['Benny'] = 132">
            <text:p>dicNickToID['Benny'] = 132</text:p>
          </table:table-cell>
          <table:table-cell table:formula="of:=CONCATENATE(&quot;dicNickToPrimary['&quot;;[.B23];&quot;'] = &quot;;[.A23])" office:value-type="string" office:string-value="dicNickToPrimary['Bee'] = 17">
            <text:p>dicNickToPrimary['Bee'] = 17</text:p>
          </table:table-cell>
          <table:table-cell office:value-type="string">
            <text:p>insert into babynames_app_firstname_nickname (id, from_firstname_id, to_firstname_id) values ( 22, 121, 10 )</text:p>
          </table:table-cell>
        </table:table-row>
        <table:table-row table:style-name="ro5">
          <table:table-cell office:value-type="float" office:value="8">
            <text:p>8</text:p>
          </table:table-cell>
          <table:table-cell table:number-columns-repeated="2" office:value-type="string">
            <text:p>Bella</text:p>
          </table:table-cell>
          <table:table-cell table:formula="of:=[.D23]+1" office:value-type="float" office:value="133">
            <text:p>133</text:p>
          </table:table-cell>
          <table:table-cell office:value-type="string">
            <text:p>Beth</text:p>
          </table:table-cell>
          <table:table-cell table:formula="of:=CONCATENATE(&quot;insert into babynames_app_firstname (id, name) values (&quot;;[.D24];&quot;,'&quot;;[.E24];&quot;');&quot;)" office:value-type="string" office:string-value="insert into babynames_app_firstname (id, name) values (133,'Beth');">
            <text:p>insert into babynames_app_firstname (id, name) values (133,'Beth');</text:p>
          </table:table-cell>
          <table:table-cell table:formula="of:=CONCATENATE(&quot;dicNickToID.add(&quot;&quot;&quot;;[.E24];&quot;&quot;&quot;,&quot;;[.D24];&quot;);&quot;)" office:value-type="string" office:string-value="dicNickToID.add(&quot;Beth&quot;,133);">
            <text:p>dicNickToID.add("Beth",133);</text:p>
          </table:table-cell>
          <table:table-cell table:formula="of:=CONCATENATE(&quot;dicNicToPrimary.add(&quot;&quot;&quot;;[.B24];&quot;&quot;&quot;,&quot;;[.A24];&quot;),&quot;)" office:value-type="string" office:string-value="dicNicToPrimary.add(&quot;Bella&quot;,8),">
            <text:p>dicNicToPrimary.add("Bella",8),</text:p>
          </table:table-cell>
          <table:table-cell table:formula="of:=CONCATENATE(&quot;dicNickToID['&quot;;[.E24];&quot;'] = &quot;;[.D24])" office:value-type="string" office:string-value="dicNickToID['Beth'] = 133">
            <text:p>dicNickToID['Beth'] = 133</text:p>
          </table:table-cell>
          <table:table-cell table:formula="of:=CONCATENATE(&quot;dicNickToPrimary['&quot;;[.B24];&quot;'] = &quot;;[.A24])" office:value-type="string" office:string-value="dicNickToPrimary['Bella'] = 8">
            <text:p>dicNickToPrimary['Bella'] = 8</text:p>
          </table:table-cell>
          <table:table-cell office:value-type="string">
            <text:p>insert into babynames_app_firstname_nickname (id, from_firstname_id, to_firstname_id) values ( 23, 169, 107 )</text:p>
          </table:table-cell>
        </table:table-row>
        <table:table-row table:style-name="ro5">
          <table:table-cell office:value-type="float" office:value="47">
            <text:p>47</text:p>
          </table:table-cell>
          <table:table-cell table:number-columns-repeated="2" office:value-type="string">
            <text:p>Belly</text:p>
          </table:table-cell>
          <table:table-cell table:formula="of:=[.D24]+1" office:value-type="float" office:value="134">
            <text:p>134</text:p>
          </table:table-cell>
          <table:table-cell office:value-type="string">
            <text:p>Bettie</text:p>
          </table:table-cell>
          <table:table-cell table:formula="of:=CONCATENATE(&quot;insert into babynames_app_firstname (id, name) values (&quot;;[.D25];&quot;,'&quot;;[.E25];&quot;');&quot;)" office:value-type="string" office:string-value="insert into babynames_app_firstname (id, name) values (134,'Bettie');">
            <text:p>insert into babynames_app_firstname (id, name) values (134,'Bettie');</text:p>
          </table:table-cell>
          <table:table-cell table:formula="of:=CONCATENATE(&quot;dicNickToID.add(&quot;&quot;&quot;;[.E25];&quot;&quot;&quot;,&quot;;[.D25];&quot;);&quot;)" office:value-type="string" office:string-value="dicNickToID.add(&quot;Bettie&quot;,134);">
            <text:p>dicNickToID.add("Bettie",134);</text:p>
          </table:table-cell>
          <table:table-cell table:formula="of:=CONCATENATE(&quot;dicNicToPrimary.add(&quot;&quot;&quot;;[.B25];&quot;&quot;&quot;,&quot;;[.A25];&quot;),&quot;)" office:value-type="string" office:string-value="dicNicToPrimary.add(&quot;Belly&quot;,47),">
            <text:p>dicNicToPrimary.add("Belly",47),</text:p>
          </table:table-cell>
          <table:table-cell table:formula="of:=CONCATENATE(&quot;dicNickToID['&quot;;[.E25];&quot;'] = &quot;;[.D25])" office:value-type="string" office:string-value="dicNickToID['Bettie'] = 134">
            <text:p>dicNickToID['Bettie'] = 134</text:p>
          </table:table-cell>
          <table:table-cell table:formula="of:=CONCATENATE(&quot;dicNickToPrimary['&quot;;[.B25];&quot;'] = &quot;;[.A25])" office:value-type="string" office:string-value="dicNickToPrimary['Belly'] = 47">
            <text:p>dicNickToPrimary['Belly'] = 47</text:p>
          </table:table-cell>
          <table:table-cell office:value-type="string">
            <text:p>insert into babynames_app_firstname_nickname (id, from_firstname_id, to_firstname_id) values ( 24, 154, 40 )</text:p>
          </table:table-cell>
        </table:table-row>
        <table:table-row table:style-name="ro5">
          <table:table-cell office:value-type="float" office:value="8">
            <text:p>8</text:p>
          </table:table-cell>
          <table:table-cell table:number-columns-repeated="2" office:value-type="string">
            <text:p>Belly</text:p>
          </table:table-cell>
          <table:table-cell table:formula="of:=[.D25]+1" office:value-type="float" office:value="135">
            <text:p>135</text:p>
          </table:table-cell>
          <table:table-cell office:value-type="string">
            <text:p>Carol</text:p>
          </table:table-cell>
          <table:table-cell table:formula="of:=CONCATENATE(&quot;insert into babynames_app_firstname (id, name) values (&quot;;[.D26];&quot;,'&quot;;[.E26];&quot;');&quot;)" office:value-type="string" office:string-value="insert into babynames_app_firstname (id, name) values (135,'Carol');">
            <text:p>insert into babynames_app_firstname (id, name) values (135,'Carol');</text:p>
          </table:table-cell>
          <table:table-cell table:formula="of:=CONCATENATE(&quot;dicNickToID.add(&quot;&quot;&quot;;[.E26];&quot;&quot;&quot;,&quot;;[.D26];&quot;);&quot;)" office:value-type="string" office:string-value="dicNickToID.add(&quot;Carol&quot;,135);">
            <text:p>dicNickToID.add("Carol",135);</text:p>
          </table:table-cell>
          <table:table-cell table:formula="of:=CONCATENATE(&quot;dicNicToPrimary.add(&quot;&quot;&quot;;[.B26];&quot;&quot;&quot;,&quot;;[.A26];&quot;),&quot;)" office:value-type="string" office:string-value="dicNicToPrimary.add(&quot;Belly&quot;,8),">
            <text:p>dicNicToPrimary.add("Belly",8),</text:p>
          </table:table-cell>
          <table:table-cell table:formula="of:=CONCATENATE(&quot;dicNickToID['&quot;;[.E26];&quot;'] = &quot;;[.D26])" office:value-type="string" office:string-value="dicNickToID['Carol'] = 135">
            <text:p>dicNickToID['Carol'] = 135</text:p>
          </table:table-cell>
          <table:table-cell table:formula="of:=CONCATENATE(&quot;dicNickToPrimary['&quot;;[.B26];&quot;'] = &quot;;[.A26])" office:value-type="string" office:string-value="dicNickToPrimary['Belly'] = 8">
            <text:p>dicNickToPrimary['Belly'] = 8</text:p>
          </table:table-cell>
          <table:table-cell office:value-type="string">
            <text:p>insert into babynames_app_firstname_nickname (id, from_firstname_id, to_firstname_id) values ( 25, 180, 65 )</text:p>
          </table:table-cell>
        </table:table-row>
        <table:table-row table:style-name="ro7">
          <table:table-cell office:value-type="float" office:value="15">
            <text:p>15</text:p>
          </table:table-cell>
          <table:table-cell table:number-columns-repeated="2" office:value-type="string">
            <text:p>Ben</text:p>
          </table:table-cell>
          <table:table-cell table:formula="of:=[.D26]+1" office:value-type="float" office:value="136">
            <text:p>136</text:p>
          </table:table-cell>
          <table:table-cell office:value-type="string">
            <text:p>Cecy</text:p>
          </table:table-cell>
          <table:table-cell table:formula="of:=CONCATENATE(&quot;insert into babynames_app_firstname (id, name) values (&quot;;[.D27];&quot;,'&quot;;[.E27];&quot;');&quot;)" office:value-type="string" office:string-value="insert into babynames_app_firstname (id, name) values (136,'Cecy');">
            <text:p>insert into babynames_app_firstname (id, name) values (136,'Cecy');</text:p>
          </table:table-cell>
          <table:table-cell table:formula="of:=CONCATENATE(&quot;dicNickToID.add(&quot;&quot;&quot;;[.E27];&quot;&quot;&quot;,&quot;;[.D27];&quot;);&quot;)" office:value-type="string" office:string-value="dicNickToID.add(&quot;Cecy&quot;,136);">
            <text:p>dicNickToID.add("Cecy",136);</text:p>
          </table:table-cell>
          <table:table-cell table:formula="of:=CONCATENATE(&quot;dicNicToPrimary.add(&quot;&quot;&quot;;[.B27];&quot;&quot;&quot;,&quot;;[.A27];&quot;),&quot;)" office:value-type="string" office:string-value="dicNicToPrimary.add(&quot;Ben&quot;,15),">
            <text:p>dicNicToPrimary.add("Ben",15),</text:p>
          </table:table-cell>
          <table:table-cell table:formula="of:=CONCATENATE(&quot;dicNickToID['&quot;;[.E27];&quot;'] = &quot;;[.D27])" office:value-type="string" office:string-value="dicNickToID['Cecy'] = 136">
            <text:p>dicNickToID['Cecy'] = 136</text:p>
          </table:table-cell>
          <table:table-cell table:formula="of:=CONCATENATE(&quot;dicNickToPrimary['&quot;;[.B27];&quot;'] = &quot;;[.A27])" office:value-type="string" office:string-value="dicNickToPrimary['Ben'] = 15">
            <text:p>dicNickToPrimary['Ben'] = 15</text:p>
          </table:table-cell>
          <table:table-cell office:value-type="string">
            <text:p>insert into babynames_app_firstname_nickname (id, from_firstname_id, to_firstname_id) values ( 26, 204, 87 )</text:p>
          </table:table-cell>
        </table:table-row>
        <table:table-row table:style-name="ro7">
          <table:table-cell office:value-type="float" office:value="15">
            <text:p>15</text:p>
          </table:table-cell>
          <table:table-cell table:number-columns-repeated="2" office:value-type="string">
            <text:p>Benny</text:p>
          </table:table-cell>
          <table:table-cell table:formula="of:=[.D27]+1" office:value-type="float" office:value="137">
            <text:p>137</text:p>
          </table:table-cell>
          <table:table-cell office:value-type="string">
            <text:p>Ced</text:p>
          </table:table-cell>
          <table:table-cell table:formula="of:=CONCATENATE(&quot;insert into babynames_app_firstname (id, name) values (&quot;;[.D28];&quot;,'&quot;;[.E28];&quot;');&quot;)" office:value-type="string" office:string-value="insert into babynames_app_firstname (id, name) values (137,'Ced');">
            <text:p>insert into babynames_app_firstname (id, name) values (137,'Ced');</text:p>
          </table:table-cell>
          <table:table-cell table:formula="of:=CONCATENATE(&quot;dicNickToID.add(&quot;&quot;&quot;;[.E28];&quot;&quot;&quot;,&quot;;[.D28];&quot;);&quot;)" office:value-type="string" office:string-value="dicNickToID.add(&quot;Ced&quot;,137);">
            <text:p>dicNickToID.add("Ced",137);</text:p>
          </table:table-cell>
          <table:table-cell table:formula="of:=CONCATENATE(&quot;dicNicToPrimary.add(&quot;&quot;&quot;;[.B28];&quot;&quot;&quot;,&quot;;[.A28];&quot;),&quot;)" office:value-type="string" office:string-value="dicNicToPrimary.add(&quot;Benny&quot;,15),">
            <text:p>dicNicToPrimary.add("Benny",15),</text:p>
          </table:table-cell>
          <table:table-cell table:formula="of:=CONCATENATE(&quot;dicNickToID['&quot;;[.E28];&quot;'] = &quot;;[.D28])" office:value-type="string" office:string-value="dicNickToID['Ced'] = 137">
            <text:p>dicNickToID['Ced'] = 137</text:p>
          </table:table-cell>
          <table:table-cell table:formula="of:=CONCATENATE(&quot;dicNickToPrimary['&quot;;[.B28];&quot;'] = &quot;;[.A28])" office:value-type="string" office:string-value="dicNickToPrimary['Benny'] = 15">
            <text:p>dicNickToPrimary['Benny'] = 15</text:p>
          </table:table-cell>
          <table:table-cell office:value-type="string">
            <text:p>insert into babynames_app_firstname_nickname (id, from_firstname_id, to_firstname_id) values ( 27, 205, 88 )</text:p>
          </table:table-cell>
        </table:table-row>
        <table:table-row table:style-name="ro5">
          <table:table-cell office:value-type="float" office:value="29">
            <text:p>29</text:p>
          </table:table-cell>
          <table:table-cell table:number-columns-repeated="2" office:value-type="string">
            <text:p>Beth</text:p>
          </table:table-cell>
          <table:table-cell table:formula="of:=[.D28]+1" office:value-type="float" office:value="138">
            <text:p>138</text:p>
          </table:table-cell>
          <table:table-cell office:value-type="string">
            <text:p>Celia</text:p>
          </table:table-cell>
          <table:table-cell table:formula="of:=CONCATENATE(&quot;insert into babynames_app_firstname (id, name) values (&quot;;[.D29];&quot;,'&quot;;[.E29];&quot;');&quot;)" office:value-type="string" office:string-value="insert into babynames_app_firstname (id, name) values (138,'Celia');">
            <text:p>insert into babynames_app_firstname (id, name) values (138,'Celia');</text:p>
          </table:table-cell>
          <table:table-cell table:formula="of:=CONCATENATE(&quot;dicNickToID.add(&quot;&quot;&quot;;[.E29];&quot;&quot;&quot;,&quot;;[.D29];&quot;);&quot;)" office:value-type="string" office:string-value="dicNickToID.add(&quot;Celia&quot;,138);">
            <text:p>dicNickToID.add("Celia",138);</text:p>
          </table:table-cell>
          <table:table-cell table:formula="of:=CONCATENATE(&quot;dicNicToPrimary.add(&quot;&quot;&quot;;[.B29];&quot;&quot;&quot;,&quot;;[.A29];&quot;),&quot;)" office:value-type="string" office:string-value="dicNicToPrimary.add(&quot;Beth&quot;,29),">
            <text:p>dicNicToPrimary.add("Beth",29),</text:p>
          </table:table-cell>
          <table:table-cell table:formula="of:=CONCATENATE(&quot;dicNickToID['&quot;;[.E29];&quot;'] = &quot;;[.D29])" office:value-type="string" office:string-value="dicNickToID['Celia'] = 138">
            <text:p>dicNickToID['Celia'] = 138</text:p>
          </table:table-cell>
          <table:table-cell table:formula="of:=CONCATENATE(&quot;dicNickToPrimary['&quot;;[.B29];&quot;'] = &quot;;[.A29])" office:value-type="string" office:string-value="dicNickToPrimary['Beth'] = 29">
            <text:p>dicNickToPrimary['Beth'] = 29</text:p>
          </table:table-cell>
          <table:table-cell office:value-type="string">
            <text:p>insert into babynames_app_firstname_nickname (id, from_firstname_id, to_firstname_id) values ( 28, 209, 91 )</text:p>
          </table:table-cell>
        </table:table-row>
        <table:table-row table:style-name="ro5">
          <table:table-cell office:value-type="float" office:value="29">
            <text:p>29</text:p>
          </table:table-cell>
          <table:table-cell table:number-columns-repeated="2" office:value-type="string">
            <text:p>Bettie</text:p>
          </table:table-cell>
          <table:table-cell table:formula="of:=[.D29]+1" office:value-type="float" office:value="139">
            <text:p>139</text:p>
          </table:table-cell>
          <table:table-cell office:value-type="string">
            <text:p>Charlie</text:p>
          </table:table-cell>
          <table:table-cell table:formula="of:=CONCATENATE(&quot;insert into babynames_app_firstname (id, name) values (&quot;;[.D30];&quot;,'&quot;;[.E30];&quot;');&quot;)" office:value-type="string" office:string-value="insert into babynames_app_firstname (id, name) values (139,'Charlie');">
            <text:p>insert into babynames_app_firstname (id, name) values (139,'Charlie');</text:p>
          </table:table-cell>
          <table:table-cell table:formula="of:=CONCATENATE(&quot;dicNickToID.add(&quot;&quot;&quot;;[.E30];&quot;&quot;&quot;,&quot;;[.D30];&quot;);&quot;)" office:value-type="string" office:string-value="dicNickToID.add(&quot;Charlie&quot;,139);">
            <text:p>dicNickToID.add("Charlie",139);</text:p>
          </table:table-cell>
          <table:table-cell table:formula="of:=CONCATENATE(&quot;dicNicToPrimary.add(&quot;&quot;&quot;;[.B30];&quot;&quot;&quot;,&quot;;[.A30];&quot;),&quot;)" office:value-type="string" office:string-value="dicNicToPrimary.add(&quot;Bettie&quot;,29),">
            <text:p>dicNicToPrimary.add("Bettie",29),</text:p>
          </table:table-cell>
          <table:table-cell table:formula="of:=CONCATENATE(&quot;dicNickToID['&quot;;[.E30];&quot;'] = &quot;;[.D30])" office:value-type="string" office:string-value="dicNickToID['Charlie'] = 139">
            <text:p>dicNickToID['Charlie'] = 139</text:p>
          </table:table-cell>
          <table:table-cell table:formula="of:=CONCATENATE(&quot;dicNickToPrimary['&quot;;[.B30];&quot;'] = &quot;;[.A30])" office:value-type="string" office:string-value="dicNickToPrimary['Bettie'] = 29">
            <text:p>dicNickToPrimary['Bettie'] = 29</text:p>
          </table:table-cell>
          <table:table-cell office:value-type="string">
            <text:p>insert into babynames_app_firstname_nickname (id, from_firstname_id, to_firstname_id) values ( 29, 173, 60 )</text:p>
          </table:table-cell>
        </table:table-row>
        <table:table-row table:style-name="ro5">
          <table:table-cell office:value-type="float" office:value="19">
            <text:p>19</text:p>
          </table:table-cell>
          <table:table-cell table:number-columns-repeated="2" office:value-type="string">
            <text:p>Carol</text:p>
          </table:table-cell>
          <table:table-cell table:formula="of:=[.D30]+1" office:value-type="float" office:value="140">
            <text:p>140</text:p>
          </table:table-cell>
          <table:table-cell office:value-type="string">
            <text:p>Cindy</text:p>
          </table:table-cell>
          <table:table-cell table:formula="of:=CONCATENATE(&quot;insert into babynames_app_firstname (id, name) values (&quot;;[.D31];&quot;,'&quot;;[.E31];&quot;');&quot;)" office:value-type="string" office:string-value="insert into babynames_app_firstname (id, name) values (140,'Cindy');">
            <text:p>insert into babynames_app_firstname (id, name) values (140,'Cindy');</text:p>
          </table:table-cell>
          <table:table-cell table:formula="of:=CONCATENATE(&quot;dicNickToID.add(&quot;&quot;&quot;;[.E31];&quot;&quot;&quot;,&quot;;[.D31];&quot;);&quot;)" office:value-type="string" office:string-value="dicNickToID.add(&quot;Cindy&quot;,140);">
            <text:p>dicNickToID.add("Cindy",140);</text:p>
          </table:table-cell>
          <table:table-cell table:formula="of:=CONCATENATE(&quot;dicNicToPrimary.add(&quot;&quot;&quot;;[.B31];&quot;&quot;&quot;,&quot;;[.A31];&quot;),&quot;)" office:value-type="string" office:string-value="dicNicToPrimary.add(&quot;Carol&quot;,19),">
            <text:p>dicNicToPrimary.add("Carol",19),</text:p>
          </table:table-cell>
          <table:table-cell table:formula="of:=CONCATENATE(&quot;dicNickToID['&quot;;[.E31];&quot;'] = &quot;;[.D31])" office:value-type="string" office:string-value="dicNickToID['Cindy'] = 140">
            <text:p>dicNickToID['Cindy'] = 140</text:p>
          </table:table-cell>
          <table:table-cell table:formula="of:=CONCATENATE(&quot;dicNickToPrimary['&quot;;[.B31];&quot;'] = &quot;;[.A31])" office:value-type="string" office:string-value="dicNickToPrimary['Carol'] = 19">
            <text:p>dicNickToPrimary['Carol'] = 19</text:p>
          </table:table-cell>
          <table:table-cell office:value-type="string">
            <text:p>insert into babynames_app_firstname_nickname (id, from_firstname_id, to_firstname_id) values ( 30, 129, 8 )</text:p>
          </table:table-cell>
        </table:table-row>
        <table:table-row table:style-name="ro7">
          <table:table-cell office:value-type="float" office:value="20">
            <text:p>20</text:p>
          </table:table-cell>
          <table:table-cell office:value-type="string">
            <text:p>Cecy</text:p>
          </table:table-cell>
          <table:table-cell office:value-type="string">
            <text:p>Cecy</text:p>
          </table:table-cell>
          <table:table-cell table:formula="of:=[.D31]+1" office:value-type="float" office:value="141">
            <text:p>141</text:p>
          </table:table-cell>
          <table:table-cell office:value-type="string">
            <text:p>Coco</text:p>
          </table:table-cell>
          <table:table-cell table:formula="of:=CONCATENATE(&quot;insert into babynames_app_firstname (id, name) values (&quot;;[.D32];&quot;,'&quot;;[.E32];&quot;');&quot;)" office:value-type="string" office:string-value="insert into babynames_app_firstname (id, name) values (141,'Coco');">
            <text:p>insert into babynames_app_firstname (id, name) values (141,'Coco');</text:p>
          </table:table-cell>
          <table:table-cell table:formula="of:=CONCATENATE(&quot;dicNickToID.add(&quot;&quot;&quot;;[.E32];&quot;&quot;&quot;,&quot;;[.D32];&quot;);&quot;)" office:value-type="string" office:string-value="dicNickToID.add(&quot;Coco&quot;,141);">
            <text:p>dicNickToID.add("Coco",141);</text:p>
          </table:table-cell>
          <table:table-cell table:formula="of:=CONCATENATE(&quot;dicNicToPrimary.add(&quot;&quot;&quot;;[.B32];&quot;&quot;&quot;,&quot;;[.A32];&quot;),&quot;)" office:value-type="string" office:string-value="dicNicToPrimary.add(&quot;Cecy&quot;,20),">
            <text:p>dicNicToPrimary.add("Cecy",20),</text:p>
          </table:table-cell>
          <table:table-cell table:formula="of:=CONCATENATE(&quot;dicNickToID['&quot;;[.E32];&quot;'] = &quot;;[.D32])" office:value-type="string" office:string-value="dicNickToID['Coco'] = 141">
            <text:p>dicNickToID['Coco'] = 141</text:p>
          </table:table-cell>
          <table:table-cell table:formula="of:=CONCATENATE(&quot;dicNickToPrimary['&quot;;[.B32];&quot;'] = &quot;;[.A32])" office:value-type="string" office:string-value="dicNickToPrimary['Cecy'] = 20">
            <text:p>dicNickToPrimary['Cecy'] = 20</text:p>
          </table:table-cell>
          <table:table-cell office:value-type="string">
            <text:p>insert into babynames_app_firstname_nickname (id, from_firstname_id, to_firstname_id) values ( 31, 189, 72 )</text:p>
          </table:table-cell>
        </table:table-row>
        <table:table-row table:style-name="ro7">
          <table:table-cell office:value-type="float" office:value="21">
            <text:p>21</text:p>
          </table:table-cell>
          <table:table-cell office:value-type="string">
            <text:p>Ced</text:p>
          </table:table-cell>
          <table:table-cell office:value-type="string">
            <text:p>Ced</text:p>
          </table:table-cell>
          <table:table-cell table:formula="of:=[.D32]+1" office:value-type="float" office:value="142">
            <text:p>142</text:p>
          </table:table-cell>
          <table:table-cell office:value-type="string">
            <text:p>Col</text:p>
          </table:table-cell>
          <table:table-cell table:formula="of:=CONCATENATE(&quot;insert into babynames_app_firstname (id, name) values (&quot;;[.D33];&quot;,'&quot;;[.E33];&quot;');&quot;)" office:value-type="string" office:string-value="insert into babynames_app_firstname (id, name) values (142,'Col');">
            <text:p>insert into babynames_app_firstname (id, name) values (142,'Col');</text:p>
          </table:table-cell>
          <table:table-cell table:formula="of:=CONCATENATE(&quot;dicNickToID.add(&quot;&quot;&quot;;[.E33];&quot;&quot;&quot;,&quot;;[.D33];&quot;);&quot;)" office:value-type="string" office:string-value="dicNickToID.add(&quot;Col&quot;,142);">
            <text:p>dicNickToID.add("Col",142);</text:p>
          </table:table-cell>
          <table:table-cell table:formula="of:=CONCATENATE(&quot;dicNicToPrimary.add(&quot;&quot;&quot;;[.B33];&quot;&quot;&quot;,&quot;;[.A33];&quot;),&quot;)" office:value-type="string" office:string-value="dicNicToPrimary.add(&quot;Ced&quot;,21),">
            <text:p>dicNicToPrimary.add("Ced",21),</text:p>
          </table:table-cell>
          <table:table-cell table:formula="of:=CONCATENATE(&quot;dicNickToID['&quot;;[.E33];&quot;'] = &quot;;[.D33])" office:value-type="string" office:string-value="dicNickToID['Col'] = 142">
            <text:p>dicNickToID['Col'] = 142</text:p>
          </table:table-cell>
          <table:table-cell table:formula="of:=CONCATENATE(&quot;dicNickToPrimary['&quot;;[.B33];&quot;'] = &quot;;[.A33])" office:value-type="string" office:string-value="dicNickToPrimary['Ced'] = 21">
            <text:p>dicNickToPrimary['Ced'] = 21</text:p>
          </table:table-cell>
          <table:table-cell office:value-type="string">
            <text:p>insert into babynames_app_firstname_nickname (id, from_firstname_id, to_firstname_id) values ( 32, 240, 108 )</text:p>
          </table:table-cell>
        </table:table-row>
        <table:table-row table:style-name="ro5">
          <table:table-cell office:value-type="float" office:value="20">
            <text:p>20</text:p>
          </table:table-cell>
          <table:table-cell table:number-columns-repeated="2" office:value-type="string">
            <text:p>Celia</text:p>
          </table:table-cell>
          <table:table-cell table:formula="of:=[.D33]+1" office:value-type="float" office:value="143">
            <text:p>143</text:p>
          </table:table-cell>
          <table:table-cell office:value-type="string">
            <text:p>Danny</text:p>
          </table:table-cell>
          <table:table-cell table:formula="of:=CONCATENATE(&quot;insert into babynames_app_firstname (id, name) values (&quot;;[.D34];&quot;,'&quot;;[.E34];&quot;');&quot;)" office:value-type="string" office:string-value="insert into babynames_app_firstname (id, name) values (143,'Danny');">
            <text:p>insert into babynames_app_firstname (id, name) values (143,'Danny');</text:p>
          </table:table-cell>
          <table:table-cell table:formula="of:=CONCATENATE(&quot;dicNickToID.add(&quot;&quot;&quot;;[.E34];&quot;&quot;&quot;,&quot;;[.D34];&quot;);&quot;)" office:value-type="string" office:string-value="dicNickToID.add(&quot;Danny&quot;,143);">
            <text:p>dicNickToID.add("Danny",143);</text:p>
          </table:table-cell>
          <table:table-cell table:formula="of:=CONCATENATE(&quot;dicNicToPrimary.add(&quot;&quot;&quot;;[.B34];&quot;&quot;&quot;,&quot;;[.A34];&quot;),&quot;)" office:value-type="string" office:string-value="dicNicToPrimary.add(&quot;Celia&quot;,20),">
            <text:p>dicNicToPrimary.add("Celia",20),</text:p>
          </table:table-cell>
          <table:table-cell table:formula="of:=CONCATENATE(&quot;dicNickToID['&quot;;[.E34];&quot;'] = &quot;;[.D34])" office:value-type="string" office:string-value="dicNickToID['Danny'] = 143">
            <text:p>dicNickToID['Danny'] = 143</text:p>
          </table:table-cell>
          <table:table-cell table:formula="of:=CONCATENATE(&quot;dicNickToPrimary['&quot;;[.B34];&quot;'] = &quot;;[.A34])" office:value-type="string" office:string-value="dicNickToPrimary['Celia'] = 20">
            <text:p>dicNickToPrimary['Celia'] = 20</text:p>
          </table:table-cell>
          <table:table-cell office:value-type="string">
            <text:p>insert into babynames_app_firstname_nickname (id, from_firstname_id, to_firstname_id) values ( 33, 130, 8 )</text:p>
          </table:table-cell>
        </table:table-row>
        <table:table-row table:style-name="ro7">
          <table:table-cell office:value-type="float" office:value="22">
            <text:p>22</text:p>
          </table:table-cell>
          <table:table-cell table:number-columns-repeated="2" office:value-type="string">
            <text:p>Charlie</text:p>
          </table:table-cell>
          <table:table-cell table:formula="of:=[.D34]+1" office:value-type="float" office:value="144">
            <text:p>144</text:p>
          </table:table-cell>
          <table:table-cell office:value-type="string">
            <text:p>Des</text:p>
          </table:table-cell>
          <table:table-cell table:formula="of:=CONCATENATE(&quot;insert into babynames_app_firstname (id, name) values (&quot;;[.D35];&quot;,'&quot;;[.E35];&quot;');&quot;)" office:value-type="string" office:string-value="insert into babynames_app_firstname (id, name) values (144,'Des');">
            <text:p>insert into babynames_app_firstname (id, name) values (144,'Des');</text:p>
          </table:table-cell>
          <table:table-cell table:formula="of:=CONCATENATE(&quot;dicNickToID.add(&quot;&quot;&quot;;[.E35];&quot;&quot;&quot;,&quot;;[.D35];&quot;);&quot;)" office:value-type="string" office:string-value="dicNickToID.add(&quot;Des&quot;,144);">
            <text:p>dicNickToID.add("Des",144);</text:p>
          </table:table-cell>
          <table:table-cell table:formula="of:=CONCATENATE(&quot;dicNicToPrimary.add(&quot;&quot;&quot;;[.B35];&quot;&quot;&quot;,&quot;;[.A35];&quot;),&quot;)" office:value-type="string" office:string-value="dicNicToPrimary.add(&quot;Charlie&quot;,22),">
            <text:p>dicNicToPrimary.add("Charlie",22),</text:p>
          </table:table-cell>
          <table:table-cell table:formula="of:=CONCATENATE(&quot;dicNickToID['&quot;;[.E35];&quot;'] = &quot;;[.D35])" office:value-type="string" office:string-value="dicNickToID['Des'] = 144">
            <text:p>dicNickToID['Des'] = 144</text:p>
          </table:table-cell>
          <table:table-cell table:formula="of:=CONCATENATE(&quot;dicNickToPrimary['&quot;;[.B35];&quot;'] = &quot;;[.A35])" office:value-type="string" office:string-value="dicNickToPrimary['Charlie'] = 22">
            <text:p>dicNickToPrimary['Charlie'] = 22</text:p>
          </table:table-cell>
          <table:table-cell office:value-type="string">
            <text:p>insert into babynames_app_firstname_nickname (id, from_firstname_id, to_firstname_id) values ( 34, 134, 29 )</text:p>
          </table:table-cell>
        </table:table-row>
        <table:table-row table:style-name="ro7">
          <table:table-cell office:value-type="float" office:value="59">
            <text:p>59</text:p>
          </table:table-cell>
          <table:table-cell table:number-columns-repeated="2" office:value-type="string">
            <text:p>Cindy</text:p>
          </table:table-cell>
          <table:table-cell table:formula="of:=[.D35]+1" office:value-type="float" office:value="145">
            <text:p>145</text:p>
          </table:table-cell>
          <table:table-cell office:value-type="string">
            <text:p>Desi</text:p>
          </table:table-cell>
          <table:table-cell table:formula="of:=CONCATENATE(&quot;insert into babynames_app_firstname (id, name) values (&quot;;[.D36];&quot;,'&quot;;[.E36];&quot;');&quot;)" office:value-type="string" office:string-value="insert into babynames_app_firstname (id, name) values (145,'Desi');">
            <text:p>insert into babynames_app_firstname (id, name) values (145,'Desi');</text:p>
          </table:table-cell>
          <table:table-cell table:formula="of:=CONCATENATE(&quot;dicNickToID.add(&quot;&quot;&quot;;[.E36];&quot;&quot;&quot;,&quot;;[.D36];&quot;);&quot;)" office:value-type="string" office:string-value="dicNickToID.add(&quot;Desi&quot;,145);">
            <text:p>dicNickToID.add("Desi",145);</text:p>
          </table:table-cell>
          <table:table-cell table:formula="of:=CONCATENATE(&quot;dicNicToPrimary.add(&quot;&quot;&quot;;[.B36];&quot;&quot;&quot;,&quot;;[.A36];&quot;),&quot;)" office:value-type="string" office:string-value="dicNicToPrimary.add(&quot;Cindy&quot;,59),">
            <text:p>dicNicToPrimary.add("Cindy",59),</text:p>
          </table:table-cell>
          <table:table-cell table:formula="of:=CONCATENATE(&quot;dicNickToID['&quot;;[.E36];&quot;'] = &quot;;[.D36])" office:value-type="string" office:string-value="dicNickToID['Desi'] = 145">
            <text:p>dicNickToID['Desi'] = 145</text:p>
          </table:table-cell>
          <table:table-cell table:formula="of:=CONCATENATE(&quot;dicNickToPrimary['&quot;;[.B36];&quot;'] = &quot;;[.A36])" office:value-type="string" office:string-value="dicNickToPrimary['Cindy'] = 59">
            <text:p>dicNickToPrimary['Cindy'] = 59</text:p>
          </table:table-cell>
          <table:table-cell office:value-type="string">
            <text:p>insert into babynames_app_firstname_nickname (id, from_firstname_id, to_firstname_id) values ( 35, 163, 19 )</text:p>
          </table:table-cell>
        </table:table-row>
        <table:table-row table:style-name="ro5">
          <table:table-cell office:value-type="float" office:value="94">
            <text:p>94</text:p>
          </table:table-cell>
          <table:table-cell table:number-columns-repeated="2" office:value-type="string">
            <text:p>Coco</text:p>
          </table:table-cell>
          <table:table-cell table:formula="of:=[.D36]+1" office:value-type="float" office:value="146">
            <text:p>146</text:p>
          </table:table-cell>
          <table:table-cell office:value-type="string">
            <text:p>Eva</text:p>
          </table:table-cell>
          <table:table-cell table:formula="of:=CONCATENATE(&quot;insert into babynames_app_firstname (id, name) values (&quot;;[.D37];&quot;,'&quot;;[.E37];&quot;');&quot;)" office:value-type="string" office:string-value="insert into babynames_app_firstname (id, name) values (146,'Eva');">
            <text:p>insert into babynames_app_firstname (id, name) values (146,'Eva');</text:p>
          </table:table-cell>
          <table:table-cell table:formula="of:=CONCATENATE(&quot;dicNickToID.add(&quot;&quot;&quot;;[.E37];&quot;&quot;&quot;,&quot;;[.D37];&quot;);&quot;)" office:value-type="string" office:string-value="dicNickToID.add(&quot;Eva&quot;,146);">
            <text:p>dicNickToID.add("Eva",146);</text:p>
          </table:table-cell>
          <table:table-cell table:formula="of:=CONCATENATE(&quot;dicNicToPrimary.add(&quot;&quot;&quot;;[.B37];&quot;&quot;&quot;,&quot;;[.A37];&quot;),&quot;)" office:value-type="string" office:string-value="dicNicToPrimary.add(&quot;Coco&quot;,94),">
            <text:p>dicNicToPrimary.add("Coco",94),</text:p>
          </table:table-cell>
          <table:table-cell table:formula="of:=CONCATENATE(&quot;dicNickToID['&quot;;[.E37];&quot;'] = &quot;;[.D37])" office:value-type="string" office:string-value="dicNickToID['Eva'] = 146">
            <text:p>dicNickToID['Eva'] = 146</text:p>
          </table:table-cell>
          <table:table-cell table:formula="of:=CONCATENATE(&quot;dicNickToPrimary['&quot;;[.B37];&quot;'] = &quot;;[.A37])" office:value-type="string" office:string-value="dicNickToPrimary['Coco'] = 94">
            <text:p>dicNickToPrimary['Coco'] = 94</text:p>
          </table:table-cell>
          <table:table-cell office:value-type="string">
            <text:p>insert into babynames_app_firstname_nickname (id, from_firstname_id, to_firstname_id) values ( 36, 182, 68 )</text:p>
          </table:table-cell>
        </table:table-row>
        <table:table-row table:style-name="ro7">
          <table:table-cell office:value-type="float" office:value="27">
            <text:p>27</text:p>
          </table:table-cell>
          <table:table-cell table:number-columns-repeated="2" office:value-type="string">
            <text:p>Col</text:p>
          </table:table-cell>
          <table:table-cell table:formula="of:=[.D37]+1" office:value-type="float" office:value="147">
            <text:p>147</text:p>
          </table:table-cell>
          <table:table-cell office:value-type="string">
            <text:p>Evie</text:p>
          </table:table-cell>
          <table:table-cell table:formula="of:=CONCATENATE(&quot;insert into babynames_app_firstname (id, name) values (&quot;;[.D38];&quot;,'&quot;;[.E38];&quot;');&quot;)" office:value-type="string" office:string-value="insert into babynames_app_firstname (id, name) values (147,'Evie');">
            <text:p>insert into babynames_app_firstname (id, name) values (147,'Evie');</text:p>
          </table:table-cell>
          <table:table-cell table:formula="of:=CONCATENATE(&quot;dicNickToID.add(&quot;&quot;&quot;;[.E38];&quot;&quot;&quot;,&quot;;[.D38];&quot;);&quot;)" office:value-type="string" office:string-value="dicNickToID.add(&quot;Evie&quot;,147);">
            <text:p>dicNickToID.add("Evie",147);</text:p>
          </table:table-cell>
          <table:table-cell table:formula="of:=CONCATENATE(&quot;dicNicToPrimary.add(&quot;&quot;&quot;;[.B38];&quot;&quot;&quot;,&quot;;[.A38];&quot;),&quot;)" office:value-type="string" office:string-value="dicNicToPrimary.add(&quot;Col&quot;,27),">
            <text:p>dicNicToPrimary.add("Col",27),</text:p>
          </table:table-cell>
          <table:table-cell table:formula="of:=CONCATENATE(&quot;dicNickToID['&quot;;[.E38];&quot;'] = &quot;;[.D38])" office:value-type="string" office:string-value="dicNickToID['Evie'] = 147">
            <text:p>dicNickToID['Evie'] = 147</text:p>
          </table:table-cell>
          <table:table-cell table:formula="of:=CONCATENATE(&quot;dicNickToPrimary['&quot;;[.B38];&quot;'] = &quot;;[.A38])" office:value-type="string" office:string-value="dicNickToPrimary['Col'] = 27">
            <text:p>dicNickToPrimary['Col'] = 27</text:p>
          </table:table-cell>
          <table:table-cell office:value-type="string">
            <text:p>insert into babynames_app_firstname_nickname (id, from_firstname_id, to_firstname_id) values ( 37, 186, 70 )</text:p>
          </table:table-cell>
        </table:table-row>
        <table:table-row table:style-name="ro5">
          <table:table-cell office:value-type="float" office:value="93">
            <text:p>93</text:p>
          </table:table-cell>
          <table:table-cell table:number-columns-repeated="2" office:value-type="string">
            <text:p>Danny</text:p>
          </table:table-cell>
          <table:table-cell table:formula="of:=[.D38]+1" office:value-type="float" office:value="148">
            <text:p>148</text:p>
          </table:table-cell>
          <table:table-cell office:value-type="string">
            <text:p>Evita</text:p>
          </table:table-cell>
          <table:table-cell table:formula="of:=CONCATENATE(&quot;insert into babynames_app_firstname (id, name) values (&quot;;[.D39];&quot;,'&quot;;[.E39];&quot;');&quot;)" office:value-type="string" office:string-value="insert into babynames_app_firstname (id, name) values (148,'Evita');">
            <text:p>insert into babynames_app_firstname (id, name) values (148,'Evita');</text:p>
          </table:table-cell>
          <table:table-cell table:formula="of:=CONCATENATE(&quot;dicNickToID.add(&quot;&quot;&quot;;[.E39];&quot;&quot;&quot;,&quot;;[.D39];&quot;);&quot;)" office:value-type="string" office:string-value="dicNickToID.add(&quot;Evita&quot;,148);">
            <text:p>dicNickToID.add("Evita",148);</text:p>
          </table:table-cell>
          <table:table-cell table:formula="of:=CONCATENATE(&quot;dicNicToPrimary.add(&quot;&quot;&quot;;[.B39];&quot;&quot;&quot;,&quot;;[.A39];&quot;),&quot;)" office:value-type="string" office:string-value="dicNicToPrimary.add(&quot;Danny&quot;,93),">
            <text:p>dicNicToPrimary.add("Danny",93),</text:p>
          </table:table-cell>
          <table:table-cell table:formula="of:=CONCATENATE(&quot;dicNickToID['&quot;;[.E39];&quot;'] = &quot;;[.D39])" office:value-type="string" office:string-value="dicNickToID['Evita'] = 148">
            <text:p>dicNickToID['Evita'] = 148</text:p>
          </table:table-cell>
          <table:table-cell table:formula="of:=CONCATENATE(&quot;dicNickToPrimary['&quot;;[.B39];&quot;'] = &quot;;[.A39])" office:value-type="string" office:string-value="dicNickToPrimary['Danny'] = 93">
            <text:p>dicNickToPrimary['Danny'] = 93</text:p>
          </table:table-cell>
          <table:table-cell office:value-type="string">
            <text:p>insert into babynames_app_firstname_nickname (id, from_firstname_id, to_firstname_id) values ( 38, 151, 37 )</text:p>
          </table:table-cell>
        </table:table-row>
        <table:table-row table:style-name="ro7">
          <table:table-cell office:value-type="float" office:value="28">
            <text:p>28</text:p>
          </table:table-cell>
          <table:table-cell office:value-type="string">
            <text:p>Des</text:p>
          </table:table-cell>
          <table:table-cell office:value-type="string">
            <text:p>Des</text:p>
          </table:table-cell>
          <table:table-cell table:formula="of:=[.D39]+1" office:value-type="float" office:value="149">
            <text:p>149</text:p>
          </table:table-cell>
          <table:table-cell office:value-type="string">
            <text:p>Flo</text:p>
          </table:table-cell>
          <table:table-cell table:formula="of:=CONCATENATE(&quot;insert into babynames_app_firstname (id, name) values (&quot;;[.D40];&quot;,'&quot;;[.E40];&quot;');&quot;)" office:value-type="string" office:string-value="insert into babynames_app_firstname (id, name) values (149,'Flo');">
            <text:p>insert into babynames_app_firstname (id, name) values (149,'Flo');</text:p>
          </table:table-cell>
          <table:table-cell table:formula="of:=CONCATENATE(&quot;dicNickToID.add(&quot;&quot;&quot;;[.E40];&quot;&quot;&quot;,&quot;;[.D40];&quot;);&quot;)" office:value-type="string" office:string-value="dicNickToID.add(&quot;Flo&quot;,149);">
            <text:p>dicNickToID.add("Flo",149);</text:p>
          </table:table-cell>
          <table:table-cell table:formula="of:=CONCATENATE(&quot;dicNicToPrimary.add(&quot;&quot;&quot;;[.B40];&quot;&quot;&quot;,&quot;;[.A40];&quot;),&quot;)" office:value-type="string" office:string-value="dicNicToPrimary.add(&quot;Des&quot;,28),">
            <text:p>dicNicToPrimary.add("Des",28),</text:p>
          </table:table-cell>
          <table:table-cell table:formula="of:=CONCATENATE(&quot;dicNickToID['&quot;;[.E40];&quot;'] = &quot;;[.D40])" office:value-type="string" office:string-value="dicNickToID['Flo'] = 149">
            <text:p>dicNickToID['Flo'] = 149</text:p>
          </table:table-cell>
          <table:table-cell table:formula="of:=CONCATENATE(&quot;dicNickToPrimary['&quot;;[.B40];&quot;'] = &quot;;[.A40])" office:value-type="string" office:string-value="dicNickToPrimary['Des'] = 28">
            <text:p>dicNickToPrimary['Des'] = 28</text:p>
          </table:table-cell>
          <table:table-cell office:value-type="string">
            <text:p>insert into babynames_app_firstname_nickname (id, from_firstname_id, to_firstname_id) values ( 39, 170, 19 )</text:p>
          </table:table-cell>
        </table:table-row>
        <table:table-row table:style-name="ro7">
          <table:table-cell office:value-type="float" office:value="28">
            <text:p>28</text:p>
          </table:table-cell>
          <table:table-cell office:value-type="string">
            <text:p>Desi</text:p>
          </table:table-cell>
          <table:table-cell office:value-type="string">
            <text:p>Desi</text:p>
          </table:table-cell>
          <table:table-cell table:formula="of:=[.D40]+1" office:value-type="float" office:value="150">
            <text:p>150</text:p>
          </table:table-cell>
          <table:table-cell office:value-type="string">
            <text:p>Fran</text:p>
          </table:table-cell>
          <table:table-cell table:formula="of:=CONCATENATE(&quot;insert into babynames_app_firstname (id, name) values (&quot;;[.D41];&quot;,'&quot;;[.E41];&quot;');&quot;)" office:value-type="string" office:string-value="insert into babynames_app_firstname (id, name) values (150,'Fran');">
            <text:p>insert into babynames_app_firstname (id, name) values (150,'Fran');</text:p>
          </table:table-cell>
          <table:table-cell table:formula="of:=CONCATENATE(&quot;dicNickToID.add(&quot;&quot;&quot;;[.E41];&quot;&quot;&quot;,&quot;;[.D41];&quot;);&quot;)" office:value-type="string" office:string-value="dicNickToID.add(&quot;Fran&quot;,150);">
            <text:p>dicNickToID.add("Fran",150);</text:p>
          </table:table-cell>
          <table:table-cell table:formula="of:=CONCATENATE(&quot;dicNicToPrimary.add(&quot;&quot;&quot;;[.B41];&quot;&quot;&quot;,&quot;;[.A41];&quot;),&quot;)" office:value-type="string" office:string-value="dicNicToPrimary.add(&quot;Desi&quot;,28),">
            <text:p>dicNicToPrimary.add("Desi",28),</text:p>
          </table:table-cell>
          <table:table-cell table:formula="of:=CONCATENATE(&quot;dicNickToID['&quot;;[.E41];&quot;'] = &quot;;[.D41])" office:value-type="string" office:string-value="dicNickToID['Fran'] = 150">
            <text:p>dicNickToID['Fran'] = 150</text:p>
          </table:table-cell>
          <table:table-cell table:formula="of:=CONCATENATE(&quot;dicNickToPrimary['&quot;;[.B41];&quot;'] = &quot;;[.A41])" office:value-type="string" office:string-value="dicNickToPrimary['Desi'] = 28">
            <text:p>dicNickToPrimary['Desi'] = 28</text:p>
          </table:table-cell>
          <table:table-cell office:value-type="string">
            <text:p>insert into babynames_app_firstname_nickname (id, from_firstname_id, to_firstname_id) values ( 40, 222, 97 )</text:p>
          </table:table-cell>
        </table:table-row>
        <table:table-row table:style-name="ro5">
          <table:table-cell office:value-type="float" office:value="39">
            <text:p>39</text:p>
          </table:table-cell>
          <table:table-cell table:number-columns-repeated="2" office:value-type="string">
            <text:p>Eva</text:p>
          </table:table-cell>
          <table:table-cell table:formula="of:=[.D41]+1" office:value-type="float" office:value="151">
            <text:p>151</text:p>
          </table:table-cell>
          <table:table-cell office:value-type="string">
            <text:p>Francis</text:p>
          </table:table-cell>
          <table:table-cell table:formula="of:=CONCATENATE(&quot;insert into babynames_app_firstname (id, name) values (&quot;;[.D42];&quot;,'&quot;;[.E42];&quot;');&quot;)" office:value-type="string" office:string-value="insert into babynames_app_firstname (id, name) values (151,'Francis');">
            <text:p>insert into babynames_app_firstname (id, name) values (151,'Francis');</text:p>
          </table:table-cell>
          <table:table-cell table:formula="of:=CONCATENATE(&quot;dicNickToID.add(&quot;&quot;&quot;;[.E42];&quot;&quot;&quot;,&quot;;[.D42];&quot;);&quot;)" office:value-type="string" office:string-value="dicNickToID.add(&quot;Francis&quot;,151);">
            <text:p>dicNickToID.add("Francis",151);</text:p>
          </table:table-cell>
          <table:table-cell table:formula="of:=CONCATENATE(&quot;dicNicToPrimary.add(&quot;&quot;&quot;;[.B42];&quot;&quot;&quot;,&quot;;[.A42];&quot;),&quot;)" office:value-type="string" office:string-value="dicNicToPrimary.add(&quot;Eva&quot;,39),">
            <text:p>dicNicToPrimary.add("Eva",39),</text:p>
          </table:table-cell>
          <table:table-cell table:formula="of:=CONCATENATE(&quot;dicNickToID['&quot;;[.E42];&quot;'] = &quot;;[.D42])" office:value-type="string" office:string-value="dicNickToID['Francis'] = 151">
            <text:p>dicNickToID['Francis'] = 151</text:p>
          </table:table-cell>
          <table:table-cell table:formula="of:=CONCATENATE(&quot;dicNickToPrimary['&quot;;[.B42];&quot;'] = &quot;;[.A42])" office:value-type="string" office:string-value="dicNickToPrimary['Eva'] = 39">
            <text:p>dicNickToPrimary['Eva'] = 39</text:p>
          </table:table-cell>
          <table:table-cell office:value-type="string">
            <text:p>insert into babynames_app_firstname_nickname (id, from_firstname_id, to_firstname_id) values ( 41, 211, 92 )</text:p>
          </table:table-cell>
        </table:table-row>
        <table:table-row table:style-name="ro7">
          <table:table-cell office:value-type="float" office:value="33">
            <text:p>33</text:p>
          </table:table-cell>
          <table:table-cell office:value-type="string">
            <text:p>Evie</text:p>
          </table:table-cell>
          <table:table-cell office:value-type="string">
            <text:p>Evie</text:p>
          </table:table-cell>
          <table:table-cell table:formula="of:=[.D42]+1" office:value-type="float" office:value="152">
            <text:p>152</text:p>
          </table:table-cell>
          <table:table-cell office:value-type="string">
            <text:p>Fred</text:p>
          </table:table-cell>
          <table:table-cell table:formula="of:=CONCATENATE(&quot;insert into babynames_app_firstname (id, name) values (&quot;;[.D43];&quot;,'&quot;;[.E43];&quot;');&quot;)" office:value-type="string" office:string-value="insert into babynames_app_firstname (id, name) values (152,'Fred');">
            <text:p>insert into babynames_app_firstname (id, name) values (152,'Fred');</text:p>
          </table:table-cell>
          <table:table-cell table:formula="of:=CONCATENATE(&quot;dicNickToID.add(&quot;&quot;&quot;;[.E43];&quot;&quot;&quot;,&quot;;[.D43];&quot;);&quot;)" office:value-type="string" office:string-value="dicNickToID.add(&quot;Fred&quot;,152);">
            <text:p>dicNickToID.add("Fred",152);</text:p>
          </table:table-cell>
          <table:table-cell table:formula="of:=CONCATENATE(&quot;dicNicToPrimary.add(&quot;&quot;&quot;;[.B43];&quot;&quot;&quot;,&quot;;[.A43];&quot;),&quot;)" office:value-type="string" office:string-value="dicNicToPrimary.add(&quot;Evie&quot;,33),">
            <text:p>dicNicToPrimary.add("Evie",33),</text:p>
          </table:table-cell>
          <table:table-cell table:formula="of:=CONCATENATE(&quot;dicNickToID['&quot;;[.E43];&quot;'] = &quot;;[.D43])" office:value-type="string" office:string-value="dicNickToID['Fred'] = 152">
            <text:p>dicNickToID['Fred'] = 152</text:p>
          </table:table-cell>
          <table:table-cell table:formula="of:=CONCATENATE(&quot;dicNickToPrimary['&quot;;[.B43];&quot;'] = &quot;;[.A43])" office:value-type="string" office:string-value="dicNickToPrimary['Evie'] = 33">
            <text:p>dicNickToPrimary['Evie'] = 33</text:p>
          </table:table-cell>
          <table:table-cell office:value-type="string">
            <text:p>insert into babynames_app_firstname_nickname (id, from_firstname_id, to_firstname_id) values ( 42, 218, 12 )</text:p>
          </table:table-cell>
        </table:table-row>
        <table:table-row table:style-name="ro5">
          <table:table-cell office:value-type="float" office:value="33">
            <text:p>33</text:p>
          </table:table-cell>
          <table:table-cell table:number-columns-repeated="2" office:value-type="string">
            <text:p>Evita</text:p>
          </table:table-cell>
          <table:table-cell table:formula="of:=[.D43]+1" office:value-type="float" office:value="153">
            <text:p>153</text:p>
          </table:table-cell>
          <table:table-cell office:value-type="string">
            <text:p>Freddy</text:p>
          </table:table-cell>
          <table:table-cell table:formula="of:=CONCATENATE(&quot;insert into babynames_app_firstname (id, name) values (&quot;;[.D44];&quot;,'&quot;;[.E44];&quot;');&quot;)" office:value-type="string" office:string-value="insert into babynames_app_firstname (id, name) values (153,'Freddy');">
            <text:p>insert into babynames_app_firstname (id, name) values (153,'Freddy');</text:p>
          </table:table-cell>
          <table:table-cell table:formula="of:=CONCATENATE(&quot;dicNickToID.add(&quot;&quot;&quot;;[.E44];&quot;&quot;&quot;,&quot;;[.D44];&quot;);&quot;)" office:value-type="string" office:string-value="dicNickToID.add(&quot;Freddy&quot;,153);">
            <text:p>dicNickToID.add("Freddy",153);</text:p>
          </table:table-cell>
          <table:table-cell table:formula="of:=CONCATENATE(&quot;dicNicToPrimary.add(&quot;&quot;&quot;;[.B44];&quot;&quot;&quot;,&quot;;[.A44];&quot;),&quot;)" office:value-type="string" office:string-value="dicNicToPrimary.add(&quot;Evita&quot;,33),">
            <text:p>dicNicToPrimary.add("Evita",33),</text:p>
          </table:table-cell>
          <table:table-cell table:formula="of:=CONCATENATE(&quot;dicNickToID['&quot;;[.E44];&quot;'] = &quot;;[.D44])" office:value-type="string" office:string-value="dicNickToID['Freddy'] = 153">
            <text:p>dicNickToID['Freddy'] = 153</text:p>
          </table:table-cell>
          <table:table-cell table:formula="of:=CONCATENATE(&quot;dicNickToPrimary['&quot;;[.B44];&quot;'] = &quot;;[.A44])" office:value-type="string" office:string-value="dicNickToPrimary['Evita'] = 33">
            <text:p>dicNickToPrimary['Evita'] = 33</text:p>
          </table:table-cell>
          <table:table-cell office:value-type="string">
            <text:p>insert into babynames_app_firstname_nickname (id, from_firstname_id, to_firstname_id) values ( 43, 139, 22 )</text:p>
          </table:table-cell>
        </table:table-row>
        <table:table-row table:style-name="ro7">
          <table:table-cell office:value-type="float" office:value="34">
            <text:p>34</text:p>
          </table:table-cell>
          <table:table-cell table:number-columns-repeated="2" office:value-type="string">
            <text:p>Flo</text:p>
          </table:table-cell>
          <table:table-cell table:formula="of:=[.D44]+1" office:value-type="float" office:value="154">
            <text:p>154</text:p>
          </table:table-cell>
          <table:table-cell office:value-type="string">
            <text:p>Genny</text:p>
          </table:table-cell>
          <table:table-cell table:formula="of:=CONCATENATE(&quot;insert into babynames_app_firstname (id, name) values (&quot;;[.D45];&quot;,'&quot;;[.E45];&quot;');&quot;)" office:value-type="string" office:string-value="insert into babynames_app_firstname (id, name) values (154,'Genny');">
            <text:p>insert into babynames_app_firstname (id, name) values (154,'Genny');</text:p>
          </table:table-cell>
          <table:table-cell table:formula="of:=CONCATENATE(&quot;dicNickToID.add(&quot;&quot;&quot;;[.E45];&quot;&quot;&quot;,&quot;;[.D45];&quot;);&quot;)" office:value-type="string" office:string-value="dicNickToID.add(&quot;Genny&quot;,154);">
            <text:p>dicNickToID.add("Genny",154);</text:p>
          </table:table-cell>
          <table:table-cell table:formula="of:=CONCATENATE(&quot;dicNicToPrimary.add(&quot;&quot;&quot;;[.B45];&quot;&quot;&quot;,&quot;;[.A45];&quot;),&quot;)" office:value-type="string" office:string-value="dicNicToPrimary.add(&quot;Flo&quot;,34),">
            <text:p>dicNicToPrimary.add("Flo",34),</text:p>
          </table:table-cell>
          <table:table-cell table:formula="of:=CONCATENATE(&quot;dicNickToID['&quot;;[.E45];&quot;'] = &quot;;[.D45])" office:value-type="string" office:string-value="dicNickToID['Genny'] = 154">
            <text:p>dicNickToID['Genny'] = 154</text:p>
          </table:table-cell>
          <table:table-cell table:formula="of:=CONCATENATE(&quot;dicNickToPrimary['&quot;;[.B45];&quot;'] = &quot;;[.A45])" office:value-type="string" office:string-value="dicNickToPrimary['Flo'] = 34">
            <text:p>dicNickToPrimary['Flo'] = 34</text:p>
          </table:table-cell>
          <table:table-cell office:value-type="string">
            <text:p>insert into babynames_app_firstname_nickname (id, from_firstname_id, to_firstname_id) values ( 44, 132, 15 )</text:p>
          </table:table-cell>
        </table:table-row>
        <table:table-row table:style-name="ro5">
          <table:table-cell office:value-type="float" office:value="35">
            <text:p>35</text:p>
          </table:table-cell>
          <table:table-cell table:number-columns-repeated="2" office:value-type="string">
            <text:p>Fran</text:p>
          </table:table-cell>
          <table:table-cell table:formula="of:=[.D45]+1" office:value-type="float" office:value="155">
            <text:p>155</text:p>
          </table:table-cell>
          <table:table-cell office:value-type="string">
            <text:p>Harry</text:p>
          </table:table-cell>
          <table:table-cell table:formula="of:=CONCATENATE(&quot;insert into babynames_app_firstname (id, name) values (&quot;;[.D46];&quot;,'&quot;;[.E46];&quot;');&quot;)" office:value-type="string" office:string-value="insert into babynames_app_firstname (id, name) values (155,'Harry');">
            <text:p>insert into babynames_app_firstname (id, name) values (155,'Harry');</text:p>
          </table:table-cell>
          <table:table-cell table:formula="of:=CONCATENATE(&quot;dicNickToID.add(&quot;&quot;&quot;;[.E46];&quot;&quot;&quot;,&quot;;[.D46];&quot;);&quot;)" office:value-type="string" office:string-value="dicNickToID.add(&quot;Harry&quot;,155);">
            <text:p>dicNickToID.add("Harry",155);</text:p>
          </table:table-cell>
          <table:table-cell table:formula="of:=CONCATENATE(&quot;dicNicToPrimary.add(&quot;&quot;&quot;;[.B46];&quot;&quot;&quot;,&quot;;[.A46];&quot;),&quot;)" office:value-type="string" office:string-value="dicNicToPrimary.add(&quot;Fran&quot;,35),">
            <text:p>dicNicToPrimary.add("Fran",35),</text:p>
          </table:table-cell>
          <table:table-cell table:formula="of:=CONCATENATE(&quot;dicNickToID['&quot;;[.E46];&quot;'] = &quot;;[.D46])" office:value-type="string" office:string-value="dicNickToID['Harry'] = 155">
            <text:p>dicNickToID['Harry'] = 155</text:p>
          </table:table-cell>
          <table:table-cell table:formula="of:=CONCATENATE(&quot;dicNickToPrimary['&quot;;[.B46];&quot;'] = &quot;;[.A46])" office:value-type="string" office:string-value="dicNickToPrimary['Fran'] = 35">
            <text:p>dicNickToPrimary['Fran'] = 35</text:p>
          </table:table-cell>
          <table:table-cell office:value-type="string">
            <text:p>insert into babynames_app_firstname_nickname (id, from_firstname_id, to_firstname_id) values ( 45, 153, 38 )</text:p>
          </table:table-cell>
        </table:table-row>
        <table:table-row table:style-name="ro7">
          <table:table-cell office:value-type="float" office:value="37">
            <text:p>37</text:p>
          </table:table-cell>
          <table:table-cell table:number-columns-repeated="2" office:value-type="string">
            <text:p>Francis</text:p>
          </table:table-cell>
          <table:table-cell table:formula="of:=[.D46]+1" office:value-type="float" office:value="156">
            <text:p>156</text:p>
          </table:table-cell>
          <table:table-cell office:value-type="string">
            <text:p>Immie</text:p>
          </table:table-cell>
          <table:table-cell table:formula="of:=CONCATENATE(&quot;insert into babynames_app_firstname (id, name) values (&quot;;[.D47];&quot;,'&quot;;[.E47];&quot;');&quot;)" office:value-type="string" office:string-value="insert into babynames_app_firstname (id, name) values (156,'Immie');">
            <text:p>insert into babynames_app_firstname (id, name) values (156,'Immie');</text:p>
          </table:table-cell>
          <table:table-cell table:formula="of:=CONCATENATE(&quot;dicNickToID.add(&quot;&quot;&quot;;[.E47];&quot;&quot;&quot;,&quot;;[.D47];&quot;);&quot;)" office:value-type="string" office:string-value="dicNickToID.add(&quot;Immie&quot;,156);">
            <text:p>dicNickToID.add("Immie",156);</text:p>
          </table:table-cell>
          <table:table-cell table:formula="of:=CONCATENATE(&quot;dicNicToPrimary.add(&quot;&quot;&quot;;[.B47];&quot;&quot;&quot;,&quot;;[.A47];&quot;),&quot;)" office:value-type="string" office:string-value="dicNicToPrimary.add(&quot;Francis&quot;,37),">
            <text:p>dicNicToPrimary.add("Francis",37),</text:p>
          </table:table-cell>
          <table:table-cell table:formula="of:=CONCATENATE(&quot;dicNickToID['&quot;;[.E47];&quot;'] = &quot;;[.D47])" office:value-type="string" office:string-value="dicNickToID['Immie'] = 156">
            <text:p>dicNickToID['Immie'] = 156</text:p>
          </table:table-cell>
          <table:table-cell table:formula="of:=CONCATENATE(&quot;dicNickToPrimary['&quot;;[.B47];&quot;'] = &quot;;[.A47])" office:value-type="string" office:string-value="dicNickToPrimary['Francis'] = 37">
            <text:p>dicNickToPrimary['Francis'] = 37</text:p>
          </table:table-cell>
          <table:table-cell office:value-type="string">
            <text:p>insert into babynames_app_firstname_nickname (id, from_firstname_id, to_firstname_id) values ( 46, 181, 67 )</text:p>
          </table:table-cell>
        </table:table-row>
        <table:table-row table:style-name="ro7">
          <table:table-cell office:value-type="float" office:value="38">
            <text:p>38</text:p>
          </table:table-cell>
          <table:table-cell table:number-columns-repeated="2" office:value-type="string">
            <text:p>Fred</text:p>
          </table:table-cell>
          <table:table-cell table:formula="of:=[.D47]+1" office:value-type="float" office:value="157">
            <text:p>157</text:p>
          </table:table-cell>
          <table:table-cell office:value-type="string">
            <text:p>Inga</text:p>
          </table:table-cell>
          <table:table-cell table:formula="of:=CONCATENATE(&quot;insert into babynames_app_firstname (id, name) values (&quot;;[.D48];&quot;,'&quot;;[.E48];&quot;');&quot;)" office:value-type="string" office:string-value="insert into babynames_app_firstname (id, name) values (157,'Inga');">
            <text:p>insert into babynames_app_firstname (id, name) values (157,'Inga');</text:p>
          </table:table-cell>
          <table:table-cell table:formula="of:=CONCATENATE(&quot;dicNickToID.add(&quot;&quot;&quot;;[.E48];&quot;&quot;&quot;,&quot;;[.D48];&quot;);&quot;)" office:value-type="string" office:string-value="dicNickToID.add(&quot;Inga&quot;,157);">
            <text:p>dicNickToID.add("Inga",157);</text:p>
          </table:table-cell>
          <table:table-cell table:formula="of:=CONCATENATE(&quot;dicNicToPrimary.add(&quot;&quot;&quot;;[.B48];&quot;&quot;&quot;,&quot;;[.A48];&quot;),&quot;)" office:value-type="string" office:string-value="dicNicToPrimary.add(&quot;Fred&quot;,38),">
            <text:p>dicNicToPrimary.add("Fred",38),</text:p>
          </table:table-cell>
          <table:table-cell table:formula="of:=CONCATENATE(&quot;dicNickToID['&quot;;[.E48];&quot;'] = &quot;;[.D48])" office:value-type="string" office:string-value="dicNickToID['Inga'] = 157">
            <text:p>dicNickToID['Inga'] = 157</text:p>
          </table:table-cell>
          <table:table-cell table:formula="of:=CONCATENATE(&quot;dicNickToPrimary['&quot;;[.B48];&quot;'] = &quot;;[.A48])" office:value-type="string" office:string-value="dicNickToPrimary['Fred'] = 38">
            <text:p>dicNickToPrimary['Fred'] = 38</text:p>
          </table:table-cell>
          <table:table-cell office:value-type="string">
            <text:p>insert into babynames_app_firstname_nickname (id, from_firstname_id, to_firstname_id) values ( 47, 119, 6 )</text:p>
          </table:table-cell>
        </table:table-row>
        <table:table-row table:style-name="ro7">
          <table:table-cell office:value-type="float" office:value="38">
            <text:p>38</text:p>
          </table:table-cell>
          <table:table-cell table:number-columns-repeated="2" office:value-type="string">
            <text:p>Freddy</text:p>
          </table:table-cell>
          <table:table-cell table:formula="of:=[.D48]+1" office:value-type="float" office:value="158">
            <text:p>158</text:p>
          </table:table-cell>
          <table:table-cell office:value-type="string">
            <text:p>Izzy</text:p>
          </table:table-cell>
          <table:table-cell table:formula="of:=CONCATENATE(&quot;insert into babynames_app_firstname (id, name) values (&quot;;[.D49];&quot;,'&quot;;[.E49];&quot;');&quot;)" office:value-type="string" office:string-value="insert into babynames_app_firstname (id, name) values (158,'Izzy');">
            <text:p>insert into babynames_app_firstname (id, name) values (158,'Izzy');</text:p>
          </table:table-cell>
          <table:table-cell table:formula="of:=CONCATENATE(&quot;dicNickToID.add(&quot;&quot;&quot;;[.E49];&quot;&quot;&quot;,&quot;;[.D49];&quot;);&quot;)" office:value-type="string" office:string-value="dicNickToID.add(&quot;Izzy&quot;,158);">
            <text:p>dicNickToID.add("Izzy",158);</text:p>
          </table:table-cell>
          <table:table-cell table:formula="of:=CONCATENATE(&quot;dicNicToPrimary.add(&quot;&quot;&quot;;[.B49];&quot;&quot;&quot;,&quot;;[.A49];&quot;),&quot;)" office:value-type="string" office:string-value="dicNicToPrimary.add(&quot;Freddy&quot;,38),">
            <text:p>dicNicToPrimary.add("Freddy",38),</text:p>
          </table:table-cell>
          <table:table-cell table:formula="of:=CONCATENATE(&quot;dicNickToID['&quot;;[.E49];&quot;'] = &quot;;[.D49])" office:value-type="string" office:string-value="dicNickToID['Izzy'] = 158">
            <text:p>dicNickToID['Izzy'] = 158</text:p>
          </table:table-cell>
          <table:table-cell table:formula="of:=CONCATENATE(&quot;dicNickToPrimary['&quot;;[.B49];&quot;'] = &quot;;[.A49])" office:value-type="string" office:string-value="dicNickToPrimary['Freddy'] = 38">
            <text:p>dicNickToPrimary['Freddy'] = 38</text:p>
          </table:table-cell>
          <table:table-cell office:value-type="string">
            <text:p>insert into babynames_app_firstname_nickname (id, from_firstname_id, to_firstname_id) values ( 48, 118, 10 )</text:p>
          </table:table-cell>
        </table:table-row>
        <table:table-row table:style-name="ro7">
          <table:table-cell office:value-type="float" office:value="40">
            <text:p>40</text:p>
          </table:table-cell>
          <table:table-cell office:value-type="string">
            <text:p>Genny</text:p>
          </table:table-cell>
          <table:table-cell office:value-type="string">
            <text:p>Genny</text:p>
          </table:table-cell>
          <table:table-cell table:formula="of:=[.D49]+1" office:value-type="float" office:value="159">
            <text:p>159</text:p>
          </table:table-cell>
          <table:table-cell office:value-type="string">
            <text:p>Jenny</text:p>
          </table:table-cell>
          <table:table-cell table:formula="of:=CONCATENATE(&quot;insert into babynames_app_firstname (id, name) values (&quot;;[.D50];&quot;,'&quot;;[.E50];&quot;');&quot;)" office:value-type="string" office:string-value="insert into babynames_app_firstname (id, name) values (159,'Jenny');">
            <text:p>insert into babynames_app_firstname (id, name) values (159,'Jenny');</text:p>
          </table:table-cell>
          <table:table-cell table:formula="of:=CONCATENATE(&quot;dicNickToID.add(&quot;&quot;&quot;;[.E50];&quot;&quot;&quot;,&quot;;[.D50];&quot;);&quot;)" office:value-type="string" office:string-value="dicNickToID.add(&quot;Jenny&quot;,159);">
            <text:p>dicNickToID.add("Jenny",159);</text:p>
          </table:table-cell>
          <table:table-cell table:formula="of:=CONCATENATE(&quot;dicNicToPrimary.add(&quot;&quot;&quot;;[.B50];&quot;&quot;&quot;,&quot;;[.A50];&quot;),&quot;)" office:value-type="string" office:string-value="dicNicToPrimary.add(&quot;Genny&quot;,40),">
            <text:p>dicNicToPrimary.add("Genny",40),</text:p>
          </table:table-cell>
          <table:table-cell table:formula="of:=CONCATENATE(&quot;dicNickToID['&quot;;[.E50];&quot;'] = &quot;;[.D50])" office:value-type="string" office:string-value="dicNickToID['Jenny'] = 159">
            <text:p>dicNickToID['Jenny'] = 159</text:p>
          </table:table-cell>
          <table:table-cell table:formula="of:=CONCATENATE(&quot;dicNickToPrimary['&quot;;[.B50];&quot;'] = &quot;;[.A50])" office:value-type="string" office:string-value="dicNickToPrimary['Genny'] = 40">
            <text:p>dicNickToPrimary['Genny'] = 40</text:p>
          </table:table-cell>
          <table:table-cell office:value-type="string">
            <text:p>insert into babynames_app_firstname_nickname (id, from_firstname_id, to_firstname_id) values ( 49, 177, 109 )</text:p>
          </table:table-cell>
        </table:table-row>
        <table:table-row table:style-name="ro5">
          <table:table-cell office:value-type="float" office:value="43">
            <text:p>43</text:p>
          </table:table-cell>
          <table:table-cell table:number-columns-repeated="2" office:value-type="string">
            <text:p>Harry</text:p>
          </table:table-cell>
          <table:table-cell table:formula="of:=[.D50]+1" office:value-type="float" office:value="160">
            <text:p>160</text:p>
          </table:table-cell>
          <table:table-cell office:value-type="string">
            <text:p>Jules</text:p>
          </table:table-cell>
          <table:table-cell table:formula="of:=CONCATENATE(&quot;insert into babynames_app_firstname (id, name) values (&quot;;[.D51];&quot;,'&quot;;[.E51];&quot;');&quot;)" office:value-type="string" office:string-value="insert into babynames_app_firstname (id, name) values (160,'Jules');">
            <text:p>insert into babynames_app_firstname (id, name) values (160,'Jules');</text:p>
          </table:table-cell>
          <table:table-cell table:formula="of:=CONCATENATE(&quot;dicNickToID.add(&quot;&quot;&quot;;[.E51];&quot;&quot;&quot;,&quot;;[.D51];&quot;);&quot;)" office:value-type="string" office:string-value="dicNickToID.add(&quot;Jules&quot;,160);">
            <text:p>dicNickToID.add("Jules",160);</text:p>
          </table:table-cell>
          <table:table-cell table:formula="of:=CONCATENATE(&quot;dicNicToPrimary.add(&quot;&quot;&quot;;[.B51];&quot;&quot;&quot;,&quot;;[.A51];&quot;),&quot;)" office:value-type="string" office:string-value="dicNicToPrimary.add(&quot;Harry&quot;,43),">
            <text:p>dicNicToPrimary.add("Harry",43),</text:p>
          </table:table-cell>
          <table:table-cell table:formula="of:=CONCATENATE(&quot;dicNickToID['&quot;;[.E51];&quot;'] = &quot;;[.D51])" office:value-type="string" office:string-value="dicNickToID['Jules'] = 160">
            <text:p>dicNickToID['Jules'] = 160</text:p>
          </table:table-cell>
          <table:table-cell table:formula="of:=CONCATENATE(&quot;dicNickToPrimary['&quot;;[.B51];&quot;'] = &quot;;[.A51])" office:value-type="string" office:string-value="dicNickToPrimary['Harry'] = 43">
            <text:p>dicNickToPrimary['Harry'] = 43</text:p>
          </table:table-cell>
          <table:table-cell office:value-type="string">
            <text:p>insert into babynames_app_firstname_nickname (id, from_firstname_id, to_firstname_id) values ( 50, 216, 18 )</text:p>
          </table:table-cell>
        </table:table-row>
        <table:table-row table:style-name="ro7">
          <table:table-cell office:value-type="float" office:value="45">
            <text:p>45</text:p>
          </table:table-cell>
          <table:table-cell office:value-type="string">
            <text:p>Immie</text:p>
          </table:table-cell>
          <table:table-cell office:value-type="string">
            <text:p>Immie</text:p>
          </table:table-cell>
          <table:table-cell table:formula="of:=[.D51]+1" office:value-type="float" office:value="161">
            <text:p>161</text:p>
          </table:table-cell>
          <table:table-cell office:value-type="string">
            <text:p>Julie</text:p>
          </table:table-cell>
          <table:table-cell table:formula="of:=CONCATENATE(&quot;insert into babynames_app_firstname (id, name) values (&quot;;[.D52];&quot;,'&quot;;[.E52];&quot;');&quot;)" office:value-type="string" office:string-value="insert into babynames_app_firstname (id, name) values (161,'Julie');">
            <text:p>insert into babynames_app_firstname (id, name) values (161,'Julie');</text:p>
          </table:table-cell>
          <table:table-cell table:formula="of:=CONCATENATE(&quot;dicNickToID.add(&quot;&quot;&quot;;[.E52];&quot;&quot;&quot;,&quot;;[.D52];&quot;);&quot;)" office:value-type="string" office:string-value="dicNickToID.add(&quot;Julie&quot;,161);">
            <text:p>dicNickToID.add("Julie",161);</text:p>
          </table:table-cell>
          <table:table-cell table:formula="of:=CONCATENATE(&quot;dicNicToPrimary.add(&quot;&quot;&quot;;[.B52];&quot;&quot;&quot;,&quot;;[.A52];&quot;),&quot;)" office:value-type="string" office:string-value="dicNicToPrimary.add(&quot;Immie&quot;,45),">
            <text:p>dicNicToPrimary.add("Immie",45),</text:p>
          </table:table-cell>
          <table:table-cell table:formula="of:=CONCATENATE(&quot;dicNickToID['&quot;;[.E52];&quot;'] = &quot;;[.D52])" office:value-type="string" office:string-value="dicNickToID['Julie'] = 161">
            <text:p>dicNickToID['Julie'] = 161</text:p>
          </table:table-cell>
          <table:table-cell table:formula="of:=CONCATENATE(&quot;dicNickToPrimary['&quot;;[.B52];&quot;'] = &quot;;[.A52])" office:value-type="string" office:string-value="dicNickToPrimary['Immie'] = 45">
            <text:p>dicNickToPrimary['Immie'] = 45</text:p>
          </table:table-cell>
          <table:table-cell office:value-type="string">
            <text:p>insert into babynames_app_firstname_nickname (id, from_firstname_id, to_firstname_id) values ( 51, 116, 5 )</text:p>
          </table:table-cell>
        </table:table-row>
        <table:table-row table:style-name="ro7">
          <table:table-cell office:value-type="float" office:value="46">
            <text:p>46</text:p>
          </table:table-cell>
          <table:table-cell office:value-type="string">
            <text:p>Inga</text:p>
          </table:table-cell>
          <table:table-cell office:value-type="string">
            <text:p>Inga</text:p>
          </table:table-cell>
          <table:table-cell table:formula="of:=[.D52]+1" office:value-type="float" office:value="162">
            <text:p>162</text:p>
          </table:table-cell>
          <table:table-cell office:value-type="string">
            <text:p>Kim</text:p>
          </table:table-cell>
          <table:table-cell table:formula="of:=CONCATENATE(&quot;insert into babynames_app_firstname (id, name) values (&quot;;[.D53];&quot;,'&quot;;[.E53];&quot;');&quot;)" office:value-type="string" office:string-value="insert into babynames_app_firstname (id, name) values (162,'Kim');">
            <text:p>insert into babynames_app_firstname (id, name) values (162,'Kim');</text:p>
          </table:table-cell>
          <table:table-cell table:formula="of:=CONCATENATE(&quot;dicNickToID.add(&quot;&quot;&quot;;[.E53];&quot;&quot;&quot;,&quot;;[.D53];&quot;);&quot;)" office:value-type="string" office:string-value="dicNickToID.add(&quot;Kim&quot;,162);">
            <text:p>dicNickToID.add("Kim",162);</text:p>
          </table:table-cell>
          <table:table-cell table:formula="of:=CONCATENATE(&quot;dicNicToPrimary.add(&quot;&quot;&quot;;[.B53];&quot;&quot;&quot;,&quot;;[.A53];&quot;),&quot;)" office:value-type="string" office:string-value="dicNicToPrimary.add(&quot;Inga&quot;,46),">
            <text:p>dicNicToPrimary.add("Inga",46),</text:p>
          </table:table-cell>
          <table:table-cell table:formula="of:=CONCATENATE(&quot;dicNickToID['&quot;;[.E53];&quot;'] = &quot;;[.D53])" office:value-type="string" office:string-value="dicNickToID['Kim'] = 162">
            <text:p>dicNickToID['Kim'] = 162</text:p>
          </table:table-cell>
          <table:table-cell table:formula="of:=CONCATENATE(&quot;dicNickToPrimary['&quot;;[.B53];&quot;'] = &quot;;[.A53])" office:value-type="string" office:string-value="dicNickToPrimary['Inga'] = 46">
            <text:p>dicNickToPrimary['Inga'] = 46</text:p>
          </table:table-cell>
          <table:table-cell office:value-type="string">
            <text:p>insert into babynames_app_firstname_nickname (id, from_firstname_id, to_firstname_id) values ( 52, 156, 45 )</text:p>
          </table:table-cell>
        </table:table-row>
        <table:table-row table:style-name="ro7">
          <table:table-cell office:value-type="float" office:value="47">
            <text:p>47</text:p>
          </table:table-cell>
          <table:table-cell office:value-type="string">
            <text:p>Izzy</text:p>
          </table:table-cell>
          <table:table-cell office:value-type="string">
            <text:p>Izzy</text:p>
          </table:table-cell>
          <table:table-cell table:formula="of:=[.D53]+1" office:value-type="float" office:value="163">
            <text:p>163</text:p>
          </table:table-cell>
          <table:table-cell office:value-type="string">
            <text:p>Lee</text:p>
          </table:table-cell>
          <table:table-cell table:formula="of:=CONCATENATE(&quot;insert into babynames_app_firstname (id, name) values (&quot;;[.D54];&quot;,'&quot;;[.E54];&quot;');&quot;)" office:value-type="string" office:string-value="insert into babynames_app_firstname (id, name) values (163,'Lee');">
            <text:p>insert into babynames_app_firstname (id, name) values (163,'Lee');</text:p>
          </table:table-cell>
          <table:table-cell table:formula="of:=CONCATENATE(&quot;dicNickToID.add(&quot;&quot;&quot;;[.E54];&quot;&quot;&quot;,&quot;;[.D54];&quot;);&quot;)" office:value-type="string" office:string-value="dicNickToID.add(&quot;Lee&quot;,163);">
            <text:p>dicNickToID.add("Lee",163);</text:p>
          </table:table-cell>
          <table:table-cell table:formula="of:=CONCATENATE(&quot;dicNicToPrimary.add(&quot;&quot;&quot;;[.B54];&quot;&quot;&quot;,&quot;;[.A54];&quot;),&quot;)" office:value-type="string" office:string-value="dicNicToPrimary.add(&quot;Izzy&quot;,47),">
            <text:p>dicNicToPrimary.add("Izzy",47),</text:p>
          </table:table-cell>
          <table:table-cell table:formula="of:=CONCATENATE(&quot;dicNickToID['&quot;;[.E54];&quot;'] = &quot;;[.D54])" office:value-type="string" office:string-value="dicNickToID['Lee'] = 163">
            <text:p>dicNickToID['Lee'] = 163</text:p>
          </table:table-cell>
          <table:table-cell table:formula="of:=CONCATENATE(&quot;dicNickToPrimary['&quot;;[.B54];&quot;'] = &quot;;[.A54])" office:value-type="string" office:string-value="dicNickToPrimary['Izzy'] = 47">
            <text:p>dicNickToPrimary['Izzy'] = 47</text:p>
          </table:table-cell>
          <table:table-cell office:value-type="string">
            <text:p>insert into babynames_app_firstname_nickname (id, from_firstname_id, to_firstname_id) values ( 53, 203, 87 )</text:p>
          </table:table-cell>
        </table:table-row>
        <table:table-row table:style-name="ro7">
          <table:table-cell office:value-type="float" office:value="48">
            <text:p>48</text:p>
          </table:table-cell>
          <table:table-cell office:value-type="string">
            <text:p>Izzy</text:p>
          </table:table-cell>
          <table:table-cell office:value-type="string">
            <text:p>Izzy</text:p>
          </table:table-cell>
          <table:table-cell table:formula="of:=[.D54]+1" office:value-type="float" office:value="164">
            <text:p>164</text:p>
          </table:table-cell>
          <table:table-cell office:value-type="string">
            <text:p>Lem</text:p>
          </table:table-cell>
          <table:table-cell table:formula="of:=CONCATENATE(&quot;insert into babynames_app_firstname (id, name) values (&quot;;[.D55];&quot;,'&quot;;[.E55];&quot;');&quot;)" office:value-type="string" office:string-value="insert into babynames_app_firstname (id, name) values (164,'Lem');">
            <text:p>insert into babynames_app_firstname (id, name) values (164,'Lem');</text:p>
          </table:table-cell>
          <table:table-cell table:formula="of:=CONCATENATE(&quot;dicNickToID.add(&quot;&quot;&quot;;[.E55];&quot;&quot;&quot;,&quot;;[.D55];&quot;);&quot;)" office:value-type="string" office:string-value="dicNickToID.add(&quot;Lem&quot;,164);">
            <text:p>dicNickToID.add("Lem",164);</text:p>
          </table:table-cell>
          <table:table-cell table:formula="of:=CONCATENATE(&quot;dicNicToPrimary.add(&quot;&quot;&quot;;[.B55];&quot;&quot;&quot;,&quot;;[.A55];&quot;),&quot;)" office:value-type="string" office:string-value="dicNicToPrimary.add(&quot;Izzy&quot;,48),">
            <text:p>dicNicToPrimary.add("Izzy",48),</text:p>
          </table:table-cell>
          <table:table-cell table:formula="of:=CONCATENATE(&quot;dicNickToID['&quot;;[.E55];&quot;'] = &quot;;[.D55])" office:value-type="string" office:string-value="dicNickToID['Lem'] = 164">
            <text:p>dicNickToID['Lem'] = 164</text:p>
          </table:table-cell>
          <table:table-cell table:formula="of:=CONCATENATE(&quot;dicNickToPrimary['&quot;;[.B55];&quot;'] = &quot;;[.A55])" office:value-type="string" office:string-value="dicNickToPrimary['Izzy'] = 48">
            <text:p>dicNickToPrimary['Izzy'] = 48</text:p>
          </table:table-cell>
          <table:table-cell office:value-type="string">
            <text:p>insert into babynames_app_firstname_nickname (id, from_firstname_id, to_firstname_id) values ( 54, 172, 29 )</text:p>
          </table:table-cell>
        </table:table-row>
        <table:table-row table:style-name="ro7">
          <table:table-cell office:value-type="float" office:value="39">
            <text:p>39</text:p>
          </table:table-cell>
          <table:table-cell table:number-columns-repeated="2" office:value-type="string">
            <text:p>Jenny</text:p>
          </table:table-cell>
          <table:table-cell table:formula="of:=[.D55]+1" office:value-type="float" office:value="165">
            <text:p>165</text:p>
          </table:table-cell>
          <table:table-cell office:value-type="string">
            <text:p>Lemmy</text:p>
          </table:table-cell>
          <table:table-cell table:formula="of:=CONCATENATE(&quot;insert into babynames_app_firstname (id, name) values (&quot;;[.D56];&quot;,'&quot;;[.E56];&quot;');&quot;)" office:value-type="string" office:string-value="insert into babynames_app_firstname (id, name) values (165,'Lemmy');">
            <text:p>insert into babynames_app_firstname (id, name) values (165,'Lemmy');</text:p>
          </table:table-cell>
          <table:table-cell table:formula="of:=CONCATENATE(&quot;dicNickToID.add(&quot;&quot;&quot;;[.E56];&quot;&quot;&quot;,&quot;;[.D56];&quot;);&quot;)" office:value-type="string" office:string-value="dicNickToID.add(&quot;Lemmy&quot;,165);">
            <text:p>dicNickToID.add("Lemmy",165);</text:p>
          </table:table-cell>
          <table:table-cell table:formula="of:=CONCATENATE(&quot;dicNicToPrimary.add(&quot;&quot;&quot;;[.B56];&quot;&quot;&quot;,&quot;;[.A56];&quot;),&quot;)" office:value-type="string" office:string-value="dicNicToPrimary.add(&quot;Jenny&quot;,39),">
            <text:p>dicNicToPrimary.add("Jenny",39),</text:p>
          </table:table-cell>
          <table:table-cell table:formula="of:=CONCATENATE(&quot;dicNickToID['&quot;;[.E56];&quot;'] = &quot;;[.D56])" office:value-type="string" office:string-value="dicNickToID['Lemmy'] = 165">
            <text:p>dicNickToID['Lemmy'] = 165</text:p>
          </table:table-cell>
          <table:table-cell table:formula="of:=CONCATENATE(&quot;dicNickToPrimary['&quot;;[.B56];&quot;'] = &quot;;[.A56])" office:value-type="string" office:string-value="dicNickToPrimary['Jenny'] = 39">
            <text:p>dicNickToPrimary['Jenny'] = 39</text:p>
          </table:table-cell>
          <table:table-cell office:value-type="string">
            <text:p>insert into babynames_app_firstname_nickname (id, from_firstname_id, to_firstname_id) values ( 55, 221, 96 )</text:p>
          </table:table-cell>
        </table:table-row>
        <table:table-row table:style-name="ro5">
          <table:table-cell office:value-type="float" office:value="51">
            <text:p>51</text:p>
          </table:table-cell>
          <table:table-cell table:number-columns-repeated="2" office:value-type="string">
            <text:p>Jules</text:p>
          </table:table-cell>
          <table:table-cell table:formula="of:=[.D56]+1" office:value-type="float" office:value="166">
            <text:p>166</text:p>
          </table:table-cell>
          <table:table-cell office:value-type="string">
            <text:p>Lena</text:p>
          </table:table-cell>
          <table:table-cell table:formula="of:=CONCATENATE(&quot;insert into babynames_app_firstname (id, name) values (&quot;;[.D57];&quot;,'&quot;;[.E57];&quot;');&quot;)" office:value-type="string" office:string-value="insert into babynames_app_firstname (id, name) values (166,'Lena');">
            <text:p>insert into babynames_app_firstname (id, name) values (166,'Lena');</text:p>
          </table:table-cell>
          <table:table-cell table:formula="of:=CONCATENATE(&quot;dicNickToID.add(&quot;&quot;&quot;;[.E57];&quot;&quot;&quot;,&quot;;[.D57];&quot;);&quot;)" office:value-type="string" office:string-value="dicNickToID.add(&quot;Lena&quot;,166);">
            <text:p>dicNickToID.add("Lena",166);</text:p>
          </table:table-cell>
          <table:table-cell table:formula="of:=CONCATENATE(&quot;dicNicToPrimary.add(&quot;&quot;&quot;;[.B57];&quot;&quot;&quot;,&quot;;[.A57];&quot;),&quot;)" office:value-type="string" office:string-value="dicNicToPrimary.add(&quot;Jules&quot;,51),">
            <text:p>dicNicToPrimary.add("Jules",51),</text:p>
          </table:table-cell>
          <table:table-cell table:formula="of:=CONCATENATE(&quot;dicNickToID['&quot;;[.E57];&quot;'] = &quot;;[.D57])" office:value-type="string" office:string-value="dicNickToID['Lena'] = 166">
            <text:p>dicNickToID['Lena'] = 166</text:p>
          </table:table-cell>
          <table:table-cell table:formula="of:=CONCATENATE(&quot;dicNickToPrimary['&quot;;[.B57];&quot;'] = &quot;;[.A57])" office:value-type="string" office:string-value="dicNickToPrimary['Jules'] = 51">
            <text:p>dicNickToPrimary['Jules'] = 51</text:p>
          </table:table-cell>
          <table:table-cell office:value-type="string">
            <text:p>insert into babynames_app_firstname_nickname (id, from_firstname_id, to_firstname_id) values ( 56, 227, 102 )</text:p>
          </table:table-cell>
        </table:table-row>
        <table:table-row table:style-name="ro7">
          <table:table-cell office:value-type="float" office:value="52">
            <text:p>52</text:p>
          </table:table-cell>
          <table:table-cell table:number-columns-repeated="2" office:value-type="string">
            <text:p>Jules</text:p>
          </table:table-cell>
          <table:table-cell table:formula="of:=[.D57]+1" office:value-type="float" office:value="167">
            <text:p>167</text:p>
          </table:table-cell>
          <table:table-cell office:value-type="string">
            <text:p>Leti</text:p>
          </table:table-cell>
          <table:table-cell table:formula="of:=CONCATENATE(&quot;insert into babynames_app_firstname (id, name) values (&quot;;[.D58];&quot;,'&quot;;[.E58];&quot;');&quot;)" office:value-type="string" office:string-value="insert into babynames_app_firstname (id, name) values (167,'Leti');">
            <text:p>insert into babynames_app_firstname (id, name) values (167,'Leti');</text:p>
          </table:table-cell>
          <table:table-cell table:formula="of:=CONCATENATE(&quot;dicNickToID.add(&quot;&quot;&quot;;[.E58];&quot;&quot;&quot;,&quot;;[.D58];&quot;);&quot;)" office:value-type="string" office:string-value="dicNickToID.add(&quot;Leti&quot;,167);">
            <text:p>dicNickToID.add("Leti",167);</text:p>
          </table:table-cell>
          <table:table-cell table:formula="of:=CONCATENATE(&quot;dicNicToPrimary.add(&quot;&quot;&quot;;[.B58];&quot;&quot;&quot;,&quot;;[.A58];&quot;),&quot;)" office:value-type="string" office:string-value="dicNicToPrimary.add(&quot;Jules&quot;,52),">
            <text:p>dicNicToPrimary.add("Jules",52),</text:p>
          </table:table-cell>
          <table:table-cell table:formula="of:=CONCATENATE(&quot;dicNickToID['&quot;;[.E58];&quot;'] = &quot;;[.D58])" office:value-type="string" office:string-value="dicNickToID['Leti'] = 167">
            <text:p>dicNickToID['Leti'] = 167</text:p>
          </table:table-cell>
          <table:table-cell table:formula="of:=CONCATENATE(&quot;dicNickToPrimary['&quot;;[.B58];&quot;'] = &quot;;[.A58])" office:value-type="string" office:string-value="dicNickToPrimary['Jules'] = 52">
            <text:p>dicNickToPrimary['Jules'] = 52</text:p>
          </table:table-cell>
          <table:table-cell office:value-type="string">
            <text:p>insert into babynames_app_firstname_nickname (id, from_firstname_id, to_firstname_id) values ( 57, 165, 54 )</text:p>
          </table:table-cell>
        </table:table-row>
        <table:table-row table:style-name="ro7">
          <table:table-cell office:value-type="float" office:value="51">
            <text:p>51</text:p>
          </table:table-cell>
          <table:table-cell table:number-columns-repeated="2" office:value-type="string">
            <text:p>Julie</text:p>
          </table:table-cell>
          <table:table-cell table:formula="of:=[.D58]+1" office:value-type="float" office:value="168">
            <text:p>168</text:p>
          </table:table-cell>
          <table:table-cell office:value-type="string">
            <text:p>Lia</text:p>
          </table:table-cell>
          <table:table-cell table:formula="of:=CONCATENATE(&quot;insert into babynames_app_firstname (id, name) values (&quot;;[.D59];&quot;,'&quot;;[.E59];&quot;');&quot;)" office:value-type="string" office:string-value="insert into babynames_app_firstname (id, name) values (168,'Lia');">
            <text:p>insert into babynames_app_firstname (id, name) values (168,'Lia');</text:p>
          </table:table-cell>
          <table:table-cell table:formula="of:=CONCATENATE(&quot;dicNickToID.add(&quot;&quot;&quot;;[.E59];&quot;&quot;&quot;,&quot;;[.D59];&quot;);&quot;)" office:value-type="string" office:string-value="dicNickToID.add(&quot;Lia&quot;,168);">
            <text:p>dicNickToID.add("Lia",168);</text:p>
          </table:table-cell>
          <table:table-cell table:formula="of:=CONCATENATE(&quot;dicNicToPrimary.add(&quot;&quot;&quot;;[.B59];&quot;&quot;&quot;,&quot;;[.A59];&quot;),&quot;)" office:value-type="string" office:string-value="dicNicToPrimary.add(&quot;Julie&quot;,51),">
            <text:p>dicNicToPrimary.add("Julie",51),</text:p>
          </table:table-cell>
          <table:table-cell table:formula="of:=CONCATENATE(&quot;dicNickToID['&quot;;[.E59];&quot;'] = &quot;;[.D59])" office:value-type="string" office:string-value="dicNickToID['Lia'] = 168">
            <text:p>dicNickToID['Lia'] = 168</text:p>
          </table:table-cell>
          <table:table-cell table:formula="of:=CONCATENATE(&quot;dicNickToPrimary['&quot;;[.B59];&quot;'] = &quot;;[.A59])" office:value-type="string" office:string-value="dicNickToPrimary['Julie'] = 51">
            <text:p>dicNickToPrimary['Julie'] = 51</text:p>
          </table:table-cell>
          <table:table-cell office:value-type="string">
            <text:p>insert into babynames_app_firstname_nickname (id, from_firstname_id, to_firstname_id) values ( 58, 112, 3 )</text:p>
          </table:table-cell>
        </table:table-row>
        <table:table-row table:style-name="ro7">
          <table:table-cell office:value-type="float" office:value="53">
            <text:p>53</text:p>
          </table:table-cell>
          <table:table-cell table:number-columns-repeated="2" office:value-type="string">
            <text:p>Kim</text:p>
          </table:table-cell>
          <table:table-cell table:formula="of:=[.D59]+1" office:value-type="float" office:value="169">
            <text:p>169</text:p>
          </table:table-cell>
          <table:table-cell office:value-type="string">
            <text:p>Liam</text:p>
          </table:table-cell>
          <table:table-cell table:formula="of:=CONCATENATE(&quot;insert into babynames_app_firstname (id, name) values (&quot;;[.D60];&quot;,'&quot;;[.E60];&quot;');&quot;)" office:value-type="string" office:string-value="insert into babynames_app_firstname (id, name) values (169,'Liam');">
            <text:p>insert into babynames_app_firstname (id, name) values (169,'Liam');</text:p>
          </table:table-cell>
          <table:table-cell table:formula="of:=CONCATENATE(&quot;dicNickToID.add(&quot;&quot;&quot;;[.E60];&quot;&quot;&quot;,&quot;;[.D60];&quot;);&quot;)" office:value-type="string" office:string-value="dicNickToID.add(&quot;Liam&quot;,169);">
            <text:p>dicNickToID.add("Liam",169);</text:p>
          </table:table-cell>
          <table:table-cell table:formula="of:=CONCATENATE(&quot;dicNicToPrimary.add(&quot;&quot;&quot;;[.B60];&quot;&quot;&quot;,&quot;;[.A60];&quot;),&quot;)" office:value-type="string" office:string-value="dicNicToPrimary.add(&quot;Kim&quot;,53),">
            <text:p>dicNicToPrimary.add("Kim",53),</text:p>
          </table:table-cell>
          <table:table-cell table:formula="of:=CONCATENATE(&quot;dicNickToID['&quot;;[.E60];&quot;'] = &quot;;[.D60])" office:value-type="string" office:string-value="dicNickToID['Liam'] = 169">
            <text:p>dicNickToID['Liam'] = 169</text:p>
          </table:table-cell>
          <table:table-cell table:formula="of:=CONCATENATE(&quot;dicNickToPrimary['&quot;;[.B60];&quot;'] = &quot;;[.A60])" office:value-type="string" office:string-value="dicNickToPrimary['Kim'] = 53">
            <text:p>dicNickToPrimary['Kim'] = 53</text:p>
          </table:table-cell>
          <table:table-cell office:value-type="string">
            <text:p>insert into babynames_app_firstname_nickname (id, from_firstname_id, to_firstname_id) values ( 59, 192, 75 )</text:p>
          </table:table-cell>
        </table:table-row>
        <table:table-row table:style-name="ro5">
          <table:table-cell office:value-type="float" office:value="19">
            <text:p>19</text:p>
          </table:table-cell>
          <table:table-cell table:number-columns-repeated="2" office:value-type="string">
            <text:p>Lee</text:p>
          </table:table-cell>
          <table:table-cell table:formula="of:=[.D60]+1" office:value-type="float" office:value="170">
            <text:p>170</text:p>
          </table:table-cell>
          <table:table-cell office:value-type="string">
            <text:p>Lina</text:p>
          </table:table-cell>
          <table:table-cell table:formula="of:=CONCATENATE(&quot;insert into babynames_app_firstname (id, name) values (&quot;;[.D61];&quot;,'&quot;;[.E61];&quot;');&quot;)" office:value-type="string" office:string-value="insert into babynames_app_firstname (id, name) values (170,'Lina');">
            <text:p>insert into babynames_app_firstname (id, name) values (170,'Lina');</text:p>
          </table:table-cell>
          <table:table-cell table:formula="of:=CONCATENATE(&quot;dicNickToID.add(&quot;&quot;&quot;;[.E61];&quot;&quot;&quot;,&quot;;[.D61];&quot;);&quot;)" office:value-type="string" office:string-value="dicNickToID.add(&quot;Lina&quot;,170);">
            <text:p>dicNickToID.add("Lina",170);</text:p>
          </table:table-cell>
          <table:table-cell table:formula="of:=CONCATENATE(&quot;dicNicToPrimary.add(&quot;&quot;&quot;;[.B61];&quot;&quot;&quot;,&quot;;[.A61];&quot;),&quot;)" office:value-type="string" office:string-value="dicNicToPrimary.add(&quot;Lee&quot;,19),">
            <text:p>dicNicToPrimary.add("Lee",19),</text:p>
          </table:table-cell>
          <table:table-cell table:formula="of:=CONCATENATE(&quot;dicNickToID['&quot;;[.E61];&quot;'] = &quot;;[.D61])" office:value-type="string" office:string-value="dicNickToID['Lina'] = 170">
            <text:p>dicNickToID['Lina'] = 170</text:p>
          </table:table-cell>
          <table:table-cell table:formula="of:=CONCATENATE(&quot;dicNickToPrimary['&quot;;[.B61];&quot;'] = &quot;;[.A61])" office:value-type="string" office:string-value="dicNickToPrimary['Lee'] = 19">
            <text:p>dicNickToPrimary['Lee'] = 19</text:p>
          </table:table-cell>
          <table:table-cell office:value-type="string">
            <text:p>insert into babynames_app_firstname_nickname (id, from_firstname_id, to_firstname_id) values ( 60, 138, 20 )</text:p>
          </table:table-cell>
        </table:table-row>
        <table:table-row table:style-name="ro7">
          <table:table-cell office:value-type="float" office:value="54">
            <text:p>54</text:p>
          </table:table-cell>
          <table:table-cell office:value-type="string">
            <text:p>Lem</text:p>
          </table:table-cell>
          <table:table-cell office:value-type="string">
            <text:p>Lem</text:p>
          </table:table-cell>
          <table:table-cell table:formula="of:=[.D61]+1" office:value-type="float" office:value="171">
            <text:p>171</text:p>
          </table:table-cell>
          <table:table-cell office:value-type="string">
            <text:p>Liv</text:p>
          </table:table-cell>
          <table:table-cell table:formula="of:=CONCATENATE(&quot;insert into babynames_app_firstname (id, name) values (&quot;;[.D62];&quot;,'&quot;;[.E62];&quot;');&quot;)" office:value-type="string" office:string-value="insert into babynames_app_firstname (id, name) values (171,'Liv');">
            <text:p>insert into babynames_app_firstname (id, name) values (171,'Liv');</text:p>
          </table:table-cell>
          <table:table-cell table:formula="of:=CONCATENATE(&quot;dicNickToID.add(&quot;&quot;&quot;;[.E62];&quot;&quot;&quot;,&quot;;[.D62];&quot;);&quot;)" office:value-type="string" office:string-value="dicNickToID.add(&quot;Liv&quot;,171);">
            <text:p>dicNickToID.add("Liv",171);</text:p>
          </table:table-cell>
          <table:table-cell table:formula="of:=CONCATENATE(&quot;dicNicToPrimary.add(&quot;&quot;&quot;;[.B62];&quot;&quot;&quot;,&quot;;[.A62];&quot;),&quot;)" office:value-type="string" office:string-value="dicNicToPrimary.add(&quot;Lem&quot;,54),">
            <text:p>dicNicToPrimary.add("Lem",54),</text:p>
          </table:table-cell>
          <table:table-cell table:formula="of:=CONCATENATE(&quot;dicNickToID['&quot;;[.E62];&quot;'] = &quot;;[.D62])" office:value-type="string" office:string-value="dicNickToID['Liv'] = 171">
            <text:p>dicNickToID['Liv'] = 171</text:p>
          </table:table-cell>
          <table:table-cell table:formula="of:=CONCATENATE(&quot;dicNickToPrimary['&quot;;[.B62];&quot;'] = &quot;;[.A62])" office:value-type="string" office:string-value="dicNickToPrimary['Lem'] = 54">
            <text:p>dicNickToPrimary['Lem'] = 54</text:p>
          </table:table-cell>
          <table:table-cell office:value-type="string">
            <text:p>insert into babynames_app_firstname_nickname (id, from_firstname_id, to_firstname_id) values ( 61, 127, 14 )</text:p>
          </table:table-cell>
        </table:table-row>
        <table:table-row table:style-name="ro7">
          <table:table-cell office:value-type="float" office:value="54">
            <text:p>54</text:p>
          </table:table-cell>
          <table:table-cell office:value-type="string">
            <text:p>Lemmy</text:p>
          </table:table-cell>
          <table:table-cell office:value-type="string">
            <text:p>Lemmy</text:p>
          </table:table-cell>
          <table:table-cell table:formula="of:=[.D62]+1" office:value-type="float" office:value="172">
            <text:p>172</text:p>
          </table:table-cell>
          <table:table-cell office:value-type="string">
            <text:p>Lizzie</text:p>
          </table:table-cell>
          <table:table-cell table:formula="of:=CONCATENATE(&quot;insert into babynames_app_firstname (id, name) values (&quot;;[.D63];&quot;,'&quot;;[.E63];&quot;');&quot;)" office:value-type="string" office:string-value="insert into babynames_app_firstname (id, name) values (172,'Lizzie');">
            <text:p>insert into babynames_app_firstname (id, name) values (172,'Lizzie');</text:p>
          </table:table-cell>
          <table:table-cell table:formula="of:=CONCATENATE(&quot;dicNickToID.add(&quot;&quot;&quot;;[.E63];&quot;&quot;&quot;,&quot;;[.D63];&quot;);&quot;)" office:value-type="string" office:string-value="dicNickToID.add(&quot;Lizzie&quot;,172);">
            <text:p>dicNickToID.add("Lizzie",172);</text:p>
          </table:table-cell>
          <table:table-cell table:formula="of:=CONCATENATE(&quot;dicNicToPrimary.add(&quot;&quot;&quot;;[.B63];&quot;&quot;&quot;,&quot;;[.A63];&quot;),&quot;)" office:value-type="string" office:string-value="dicNicToPrimary.add(&quot;Lemmy&quot;,54),">
            <text:p>dicNicToPrimary.add("Lemmy",54),</text:p>
          </table:table-cell>
          <table:table-cell table:formula="of:=CONCATENATE(&quot;dicNickToID['&quot;;[.E63];&quot;'] = &quot;;[.D63])" office:value-type="string" office:string-value="dicNickToID['Lizzie'] = 172">
            <text:p>dicNickToID['Lizzie'] = 172</text:p>
          </table:table-cell>
          <table:table-cell table:formula="of:=CONCATENATE(&quot;dicNickToPrimary['&quot;;[.B63];&quot;'] = &quot;;[.A63])" office:value-type="string" office:string-value="dicNickToPrimary['Lemmy'] = 54">
            <text:p>dicNickToPrimary['Lemmy'] = 54</text:p>
          </table:table-cell>
          <table:table-cell office:value-type="string">
            <text:p>insert into babynames_app_firstname_nickname (id, from_firstname_id, to_firstname_id) values ( 62, 168, 20 )</text:p>
          </table:table-cell>
        </table:table-row>
        <table:table-row table:style-name="ro5">
          <table:table-cell office:value-type="float" office:value="109">
            <text:p>109</text:p>
          </table:table-cell>
          <table:table-cell table:number-columns-repeated="2" office:value-type="string">
            <text:p>Lena</text:p>
          </table:table-cell>
          <table:table-cell table:formula="of:=[.D63]+1" office:value-type="float" office:value="173">
            <text:p>173</text:p>
          </table:table-cell>
          <table:table-cell office:value-type="string">
            <text:p>Lou</text:p>
          </table:table-cell>
          <table:table-cell table:formula="of:=CONCATENATE(&quot;insert into babynames_app_firstname (id, name) values (&quot;;[.D64];&quot;,'&quot;;[.E64];&quot;');&quot;)" office:value-type="string" office:string-value="insert into babynames_app_firstname (id, name) values (173,'Lou');">
            <text:p>insert into babynames_app_firstname (id, name) values (173,'Lou');</text:p>
          </table:table-cell>
          <table:table-cell table:formula="of:=CONCATENATE(&quot;dicNickToID.add(&quot;&quot;&quot;;[.E64];&quot;&quot;&quot;,&quot;;[.D64];&quot;);&quot;)" office:value-type="string" office:string-value="dicNickToID.add(&quot;Lou&quot;,173);">
            <text:p>dicNickToID.add("Lou",173);</text:p>
          </table:table-cell>
          <table:table-cell table:formula="of:=CONCATENATE(&quot;dicNicToPrimary.add(&quot;&quot;&quot;;[.B64];&quot;&quot;&quot;,&quot;;[.A64];&quot;),&quot;)" office:value-type="string" office:string-value="dicNicToPrimary.add(&quot;Lena&quot;,109),">
            <text:p>dicNicToPrimary.add("Lena",109),</text:p>
          </table:table-cell>
          <table:table-cell table:formula="of:=CONCATENATE(&quot;dicNickToID['&quot;;[.E64];&quot;'] = &quot;;[.D64])" office:value-type="string" office:string-value="dicNickToID['Lou'] = 173">
            <text:p>dicNickToID['Lou'] = 173</text:p>
          </table:table-cell>
          <table:table-cell table:formula="of:=CONCATENATE(&quot;dicNickToPrimary['&quot;;[.B64];&quot;'] = &quot;;[.A64])" office:value-type="string" office:string-value="dicNickToPrimary['Lena'] = 109">
            <text:p>dicNickToPrimary['Lena'] = 109</text:p>
          </table:table-cell>
          <table:table-cell office:value-type="string">
            <text:p>insert into babynames_app_firstname_nickname (id, from_firstname_id, to_firstname_id) values ( 63, 122, 11 )</text:p>
          </table:table-cell>
        </table:table-row>
        <table:table-row table:style-name="ro5">
          <table:table-cell office:value-type="float" office:value="42">
            <text:p>42</text:p>
          </table:table-cell>
          <table:table-cell table:number-columns-repeated="2" office:value-type="string">
            <text:p>Lena</text:p>
          </table:table-cell>
          <table:table-cell table:formula="of:=[.D64]+1" office:value-type="float" office:value="174">
            <text:p>174</text:p>
          </table:table-cell>
          <table:table-cell office:value-type="string">
            <text:p>Lowe</text:p>
          </table:table-cell>
          <table:table-cell table:formula="of:=CONCATENATE(&quot;insert into babynames_app_firstname (id, name) values (&quot;;[.D65];&quot;,'&quot;;[.E65];&quot;');&quot;)" office:value-type="string" office:string-value="insert into babynames_app_firstname (id, name) values (174,'Lowe');">
            <text:p>insert into babynames_app_firstname (id, name) values (174,'Lowe');</text:p>
          </table:table-cell>
          <table:table-cell table:formula="of:=CONCATENATE(&quot;dicNickToID.add(&quot;&quot;&quot;;[.E65];&quot;&quot;&quot;,&quot;;[.D65];&quot;);&quot;)" office:value-type="string" office:string-value="dicNickToID.add(&quot;Lowe&quot;,174);">
            <text:p>dicNickToID.add("Lowe",174);</text:p>
          </table:table-cell>
          <table:table-cell table:formula="of:=CONCATENATE(&quot;dicNicToPrimary.add(&quot;&quot;&quot;;[.B65];&quot;&quot;&quot;,&quot;;[.A65];&quot;),&quot;)" office:value-type="string" office:string-value="dicNicToPrimary.add(&quot;Lena&quot;,42),">
            <text:p>dicNicToPrimary.add("Lena",42),</text:p>
          </table:table-cell>
          <table:table-cell table:formula="of:=CONCATENATE(&quot;dicNickToID['&quot;;[.E65];&quot;'] = &quot;;[.D65])" office:value-type="string" office:string-value="dicNickToID['Lowe'] = 174">
            <text:p>dicNickToID['Lowe'] = 174</text:p>
          </table:table-cell>
          <table:table-cell table:formula="of:=CONCATENATE(&quot;dicNickToPrimary['&quot;;[.B65];&quot;'] = &quot;;[.A65])" office:value-type="string" office:string-value="dicNickToPrimary['Lena'] = 42">
            <text:p>dicNickToPrimary['Lena'] = 42</text:p>
          </table:table-cell>
          <table:table-cell office:value-type="string">
            <text:p>insert into babynames_app_firstname_nickname (id, from_firstname_id, to_firstname_id) values ( 64, 166, 42 )</text:p>
          </table:table-cell>
        </table:table-row>
        <table:table-row table:style-name="ro7">
          <table:table-cell office:value-type="float" office:value="105">
            <text:p>105</text:p>
          </table:table-cell>
          <table:table-cell office:value-type="string">
            <text:p>Leti</text:p>
          </table:table-cell>
          <table:table-cell office:value-type="string">
            <text:p>Leti</text:p>
          </table:table-cell>
          <table:table-cell table:formula="of:=[.D65]+1" office:value-type="float" office:value="175">
            <text:p>175</text:p>
          </table:table-cell>
          <table:table-cell office:value-type="string">
            <text:p>Lucy</text:p>
          </table:table-cell>
          <table:table-cell table:formula="of:=CONCATENATE(&quot;insert into babynames_app_firstname (id, name) values (&quot;;[.D66];&quot;,'&quot;;[.E66];&quot;');&quot;)" office:value-type="string" office:string-value="insert into babynames_app_firstname (id, name) values (175,'Lucy');">
            <text:p>insert into babynames_app_firstname (id, name) values (175,'Lucy');</text:p>
          </table:table-cell>
          <table:table-cell table:formula="of:=CONCATENATE(&quot;dicNickToID.add(&quot;&quot;&quot;;[.E66];&quot;&quot;&quot;,&quot;;[.D66];&quot;);&quot;)" office:value-type="string" office:string-value="dicNickToID.add(&quot;Lucy&quot;,175);">
            <text:p>dicNickToID.add("Lucy",175);</text:p>
          </table:table-cell>
          <table:table-cell table:formula="of:=CONCATENATE(&quot;dicNicToPrimary.add(&quot;&quot;&quot;;[.B66];&quot;&quot;&quot;,&quot;;[.A66];&quot;),&quot;)" office:value-type="string" office:string-value="dicNicToPrimary.add(&quot;Leti&quot;,105),">
            <text:p>dicNicToPrimary.add("Leti",105),</text:p>
          </table:table-cell>
          <table:table-cell table:formula="of:=CONCATENATE(&quot;dicNickToID['&quot;;[.E66];&quot;'] = &quot;;[.D66])" office:value-type="string" office:string-value="dicNickToID['Lucy'] = 175">
            <text:p>dicNickToID['Lucy'] = 175</text:p>
          </table:table-cell>
          <table:table-cell table:formula="of:=CONCATENATE(&quot;dicNickToPrimary['&quot;;[.B66];&quot;'] = &quot;;[.A66])" office:value-type="string" office:string-value="dicNickToPrimary['Leti'] = 105">
            <text:p>dicNickToPrimary['Leti'] = 105</text:p>
          </table:table-cell>
          <table:table-cell office:value-type="string">
            <text:p>insert into babynames_app_firstname_nickname (id, from_firstname_id, to_firstname_id) values ( 65, 137, 21 )</text:p>
          </table:table-cell>
        </table:table-row>
        <table:table-row table:style-name="ro7">
          <table:table-cell office:value-type="float" office:value="101">
            <text:p>101</text:p>
          </table:table-cell>
          <table:table-cell office:value-type="string">
            <text:p>Lia</text:p>
          </table:table-cell>
          <table:table-cell office:value-type="string">
            <text:p>Lia</text:p>
          </table:table-cell>
          <table:table-cell table:formula="of:=[.D66]+1" office:value-type="float" office:value="176">
            <text:p>176</text:p>
          </table:table-cell>
          <table:table-cell office:value-type="string">
            <text:p>Lula</text:p>
          </table:table-cell>
          <table:table-cell table:formula="of:=CONCATENATE(&quot;insert into babynames_app_firstname (id, name) values (&quot;;[.D67];&quot;,'&quot;;[.E67];&quot;');&quot;)" office:value-type="string" office:string-value="insert into babynames_app_firstname (id, name) values (176,'Lula');">
            <text:p>insert into babynames_app_firstname (id, name) values (176,'Lula');</text:p>
          </table:table-cell>
          <table:table-cell table:formula="of:=CONCATENATE(&quot;dicNickToID.add(&quot;&quot;&quot;;[.E67];&quot;&quot;&quot;,&quot;;[.D67];&quot;);&quot;)" office:value-type="string" office:string-value="dicNickToID.add(&quot;Lula&quot;,176);">
            <text:p>dicNickToID.add("Lula",176);</text:p>
          </table:table-cell>
          <table:table-cell table:formula="of:=CONCATENATE(&quot;dicNicToPrimary.add(&quot;&quot;&quot;;[.B67];&quot;&quot;&quot;,&quot;;[.A67];&quot;),&quot;)" office:value-type="string" office:string-value="dicNicToPrimary.add(&quot;Lia&quot;,101),">
            <text:p>dicNicToPrimary.add("Lia",101),</text:p>
          </table:table-cell>
          <table:table-cell table:formula="of:=CONCATENATE(&quot;dicNickToID['&quot;;[.E67];&quot;'] = &quot;;[.D67])" office:value-type="string" office:string-value="dicNickToID['Lula'] = 176">
            <text:p>dicNickToID['Lula'] = 176</text:p>
          </table:table-cell>
          <table:table-cell table:formula="of:=CONCATENATE(&quot;dicNickToPrimary['&quot;;[.B67];&quot;'] = &quot;;[.A67])" office:value-type="string" office:string-value="dicNickToPrimary['Lia'] = 101">
            <text:p>dicNickToPrimary['Lia'] = 101</text:p>
          </table:table-cell>
          <table:table-cell office:value-type="string">
            <text:p>insert into babynames_app_firstname_nickname (id, from_firstname_id, to_firstname_id) values ( 66, 150, 35 )</text:p>
          </table:table-cell>
        </table:table-row>
        <table:table-row table:style-name="ro7">
          <table:table-cell office:value-type="float" office:value="20">
            <text:p>20</text:p>
          </table:table-cell>
          <table:table-cell office:value-type="string">
            <text:p>Lia</text:p>
          </table:table-cell>
          <table:table-cell office:value-type="string">
            <text:p>Lia</text:p>
          </table:table-cell>
          <table:table-cell table:formula="of:=[.D67]+1" office:value-type="float" office:value="177">
            <text:p>177</text:p>
          </table:table-cell>
          <table:table-cell office:value-type="string">
            <text:p>Maggie</text:p>
          </table:table-cell>
          <table:table-cell table:formula="of:=CONCATENATE(&quot;insert into babynames_app_firstname (id, name) values (&quot;;[.D68];&quot;,'&quot;;[.E68];&quot;');&quot;)" office:value-type="string" office:string-value="insert into babynames_app_firstname (id, name) values (177,'Maggie');">
            <text:p>insert into babynames_app_firstname (id, name) values (177,'Maggie');</text:p>
          </table:table-cell>
          <table:table-cell table:formula="of:=CONCATENATE(&quot;dicNickToID.add(&quot;&quot;&quot;;[.E68];&quot;&quot;&quot;,&quot;;[.D68];&quot;);&quot;)" office:value-type="string" office:string-value="dicNickToID.add(&quot;Maggie&quot;,177);">
            <text:p>dicNickToID.add("Maggie",177);</text:p>
          </table:table-cell>
          <table:table-cell table:formula="of:=CONCATENATE(&quot;dicNicToPrimary.add(&quot;&quot;&quot;;[.B68];&quot;&quot;&quot;,&quot;;[.A68];&quot;),&quot;)" office:value-type="string" office:string-value="dicNicToPrimary.add(&quot;Lia&quot;,20),">
            <text:p>dicNicToPrimary.add("Lia",20),</text:p>
          </table:table-cell>
          <table:table-cell table:formula="of:=CONCATENATE(&quot;dicNickToID['&quot;;[.E68];&quot;'] = &quot;;[.D68])" office:value-type="string" office:string-value="dicNickToID['Maggie'] = 177">
            <text:p>dicNickToID['Maggie'] = 177</text:p>
          </table:table-cell>
          <table:table-cell table:formula="of:=CONCATENATE(&quot;dicNickToPrimary['&quot;;[.B68];&quot;'] = &quot;;[.A68])" office:value-type="string" office:string-value="dicNickToPrimary['Lia'] = 20">
            <text:p>dicNickToPrimary['Lia'] = 20</text:p>
          </table:table-cell>
          <table:table-cell office:value-type="string">
            <text:p>insert into babynames_app_firstname_nickname (id, from_firstname_id, to_firstname_id) values ( 67, 224, 65 )</text:p>
          </table:table-cell>
        </table:table-row>
        <table:table-row table:style-name="ro7">
          <table:table-cell office:value-type="float" office:value="107">
            <text:p>107</text:p>
          </table:table-cell>
          <table:table-cell office:value-type="string">
            <text:p>Liam</text:p>
          </table:table-cell>
          <table:table-cell office:value-type="string">
            <text:p>Liam</text:p>
          </table:table-cell>
          <table:table-cell table:formula="of:=[.D68]+1" office:value-type="float" office:value="178">
            <text:p>178</text:p>
          </table:table-cell>
          <table:table-cell office:value-type="string">
            <text:p>Manny</text:p>
          </table:table-cell>
          <table:table-cell table:formula="of:=CONCATENATE(&quot;insert into babynames_app_firstname (id, name) values (&quot;;[.D69];&quot;,'&quot;;[.E69];&quot;');&quot;)" office:value-type="string" office:string-value="insert into babynames_app_firstname (id, name) values (178,'Manny');">
            <text:p>insert into babynames_app_firstname (id, name) values (178,'Manny');</text:p>
          </table:table-cell>
          <table:table-cell table:formula="of:=CONCATENATE(&quot;dicNickToID.add(&quot;&quot;&quot;;[.E69];&quot;&quot;&quot;,&quot;;[.D69];&quot;);&quot;)" office:value-type="string" office:string-value="dicNickToID.add(&quot;Manny&quot;,178);">
            <text:p>dicNickToID.add("Manny",178);</text:p>
          </table:table-cell>
          <table:table-cell table:formula="of:=CONCATENATE(&quot;dicNicToPrimary.add(&quot;&quot;&quot;;[.B69];&quot;&quot;&quot;,&quot;;[.A69];&quot;),&quot;)" office:value-type="string" office:string-value="dicNicToPrimary.add(&quot;Liam&quot;,107),">
            <text:p>dicNicToPrimary.add("Liam",107),</text:p>
          </table:table-cell>
          <table:table-cell table:formula="of:=CONCATENATE(&quot;dicNickToID['&quot;;[.E69];&quot;'] = &quot;;[.D69])" office:value-type="string" office:string-value="dicNickToID['Manny'] = 178">
            <text:p>dicNickToID['Manny'] = 178</text:p>
          </table:table-cell>
          <table:table-cell table:formula="of:=CONCATENATE(&quot;dicNickToPrimary['&quot;;[.B69];&quot;'] = &quot;;[.A69])" office:value-type="string" office:string-value="dicNickToPrimary['Liam'] = 107">
            <text:p>dicNickToPrimary['Liam'] = 107</text:p>
          </table:table-cell>
          <table:table-cell office:value-type="string">
            <text:p>insert into babynames_app_firstname_nickname (id, from_firstname_id, to_firstname_id) values ( 68, 201, 84 )</text:p>
          </table:table-cell>
        </table:table-row>
        <table:table-row table:style-name="ro7">
          <table:table-cell office:value-type="float" office:value="19">
            <text:p>19</text:p>
          </table:table-cell>
          <table:table-cell table:number-columns-repeated="2" office:value-type="string">
            <text:p>Lina</text:p>
          </table:table-cell>
          <table:table-cell table:formula="of:=[.D69]+1" office:value-type="float" office:value="179">
            <text:p>179</text:p>
          </table:table-cell>
          <table:table-cell office:value-type="string">
            <text:p>Manu</text:p>
          </table:table-cell>
          <table:table-cell table:formula="of:=CONCATENATE(&quot;insert into babynames_app_firstname (id, name) values (&quot;;[.D70];&quot;,'&quot;;[.E70];&quot;');&quot;)" office:value-type="string" office:string-value="insert into babynames_app_firstname (id, name) values (179,'Manu');">
            <text:p>insert into babynames_app_firstname (id, name) values (179,'Manu');</text:p>
          </table:table-cell>
          <table:table-cell table:formula="of:=CONCATENATE(&quot;dicNickToID.add(&quot;&quot;&quot;;[.E70];&quot;&quot;&quot;,&quot;;[.D70];&quot;);&quot;)" office:value-type="string" office:string-value="dicNickToID.add(&quot;Manu&quot;,179);">
            <text:p>dicNickToID.add("Manu",179);</text:p>
          </table:table-cell>
          <table:table-cell table:formula="of:=CONCATENATE(&quot;dicNicToPrimary.add(&quot;&quot;&quot;;[.B70];&quot;&quot;&quot;,&quot;;[.A70];&quot;),&quot;)" office:value-type="string" office:string-value="dicNicToPrimary.add(&quot;Lina&quot;,19),">
            <text:p>dicNicToPrimary.add("Lina",19),</text:p>
          </table:table-cell>
          <table:table-cell table:formula="of:=CONCATENATE(&quot;dicNickToID['&quot;;[.E70];&quot;'] = &quot;;[.D70])" office:value-type="string" office:string-value="dicNickToID['Manu'] = 179">
            <text:p>dicNickToID['Manu'] = 179</text:p>
          </table:table-cell>
          <table:table-cell table:formula="of:=CONCATENATE(&quot;dicNickToPrimary['&quot;;[.B70];&quot;'] = &quot;;[.A70])" office:value-type="string" office:string-value="dicNickToPrimary['Lina'] = 19">
            <text:p>dicNickToPrimary['Lina'] = 19</text:p>
          </table:table-cell>
          <table:table-cell office:value-type="string">
            <text:p>insert into babynames_app_firstname_nickname (id, from_firstname_id, to_firstname_id) values ( 69, 133, 29 )</text:p>
          </table:table-cell>
        </table:table-row>
        <table:table-row table:style-name="ro7">
          <table:table-cell office:value-type="float" office:value="81">
            <text:p>81</text:p>
          </table:table-cell>
          <table:table-cell office:value-type="string">
            <text:p>Liv</text:p>
          </table:table-cell>
          <table:table-cell office:value-type="string">
            <text:p>Liv</text:p>
          </table:table-cell>
          <table:table-cell table:formula="of:=[.D70]+1" office:value-type="float" office:value="180">
            <text:p>180</text:p>
          </table:table-cell>
          <table:table-cell office:value-type="string">
            <text:p>Mare</text:p>
          </table:table-cell>
          <table:table-cell table:formula="of:=CONCATENATE(&quot;insert into babynames_app_firstname (id, name) values (&quot;;[.D71];&quot;,'&quot;;[.E71];&quot;');&quot;)" office:value-type="string" office:string-value="insert into babynames_app_firstname (id, name) values (180,'Mare');">
            <text:p>insert into babynames_app_firstname (id, name) values (180,'Mare');</text:p>
          </table:table-cell>
          <table:table-cell table:formula="of:=CONCATENATE(&quot;dicNickToID.add(&quot;&quot;&quot;;[.E71];&quot;&quot;&quot;,&quot;;[.D71];&quot;);&quot;)" office:value-type="string" office:string-value="dicNickToID.add(&quot;Mare&quot;,180);">
            <text:p>dicNickToID.add("Mare",180);</text:p>
          </table:table-cell>
          <table:table-cell table:formula="of:=CONCATENATE(&quot;dicNicToPrimary.add(&quot;&quot;&quot;;[.B71];&quot;&quot;&quot;,&quot;;[.A71];&quot;),&quot;)" office:value-type="string" office:string-value="dicNicToPrimary.add(&quot;Liv&quot;,81),">
            <text:p>dicNicToPrimary.add("Liv",81),</text:p>
          </table:table-cell>
          <table:table-cell table:formula="of:=CONCATENATE(&quot;dicNickToID['&quot;;[.E71];&quot;'] = &quot;;[.D71])" office:value-type="string" office:string-value="dicNickToID['Mare'] = 180">
            <text:p>dicNickToID['Mare'] = 180</text:p>
          </table:table-cell>
          <table:table-cell table:formula="of:=CONCATENATE(&quot;dicNickToPrimary['&quot;;[.B71];&quot;'] = &quot;;[.A71])" office:value-type="string" office:string-value="dicNickToPrimary['Liv'] = 81">
            <text:p>dicNickToPrimary['Liv'] = 81</text:p>
          </table:table-cell>
          <table:table-cell office:value-type="string">
            <text:p>insert into babynames_app_firstname_nickname (id, from_firstname_id, to_firstname_id) values ( 70, 207, 85 )</text:p>
          </table:table-cell>
        </table:table-row>
        <table:table-row table:style-name="ro5">
          <table:table-cell office:value-type="float" office:value="29">
            <text:p>29</text:p>
          </table:table-cell>
          <table:table-cell table:number-columns-repeated="2" office:value-type="string">
            <text:p>Lizzie</text:p>
          </table:table-cell>
          <table:table-cell table:formula="of:=[.D71]+1" office:value-type="float" office:value="181">
            <text:p>181</text:p>
          </table:table-cell>
          <table:table-cell office:value-type="string">
            <text:p>Mattie</text:p>
          </table:table-cell>
          <table:table-cell table:formula="of:=CONCATENATE(&quot;insert into babynames_app_firstname (id, name) values (&quot;;[.D72];&quot;,'&quot;;[.E72];&quot;');&quot;)" office:value-type="string" office:string-value="insert into babynames_app_firstname (id, name) values (181,'Mattie');">
            <text:p>insert into babynames_app_firstname (id, name) values (181,'Mattie');</text:p>
          </table:table-cell>
          <table:table-cell table:formula="of:=CONCATENATE(&quot;dicNickToID.add(&quot;&quot;&quot;;[.E72];&quot;&quot;&quot;,&quot;;[.D72];&quot;);&quot;)" office:value-type="string" office:string-value="dicNickToID.add(&quot;Mattie&quot;,181);">
            <text:p>dicNickToID.add("Mattie",181);</text:p>
          </table:table-cell>
          <table:table-cell table:formula="of:=CONCATENATE(&quot;dicNicToPrimary.add(&quot;&quot;&quot;;[.B72];&quot;&quot;&quot;,&quot;;[.A72];&quot;),&quot;)" office:value-type="string" office:string-value="dicNicToPrimary.add(&quot;Lizzie&quot;,29),">
            <text:p>dicNicToPrimary.add("Lizzie",29),</text:p>
          </table:table-cell>
          <table:table-cell table:formula="of:=CONCATENATE(&quot;dicNickToID['&quot;;[.E72];&quot;'] = &quot;;[.D72])" office:value-type="string" office:string-value="dicNickToID['Mattie'] = 181">
            <text:p>dicNickToID['Mattie'] = 181</text:p>
          </table:table-cell>
          <table:table-cell table:formula="of:=CONCATENATE(&quot;dicNickToPrimary['&quot;;[.B72];&quot;'] = &quot;;[.A72])" office:value-type="string" office:string-value="dicNickToPrimary['Lizzie'] = 29">
            <text:p>dicNickToPrimary['Lizzie'] = 29</text:p>
          </table:table-cell>
          <table:table-cell office:value-type="string">
            <text:p>insert into babynames_app_firstname_nickname (id, from_firstname_id, to_firstname_id) values ( 71, 225, 98 )</text:p>
          </table:table-cell>
        </table:table-row>
        <table:table-row table:style-name="ro5">
          <table:table-cell office:value-type="float" office:value="60">
            <text:p>60</text:p>
          </table:table-cell>
          <table:table-cell table:number-columns-repeated="2" office:value-type="string">
            <text:p>Lou</text:p>
          </table:table-cell>
          <table:table-cell table:formula="of:=[.D72]+1" office:value-type="float" office:value="182">
            <text:p>182</text:p>
          </table:table-cell>
          <table:table-cell office:value-type="string">
            <text:p>Mel</text:p>
          </table:table-cell>
          <table:table-cell table:formula="of:=CONCATENATE(&quot;insert into babynames_app_firstname (id, name) values (&quot;;[.D73];&quot;,'&quot;;[.E73];&quot;');&quot;)" office:value-type="string" office:string-value="insert into babynames_app_firstname (id, name) values (182,'Mel');">
            <text:p>insert into babynames_app_firstname (id, name) values (182,'Mel');</text:p>
          </table:table-cell>
          <table:table-cell table:formula="of:=CONCATENATE(&quot;dicNickToID.add(&quot;&quot;&quot;;[.E73];&quot;&quot;&quot;,&quot;;[.D73];&quot;);&quot;)" office:value-type="string" office:string-value="dicNickToID.add(&quot;Mel&quot;,182);">
            <text:p>dicNickToID.add("Mel",182);</text:p>
          </table:table-cell>
          <table:table-cell table:formula="of:=CONCATENATE(&quot;dicNicToPrimary.add(&quot;&quot;&quot;;[.B73];&quot;&quot;&quot;,&quot;;[.A73];&quot;),&quot;)" office:value-type="string" office:string-value="dicNicToPrimary.add(&quot;Lou&quot;,60),">
            <text:p>dicNicToPrimary.add("Lou",60),</text:p>
          </table:table-cell>
          <table:table-cell table:formula="of:=CONCATENATE(&quot;dicNickToID['&quot;;[.E73];&quot;'] = &quot;;[.D73])" office:value-type="string" office:string-value="dicNickToID['Mel'] = 182">
            <text:p>dicNickToID['Mel'] = 182</text:p>
          </table:table-cell>
          <table:table-cell table:formula="of:=CONCATENATE(&quot;dicNickToPrimary['&quot;;[.B73];&quot;'] = &quot;;[.A73])" office:value-type="string" office:string-value="dicNickToPrimary['Lou'] = 60">
            <text:p>dicNickToPrimary['Lou'] = 60</text:p>
          </table:table-cell>
          <table:table-cell office:value-type="string">
            <text:p>insert into babynames_app_firstname_nickname (id, from_firstname_id, to_firstname_id) values ( 72, 131, 15 )</text:p>
          </table:table-cell>
        </table:table-row>
        <table:table-row table:style-name="ro5">
          <table:table-cell office:value-type="float" office:value="58">
            <text:p>58</text:p>
          </table:table-cell>
          <table:table-cell table:number-columns-repeated="2" office:value-type="string">
            <text:p>Lowe</text:p>
          </table:table-cell>
          <table:table-cell table:formula="of:=[.D73]+1" office:value-type="float" office:value="183">
            <text:p>183</text:p>
          </table:table-cell>
          <table:table-cell office:value-type="string">
            <text:p>Mel T.</text:p>
          </table:table-cell>
          <table:table-cell table:formula="of:=CONCATENATE(&quot;insert into babynames_app_firstname (id, name) values (&quot;;[.D74];&quot;,'&quot;;[.E74];&quot;');&quot;)" office:value-type="string" office:string-value="insert into babynames_app_firstname (id, name) values (183,'Mel T.');">
            <text:p>insert into babynames_app_firstname (id, name) values (183,'Mel T.');</text:p>
          </table:table-cell>
          <table:table-cell table:formula="of:=CONCATENATE(&quot;dicNickToID.add(&quot;&quot;&quot;;[.E74];&quot;&quot;&quot;,&quot;;[.D74];&quot;);&quot;)" office:value-type="string" office:string-value="dicNickToID.add(&quot;Mel T.&quot;,183);">
            <text:p>dicNickToID.add("Mel T.",183);</text:p>
          </table:table-cell>
          <table:table-cell table:formula="of:=CONCATENATE(&quot;dicNicToPrimary.add(&quot;&quot;&quot;;[.B74];&quot;&quot;&quot;,&quot;;[.A74];&quot;),&quot;)" office:value-type="string" office:string-value="dicNicToPrimary.add(&quot;Lowe&quot;,58),">
            <text:p>dicNicToPrimary.add("Lowe",58),</text:p>
          </table:table-cell>
          <table:table-cell table:formula="of:=CONCATENATE(&quot;dicNickToID['&quot;;[.E74];&quot;'] = &quot;;[.D74])" office:value-type="string" office:string-value="dicNickToID['Mel T.'] = 183">
            <text:p>dicNickToID['Mel T.'] = 183</text:p>
          </table:table-cell>
          <table:table-cell table:formula="of:=CONCATENATE(&quot;dicNickToPrimary['&quot;;[.B74];&quot;'] = &quot;;[.A74])" office:value-type="string" office:string-value="dicNickToPrimary['Lowe'] = 58">
            <text:p>dicNickToPrimary['Lowe'] = 58</text:p>
          </table:table-cell>
          <table:table-cell office:value-type="string">
            <text:p>insert into babynames_app_firstname_nickname (id, from_firstname_id, to_firstname_id) values ( 73, 214, 94 )</text:p>
          </table:table-cell>
        </table:table-row>
        <table:table-row table:style-name="ro7">
          <table:table-cell office:value-type="float" office:value="59">
            <text:p>59</text:p>
          </table:table-cell>
          <table:table-cell table:number-columns-repeated="2" office:value-type="string">
            <text:p>Lucy</text:p>
          </table:table-cell>
          <table:table-cell table:formula="of:=[.D74]+1" office:value-type="float" office:value="184">
            <text:p>184</text:p>
          </table:table-cell>
          <table:table-cell office:value-type="string">
            <text:p>Minta</text:p>
          </table:table-cell>
          <table:table-cell table:formula="of:=CONCATENATE(&quot;insert into babynames_app_firstname (id, name) values (&quot;;[.D75];&quot;,'&quot;;[.E75];&quot;');&quot;)" office:value-type="string" office:string-value="insert into babynames_app_firstname (id, name) values (184,'Minta');">
            <text:p>insert into babynames_app_firstname (id, name) values (184,'Minta');</text:p>
          </table:table-cell>
          <table:table-cell table:formula="of:=CONCATENATE(&quot;dicNickToID.add(&quot;&quot;&quot;;[.E75];&quot;&quot;&quot;,&quot;;[.D75];&quot;);&quot;)" office:value-type="string" office:string-value="dicNickToID.add(&quot;Minta&quot;,184);">
            <text:p>dicNickToID.add("Minta",184);</text:p>
          </table:table-cell>
          <table:table-cell table:formula="of:=CONCATENATE(&quot;dicNicToPrimary.add(&quot;&quot;&quot;;[.B75];&quot;&quot;&quot;,&quot;;[.A75];&quot;),&quot;)" office:value-type="string" office:string-value="dicNicToPrimary.add(&quot;Lucy&quot;,59),">
            <text:p>dicNicToPrimary.add("Lucy",59),</text:p>
          </table:table-cell>
          <table:table-cell table:formula="of:=CONCATENATE(&quot;dicNickToID['&quot;;[.E75];&quot;'] = &quot;;[.D75])" office:value-type="string" office:string-value="dicNickToID['Minta'] = 184">
            <text:p>dicNickToID['Minta'] = 184</text:p>
          </table:table-cell>
          <table:table-cell table:formula="of:=CONCATENATE(&quot;dicNickToPrimary['&quot;;[.B75];&quot;'] = &quot;;[.A75])" office:value-type="string" office:string-value="dicNickToPrimary['Lucy'] = 59">
            <text:p>dicNickToPrimary['Lucy'] = 59</text:p>
          </table:table-cell>
          <table:table-cell office:value-type="string">
            <text:p>insert into babynames_app_firstname_nickname (id, from_firstname_id, to_firstname_id) values ( 74, 136, 20 )</text:p>
          </table:table-cell>
        </table:table-row>
        <table:table-row table:style-name="ro5">
          <table:table-cell office:value-type="float" office:value="100">
            <text:p>100</text:p>
          </table:table-cell>
          <table:table-cell table:number-columns-repeated="2" office:value-type="string">
            <text:p>Lula</text:p>
          </table:table-cell>
          <table:table-cell table:formula="of:=[.D75]+1" office:value-type="float" office:value="185">
            <text:p>185</text:p>
          </table:table-cell>
          <table:table-cell office:value-type="string">
            <text:p>Minty</text:p>
          </table:table-cell>
          <table:table-cell table:formula="of:=CONCATENATE(&quot;insert into babynames_app_firstname (id, name) values (&quot;;[.D76];&quot;,'&quot;;[.E76];&quot;');&quot;)" office:value-type="string" office:string-value="insert into babynames_app_firstname (id, name) values (185,'Minty');">
            <text:p>insert into babynames_app_firstname (id, name) values (185,'Minty');</text:p>
          </table:table-cell>
          <table:table-cell table:formula="of:=CONCATENATE(&quot;dicNickToID.add(&quot;&quot;&quot;;[.E76];&quot;&quot;&quot;,&quot;;[.D76];&quot;);&quot;)" office:value-type="string" office:string-value="dicNickToID.add(&quot;Minty&quot;,185);">
            <text:p>dicNickToID.add("Minty",185);</text:p>
          </table:table-cell>
          <table:table-cell table:formula="of:=CONCATENATE(&quot;dicNicToPrimary.add(&quot;&quot;&quot;;[.B76];&quot;&quot;&quot;,&quot;;[.A76];&quot;),&quot;)" office:value-type="string" office:string-value="dicNicToPrimary.add(&quot;Lula&quot;,100),">
            <text:p>dicNicToPrimary.add("Lula",100),</text:p>
          </table:table-cell>
          <table:table-cell table:formula="of:=CONCATENATE(&quot;dicNickToID['&quot;;[.E76];&quot;'] = &quot;;[.D76])" office:value-type="string" office:string-value="dicNickToID['Minty'] = 185">
            <text:p>dicNickToID['Minty'] = 185</text:p>
          </table:table-cell>
          <table:table-cell table:formula="of:=CONCATENATE(&quot;dicNickToPrimary['&quot;;[.B76];&quot;'] = &quot;;[.A76])" office:value-type="string" office:string-value="dicNickToPrimary['Lula'] = 100">
            <text:p>dicNickToPrimary['Lula'] = 100</text:p>
          </table:table-cell>
          <table:table-cell office:value-type="string">
            <text:p>insert into babynames_app_firstname_nickname (id, from_firstname_id, to_firstname_id) values ( 75, 146, 39 )</text:p>
          </table:table-cell>
        </table:table-row>
        <table:table-row table:style-name="ro5">
          <table:table-cell office:value-type="float" office:value="109">
            <text:p>109</text:p>
          </table:table-cell>
          <table:table-cell table:number-columns-repeated="2" office:value-type="string">
            <text:p>Maggie</text:p>
          </table:table-cell>
          <table:table-cell table:formula="of:=[.D76]+1" office:value-type="float" office:value="186">
            <text:p>186</text:p>
          </table:table-cell>
          <table:table-cell office:value-type="string">
            <text:p>Mira</text:p>
          </table:table-cell>
          <table:table-cell table:formula="of:=CONCATENATE(&quot;insert into babynames_app_firstname (id, name) values (&quot;;[.D77];&quot;,'&quot;;[.E77];&quot;');&quot;)" office:value-type="string" office:string-value="insert into babynames_app_firstname (id, name) values (186,'Mira');">
            <text:p>insert into babynames_app_firstname (id, name) values (186,'Mira');</text:p>
          </table:table-cell>
          <table:table-cell table:formula="of:=CONCATENATE(&quot;dicNickToID.add(&quot;&quot;&quot;;[.E77];&quot;&quot;&quot;,&quot;;[.D77];&quot;);&quot;)" office:value-type="string" office:string-value="dicNickToID.add(&quot;Mira&quot;,186);">
            <text:p>dicNickToID.add("Mira",186);</text:p>
          </table:table-cell>
          <table:table-cell table:formula="of:=CONCATENATE(&quot;dicNicToPrimary.add(&quot;&quot;&quot;;[.B77];&quot;&quot;&quot;,&quot;;[.A77];&quot;),&quot;)" office:value-type="string" office:string-value="dicNicToPrimary.add(&quot;Maggie&quot;,109),">
            <text:p>dicNicToPrimary.add("Maggie",109),</text:p>
          </table:table-cell>
          <table:table-cell table:formula="of:=CONCATENATE(&quot;dicNickToID['&quot;;[.E77];&quot;'] = &quot;;[.D77])" office:value-type="string" office:string-value="dicNickToID['Mira'] = 186">
            <text:p>dicNickToID['Mira'] = 186</text:p>
          </table:table-cell>
          <table:table-cell table:formula="of:=CONCATENATE(&quot;dicNickToPrimary['&quot;;[.B77];&quot;'] = &quot;;[.A77])" office:value-type="string" office:string-value="dicNickToPrimary['Maggie'] = 109">
            <text:p>dicNickToPrimary['Maggie'] = 109</text:p>
          </table:table-cell>
          <table:table-cell office:value-type="string">
            <text:p>insert into babynames_app_firstname_nickname (id, from_firstname_id, to_firstname_id) values ( 76, 144, 28 )</text:p>
          </table:table-cell>
        </table:table-row>
        <table:table-row table:style-name="ro7">
          <table:table-cell office:value-type="float" office:value="31">
            <text:p>31</text:p>
          </table:table-cell>
          <table:table-cell office:value-type="string">
            <text:p>Manny</text:p>
          </table:table-cell>
          <table:table-cell office:value-type="string">
            <text:p>Manny</text:p>
          </table:table-cell>
          <table:table-cell table:formula="of:=[.D77]+1" office:value-type="float" office:value="187">
            <text:p>187</text:p>
          </table:table-cell>
          <table:table-cell office:value-type="string">
            <text:p>Miri</text:p>
          </table:table-cell>
          <table:table-cell table:formula="of:=CONCATENATE(&quot;insert into babynames_app_firstname (id, name) values (&quot;;[.D78];&quot;,'&quot;;[.E78];&quot;');&quot;)" office:value-type="string" office:string-value="insert into babynames_app_firstname (id, name) values (187,'Miri');">
            <text:p>insert into babynames_app_firstname (id, name) values (187,'Miri');</text:p>
          </table:table-cell>
          <table:table-cell table:formula="of:=CONCATENATE(&quot;dicNickToID.add(&quot;&quot;&quot;;[.E78];&quot;&quot;&quot;,&quot;;[.D78];&quot;);&quot;)" office:value-type="string" office:string-value="dicNickToID.add(&quot;Miri&quot;,187);">
            <text:p>dicNickToID.add("Miri",187);</text:p>
          </table:table-cell>
          <table:table-cell table:formula="of:=CONCATENATE(&quot;dicNicToPrimary.add(&quot;&quot;&quot;;[.B78];&quot;&quot;&quot;,&quot;;[.A78];&quot;),&quot;)" office:value-type="string" office:string-value="dicNicToPrimary.add(&quot;Manny&quot;,31),">
            <text:p>dicNicToPrimary.add("Manny",31),</text:p>
          </table:table-cell>
          <table:table-cell table:formula="of:=CONCATENATE(&quot;dicNickToID['&quot;;[.E78];&quot;'] = &quot;;[.D78])" office:value-type="string" office:string-value="dicNickToID['Miri'] = 187">
            <text:p>dicNickToID['Miri'] = 187</text:p>
          </table:table-cell>
          <table:table-cell table:formula="of:=CONCATENATE(&quot;dicNickToPrimary['&quot;;[.B78];&quot;'] = &quot;;[.A78])" office:value-type="string" office:string-value="dicNickToPrimary['Manny'] = 31">
            <text:p>dicNickToPrimary['Manny'] = 31</text:p>
          </table:table-cell>
          <table:table-cell office:value-type="string">
            <text:p>insert into babynames_app_firstname_nickname (id, from_firstname_id, to_firstname_id) values ( 77, 239, 41 )</text:p>
          </table:table-cell>
        </table:table-row>
        <table:table-row table:style-name="ro7">
          <table:table-cell office:value-type="float" office:value="31">
            <text:p>31</text:p>
          </table:table-cell>
          <table:table-cell office:value-type="string">
            <text:p>Manu</text:p>
          </table:table-cell>
          <table:table-cell office:value-type="string">
            <text:p>Manu</text:p>
          </table:table-cell>
          <table:table-cell table:formula="of:=[.D78]+1" office:value-type="float" office:value="188">
            <text:p>188</text:p>
          </table:table-cell>
          <table:table-cell office:value-type="string">
            <text:p>Mordy</text:p>
          </table:table-cell>
          <table:table-cell table:formula="of:=CONCATENATE(&quot;insert into babynames_app_firstname (id, name) values (&quot;;[.D79];&quot;,'&quot;;[.E79];&quot;');&quot;)" office:value-type="string" office:string-value="insert into babynames_app_firstname (id, name) values (188,'Mordy');">
            <text:p>insert into babynames_app_firstname (id, name) values (188,'Mordy');</text:p>
          </table:table-cell>
          <table:table-cell table:formula="of:=CONCATENATE(&quot;dicNickToID.add(&quot;&quot;&quot;;[.E79];&quot;&quot;&quot;,&quot;;[.D79];&quot;);&quot;)" office:value-type="string" office:string-value="dicNickToID.add(&quot;Mordy&quot;,188);">
            <text:p>dicNickToID.add("Mordy",188);</text:p>
          </table:table-cell>
          <table:table-cell table:formula="of:=CONCATENATE(&quot;dicNicToPrimary.add(&quot;&quot;&quot;;[.B79];&quot;&quot;&quot;,&quot;;[.A79];&quot;),&quot;)" office:value-type="string" office:string-value="dicNicToPrimary.add(&quot;Manu&quot;,31),">
            <text:p>dicNicToPrimary.add("Manu",31),</text:p>
          </table:table-cell>
          <table:table-cell table:formula="of:=CONCATENATE(&quot;dicNickToID['&quot;;[.E79];&quot;'] = &quot;;[.D79])" office:value-type="string" office:string-value="dicNickToID['Mordy'] = 188">
            <text:p>dicNickToID['Mordy'] = 188</text:p>
          </table:table-cell>
          <table:table-cell table:formula="of:=CONCATENATE(&quot;dicNickToPrimary['&quot;;[.B79];&quot;'] = &quot;;[.A79])" office:value-type="string" office:string-value="dicNickToPrimary['Manu'] = 31">
            <text:p>dicNickToPrimary['Manu'] = 31</text:p>
          </table:table-cell>
          <table:table-cell office:value-type="string">
            <text:p>insert into babynames_app_firstname_nickname (id, from_firstname_id, to_firstname_id) values ( 78, 128, 17 )</text:p>
          </table:table-cell>
        </table:table-row>
        <table:table-row table:style-name="ro5">
          <table:table-cell office:value-type="float" office:value="63">
            <text:p>63</text:p>
          </table:table-cell>
          <table:table-cell table:number-columns-repeated="2" office:value-type="string">
            <text:p>Mare</text:p>
          </table:table-cell>
          <table:table-cell table:formula="of:=[.D79]+1" office:value-type="float" office:value="189">
            <text:p>189</text:p>
          </table:table-cell>
          <table:table-cell office:value-type="string">
            <text:p>Mort</text:p>
          </table:table-cell>
          <table:table-cell table:formula="of:=CONCATENATE(&quot;insert into babynames_app_firstname (id, name) values (&quot;;[.D80];&quot;,'&quot;;[.E80];&quot;');&quot;)" office:value-type="string" office:string-value="insert into babynames_app_firstname (id, name) values (189,'Mort');">
            <text:p>insert into babynames_app_firstname (id, name) values (189,'Mort');</text:p>
          </table:table-cell>
          <table:table-cell table:formula="of:=CONCATENATE(&quot;dicNickToID.add(&quot;&quot;&quot;;[.E80];&quot;&quot;&quot;,&quot;;[.D80];&quot;);&quot;)" office:value-type="string" office:string-value="dicNickToID.add(&quot;Mort&quot;,189);">
            <text:p>dicNickToID.add("Mort",189);</text:p>
          </table:table-cell>
          <table:table-cell table:formula="of:=CONCATENATE(&quot;dicNicToPrimary.add(&quot;&quot;&quot;;[.B80];&quot;&quot;&quot;,&quot;;[.A80];&quot;),&quot;)" office:value-type="string" office:string-value="dicNicToPrimary.add(&quot;Mare&quot;,63),">
            <text:p>dicNicToPrimary.add("Mare",63),</text:p>
          </table:table-cell>
          <table:table-cell table:formula="of:=CONCATENATE(&quot;dicNickToID['&quot;;[.E80];&quot;'] = &quot;;[.D80])" office:value-type="string" office:string-value="dicNickToID['Mort'] = 189">
            <text:p>dicNickToID['Mort'] = 189</text:p>
          </table:table-cell>
          <table:table-cell table:formula="of:=CONCATENATE(&quot;dicNickToPrimary['&quot;;[.B80];&quot;'] = &quot;;[.A80])" office:value-type="string" office:string-value="dicNickToPrimary['Mare'] = 63">
            <text:p>dicNickToPrimary['Mare'] = 63</text:p>
          </table:table-cell>
          <table:table-cell office:value-type="string">
            <text:p>insert into babynames_app_firstname_nickname (id, from_firstname_id, to_firstname_id) values ( 79, 210, 92 )</text:p>
          </table:table-cell>
        </table:table-row>
        <table:table-row table:style-name="ro7">
          <table:table-cell office:value-type="float" office:value="65">
            <text:p>65</text:p>
          </table:table-cell>
          <table:table-cell table:number-columns-repeated="2" office:value-type="string">
            <text:p>Mare</text:p>
          </table:table-cell>
          <table:table-cell table:formula="of:=[.D80]+1" office:value-type="float" office:value="190">
            <text:p>190</text:p>
          </table:table-cell>
          <table:table-cell office:value-type="string">
            <text:p>Murie</text:p>
          </table:table-cell>
          <table:table-cell table:formula="of:=CONCATENATE(&quot;insert into babynames_app_firstname (id, name) values (&quot;;[.D81];&quot;,'&quot;;[.E81];&quot;');&quot;)" office:value-type="string" office:string-value="insert into babynames_app_firstname (id, name) values (190,'Murie');">
            <text:p>insert into babynames_app_firstname (id, name) values (190,'Murie');</text:p>
          </table:table-cell>
          <table:table-cell table:formula="of:=CONCATENATE(&quot;dicNickToID.add(&quot;&quot;&quot;;[.E81];&quot;&quot;&quot;,&quot;;[.D81];&quot;);&quot;)" office:value-type="string" office:string-value="dicNickToID.add(&quot;Murie&quot;,190);">
            <text:p>dicNickToID.add("Murie",190);</text:p>
          </table:table-cell>
          <table:table-cell table:formula="of:=CONCATENATE(&quot;dicNicToPrimary.add(&quot;&quot;&quot;;[.B81];&quot;&quot;&quot;,&quot;;[.A81];&quot;),&quot;)" office:value-type="string" office:string-value="dicNicToPrimary.add(&quot;Mare&quot;,65),">
            <text:p>dicNicToPrimary.add("Mare",65),</text:p>
          </table:table-cell>
          <table:table-cell table:formula="of:=CONCATENATE(&quot;dicNickToID['&quot;;[.E81];&quot;'] = &quot;;[.D81])" office:value-type="string" office:string-value="dicNickToID['Murie'] = 190">
            <text:p>dicNickToID['Murie'] = 190</text:p>
          </table:table-cell>
          <table:table-cell table:formula="of:=CONCATENATE(&quot;dicNickToPrimary['&quot;;[.B81];&quot;'] = &quot;;[.A81])" office:value-type="string" office:string-value="dicNickToPrimary['Mare'] = 65">
            <text:p>dicNickToPrimary['Mare'] = 65</text:p>
          </table:table-cell>
          <table:table-cell office:value-type="string">
            <text:p>insert into babynames_app_firstname_nickname (id, from_firstname_id, to_firstname_id) values ( 80, 114, 4 )</text:p>
          </table:table-cell>
        </table:table-row>
        <table:table-row table:style-name="ro5">
          <table:table-cell office:value-type="float" office:value="67">
            <text:p>67</text:p>
          </table:table-cell>
          <table:table-cell table:number-columns-repeated="2" office:value-type="string">
            <text:p>Mattie</text:p>
          </table:table-cell>
          <table:table-cell table:formula="of:=[.D81]+1" office:value-type="float" office:value="191">
            <text:p>191</text:p>
          </table:table-cell>
          <table:table-cell office:value-type="string">
            <text:p>Nell</text:p>
          </table:table-cell>
          <table:table-cell table:formula="of:=CONCATENATE(&quot;insert into babynames_app_firstname (id, name) values (&quot;;[.D82];&quot;,'&quot;;[.E82];&quot;');&quot;)" office:value-type="string" office:string-value="insert into babynames_app_firstname (id, name) values (191,'Nell');">
            <text:p>insert into babynames_app_firstname (id, name) values (191,'Nell');</text:p>
          </table:table-cell>
          <table:table-cell table:formula="of:=CONCATENATE(&quot;dicNickToID.add(&quot;&quot;&quot;;[.E82];&quot;&quot;&quot;,&quot;;[.D82];&quot;);&quot;)" office:value-type="string" office:string-value="dicNickToID.add(&quot;Nell&quot;,191);">
            <text:p>dicNickToID.add("Nell",191);</text:p>
          </table:table-cell>
          <table:table-cell table:formula="of:=CONCATENATE(&quot;dicNicToPrimary.add(&quot;&quot;&quot;;[.B82];&quot;&quot;&quot;,&quot;;[.A82];&quot;),&quot;)" office:value-type="string" office:string-value="dicNicToPrimary.add(&quot;Mattie&quot;,67),">
            <text:p>dicNicToPrimary.add("Mattie",67),</text:p>
          </table:table-cell>
          <table:table-cell table:formula="of:=CONCATENATE(&quot;dicNickToID['&quot;;[.E82];&quot;'] = &quot;;[.D82])" office:value-type="string" office:string-value="dicNickToID['Nell'] = 191">
            <text:p>dicNickToID['Nell'] = 191</text:p>
          </table:table-cell>
          <table:table-cell table:formula="of:=CONCATENATE(&quot;dicNickToPrimary['&quot;;[.B82];&quot;'] = &quot;;[.A82])" office:value-type="string" office:string-value="dicNickToPrimary['Mattie'] = 67">
            <text:p>dicNickToPrimary['Mattie'] = 67</text:p>
          </table:table-cell>
          <table:table-cell office:value-type="string">
            <text:p>insert into babynames_app_firstname_nickname (id, from_firstname_id, to_firstname_id) values ( 81, 155, 43 )</text:p>
          </table:table-cell>
        </table:table-row>
        <table:table-row table:style-name="ro5">
          <table:table-cell office:value-type="float" office:value="68">
            <text:p>68</text:p>
          </table:table-cell>
          <table:table-cell table:number-columns-repeated="2" office:value-type="string">
            <text:p>Mel</text:p>
          </table:table-cell>
          <table:table-cell table:formula="of:=[.D82]+1" office:value-type="float" office:value="192">
            <text:p>192</text:p>
          </table:table-cell>
          <table:table-cell office:value-type="string">
            <text:p>Nick</text:p>
          </table:table-cell>
          <table:table-cell table:formula="of:=CONCATENATE(&quot;insert into babynames_app_firstname (id, name) values (&quot;;[.D83];&quot;,'&quot;;[.E83];&quot;');&quot;)" office:value-type="string" office:string-value="insert into babynames_app_firstname (id, name) values (192,'Nick');">
            <text:p>insert into babynames_app_firstname (id, name) values (192,'Nick');</text:p>
          </table:table-cell>
          <table:table-cell table:formula="of:=CONCATENATE(&quot;dicNickToID.add(&quot;&quot;&quot;;[.E83];&quot;&quot;&quot;,&quot;;[.D83];&quot;);&quot;)" office:value-type="string" office:string-value="dicNickToID.add(&quot;Nick&quot;,192);">
            <text:p>dicNickToID.add("Nick",192);</text:p>
          </table:table-cell>
          <table:table-cell table:formula="of:=CONCATENATE(&quot;dicNicToPrimary.add(&quot;&quot;&quot;;[.B83];&quot;&quot;&quot;,&quot;;[.A83];&quot;),&quot;)" office:value-type="string" office:string-value="dicNicToPrimary.add(&quot;Mel&quot;,68),">
            <text:p>dicNicToPrimary.add("Mel",68),</text:p>
          </table:table-cell>
          <table:table-cell table:formula="of:=CONCATENATE(&quot;dicNickToID['&quot;;[.E83];&quot;'] = &quot;;[.D83])" office:value-type="string" office:string-value="dicNickToID['Nick'] = 192">
            <text:p>dicNickToID['Nick'] = 192</text:p>
          </table:table-cell>
          <table:table-cell table:formula="of:=CONCATENATE(&quot;dicNickToPrimary['&quot;;[.B83];&quot;'] = &quot;;[.A83])" office:value-type="string" office:string-value="dicNickToPrimary['Mel'] = 68">
            <text:p>dicNickToPrimary['Mel'] = 68</text:p>
          </table:table-cell>
          <table:table-cell office:value-type="string">
            <text:p>insert into babynames_app_firstname_nickname (id, from_firstname_id, to_firstname_id) values ( 82, 213, 38 )</text:p>
          </table:table-cell>
        </table:table-row>
        <table:table-row table:style-name="ro5">
          <table:table-cell office:value-type="float" office:value="68">
            <text:p>68</text:p>
          </table:table-cell>
          <table:table-cell table:number-columns-repeated="2" office:value-type="string">
            <text:p>Mel T.</text:p>
          </table:table-cell>
          <table:table-cell table:formula="of:=[.D83]+1" office:value-type="float" office:value="193">
            <text:p>193</text:p>
          </table:table-cell>
          <table:table-cell office:value-type="string">
            <text:p>Noe</text:p>
          </table:table-cell>
          <table:table-cell table:formula="of:=CONCATENATE(&quot;insert into babynames_app_firstname (id, name) values (&quot;;[.D84];&quot;,'&quot;;[.E84];&quot;');&quot;)" office:value-type="string" office:string-value="insert into babynames_app_firstname (id, name) values (193,'Noe');">
            <text:p>insert into babynames_app_firstname (id, name) values (193,'Noe');</text:p>
          </table:table-cell>
          <table:table-cell table:formula="of:=CONCATENATE(&quot;dicNickToID.add(&quot;&quot;&quot;;[.E84];&quot;&quot;&quot;,&quot;;[.D84];&quot;);&quot;)" office:value-type="string" office:string-value="dicNickToID.add(&quot;Noe&quot;,193);">
            <text:p>dicNickToID.add("Noe",193);</text:p>
          </table:table-cell>
          <table:table-cell table:formula="of:=CONCATENATE(&quot;dicNicToPrimary.add(&quot;&quot;&quot;;[.B84];&quot;&quot;&quot;,&quot;;[.A84];&quot;),&quot;)" office:value-type="string" office:string-value="dicNicToPrimary.add(&quot;Mel T.&quot;,68),">
            <text:p>dicNicToPrimary.add("Mel T.",68),</text:p>
          </table:table-cell>
          <table:table-cell table:formula="of:=CONCATENATE(&quot;dicNickToID['&quot;;[.E84];&quot;'] = &quot;;[.D84])" office:value-type="string" office:string-value="dicNickToID['Noe'] = 193">
            <text:p>dicNickToID['Noe'] = 193</text:p>
          </table:table-cell>
          <table:table-cell table:formula="of:=CONCATENATE(&quot;dicNickToPrimary['&quot;;[.B84];&quot;'] = &quot;;[.A84])" office:value-type="string" office:string-value="dicNickToPrimary['Mel T.'] = 68">
            <text:p>dicNickToPrimary['Mel T.'] = 68</text:p>
          </table:table-cell>
          <table:table-cell office:value-type="string">
            <text:p>insert into babynames_app_firstname_nickname (id, from_firstname_id, to_firstname_id) values ( 83, 215, 95 )</text:p>
          </table:table-cell>
        </table:table-row>
        <table:table-row table:style-name="ro7">
          <table:table-cell office:value-type="float" office:value="9">
            <text:p>9</text:p>
          </table:table-cell>
          <table:table-cell office:value-type="string">
            <text:p>Minta</text:p>
          </table:table-cell>
          <table:table-cell office:value-type="string">
            <text:p>Minta</text:p>
          </table:table-cell>
          <table:table-cell table:formula="of:=[.D84]+1" office:value-type="float" office:value="194">
            <text:p>194</text:p>
          </table:table-cell>
          <table:table-cell office:value-type="string">
            <text:p>Nor</text:p>
          </table:table-cell>
          <table:table-cell table:formula="of:=CONCATENATE(&quot;insert into babynames_app_firstname (id, name) values (&quot;;[.D85];&quot;,'&quot;;[.E85];&quot;');&quot;)" office:value-type="string" office:string-value="insert into babynames_app_firstname (id, name) values (194,'Nor');">
            <text:p>insert into babynames_app_firstname (id, name) values (194,'Nor');</text:p>
          </table:table-cell>
          <table:table-cell table:formula="of:=CONCATENATE(&quot;dicNickToID.add(&quot;&quot;&quot;;[.E85];&quot;&quot;&quot;,&quot;;[.D85];&quot;);&quot;)" office:value-type="string" office:string-value="dicNickToID.add(&quot;Nor&quot;,194);">
            <text:p>dicNickToID.add("Nor",194);</text:p>
          </table:table-cell>
          <table:table-cell table:formula="of:=CONCATENATE(&quot;dicNicToPrimary.add(&quot;&quot;&quot;;[.B85];&quot;&quot;&quot;,&quot;;[.A85];&quot;),&quot;)" office:value-type="string" office:string-value="dicNicToPrimary.add(&quot;Minta&quot;,9),">
            <text:p>dicNicToPrimary.add("Minta",9),</text:p>
          </table:table-cell>
          <table:table-cell table:formula="of:=CONCATENATE(&quot;dicNickToID['&quot;;[.E85];&quot;'] = &quot;;[.D85])" office:value-type="string" office:string-value="dicNickToID['Nor'] = 194">
            <text:p>dicNickToID['Nor'] = 194</text:p>
          </table:table-cell>
          <table:table-cell table:formula="of:=CONCATENATE(&quot;dicNickToPrimary['&quot;;[.B85];&quot;'] = &quot;;[.A85])" office:value-type="string" office:string-value="dicNickToPrimary['Minta'] = 9">
            <text:p>dicNickToPrimary['Minta'] = 9</text:p>
          </table:table-cell>
          <table:table-cell office:value-type="string">
            <text:p>insert into babynames_app_firstname_nickname (id, from_firstname_id, to_firstname_id) values ( 84, 159, 39 )</text:p>
          </table:table-cell>
        </table:table-row>
        <table:table-row table:style-name="ro5">
          <table:table-cell office:value-type="float" office:value="9">
            <text:p>9</text:p>
          </table:table-cell>
          <table:table-cell table:number-columns-repeated="2" office:value-type="string">
            <text:p>Minty</text:p>
          </table:table-cell>
          <table:table-cell table:formula="of:=[.D85]+1" office:value-type="float" office:value="195">
            <text:p>195</text:p>
          </table:table-cell>
          <table:table-cell office:value-type="string">
            <text:p>Nora</text:p>
          </table:table-cell>
          <table:table-cell table:formula="of:=CONCATENATE(&quot;insert into babynames_app_firstname (id, name) values (&quot;;[.D86];&quot;,'&quot;;[.E86];&quot;');&quot;)" office:value-type="string" office:string-value="insert into babynames_app_firstname (id, name) values (195,'Nora');">
            <text:p>insert into babynames_app_firstname (id, name) values (195,'Nora');</text:p>
          </table:table-cell>
          <table:table-cell table:formula="of:=CONCATENATE(&quot;dicNickToID.add(&quot;&quot;&quot;;[.E86];&quot;&quot;&quot;,&quot;;[.D86];&quot;);&quot;)" office:value-type="string" office:string-value="dicNickToID.add(&quot;Nora&quot;,195);">
            <text:p>dicNickToID.add("Nora",195);</text:p>
          </table:table-cell>
          <table:table-cell table:formula="of:=CONCATENATE(&quot;dicNicToPrimary.add(&quot;&quot;&quot;;[.B86];&quot;&quot;&quot;,&quot;;[.A86];&quot;),&quot;)" office:value-type="string" office:string-value="dicNicToPrimary.add(&quot;Minty&quot;,9),">
            <text:p>dicNicToPrimary.add("Minty",9),</text:p>
          </table:table-cell>
          <table:table-cell table:formula="of:=CONCATENATE(&quot;dicNickToID['&quot;;[.E86];&quot;'] = &quot;;[.D86])" office:value-type="string" office:string-value="dicNickToID['Nora'] = 195">
            <text:p>dicNickToID['Nora'] = 195</text:p>
          </table:table-cell>
          <table:table-cell table:formula="of:=CONCATENATE(&quot;dicNickToPrimary['&quot;;[.B86];&quot;'] = &quot;;[.A86])" office:value-type="string" office:string-value="dicNickToPrimary['Minty'] = 9">
            <text:p>dicNickToPrimary['Minty'] = 9</text:p>
          </table:table-cell>
          <table:table-cell office:value-type="string">
            <text:p>insert into babynames_app_firstname_nickname (id, from_firstname_id, to_firstname_id) values ( 85, 195, 56 )</text:p>
          </table:table-cell>
        </table:table-row>
        <table:table-row table:style-name="ro5">
          <table:table-cell office:value-type="float" office:value="70">
            <text:p>70</text:p>
          </table:table-cell>
          <table:table-cell table:number-columns-repeated="2" office:value-type="string">
            <text:p>Mira</text:p>
          </table:table-cell>
          <table:table-cell table:formula="of:=[.D86]+1" office:value-type="float" office:value="196">
            <text:p>196</text:p>
          </table:table-cell>
          <table:table-cell office:value-type="string">
            <text:p>Not Frank</text:p>
          </table:table-cell>
          <table:table-cell table:formula="of:=CONCATENATE(&quot;insert into babynames_app_firstname (id, name) values (&quot;;[.D87];&quot;,'&quot;;[.E87];&quot;');&quot;)" office:value-type="string" office:string-value="insert into babynames_app_firstname (id, name) values (196,'Not Frank');">
            <text:p>insert into babynames_app_firstname (id, name) values (196,'Not Frank');</text:p>
          </table:table-cell>
          <table:table-cell table:formula="of:=CONCATENATE(&quot;dicNickToID.add(&quot;&quot;&quot;;[.E87];&quot;&quot;&quot;,&quot;;[.D87];&quot;);&quot;)" office:value-type="string" office:string-value="dicNickToID.add(&quot;Not Frank&quot;,196);">
            <text:p>dicNickToID.add("Not Frank",196);</text:p>
          </table:table-cell>
          <table:table-cell table:formula="of:=CONCATENATE(&quot;dicNicToPrimary.add(&quot;&quot;&quot;;[.B87];&quot;&quot;&quot;,&quot;;[.A87];&quot;),&quot;)" office:value-type="string" office:string-value="dicNicToPrimary.add(&quot;Mira&quot;,70),">
            <text:p>dicNicToPrimary.add("Mira",70),</text:p>
          </table:table-cell>
          <table:table-cell table:formula="of:=CONCATENATE(&quot;dicNickToID['&quot;;[.E87];&quot;'] = &quot;;[.D87])" office:value-type="string" office:string-value="dicNickToID['Not Frank'] = 196">
            <text:p>dicNickToID['Not Frank'] = 196</text:p>
          </table:table-cell>
          <table:table-cell table:formula="of:=CONCATENATE(&quot;dicNickToPrimary['&quot;;[.B87];&quot;'] = &quot;;[.A87])" office:value-type="string" office:string-value="dicNickToPrimary['Mira'] = 70">
            <text:p>dicNickToPrimary['Mira'] = 70</text:p>
          </table:table-cell>
          <table:table-cell office:value-type="string">
            <text:p>insert into babynames_app_firstname_nickname (id, from_firstname_id, to_firstname_id) values ( 86, 206, 90 )</text:p>
          </table:table-cell>
        </table:table-row>
        <table:table-row table:style-name="ro7">
          <table:table-cell office:value-type="float" office:value="71">
            <text:p>71</text:p>
          </table:table-cell>
          <table:table-cell office:value-type="string">
            <text:p>Miri</text:p>
          </table:table-cell>
          <table:table-cell office:value-type="string">
            <text:p>Miri</text:p>
          </table:table-cell>
          <table:table-cell table:formula="of:=[.D87]+1" office:value-type="float" office:value="197">
            <text:p>197</text:p>
          </table:table-cell>
          <table:table-cell office:value-type="string">
            <text:p>Not Judy</text:p>
          </table:table-cell>
          <table:table-cell table:formula="of:=CONCATENATE(&quot;insert into babynames_app_firstname (id, name) values (&quot;;[.D88];&quot;,'&quot;;[.E88];&quot;');&quot;)" office:value-type="string" office:string-value="insert into babynames_app_firstname (id, name) values (197,'Not Judy');">
            <text:p>insert into babynames_app_firstname (id, name) values (197,'Not Judy');</text:p>
          </table:table-cell>
          <table:table-cell table:formula="of:=CONCATENATE(&quot;dicNickToID.add(&quot;&quot;&quot;;[.E88];&quot;&quot;&quot;,&quot;;[.D88];&quot;);&quot;)" office:value-type="string" office:string-value="dicNickToID.add(&quot;Not Judy&quot;,197);">
            <text:p>dicNickToID.add("Not Judy",197);</text:p>
          </table:table-cell>
          <table:table-cell table:formula="of:=CONCATENATE(&quot;dicNicToPrimary.add(&quot;&quot;&quot;;[.B88];&quot;&quot;&quot;,&quot;;[.A88];&quot;),&quot;)" office:value-type="string" office:string-value="dicNicToPrimary.add(&quot;Miri&quot;,71),">
            <text:p>dicNicToPrimary.add("Miri",71),</text:p>
          </table:table-cell>
          <table:table-cell table:formula="of:=CONCATENATE(&quot;dicNickToID['&quot;;[.E88];&quot;'] = &quot;;[.D88])" office:value-type="string" office:string-value="dicNickToID['Not Judy'] = 197">
            <text:p>dicNickToID['Not Judy'] = 197</text:p>
          </table:table-cell>
          <table:table-cell table:formula="of:=CONCATENATE(&quot;dicNickToPrimary['&quot;;[.B88];&quot;'] = &quot;;[.A88])" office:value-type="string" office:string-value="dicNickToPrimary['Miri'] = 71">
            <text:p>dicNickToPrimary['Miri'] = 71</text:p>
          </table:table-cell>
          <table:table-cell office:value-type="string">
            <text:p>insert into babynames_app_firstname_nickname (id, from_firstname_id, to_firstname_id) values ( 87, 148, 33 )</text:p>
          </table:table-cell>
        </table:table-row>
        <table:table-row table:style-name="ro7">
          <table:table-cell office:value-type="float" office:value="72">
            <text:p>72</text:p>
          </table:table-cell>
          <table:table-cell office:value-type="string">
            <text:p>Mordy</text:p>
          </table:table-cell>
          <table:table-cell office:value-type="string">
            <text:p>Mordy</text:p>
          </table:table-cell>
          <table:table-cell table:formula="of:=[.D88]+1" office:value-type="float" office:value="198">
            <text:p>198</text:p>
          </table:table-cell>
          <table:table-cell office:value-type="string">
            <text:p>Olive</text:p>
          </table:table-cell>
          <table:table-cell table:formula="of:=CONCATENATE(&quot;insert into babynames_app_firstname (id, name) values (&quot;;[.D89];&quot;,'&quot;;[.E89];&quot;');&quot;)" office:value-type="string" office:string-value="insert into babynames_app_firstname (id, name) values (198,'Olive');">
            <text:p>insert into babynames_app_firstname (id, name) values (198,'Olive');</text:p>
          </table:table-cell>
          <table:table-cell table:formula="of:=CONCATENATE(&quot;dicNickToID.add(&quot;&quot;&quot;;[.E89];&quot;&quot;&quot;,&quot;;[.D89];&quot;);&quot;)" office:value-type="string" office:string-value="dicNickToID.add(&quot;Olive&quot;,198);">
            <text:p>dicNickToID.add("Olive",198);</text:p>
          </table:table-cell>
          <table:table-cell table:formula="of:=CONCATENATE(&quot;dicNicToPrimary.add(&quot;&quot;&quot;;[.B89];&quot;&quot;&quot;,&quot;;[.A89];&quot;),&quot;)" office:value-type="string" office:string-value="dicNicToPrimary.add(&quot;Mordy&quot;,72),">
            <text:p>dicNicToPrimary.add("Mordy",72),</text:p>
          </table:table-cell>
          <table:table-cell table:formula="of:=CONCATENATE(&quot;dicNickToID['&quot;;[.E89];&quot;'] = &quot;;[.D89])" office:value-type="string" office:string-value="dicNickToID['Olive'] = 198">
            <text:p>dicNickToID['Olive'] = 198</text:p>
          </table:table-cell>
          <table:table-cell table:formula="of:=CONCATENATE(&quot;dicNickToPrimary['&quot;;[.B89];&quot;'] = &quot;;[.A89])" office:value-type="string" office:string-value="dicNickToPrimary['Mordy'] = 72">
            <text:p>dicNickToPrimary['Mordy'] = 72</text:p>
          </table:table-cell>
          <table:table-cell office:value-type="string">
            <text:p>insert into babynames_app_firstname_nickname (id, from_firstname_id, to_firstname_id) values ( 88, 124, 13 )</text:p>
          </table:table-cell>
        </table:table-row>
        <table:table-row table:style-name="ro7">
          <table:table-cell office:value-type="float" office:value="72">
            <text:p>72</text:p>
          </table:table-cell>
          <table:table-cell table:number-columns-repeated="2" office:value-type="string">
            <text:p>Mort</text:p>
          </table:table-cell>
          <table:table-cell table:formula="of:=[.D89]+1" office:value-type="float" office:value="199">
            <text:p>199</text:p>
          </table:table-cell>
          <table:table-cell office:value-type="string">
            <text:p>Olly?</text:p>
          </table:table-cell>
          <table:table-cell table:formula="of:=CONCATENATE(&quot;insert into babynames_app_firstname (id, name) values (&quot;;[.D90];&quot;,'&quot;;[.E90];&quot;');&quot;)" office:value-type="string" office:string-value="insert into babynames_app_firstname (id, name) values (199,'Olly?');">
            <text:p>insert into babynames_app_firstname (id, name) values (199,'Olly?');</text:p>
          </table:table-cell>
          <table:table-cell table:formula="of:=CONCATENATE(&quot;dicNickToID.add(&quot;&quot;&quot;;[.E90];&quot;&quot;&quot;,&quot;;[.D90];&quot;);&quot;)" office:value-type="string" office:string-value="dicNickToID.add(&quot;Olly?&quot;,199);">
            <text:p>dicNickToID.add("Olly?",199);</text:p>
          </table:table-cell>
          <table:table-cell table:formula="of:=CONCATENATE(&quot;dicNicToPrimary.add(&quot;&quot;&quot;;[.B90];&quot;&quot;&quot;,&quot;;[.A90];&quot;),&quot;)" office:value-type="string" office:string-value="dicNicToPrimary.add(&quot;Mort&quot;,72),">
            <text:p>dicNicToPrimary.add("Mort",72),</text:p>
          </table:table-cell>
          <table:table-cell table:formula="of:=CONCATENATE(&quot;dicNickToID['&quot;;[.E90];&quot;'] = &quot;;[.D90])" office:value-type="string" office:string-value="dicNickToID['Olly?'] = 199">
            <text:p>dicNickToID['Olly?'] = 199</text:p>
          </table:table-cell>
          <table:table-cell table:formula="of:=CONCATENATE(&quot;dicNickToPrimary['&quot;;[.B90];&quot;'] = &quot;;[.A90])" office:value-type="string" office:string-value="dicNickToPrimary['Mort'] = 72">
            <text:p>dicNickToPrimary['Mort'] = 72</text:p>
          </table:table-cell>
          <table:table-cell office:value-type="string">
            <text:p>insert into babynames_app_firstname_nickname (id, from_firstname_id, to_firstname_id) values ( 89, 158, 48 )</text:p>
          </table:table-cell>
        </table:table-row>
        <table:table-row table:style-name="ro7">
          <table:table-cell office:value-type="float" office:value="73">
            <text:p>73</text:p>
          </table:table-cell>
          <table:table-cell office:value-type="string">
            <text:p>Murie</text:p>
          </table:table-cell>
          <table:table-cell office:value-type="string">
            <text:p>Murie</text:p>
          </table:table-cell>
          <table:table-cell table:formula="of:=[.D90]+1" office:value-type="float" office:value="200">
            <text:p>200</text:p>
          </table:table-cell>
          <table:table-cell office:value-type="string">
            <text:p>Pal</text:p>
          </table:table-cell>
          <table:table-cell table:formula="of:=CONCATENATE(&quot;insert into babynames_app_firstname (id, name) values (&quot;;[.D91];&quot;,'&quot;;[.E91];&quot;');&quot;)" office:value-type="string" office:string-value="insert into babynames_app_firstname (id, name) values (200,'Pal');">
            <text:p>insert into babynames_app_firstname (id, name) values (200,'Pal');</text:p>
          </table:table-cell>
          <table:table-cell table:formula="of:=CONCATENATE(&quot;dicNickToID.add(&quot;&quot;&quot;;[.E91];&quot;&quot;&quot;,&quot;;[.D91];&quot;);&quot;)" office:value-type="string" office:string-value="dicNickToID.add(&quot;Pal&quot;,200);">
            <text:p>dicNickToID.add("Pal",200);</text:p>
          </table:table-cell>
          <table:table-cell table:formula="of:=CONCATENATE(&quot;dicNicToPrimary.add(&quot;&quot;&quot;;[.B91];&quot;&quot;&quot;,&quot;;[.A91];&quot;),&quot;)" office:value-type="string" office:string-value="dicNicToPrimary.add(&quot;Murie&quot;,73),">
            <text:p>dicNicToPrimary.add("Murie",73),</text:p>
          </table:table-cell>
          <table:table-cell table:formula="of:=CONCATENATE(&quot;dicNickToID['&quot;;[.E91];&quot;'] = &quot;;[.D91])" office:value-type="string" office:string-value="dicNickToID['Pal'] = 200">
            <text:p>dicNickToID['Pal'] = 200</text:p>
          </table:table-cell>
          <table:table-cell table:formula="of:=CONCATENATE(&quot;dicNickToPrimary['&quot;;[.B91];&quot;'] = &quot;;[.A91])" office:value-type="string" office:string-value="dicNickToPrimary['Murie'] = 73">
            <text:p>dicNickToPrimary['Murie'] = 73</text:p>
          </table:table-cell>
          <table:table-cell office:value-type="string">
            <text:p>insert into babynames_app_firstname_nickname (id, from_firstname_id, to_firstname_id) values ( 90, 233, 7 )</text:p>
          </table:table-cell>
        </table:table-row>
        <table:table-row table:style-name="ro7">
          <table:table-cell office:value-type="float" office:value="86">
            <text:p>86</text:p>
          </table:table-cell>
          <table:table-cell table:number-columns-repeated="2" office:value-type="string">
            <text:p>Nell</text:p>
          </table:table-cell>
          <table:table-cell table:formula="of:=[.D91]+1" office:value-type="float" office:value="201">
            <text:p>201</text:p>
          </table:table-cell>
          <table:table-cell office:value-type="string">
            <text:p>Palomita</text:p>
          </table:table-cell>
          <table:table-cell table:formula="of:=CONCATENATE(&quot;insert into babynames_app_firstname (id, name) values (&quot;;[.D92];&quot;,'&quot;;[.E92];&quot;');&quot;)" office:value-type="string" office:string-value="insert into babynames_app_firstname (id, name) values (201,'Palomita');">
            <text:p>insert into babynames_app_firstname (id, name) values (201,'Palomita');</text:p>
          </table:table-cell>
          <table:table-cell table:formula="of:=CONCATENATE(&quot;dicNickToID.add(&quot;&quot;&quot;;[.E92];&quot;&quot;&quot;,&quot;;[.D92];&quot;);&quot;)" office:value-type="string" office:string-value="dicNickToID.add(&quot;Palomita&quot;,201);">
            <text:p>dicNickToID.add("Palomita",201);</text:p>
          </table:table-cell>
          <table:table-cell table:formula="of:=CONCATENATE(&quot;dicNicToPrimary.add(&quot;&quot;&quot;;[.B92];&quot;&quot;&quot;,&quot;;[.A92];&quot;),&quot;)" office:value-type="string" office:string-value="dicNicToPrimary.add(&quot;Nell&quot;,86),">
            <text:p>dicNicToPrimary.add("Nell",86),</text:p>
          </table:table-cell>
          <table:table-cell table:formula="of:=CONCATENATE(&quot;dicNickToID['&quot;;[.E92];&quot;'] = &quot;;[.D92])" office:value-type="string" office:string-value="dicNickToID['Palomita'] = 201">
            <text:p>dicNickToID['Palomita'] = 201</text:p>
          </table:table-cell>
          <table:table-cell table:formula="of:=CONCATENATE(&quot;dicNickToPrimary['&quot;;[.B92];&quot;'] = &quot;;[.A92])" office:value-type="string" office:string-value="dicNickToPrimary['Nell'] = 86">
            <text:p>dicNickToPrimary['Nell'] = 86</text:p>
          </table:table-cell>
          <table:table-cell office:value-type="string">
            <text:p>insert into babynames_app_firstname_nickname (id, from_firstname_id, to_firstname_id) values ( 91, 123, 13 )</text:p>
          </table:table-cell>
        </table:table-row>
        <table:table-row table:style-name="ro5">
          <table:table-cell office:value-type="float" office:value="75">
            <text:p>75</text:p>
          </table:table-cell>
          <table:table-cell table:number-columns-repeated="2" office:value-type="string">
            <text:p>Nick</text:p>
          </table:table-cell>
          <table:table-cell table:formula="of:=[.D92]+1" office:value-type="float" office:value="202">
            <text:p>202</text:p>
          </table:table-cell>
          <table:table-cell office:value-type="string">
            <text:p>Penny</text:p>
          </table:table-cell>
          <table:table-cell table:formula="of:=CONCATENATE(&quot;insert into babynames_app_firstname (id, name) values (&quot;;[.D93];&quot;,'&quot;;[.E93];&quot;');&quot;)" office:value-type="string" office:string-value="insert into babynames_app_firstname (id, name) values (202,'Penny');">
            <text:p>insert into babynames_app_firstname (id, name) values (202,'Penny');</text:p>
          </table:table-cell>
          <table:table-cell table:formula="of:=CONCATENATE(&quot;dicNickToID.add(&quot;&quot;&quot;;[.E93];&quot;&quot;&quot;,&quot;;[.D93];&quot;);&quot;)" office:value-type="string" office:string-value="dicNickToID.add(&quot;Penny&quot;,202);">
            <text:p>dicNickToID.add("Penny",202);</text:p>
          </table:table-cell>
          <table:table-cell table:formula="of:=CONCATENATE(&quot;dicNicToPrimary.add(&quot;&quot;&quot;;[.B93];&quot;&quot;&quot;,&quot;;[.A93];&quot;),&quot;)" office:value-type="string" office:string-value="dicNicToPrimary.add(&quot;Nick&quot;,75),">
            <text:p>dicNicToPrimary.add("Nick",75),</text:p>
          </table:table-cell>
          <table:table-cell table:formula="of:=CONCATENATE(&quot;dicNickToID['&quot;;[.E93];&quot;'] = &quot;;[.D93])" office:value-type="string" office:string-value="dicNickToID['Penny'] = 202">
            <text:p>dicNickToID['Penny'] = 202</text:p>
          </table:table-cell>
          <table:table-cell table:formula="of:=CONCATENATE(&quot;dicNickToPrimary['&quot;;[.B93];&quot;'] = &quot;;[.A93])" office:value-type="string" office:string-value="dicNickToPrimary['Nick'] = 75">
            <text:p>dicNickToPrimary['Nick'] = 75</text:p>
          </table:table-cell>
          <table:table-cell office:value-type="string">
            <text:p>insert into babynames_app_firstname_nickname (id, from_firstname_id, to_firstname_id) values ( 92, 212, 21 )</text:p>
          </table:table-cell>
        </table:table-row>
        <table:table-row table:style-name="ro5">
          <table:table-cell office:value-type="float" office:value="77">
            <text:p>77</text:p>
          </table:table-cell>
          <table:table-cell table:number-columns-repeated="2" office:value-type="string">
            <text:p>Noe</text:p>
          </table:table-cell>
          <table:table-cell table:formula="of:=[.D93]+1" office:value-type="float" office:value="203">
            <text:p>203</text:p>
          </table:table-cell>
          <table:table-cell office:value-type="string">
            <text:p>Percy</text:p>
          </table:table-cell>
          <table:table-cell table:formula="of:=CONCATENATE(&quot;insert into babynames_app_firstname (id, name) values (&quot;;[.D94];&quot;,'&quot;;[.E94];&quot;');&quot;)" office:value-type="string" office:string-value="insert into babynames_app_firstname (id, name) values (203,'Percy');">
            <text:p>insert into babynames_app_firstname (id, name) values (203,'Percy');</text:p>
          </table:table-cell>
          <table:table-cell table:formula="of:=CONCATENATE(&quot;dicNickToID.add(&quot;&quot;&quot;;[.E94];&quot;&quot;&quot;,&quot;;[.D94];&quot;);&quot;)" office:value-type="string" office:string-value="dicNickToID.add(&quot;Percy&quot;,203);">
            <text:p>dicNickToID.add("Percy",203);</text:p>
          </table:table-cell>
          <table:table-cell table:formula="of:=CONCATENATE(&quot;dicNicToPrimary.add(&quot;&quot;&quot;;[.B94];&quot;&quot;&quot;,&quot;;[.A94];&quot;),&quot;)" office:value-type="string" office:string-value="dicNicToPrimary.add(&quot;Noe&quot;,77),">
            <text:p>dicNicToPrimary.add("Noe",77),</text:p>
          </table:table-cell>
          <table:table-cell table:formula="of:=CONCATENATE(&quot;dicNickToID['&quot;;[.E94];&quot;'] = &quot;;[.D94])" office:value-type="string" office:string-value="dicNickToID['Percy'] = 203">
            <text:p>dicNickToID['Percy'] = 203</text:p>
          </table:table-cell>
          <table:table-cell table:formula="of:=CONCATENATE(&quot;dicNickToPrimary['&quot;;[.B94];&quot;'] = &quot;;[.A94])" office:value-type="string" office:string-value="dicNickToPrimary['Noe'] = 77">
            <text:p>dicNickToPrimary['Noe'] = 77</text:p>
          </table:table-cell>
          <table:table-cell office:value-type="string">
            <text:p>insert into babynames_app_firstname_nickname (id, from_firstname_id, to_firstname_id) values ( 93, 234, 88 )</text:p>
          </table:table-cell>
        </table:table-row>
        <table:table-row table:style-name="ro5">
          <table:table-cell office:value-type="float" office:value="78">
            <text:p>78</text:p>
          </table:table-cell>
          <table:table-cell table:number-columns-repeated="2" office:value-type="string">
            <text:p>Noe</text:p>
          </table:table-cell>
          <table:table-cell table:formula="of:=[.D94]+1" office:value-type="float" office:value="204">
            <text:p>204</text:p>
          </table:table-cell>
          <table:table-cell office:value-type="string">
            <text:p>Perry</text:p>
          </table:table-cell>
          <table:table-cell table:formula="of:=CONCATENATE(&quot;insert into babynames_app_firstname (id, name) values (&quot;;[.D95];&quot;,'&quot;;[.E95];&quot;');&quot;)" office:value-type="string" office:string-value="insert into babynames_app_firstname (id, name) values (204,'Perry');">
            <text:p>insert into babynames_app_firstname (id, name) values (204,'Perry');</text:p>
          </table:table-cell>
          <table:table-cell table:formula="of:=CONCATENATE(&quot;dicNickToID.add(&quot;&quot;&quot;;[.E95];&quot;&quot;&quot;,&quot;;[.D95];&quot;);&quot;)" office:value-type="string" office:string-value="dicNickToID.add(&quot;Perry&quot;,204);">
            <text:p>dicNickToID.add("Perry",204);</text:p>
          </table:table-cell>
          <table:table-cell table:formula="of:=CONCATENATE(&quot;dicNicToPrimary.add(&quot;&quot;&quot;;[.B95];&quot;&quot;&quot;,&quot;;[.A95];&quot;),&quot;)" office:value-type="string" office:string-value="dicNicToPrimary.add(&quot;Noe&quot;,78),">
            <text:p>dicNicToPrimary.add("Noe",78),</text:p>
          </table:table-cell>
          <table:table-cell table:formula="of:=CONCATENATE(&quot;dicNickToID['&quot;;[.E95];&quot;'] = &quot;;[.D95])" office:value-type="string" office:string-value="dicNickToID['Perry'] = 204">
            <text:p>dicNickToID['Perry'] = 204</text:p>
          </table:table-cell>
          <table:table-cell table:formula="of:=CONCATENATE(&quot;dicNickToPrimary['&quot;;[.B95];&quot;'] = &quot;;[.A95])" office:value-type="string" office:string-value="dicNickToPrimary['Noe'] = 78">
            <text:p>dicNickToPrimary['Noe'] = 78</text:p>
          </table:table-cell>
          <table:table-cell office:value-type="string">
            <text:p>insert into babynames_app_firstname_nickname (id, from_firstname_id, to_firstname_id) values ( 94, 110, 1 )</text:p>
          </table:table-cell>
        </table:table-row>
        <table:table-row table:style-name="ro5">
          <table:table-cell office:value-type="float" office:value="79">
            <text:p>79</text:p>
          </table:table-cell>
          <table:table-cell table:number-columns-repeated="2" office:value-type="string">
            <text:p>Nor</text:p>
          </table:table-cell>
          <table:table-cell table:formula="of:=[.D95]+1" office:value-type="float" office:value="205">
            <text:p>205</text:p>
          </table:table-cell>
          <table:table-cell office:value-type="string">
            <text:p>Pet</text:p>
          </table:table-cell>
          <table:table-cell table:formula="of:=CONCATENATE(&quot;insert into babynames_app_firstname (id, name) values (&quot;;[.D96];&quot;,'&quot;;[.E96];&quot;');&quot;)" office:value-type="string" office:string-value="insert into babynames_app_firstname (id, name) values (205,'Pet');">
            <text:p>insert into babynames_app_firstname (id, name) values (205,'Pet');</text:p>
          </table:table-cell>
          <table:table-cell table:formula="of:=CONCATENATE(&quot;dicNickToID.add(&quot;&quot;&quot;;[.E96];&quot;&quot;&quot;,&quot;;[.D96];&quot;);&quot;)" office:value-type="string" office:string-value="dicNickToID.add(&quot;Pet&quot;,205);">
            <text:p>dicNickToID.add("Pet",205);</text:p>
          </table:table-cell>
          <table:table-cell table:formula="of:=CONCATENATE(&quot;dicNicToPrimary.add(&quot;&quot;&quot;;[.B96];&quot;&quot;&quot;,&quot;;[.A96];&quot;),&quot;)" office:value-type="string" office:string-value="dicNicToPrimary.add(&quot;Nor&quot;,79),">
            <text:p>dicNicToPrimary.add("Nor",79),</text:p>
          </table:table-cell>
          <table:table-cell table:formula="of:=CONCATENATE(&quot;dicNickToID['&quot;;[.E96];&quot;'] = &quot;;[.D96])" office:value-type="string" office:string-value="dicNickToID['Pet'] = 205">
            <text:p>dicNickToID['Pet'] = 205</text:p>
          </table:table-cell>
          <table:table-cell table:formula="of:=CONCATENATE(&quot;dicNickToPrimary['&quot;;[.B96];&quot;'] = &quot;;[.A96])" office:value-type="string" office:string-value="dicNickToPrimary['Nor'] = 79">
            <text:p>dicNickToPrimary['Nor'] = 79</text:p>
          </table:table-cell>
          <table:table-cell office:value-type="string">
            <text:p>insert into babynames_app_firstname_nickname (id, from_firstname_id, to_firstname_id) values ( 95, 167, 105 )</text:p>
          </table:table-cell>
        </table:table-row>
        <table:table-row table:style-name="ro7">
          <table:table-cell office:value-type="float" office:value="56">
            <text:p>56</text:p>
          </table:table-cell>
          <table:table-cell table:number-columns-repeated="2" office:value-type="string">
            <text:p>Nora</text:p>
          </table:table-cell>
          <table:table-cell table:formula="of:=[.D96]+1" office:value-type="float" office:value="206">
            <text:p>206</text:p>
          </table:table-cell>
          <table:table-cell office:value-type="string">
            <text:p>Pippi</text:p>
          </table:table-cell>
          <table:table-cell table:formula="of:=CONCATENATE(&quot;insert into babynames_app_firstname (id, name) values (&quot;;[.D97];&quot;,'&quot;;[.E97];&quot;');&quot;)" office:value-type="string" office:string-value="insert into babynames_app_firstname (id, name) values (206,'Pippi');">
            <text:p>insert into babynames_app_firstname (id, name) values (206,'Pippi');</text:p>
          </table:table-cell>
          <table:table-cell table:formula="of:=CONCATENATE(&quot;dicNickToID.add(&quot;&quot;&quot;;[.E97];&quot;&quot;&quot;,&quot;;[.D97];&quot;);&quot;)" office:value-type="string" office:string-value="dicNickToID.add(&quot;Pippi&quot;,206);">
            <text:p>dicNickToID.add("Pippi",206);</text:p>
          </table:table-cell>
          <table:table-cell table:formula="of:=CONCATENATE(&quot;dicNicToPrimary.add(&quot;&quot;&quot;;[.B97];&quot;&quot;&quot;,&quot;;[.A97];&quot;),&quot;)" office:value-type="string" office:string-value="dicNicToPrimary.add(&quot;Nora&quot;,56),">
            <text:p>dicNicToPrimary.add("Nora",56),</text:p>
          </table:table-cell>
          <table:table-cell table:formula="of:=CONCATENATE(&quot;dicNickToID['&quot;;[.E97];&quot;'] = &quot;;[.D97])" office:value-type="string" office:string-value="dicNickToID['Pippi'] = 206">
            <text:p>dicNickToID['Pippi'] = 206</text:p>
          </table:table-cell>
          <table:table-cell table:formula="of:=CONCATENATE(&quot;dicNickToPrimary['&quot;;[.B97];&quot;'] = &quot;;[.A97])" office:value-type="string" office:string-value="dicNickToPrimary['Nora'] = 56">
            <text:p>dicNickToPrimary['Nora'] = 56</text:p>
          </table:table-cell>
          <table:table-cell office:value-type="string">
            <text:p>insert into babynames_app_firstname_nickname (id, from_firstname_id, to_firstname_id) values ( 96, 197, 50 )</text:p>
          </table:table-cell>
        </table:table-row>
        <table:table-row table:style-name="ro5">
          <table:table-cell office:value-type="float" office:value="36">
            <text:p>36</text:p>
          </table:table-cell>
          <table:table-cell table:number-columns-repeated="2" office:value-type="string">
            <text:p>Not Frank</text:p>
          </table:table-cell>
          <table:table-cell table:formula="of:=[.D97]+1" office:value-type="float" office:value="207">
            <text:p>207</text:p>
          </table:table-cell>
          <table:table-cell office:value-type="string">
            <text:p>Polly</text:p>
          </table:table-cell>
          <table:table-cell table:formula="of:=CONCATENATE(&quot;insert into babynames_app_firstname (id, name) values (&quot;;[.D98];&quot;,'&quot;;[.E98];&quot;');&quot;)" office:value-type="string" office:string-value="insert into babynames_app_firstname (id, name) values (207,'Polly');">
            <text:p>insert into babynames_app_firstname (id, name) values (207,'Polly');</text:p>
          </table:table-cell>
          <table:table-cell table:formula="of:=CONCATENATE(&quot;dicNickToID.add(&quot;&quot;&quot;;[.E98];&quot;&quot;&quot;,&quot;;[.D98];&quot;);&quot;)" office:value-type="string" office:string-value="dicNickToID.add(&quot;Polly&quot;,207);">
            <text:p>dicNickToID.add("Polly",207);</text:p>
          </table:table-cell>
          <table:table-cell table:formula="of:=CONCATENATE(&quot;dicNicToPrimary.add(&quot;&quot;&quot;;[.B98];&quot;&quot;&quot;,&quot;;[.A98];&quot;),&quot;)" office:value-type="string" office:string-value="dicNicToPrimary.add(&quot;Not Frank&quot;,36),">
            <text:p>dicNicToPrimary.add("Not Frank",36),</text:p>
          </table:table-cell>
          <table:table-cell table:formula="of:=CONCATENATE(&quot;dicNickToID['&quot;;[.E98];&quot;'] = &quot;;[.D98])" office:value-type="string" office:string-value="dicNickToID['Polly'] = 207">
            <text:p>dicNickToID['Polly'] = 207</text:p>
          </table:table-cell>
          <table:table-cell table:formula="of:=CONCATENATE(&quot;dicNickToPrimary['&quot;;[.B98];&quot;'] = &quot;;[.A98])" office:value-type="string" office:string-value="dicNickToPrimary['Not Frank'] = 36">
            <text:p>dicNickToPrimary['Not Frank'] = 36</text:p>
          </table:table-cell>
          <table:table-cell office:value-type="string">
            <text:p>insert into babynames_app_firstname_nickname (id, from_firstname_id, to_firstname_id) values ( 97, 184, 9 )</text:p>
          </table:table-cell>
        </table:table-row>
        <table:table-row table:style-name="ro5">
          <table:table-cell office:value-type="float" office:value="50">
            <text:p>50</text:p>
          </table:table-cell>
          <table:table-cell table:number-columns-repeated="2" office:value-type="string">
            <text:p>Not Judy</text:p>
          </table:table-cell>
          <table:table-cell table:formula="of:=[.D98]+1" office:value-type="float" office:value="208">
            <text:p>208</text:p>
          </table:table-cell>
          <table:table-cell office:value-type="string">
            <text:p>Poppy</text:p>
          </table:table-cell>
          <table:table-cell table:formula="of:=CONCATENATE(&quot;insert into babynames_app_firstname (id, name) values (&quot;;[.D99];&quot;,'&quot;;[.E99];&quot;');&quot;)" office:value-type="string" office:string-value="insert into babynames_app_firstname (id, name) values (208,'Poppy');">
            <text:p>insert into babynames_app_firstname (id, name) values (208,'Poppy');</text:p>
          </table:table-cell>
          <table:table-cell table:formula="of:=CONCATENATE(&quot;dicNickToID.add(&quot;&quot;&quot;;[.E99];&quot;&quot;&quot;,&quot;;[.D99];&quot;);&quot;)" office:value-type="string" office:string-value="dicNickToID.add(&quot;Poppy&quot;,208);">
            <text:p>dicNickToID.add("Poppy",208);</text:p>
          </table:table-cell>
          <table:table-cell table:formula="of:=CONCATENATE(&quot;dicNicToPrimary.add(&quot;&quot;&quot;;[.B99];&quot;&quot;&quot;,&quot;;[.A99];&quot;),&quot;)" office:value-type="string" office:string-value="dicNicToPrimary.add(&quot;Not Judy&quot;,50),">
            <text:p>dicNicToPrimary.add("Not Judy",50),</text:p>
          </table:table-cell>
          <table:table-cell table:formula="of:=CONCATENATE(&quot;dicNickToID['&quot;;[.E99];&quot;'] = &quot;;[.D99])" office:value-type="string" office:string-value="dicNickToID['Poppy'] = 208">
            <text:p>dicNickToID['Poppy'] = 208</text:p>
          </table:table-cell>
          <table:table-cell table:formula="of:=CONCATENATE(&quot;dicNickToPrimary['&quot;;[.B99];&quot;'] = &quot;;[.A99])" office:value-type="string" office:string-value="dicNickToPrimary['Not Judy'] = 50">
            <text:p>dicNickToPrimary['Not Judy'] = 50</text:p>
          </table:table-cell>
          <table:table-cell office:value-type="string">
            <text:p>insert into babynames_app_firstname_nickname (id, from_firstname_id, to_firstname_id) values ( 98, 190, 73 )</text:p>
          </table:table-cell>
        </table:table-row>
        <table:table-row table:style-name="ro7">
          <table:table-cell office:value-type="float" office:value="81">
            <text:p>81</text:p>
          </table:table-cell>
          <table:table-cell table:number-columns-repeated="2" office:value-type="string">
            <text:p>Olive</text:p>
          </table:table-cell>
          <table:table-cell table:formula="of:=[.D99]+1" office:value-type="float" office:value="209">
            <text:p>209</text:p>
          </table:table-cell>
          <table:table-cell office:value-type="string">
            <text:p>Pree-T</text:p>
          </table:table-cell>
          <table:table-cell table:formula="of:=CONCATENATE(&quot;insert into babynames_app_firstname (id, name) values (&quot;;[.D100];&quot;,'&quot;;[.E100];&quot;');&quot;)" office:value-type="string" office:string-value="insert into babynames_app_firstname (id, name) values (209,'Pree-T');">
            <text:p>insert into babynames_app_firstname (id, name) values (209,'Pree-T');</text:p>
          </table:table-cell>
          <table:table-cell table:formula="of:=CONCATENATE(&quot;dicNickToID.add(&quot;&quot;&quot;;[.E100];&quot;&quot;&quot;,&quot;;[.D100];&quot;);&quot;)" office:value-type="string" office:string-value="dicNickToID.add(&quot;Pree-T&quot;,209);">
            <text:p>dicNickToID.add("Pree-T",209);</text:p>
          </table:table-cell>
          <table:table-cell table:formula="of:=CONCATENATE(&quot;dicNicToPrimary.add(&quot;&quot;&quot;;[.B100];&quot;&quot;&quot;,&quot;;[.A100];&quot;),&quot;)" office:value-type="string" office:string-value="dicNicToPrimary.add(&quot;Olive&quot;,81),">
            <text:p>dicNicToPrimary.add("Olive",81),</text:p>
          </table:table-cell>
          <table:table-cell table:formula="of:=CONCATENATE(&quot;dicNickToID['&quot;;[.E100];&quot;'] = &quot;;[.D100])" office:value-type="string" office:string-value="dicNickToID['Pree-T'] = 209">
            <text:p>dicNickToID['Pree-T'] = 209</text:p>
          </table:table-cell>
          <table:table-cell table:formula="of:=CONCATENATE(&quot;dicNickToPrimary['&quot;;[.B100];&quot;'] = &quot;;[.A100])" office:value-type="string" office:string-value="dicNickToPrimary['Olive'] = 81">
            <text:p>dicNickToPrimary['Olive'] = 81</text:p>
          </table:table-cell>
          <table:table-cell office:value-type="string">
            <text:p>insert into babynames_app_firstname_nickname (id, from_firstname_id, to_firstname_id) values ( 99, 171, 81 )</text:p>
          </table:table-cell>
        </table:table-row>
        <table:table-row table:style-name="ro7">
          <table:table-cell office:value-type="float" office:value="80">
            <text:p>80</text:p>
          </table:table-cell>
          <table:table-cell office:value-type="string">
            <text:p>Olly?</text:p>
          </table:table-cell>
          <table:table-cell office:value-type="string">
            <text:p>Olly?</text:p>
          </table:table-cell>
          <table:table-cell table:formula="of:=[.D100]+1" office:value-type="float" office:value="210">
            <text:p>210</text:p>
          </table:table-cell>
          <table:table-cell office:value-type="string">
            <text:p>Remon</text:p>
          </table:table-cell>
          <table:table-cell table:formula="of:=CONCATENATE(&quot;insert into babynames_app_firstname (id, name) values (&quot;;[.D101];&quot;,'&quot;;[.E101];&quot;');&quot;)" office:value-type="string" office:string-value="insert into babynames_app_firstname (id, name) values (210,'Remon');">
            <text:p>insert into babynames_app_firstname (id, name) values (210,'Remon');</text:p>
          </table:table-cell>
          <table:table-cell table:formula="of:=CONCATENATE(&quot;dicNickToID.add(&quot;&quot;&quot;;[.E101];&quot;&quot;&quot;,&quot;;[.D101];&quot;);&quot;)" office:value-type="string" office:string-value="dicNickToID.add(&quot;Remon&quot;,210);">
            <text:p>dicNickToID.add("Remon",210);</text:p>
          </table:table-cell>
          <table:table-cell table:formula="of:=CONCATENATE(&quot;dicNicToPrimary.add(&quot;&quot;&quot;;[.B101];&quot;&quot;&quot;,&quot;;[.A101];&quot;),&quot;)" office:value-type="string" office:string-value="dicNicToPrimary.add(&quot;Olly?&quot;,80),">
            <text:p>dicNicToPrimary.add("Olly?",80),</text:p>
          </table:table-cell>
          <table:table-cell table:formula="of:=CONCATENATE(&quot;dicNickToID['&quot;;[.E101];&quot;'] = &quot;;[.D101])" office:value-type="string" office:string-value="dicNickToID['Remon'] = 210">
            <text:p>dicNickToID['Remon'] = 210</text:p>
          </table:table-cell>
          <table:table-cell table:formula="of:=CONCATENATE(&quot;dicNickToPrimary['&quot;;[.B101];&quot;'] = &quot;;[.A101])" office:value-type="string" office:string-value="dicNickToPrimary['Olly?'] = 80">
            <text:p>dicNickToPrimary['Olly?'] = 80</text:p>
          </table:table-cell>
          <table:table-cell office:value-type="string">
            <text:p>insert into babynames_app_firstname_nickname (id, from_firstname_id, to_firstname_id) values ( 100, 185, 9 )</text:p>
          </table:table-cell>
        </table:table-row>
        <table:table-row table:style-name="ro7">
          <table:table-cell office:value-type="float" office:value="84">
            <text:p>84</text:p>
          </table:table-cell>
          <table:table-cell table:number-columns-repeated="2" office:value-type="string">
            <text:p>Pal</text:p>
          </table:table-cell>
          <table:table-cell table:formula="of:=[.D101]+1" office:value-type="float" office:value="211">
            <text:p>211</text:p>
          </table:table-cell>
          <table:table-cell office:value-type="string">
            <text:p>Remy</text:p>
          </table:table-cell>
          <table:table-cell table:formula="of:=CONCATENATE(&quot;insert into babynames_app_firstname (id, name) values (&quot;;[.D102];&quot;,'&quot;;[.E102];&quot;');&quot;)" office:value-type="string" office:string-value="insert into babynames_app_firstname (id, name) values (211,'Remy');">
            <text:p>insert into babynames_app_firstname (id, name) values (211,'Remy');</text:p>
          </table:table-cell>
          <table:table-cell table:formula="of:=CONCATENATE(&quot;dicNickToID.add(&quot;&quot;&quot;;[.E102];&quot;&quot;&quot;,&quot;;[.D102];&quot;);&quot;)" office:value-type="string" office:string-value="dicNickToID.add(&quot;Remy&quot;,211);">
            <text:p>dicNickToID.add("Remy",211);</text:p>
          </table:table-cell>
          <table:table-cell table:formula="of:=CONCATENATE(&quot;dicNicToPrimary.add(&quot;&quot;&quot;;[.B102];&quot;&quot;&quot;,&quot;;[.A102];&quot;),&quot;)" office:value-type="string" office:string-value="dicNicToPrimary.add(&quot;Pal&quot;,84),">
            <text:p>dicNicToPrimary.add("Pal",84),</text:p>
          </table:table-cell>
          <table:table-cell table:formula="of:=CONCATENATE(&quot;dicNickToID['&quot;;[.E102];&quot;'] = &quot;;[.D102])" office:value-type="string" office:string-value="dicNickToID['Remy'] = 211">
            <text:p>dicNickToID['Remy'] = 211</text:p>
          </table:table-cell>
          <table:table-cell table:formula="of:=CONCATENATE(&quot;dicNickToPrimary['&quot;;[.B102];&quot;'] = &quot;;[.A102])" office:value-type="string" office:string-value="dicNickToPrimary['Pal'] = 84">
            <text:p>dicNickToPrimary['Pal'] = 84</text:p>
          </table:table-cell>
          <table:table-cell office:value-type="string">
            <text:p>insert into babynames_app_firstname_nickname (id, from_firstname_id, to_firstname_id) values ( 101, 223, 99 )</text:p>
          </table:table-cell>
        </table:table-row>
        <table:table-row table:style-name="ro7">
          <table:table-cell office:value-type="float" office:value="84">
            <text:p>84</text:p>
          </table:table-cell>
          <table:table-cell office:value-type="string">
            <text:p>Palomita</text:p>
          </table:table-cell>
          <table:table-cell office:value-type="string">
            <text:p>Palomita</text:p>
          </table:table-cell>
          <table:table-cell table:formula="of:=[.D102]+1" office:value-type="float" office:value="212">
            <text:p>212</text:p>
          </table:table-cell>
          <table:table-cell office:value-type="string">
            <text:p>Rick</text:p>
          </table:table-cell>
          <table:table-cell table:formula="of:=CONCATENATE(&quot;insert into babynames_app_firstname (id, name) values (&quot;;[.D103];&quot;,'&quot;;[.E103];&quot;');&quot;)" office:value-type="string" office:string-value="insert into babynames_app_firstname (id, name) values (212,'Rick');">
            <text:p>insert into babynames_app_firstname (id, name) values (212,'Rick');</text:p>
          </table:table-cell>
          <table:table-cell table:formula="of:=CONCATENATE(&quot;dicNickToID.add(&quot;&quot;&quot;;[.E103];&quot;&quot;&quot;,&quot;;[.D103];&quot;);&quot;)" office:value-type="string" office:string-value="dicNickToID.add(&quot;Rick&quot;,212);">
            <text:p>dicNickToID.add("Rick",212);</text:p>
          </table:table-cell>
          <table:table-cell table:formula="of:=CONCATENATE(&quot;dicNicToPrimary.add(&quot;&quot;&quot;;[.B103];&quot;&quot;&quot;,&quot;;[.A103];&quot;),&quot;)" office:value-type="string" office:string-value="dicNicToPrimary.add(&quot;Palomita&quot;,84),">
            <text:p>dicNicToPrimary.add("Palomita",84),</text:p>
          </table:table-cell>
          <table:table-cell table:formula="of:=CONCATENATE(&quot;dicNickToID['&quot;;[.E103];&quot;'] = &quot;;[.D103])" office:value-type="string" office:string-value="dicNickToID['Rick'] = 212">
            <text:p>dicNickToID['Rick'] = 212</text:p>
          </table:table-cell>
          <table:table-cell table:formula="of:=CONCATENATE(&quot;dicNickToPrimary['&quot;;[.B103];&quot;'] = &quot;;[.A103])" office:value-type="string" office:string-value="dicNickToPrimary['Palomita'] = 84">
            <text:p>dicNickToPrimary['Palomita'] = 84</text:p>
          </table:table-cell>
          <table:table-cell office:value-type="string">
            <text:p>insert into babynames_app_firstname_nickname (id, from_firstname_id, to_firstname_id) values ( 102, 200, 84 )</text:p>
          </table:table-cell>
        </table:table-row>
        <table:table-row table:style-name="ro5">
          <table:table-cell office:value-type="float" office:value="86">
            <text:p>86</text:p>
          </table:table-cell>
          <table:table-cell table:number-columns-repeated="2" office:value-type="string">
            <text:p>Penny</text:p>
          </table:table-cell>
          <table:table-cell table:formula="of:=[.D103]+1" office:value-type="float" office:value="213">
            <text:p>213</text:p>
          </table:table-cell>
          <table:table-cell office:value-type="string">
            <text:p>Ricky</text:p>
          </table:table-cell>
          <table:table-cell table:formula="of:=CONCATENATE(&quot;insert into babynames_app_firstname (id, name) values (&quot;;[.D104];&quot;,'&quot;;[.E104];&quot;');&quot;)" office:value-type="string" office:string-value="insert into babynames_app_firstname (id, name) values (213,'Ricky');">
            <text:p>insert into babynames_app_firstname (id, name) values (213,'Ricky');</text:p>
          </table:table-cell>
          <table:table-cell table:formula="of:=CONCATENATE(&quot;dicNickToID.add(&quot;&quot;&quot;;[.E104];&quot;&quot;&quot;,&quot;;[.D104];&quot;);&quot;)" office:value-type="string" office:string-value="dicNickToID.add(&quot;Ricky&quot;,213);">
            <text:p>dicNickToID.add("Ricky",213);</text:p>
          </table:table-cell>
          <table:table-cell table:formula="of:=CONCATENATE(&quot;dicNicToPrimary.add(&quot;&quot;&quot;;[.B104];&quot;&quot;&quot;,&quot;;[.A104];&quot;),&quot;)" office:value-type="string" office:string-value="dicNicToPrimary.add(&quot;Penny&quot;,86),">
            <text:p>dicNicToPrimary.add("Penny",86),</text:p>
          </table:table-cell>
          <table:table-cell table:formula="of:=CONCATENATE(&quot;dicNickToID['&quot;;[.E104];&quot;'] = &quot;;[.D104])" office:value-type="string" office:string-value="dicNickToID['Ricky'] = 213">
            <text:p>dicNickToID['Ricky'] = 213</text:p>
          </table:table-cell>
          <table:table-cell table:formula="of:=CONCATENATE(&quot;dicNickToPrimary['&quot;;[.B104];&quot;'] = &quot;;[.A104])" office:value-type="string" office:string-value="dicNickToPrimary['Penny'] = 86">
            <text:p>dicNickToPrimary['Penny'] = 86</text:p>
          </table:table-cell>
          <table:table-cell office:value-type="string">
            <text:p>insert into babynames_app_firstname_nickname (id, from_firstname_id, to_firstname_id) values ( 103, 179, 31 )</text:p>
          </table:table-cell>
        </table:table-row>
        <table:table-row table:style-name="ro5">
          <table:table-cell office:value-type="float" office:value="87">
            <text:p>87</text:p>
          </table:table-cell>
          <table:table-cell table:number-columns-repeated="2" office:value-type="string">
            <text:p>Percy</text:p>
          </table:table-cell>
          <table:table-cell table:formula="of:=[.D104]+1" office:value-type="float" office:value="214">
            <text:p>214</text:p>
          </table:table-cell>
          <table:table-cell office:value-type="string">
            <text:p>Rocky</text:p>
          </table:table-cell>
          <table:table-cell table:formula="of:=CONCATENATE(&quot;insert into babynames_app_firstname (id, name) values (&quot;;[.D105];&quot;,'&quot;;[.E105];&quot;');&quot;)" office:value-type="string" office:string-value="insert into babynames_app_firstname (id, name) values (214,'Rocky');">
            <text:p>insert into babynames_app_firstname (id, name) values (214,'Rocky');</text:p>
          </table:table-cell>
          <table:table-cell table:formula="of:=CONCATENATE(&quot;dicNickToID.add(&quot;&quot;&quot;;[.E105];&quot;&quot;&quot;,&quot;;[.D105];&quot;);&quot;)" office:value-type="string" office:string-value="dicNickToID.add(&quot;Rocky&quot;,214);">
            <text:p>dicNickToID.add("Rocky",214);</text:p>
          </table:table-cell>
          <table:table-cell table:formula="of:=CONCATENATE(&quot;dicNicToPrimary.add(&quot;&quot;&quot;;[.B105];&quot;&quot;&quot;,&quot;;[.A105];&quot;),&quot;)" office:value-type="string" office:string-value="dicNicToPrimary.add(&quot;Percy&quot;,87),">
            <text:p>dicNicToPrimary.add("Percy",87),</text:p>
          </table:table-cell>
          <table:table-cell table:formula="of:=CONCATENATE(&quot;dicNickToID['&quot;;[.E105];&quot;'] = &quot;;[.D105])" office:value-type="string" office:string-value="dicNickToID['Rocky'] = 214">
            <text:p>dicNickToID['Rocky'] = 214</text:p>
          </table:table-cell>
          <table:table-cell table:formula="of:=CONCATENATE(&quot;dicNickToPrimary['&quot;;[.B105];&quot;'] = &quot;;[.A105])" office:value-type="string" office:string-value="dicNickToPrimary['Percy'] = 87">
            <text:p>dicNickToPrimary['Percy'] = 87</text:p>
          </table:table-cell>
          <table:table-cell office:value-type="string">
            <text:p>insert into babynames_app_firstname_nickname (id, from_firstname_id, to_firstname_id) values ( 104, 229, 102 )</text:p>
          </table:table-cell>
        </table:table-row>
        <table:table-row table:style-name="ro7">
          <table:table-cell office:value-type="float" office:value="87">
            <text:p>87</text:p>
          </table:table-cell>
          <table:table-cell table:number-columns-repeated="2" office:value-type="string">
            <text:p>Perry</text:p>
          </table:table-cell>
          <table:table-cell table:formula="of:=[.D105]+1" office:value-type="float" office:value="215">
            <text:p>215</text:p>
          </table:table-cell>
          <table:table-cell office:value-type="string">
            <text:p>Rodge</text:p>
          </table:table-cell>
          <table:table-cell table:formula="of:=CONCATENATE(&quot;insert into babynames_app_firstname (id, name) values (&quot;;[.D106];&quot;,'&quot;;[.E106];&quot;');&quot;)" office:value-type="string" office:string-value="insert into babynames_app_firstname (id, name) values (215,'Rodge');">
            <text:p>insert into babynames_app_firstname (id, name) values (215,'Rodge');</text:p>
          </table:table-cell>
          <table:table-cell table:formula="of:=CONCATENATE(&quot;dicNickToID.add(&quot;&quot;&quot;;[.E106];&quot;&quot;&quot;,&quot;;[.D106];&quot;);&quot;)" office:value-type="string" office:string-value="dicNickToID.add(&quot;Rodge&quot;,215);">
            <text:p>dicNickToID.add("Rodge",215);</text:p>
          </table:table-cell>
          <table:table-cell table:formula="of:=CONCATENATE(&quot;dicNicToPrimary.add(&quot;&quot;&quot;;[.B106];&quot;&quot;&quot;,&quot;;[.A106];&quot;),&quot;)" office:value-type="string" office:string-value="dicNicToPrimary.add(&quot;Perry&quot;,87),">
            <text:p>dicNicToPrimary.add("Perry",87),</text:p>
          </table:table-cell>
          <table:table-cell table:formula="of:=CONCATENATE(&quot;dicNickToID['&quot;;[.E106];&quot;'] = &quot;;[.D106])" office:value-type="string" office:string-value="dicNickToID['Rodge'] = 215">
            <text:p>dicNickToID['Rodge'] = 215</text:p>
          </table:table-cell>
          <table:table-cell table:formula="of:=CONCATENATE(&quot;dicNickToPrimary['&quot;;[.B106];&quot;'] = &quot;;[.A106])" office:value-type="string" office:string-value="dicNickToPrimary['Perry'] = 87">
            <text:p>dicNickToPrimary['Perry'] = 87</text:p>
          </table:table-cell>
          <table:table-cell office:value-type="string">
            <text:p>insert into babynames_app_firstname_nickname (id, from_firstname_id, to_firstname_id) values ( 105, 230, 67 )</text:p>
          </table:table-cell>
        </table:table-row>
        <table:table-row table:style-name="ro5">
          <table:table-cell office:value-type="float" office:value="88">
            <text:p>88</text:p>
          </table:table-cell>
          <table:table-cell table:number-columns-repeated="2" office:value-type="string">
            <text:p>Pet</text:p>
          </table:table-cell>
          <table:table-cell table:formula="of:=[.D106]+1" office:value-type="float" office:value="216">
            <text:p>216</text:p>
          </table:table-cell>
          <table:table-cell office:value-type="string">
            <text:p>Ron</text:p>
          </table:table-cell>
          <table:table-cell table:formula="of:=CONCATENATE(&quot;insert into babynames_app_firstname (id, name) values (&quot;;[.D107];&quot;,'&quot;;[.E107];&quot;');&quot;)" office:value-type="string" office:string-value="insert into babynames_app_firstname (id, name) values (216,'Ron');">
            <text:p>insert into babynames_app_firstname (id, name) values (216,'Ron');</text:p>
          </table:table-cell>
          <table:table-cell table:formula="of:=CONCATENATE(&quot;dicNickToID.add(&quot;&quot;&quot;;[.E107];&quot;&quot;&quot;,&quot;;[.D107];&quot;);&quot;)" office:value-type="string" office:string-value="dicNickToID.add(&quot;Ron&quot;,216);">
            <text:p>dicNickToID.add("Ron",216);</text:p>
          </table:table-cell>
          <table:table-cell table:formula="of:=CONCATENATE(&quot;dicNicToPrimary.add(&quot;&quot;&quot;;[.B107];&quot;&quot;&quot;,&quot;;[.A107];&quot;),&quot;)" office:value-type="string" office:string-value="dicNicToPrimary.add(&quot;Pet&quot;,88),">
            <text:p>dicNicToPrimary.add("Pet",88),</text:p>
          </table:table-cell>
          <table:table-cell table:formula="of:=CONCATENATE(&quot;dicNickToID['&quot;;[.E107];&quot;'] = &quot;;[.D107])" office:value-type="string" office:string-value="dicNickToID['Ron'] = 216">
            <text:p>dicNickToID['Ron'] = 216</text:p>
          </table:table-cell>
          <table:table-cell table:formula="of:=CONCATENATE(&quot;dicNickToPrimary['&quot;;[.B107];&quot;'] = &quot;;[.A107])" office:value-type="string" office:string-value="dicNickToPrimary['Pet'] = 88">
            <text:p>dicNickToPrimary['Pet'] = 88</text:p>
          </table:table-cell>
          <table:table-cell office:value-type="string">
            <text:p>insert into babynames_app_firstname_nickname (id, from_firstname_id, to_firstname_id) values ( 106, 191, 86 )</text:p>
          </table:table-cell>
        </table:table-row>
        <table:table-row table:style-name="ro7">
          <table:table-cell office:value-type="float" office:value="90">
            <text:p>90</text:p>
          </table:table-cell>
          <table:table-cell office:value-type="string">
            <text:p>Pippi</text:p>
          </table:table-cell>
          <table:table-cell office:value-type="string">
            <text:p>Pippi</text:p>
          </table:table-cell>
          <table:table-cell table:formula="of:=[.D107]+1" office:value-type="float" office:value="217">
            <text:p>217</text:p>
          </table:table-cell>
          <table:table-cell office:value-type="string">
            <text:p>Ronnie</text:p>
          </table:table-cell>
          <table:table-cell table:formula="of:=CONCATENATE(&quot;insert into babynames_app_firstname (id, name) values (&quot;;[.D108];&quot;,'&quot;;[.E108];&quot;');&quot;)" office:value-type="string" office:string-value="insert into babynames_app_firstname (id, name) values (217,'Ronnie');">
            <text:p>insert into babynames_app_firstname (id, name) values (217,'Ronnie');</text:p>
          </table:table-cell>
          <table:table-cell table:formula="of:=CONCATENATE(&quot;dicNickToID.add(&quot;&quot;&quot;;[.E108];&quot;&quot;&quot;,&quot;;[.D108];&quot;);&quot;)" office:value-type="string" office:string-value="dicNickToID.add(&quot;Ronnie&quot;,217);">
            <text:p>dicNickToID.add("Ronnie",217);</text:p>
          </table:table-cell>
          <table:table-cell table:formula="of:=CONCATENATE(&quot;dicNicToPrimary.add(&quot;&quot;&quot;;[.B108];&quot;&quot;&quot;,&quot;;[.A108];&quot;),&quot;)" office:value-type="string" office:string-value="dicNicToPrimary.add(&quot;Pippi&quot;,90),">
            <text:p>dicNicToPrimary.add("Pippi",90),</text:p>
          </table:table-cell>
          <table:table-cell table:formula="of:=CONCATENATE(&quot;dicNickToID['&quot;;[.E108];&quot;'] = &quot;;[.D108])" office:value-type="string" office:string-value="dicNickToID['Ronnie'] = 217">
            <text:p>dicNickToID['Ronnie'] = 217</text:p>
          </table:table-cell>
          <table:table-cell table:formula="of:=CONCATENATE(&quot;dicNickToPrimary['&quot;;[.B108];&quot;'] = &quot;;[.A108])" office:value-type="string" office:string-value="dicNickToPrimary['Pippi'] = 90">
            <text:p>dicNickToPrimary['Pippi'] = 90</text:p>
          </table:table-cell>
          <table:table-cell office:value-type="string">
            <text:p>insert into babynames_app_firstname_nickname (id, from_firstname_id, to_firstname_id) values ( 107, 111, 2 )</text:p>
          </table:table-cell>
        </table:table-row>
        <table:table-row table:style-name="ro5">
          <table:table-cell office:value-type="float" office:value="85">
            <text:p>85</text:p>
          </table:table-cell>
          <table:table-cell table:number-columns-repeated="2" office:value-type="string">
            <text:p>Polly</text:p>
          </table:table-cell>
          <table:table-cell table:formula="of:=[.D108]+1" office:value-type="float" office:value="218">
            <text:p>218</text:p>
          </table:table-cell>
          <table:table-cell office:value-type="string">
            <text:p>Rory</text:p>
          </table:table-cell>
          <table:table-cell table:formula="of:=CONCATENATE(&quot;insert into babynames_app_firstname (id, name) values (&quot;;[.D109];&quot;,'&quot;;[.E109];&quot;');&quot;)" office:value-type="string" office:string-value="insert into babynames_app_firstname (id, name) values (218,'Rory');">
            <text:p>insert into babynames_app_firstname (id, name) values (218,'Rory');</text:p>
          </table:table-cell>
          <table:table-cell table:formula="of:=CONCATENATE(&quot;dicNickToID.add(&quot;&quot;&quot;;[.E109];&quot;&quot;&quot;,&quot;;[.D109];&quot;);&quot;)" office:value-type="string" office:string-value="dicNickToID.add(&quot;Rory&quot;,218);">
            <text:p>dicNickToID.add("Rory",218);</text:p>
          </table:table-cell>
          <table:table-cell table:formula="of:=CONCATENATE(&quot;dicNicToPrimary.add(&quot;&quot;&quot;;[.B109];&quot;&quot;&quot;,&quot;;[.A109];&quot;),&quot;)" office:value-type="string" office:string-value="dicNicToPrimary.add(&quot;Polly&quot;,85),">
            <text:p>dicNicToPrimary.add("Polly",85),</text:p>
          </table:table-cell>
          <table:table-cell table:formula="of:=CONCATENATE(&quot;dicNickToID['&quot;;[.E109];&quot;'] = &quot;;[.D109])" office:value-type="string" office:string-value="dicNickToID['Rory'] = 218">
            <text:p>dicNickToID['Rory'] = 218</text:p>
          </table:table-cell>
          <table:table-cell table:formula="of:=CONCATENATE(&quot;dicNickToPrimary['&quot;;[.B109];&quot;'] = &quot;;[.A109])" office:value-type="string" office:string-value="dicNickToPrimary['Polly'] = 85">
            <text:p>dicNickToPrimary['Polly'] = 85</text:p>
          </table:table-cell>
          <table:table-cell office:value-type="string">
            <text:p>insert into babynames_app_firstname_nickname (id, from_firstname_id, to_firstname_id) values ( 108, 145, 28 )</text:p>
          </table:table-cell>
        </table:table-row>
        <table:table-row table:style-name="ro5">
          <table:table-cell office:value-type="float" office:value="86">
            <text:p>86</text:p>
          </table:table-cell>
          <table:table-cell table:number-columns-repeated="2" office:value-type="string">
            <text:p>Poppy</text:p>
          </table:table-cell>
          <table:table-cell table:formula="of:=[.D109]+1" office:value-type="float" office:value="219">
            <text:p>219</text:p>
          </table:table-cell>
          <table:table-cell office:value-type="string">
            <text:p>Ryan</text:p>
          </table:table-cell>
          <table:table-cell table:formula="of:=CONCATENATE(&quot;insert into babynames_app_firstname (id, name) values (&quot;;[.D110];&quot;,'&quot;;[.E110];&quot;');&quot;)" office:value-type="string" office:string-value="insert into babynames_app_firstname (id, name) values (219,'Ryan');">
            <text:p>insert into babynames_app_firstname (id, name) values (219,'Ryan');</text:p>
          </table:table-cell>
          <table:table-cell table:formula="of:=CONCATENATE(&quot;dicNickToID.add(&quot;&quot;&quot;;[.E110];&quot;&quot;&quot;,&quot;;[.D110];&quot;);&quot;)" office:value-type="string" office:string-value="dicNickToID.add(&quot;Ryan&quot;,219);">
            <text:p>dicNickToID.add("Ryan",219);</text:p>
          </table:table-cell>
          <table:table-cell table:formula="of:=CONCATENATE(&quot;dicNicToPrimary.add(&quot;&quot;&quot;;[.B110];&quot;&quot;&quot;,&quot;;[.A110];&quot;),&quot;)" office:value-type="string" office:string-value="dicNicToPrimary.add(&quot;Poppy&quot;,86),">
            <text:p>dicNicToPrimary.add("Poppy",86),</text:p>
          </table:table-cell>
          <table:table-cell table:formula="of:=CONCATENATE(&quot;dicNickToID['&quot;;[.E110];&quot;'] = &quot;;[.D110])" office:value-type="string" office:string-value="dicNickToID['Ryan'] = 219">
            <text:p>dicNickToID['Ryan'] = 219</text:p>
          </table:table-cell>
          <table:table-cell table:formula="of:=CONCATENATE(&quot;dicNickToPrimary['&quot;;[.B110];&quot;'] = &quot;;[.A110])" office:value-type="string" office:string-value="dicNickToPrimary['Poppy'] = 86">
            <text:p>dicNickToPrimary['Poppy'] = 86</text:p>
          </table:table-cell>
          <table:table-cell office:value-type="string">
            <text:p>insert into babynames_app_firstname_nickname (id, from_firstname_id, to_firstname_id) values ( 109, 162, 53 )</text:p>
          </table:table-cell>
        </table:table-row>
        <table:table-row table:style-name="ro7">
          <table:table-cell office:value-type="float" office:value="91">
            <text:p>91</text:p>
          </table:table-cell>
          <table:table-cell office:value-type="string">
            <text:p>Pree-T</text:p>
          </table:table-cell>
          <table:table-cell office:value-type="string">
            <text:p>Pree-T</text:p>
          </table:table-cell>
          <table:table-cell table:formula="of:=[.D110]+1" office:value-type="float" office:value="220">
            <text:p>220</text:p>
          </table:table-cell>
          <table:table-cell office:value-type="string">
            <text:p>Sam</text:p>
          </table:table-cell>
          <table:table-cell table:formula="of:=CONCATENATE(&quot;insert into babynames_app_firstname (id, name) values (&quot;;[.D111];&quot;,'&quot;;[.E111];&quot;');&quot;)" office:value-type="string" office:string-value="insert into babynames_app_firstname (id, name) values (220,'Sam');">
            <text:p>insert into babynames_app_firstname (id, name) values (220,'Sam');</text:p>
          </table:table-cell>
          <table:table-cell table:formula="of:=CONCATENATE(&quot;dicNickToID.add(&quot;&quot;&quot;;[.E111];&quot;&quot;&quot;,&quot;;[.D111];&quot;);&quot;)" office:value-type="string" office:string-value="dicNickToID.add(&quot;Sam&quot;,220);">
            <text:p>dicNickToID.add("Sam",220);</text:p>
          </table:table-cell>
          <table:table-cell table:formula="of:=CONCATENATE(&quot;dicNicToPrimary.add(&quot;&quot;&quot;;[.B111];&quot;&quot;&quot;,&quot;;[.A111];&quot;),&quot;)" office:value-type="string" office:string-value="dicNicToPrimary.add(&quot;Pree-T&quot;,91),">
            <text:p>dicNicToPrimary.add("Pree-T",91),</text:p>
          </table:table-cell>
          <table:table-cell table:formula="of:=CONCATENATE(&quot;dicNickToID['&quot;;[.E111];&quot;'] = &quot;;[.D111])" office:value-type="string" office:string-value="dicNickToID['Sam'] = 220">
            <text:p>dicNickToID['Sam'] = 220</text:p>
          </table:table-cell>
          <table:table-cell table:formula="of:=CONCATENATE(&quot;dicNickToPrimary['&quot;;[.B111];&quot;'] = &quot;;[.A111])" office:value-type="string" office:string-value="dicNickToPrimary['Pree-T'] = 91">
            <text:p>dicNickToPrimary['Pree-T'] = 91</text:p>
          </table:table-cell>
          <table:table-cell office:value-type="string">
            <text:p>insert into babynames_app_firstname_nickname (id, from_firstname_id, to_firstname_id) values ( 110, 126, 97 )</text:p>
          </table:table-cell>
        </table:table-row>
        <table:table-row table:style-name="ro7">
          <table:table-cell office:value-type="float" office:value="92">
            <text:p>92</text:p>
          </table:table-cell>
          <table:table-cell office:value-type="string">
            <text:p>Remon</text:p>
          </table:table-cell>
          <table:table-cell office:value-type="string">
            <text:p>Remon</text:p>
          </table:table-cell>
          <table:table-cell table:formula="of:=[.D111]+1" office:value-type="float" office:value="221">
            <text:p>221</text:p>
          </table:table-cell>
          <table:table-cell office:value-type="string">
            <text:p>Sammy</text:p>
          </table:table-cell>
          <table:table-cell table:formula="of:=CONCATENATE(&quot;insert into babynames_app_firstname (id, name) values (&quot;;[.D112];&quot;,'&quot;;[.E112];&quot;');&quot;)" office:value-type="string" office:string-value="insert into babynames_app_firstname (id, name) values (221,'Sammy');">
            <text:p>insert into babynames_app_firstname (id, name) values (221,'Sammy');</text:p>
          </table:table-cell>
          <table:table-cell table:formula="of:=CONCATENATE(&quot;dicNickToID.add(&quot;&quot;&quot;;[.E112];&quot;&quot;&quot;,&quot;;[.D112];&quot;);&quot;)" office:value-type="string" office:string-value="dicNickToID.add(&quot;Sammy&quot;,221);">
            <text:p>dicNickToID.add("Sammy",221);</text:p>
          </table:table-cell>
          <table:table-cell table:formula="of:=CONCATENATE(&quot;dicNicToPrimary.add(&quot;&quot;&quot;;[.B112];&quot;&quot;&quot;,&quot;;[.A112];&quot;),&quot;)" office:value-type="string" office:string-value="dicNicToPrimary.add(&quot;Remon&quot;,92),">
            <text:p>dicNicToPrimary.add("Remon",92),</text:p>
          </table:table-cell>
          <table:table-cell table:formula="of:=CONCATENATE(&quot;dicNickToID['&quot;;[.E112];&quot;'] = &quot;;[.D112])" office:value-type="string" office:string-value="dicNickToID['Sammy'] = 221">
            <text:p>dicNickToID['Sammy'] = 221</text:p>
          </table:table-cell>
          <table:table-cell table:formula="of:=CONCATENATE(&quot;dicNickToPrimary['&quot;;[.B112];&quot;'] = &quot;;[.A112])" office:value-type="string" office:string-value="dicNickToPrimary['Remon'] = 92">
            <text:p>dicNickToPrimary['Remon'] = 92</text:p>
          </table:table-cell>
          <table:table-cell office:value-type="string">
            <text:p>insert into babynames_app_firstname_nickname (id, from_firstname_id, to_firstname_id) values ( 111, 135, 19 )</text:p>
          </table:table-cell>
        </table:table-row>
        <table:table-row table:style-name="ro7">
          <table:table-cell office:value-type="float" office:value="92">
            <text:p>92</text:p>
          </table:table-cell>
          <table:table-cell office:value-type="string">
            <text:p>Remy</text:p>
          </table:table-cell>
          <table:table-cell office:value-type="string">
            <text:p>Remy</text:p>
          </table:table-cell>
          <table:table-cell table:formula="of:=[.D112]+1" office:value-type="float" office:value="222">
            <text:p>222</text:p>
          </table:table-cell>
          <table:table-cell office:value-type="string">
            <text:p>Seb</text:p>
          </table:table-cell>
          <table:table-cell table:formula="of:=CONCATENATE(&quot;insert into babynames_app_firstname (id, name) values (&quot;;[.D113];&quot;,'&quot;;[.E113];&quot;');&quot;)" office:value-type="string" office:string-value="insert into babynames_app_firstname (id, name) values (222,'Seb');">
            <text:p>insert into babynames_app_firstname (id, name) values (222,'Seb');</text:p>
          </table:table-cell>
          <table:table-cell table:formula="of:=CONCATENATE(&quot;dicNickToID.add(&quot;&quot;&quot;;[.E113];&quot;&quot;&quot;,&quot;;[.D113];&quot;);&quot;)" office:value-type="string" office:string-value="dicNickToID.add(&quot;Seb&quot;,222);">
            <text:p>dicNickToID.add("Seb",222);</text:p>
          </table:table-cell>
          <table:table-cell table:formula="of:=CONCATENATE(&quot;dicNicToPrimary.add(&quot;&quot;&quot;;[.B113];&quot;&quot;&quot;,&quot;;[.A113];&quot;),&quot;)" office:value-type="string" office:string-value="dicNicToPrimary.add(&quot;Remy&quot;,92),">
            <text:p>dicNicToPrimary.add("Remy",92),</text:p>
          </table:table-cell>
          <table:table-cell table:formula="of:=CONCATENATE(&quot;dicNickToID['&quot;;[.E113];&quot;'] = &quot;;[.D113])" office:value-type="string" office:string-value="dicNickToID['Seb'] = 222">
            <text:p>dicNickToID['Seb'] = 222</text:p>
          </table:table-cell>
          <table:table-cell table:formula="of:=CONCATENATE(&quot;dicNickToPrimary['&quot;;[.B113];&quot;'] = &quot;;[.A113])" office:value-type="string" office:string-value="dicNickToPrimary['Remy'] = 92">
            <text:p>dicNickToPrimary['Remy'] = 92</text:p>
          </table:table-cell>
          <table:table-cell office:value-type="string">
            <text:p>insert into babynames_app_firstname_nickname (id, from_firstname_id, to_firstname_id) values ( 112, 183, 68 )</text:p>
          </table:table-cell>
        </table:table-row>
        <table:table-row table:style-name="ro5">
          <table:table-cell office:value-type="float" office:value="21">
            <text:p>21</text:p>
          </table:table-cell>
          <table:table-cell table:number-columns-repeated="2" office:value-type="string">
            <text:p>Rick</text:p>
          </table:table-cell>
          <table:table-cell table:formula="of:=[.D113]+1" office:value-type="float" office:value="223">
            <text:p>223</text:p>
          </table:table-cell>
          <table:table-cell office:value-type="string">
            <text:p>Sid</text:p>
          </table:table-cell>
          <table:table-cell table:formula="of:=CONCATENATE(&quot;insert into babynames_app_firstname (id, name) values (&quot;;[.D114];&quot;,'&quot;;[.E114];&quot;');&quot;)" office:value-type="string" office:string-value="insert into babynames_app_firstname (id, name) values (223,'Sid');">
            <text:p>insert into babynames_app_firstname (id, name) values (223,'Sid');</text:p>
          </table:table-cell>
          <table:table-cell table:formula="of:=CONCATENATE(&quot;dicNickToID.add(&quot;&quot;&quot;;[.E114];&quot;&quot;&quot;,&quot;;[.D114];&quot;);&quot;)" office:value-type="string" office:string-value="dicNickToID.add(&quot;Sid&quot;,223);">
            <text:p>dicNickToID.add("Sid",223);</text:p>
          </table:table-cell>
          <table:table-cell table:formula="of:=CONCATENATE(&quot;dicNicToPrimary.add(&quot;&quot;&quot;;[.B114];&quot;&quot;&quot;,&quot;;[.A114];&quot;),&quot;)" office:value-type="string" office:string-value="dicNicToPrimary.add(&quot;Rick&quot;,21),">
            <text:p>dicNicToPrimary.add("Rick",21),</text:p>
          </table:table-cell>
          <table:table-cell table:formula="of:=CONCATENATE(&quot;dicNickToID['&quot;;[.E114];&quot;'] = &quot;;[.D114])" office:value-type="string" office:string-value="dicNickToID['Sid'] = 223">
            <text:p>dicNickToID['Sid'] = 223</text:p>
          </table:table-cell>
          <table:table-cell table:formula="of:=CONCATENATE(&quot;dicNickToPrimary['&quot;;[.B114];&quot;'] = &quot;;[.A114])" office:value-type="string" office:string-value="dicNickToPrimary['Rick'] = 21">
            <text:p>dicNickToPrimary['Rick'] = 21</text:p>
          </table:table-cell>
          <table:table-cell office:value-type="string">
            <text:p>insert into babynames_app_firstname_nickname (id, from_firstname_id, to_firstname_id) values ( 113, 143, 93 )</text:p>
          </table:table-cell>
        </table:table-row>
        <table:table-row table:style-name="ro5">
          <table:table-cell office:value-type="float" office:value="38">
            <text:p>38</text:p>
          </table:table-cell>
          <table:table-cell table:number-columns-repeated="2" office:value-type="string">
            <text:p>Ricky</text:p>
          </table:table-cell>
          <table:table-cell table:formula="of:=[.D114]+1" office:value-type="float" office:value="224">
            <text:p>224</text:p>
          </table:table-cell>
          <table:table-cell office:value-type="string">
            <text:p>Sol</text:p>
          </table:table-cell>
          <table:table-cell table:formula="of:=CONCATENATE(&quot;insert into babynames_app_firstname (id, name) values (&quot;;[.D115];&quot;,'&quot;;[.E115];&quot;');&quot;)" office:value-type="string" office:string-value="insert into babynames_app_firstname (id, name) values (224,'Sol');">
            <text:p>insert into babynames_app_firstname (id, name) values (224,'Sol');</text:p>
          </table:table-cell>
          <table:table-cell table:formula="of:=CONCATENATE(&quot;dicNickToID.add(&quot;&quot;&quot;;[.E115];&quot;&quot;&quot;,&quot;;[.D115];&quot;);&quot;)" office:value-type="string" office:string-value="dicNickToID.add(&quot;Sol&quot;,224);">
            <text:p>dicNickToID.add("Sol",224);</text:p>
          </table:table-cell>
          <table:table-cell table:formula="of:=CONCATENATE(&quot;dicNicToPrimary.add(&quot;&quot;&quot;;[.B115];&quot;&quot;&quot;,&quot;;[.A115];&quot;),&quot;)" office:value-type="string" office:string-value="dicNicToPrimary.add(&quot;Ricky&quot;,38),">
            <text:p>dicNicToPrimary.add("Ricky",38),</text:p>
          </table:table-cell>
          <table:table-cell table:formula="of:=CONCATENATE(&quot;dicNickToID['&quot;;[.E115];&quot;'] = &quot;;[.D115])" office:value-type="string" office:string-value="dicNickToID['Sol'] = 224">
            <text:p>dicNickToID['Sol'] = 224</text:p>
          </table:table-cell>
          <table:table-cell table:formula="of:=CONCATENATE(&quot;dicNickToPrimary['&quot;;[.B115];&quot;'] = &quot;;[.A115])" office:value-type="string" office:string-value="dicNickToPrimary['Ricky'] = 38">
            <text:p>dicNickToPrimary['Ricky'] = 38</text:p>
          </table:table-cell>
          <table:table-cell office:value-type="string">
            <text:p>insert into babynames_app_firstname_nickname (id, from_firstname_id, to_firstname_id) values ( 114, 235, 88 )</text:p>
          </table:table-cell>
        </table:table-row>
        <table:table-row table:style-name="ro7">
          <table:table-cell office:value-type="float" office:value="94">
            <text:p>94</text:p>
          </table:table-cell>
          <table:table-cell table:number-columns-repeated="2" office:value-type="string">
            <text:p>Rocky</text:p>
          </table:table-cell>
          <table:table-cell table:formula="of:=[.D115]+1" office:value-type="float" office:value="225">
            <text:p>225</text:p>
          </table:table-cell>
          <table:table-cell office:value-type="string">
            <text:p>Sy</text:p>
          </table:table-cell>
          <table:table-cell table:formula="of:=CONCATENATE(&quot;insert into babynames_app_firstname (id, name) values (&quot;;[.D116];&quot;,'&quot;;[.E116];&quot;');&quot;)" office:value-type="string" office:string-value="insert into babynames_app_firstname (id, name) values (225,'Sy');">
            <text:p>insert into babynames_app_firstname (id, name) values (225,'Sy');</text:p>
          </table:table-cell>
          <table:table-cell table:formula="of:=CONCATENATE(&quot;dicNickToID.add(&quot;&quot;&quot;;[.E116];&quot;&quot;&quot;,&quot;;[.D116];&quot;);&quot;)" office:value-type="string" office:string-value="dicNickToID.add(&quot;Sy&quot;,225);">
            <text:p>dicNickToID.add("Sy",225);</text:p>
          </table:table-cell>
          <table:table-cell table:formula="of:=CONCATENATE(&quot;dicNicToPrimary.add(&quot;&quot;&quot;;[.B116];&quot;&quot;&quot;,&quot;;[.A116];&quot;),&quot;)" office:value-type="string" office:string-value="dicNicToPrimary.add(&quot;Rocky&quot;,94),">
            <text:p>dicNicToPrimary.add("Rocky",94),</text:p>
          </table:table-cell>
          <table:table-cell table:formula="of:=CONCATENATE(&quot;dicNickToID['&quot;;[.E116];&quot;'] = &quot;;[.D116])" office:value-type="string" office:string-value="dicNickToID['Sy'] = 225">
            <text:p>dicNickToID['Sy'] = 225</text:p>
          </table:table-cell>
          <table:table-cell table:formula="of:=CONCATENATE(&quot;dicNickToPrimary['&quot;;[.B116];&quot;'] = &quot;;[.A116])" office:value-type="string" office:string-value="dicNickToPrimary['Rocky'] = 94">
            <text:p>dicNickToPrimary['Rocky'] = 94</text:p>
          </table:table-cell>
          <table:table-cell office:value-type="string">
            <text:p>insert into babynames_app_firstname_nickname (id, from_firstname_id, to_firstname_id) values ( 115, 115, 84 )</text:p>
          </table:table-cell>
        </table:table-row>
        <table:table-row table:style-name="ro7">
          <table:table-cell office:value-type="float" office:value="95">
            <text:p>95</text:p>
          </table:table-cell>
          <table:table-cell office:value-type="string">
            <text:p>Rodge</text:p>
          </table:table-cell>
          <table:table-cell office:value-type="string">
            <text:p>Rodge</text:p>
          </table:table-cell>
          <table:table-cell table:formula="of:=[.D116]+1" office:value-type="float" office:value="226">
            <text:p>226</text:p>
          </table:table-cell>
          <table:table-cell office:value-type="string">
            <text:p>Tally</text:p>
          </table:table-cell>
          <table:table-cell table:formula="of:=CONCATENATE(&quot;insert into babynames_app_firstname (id, name) values (&quot;;[.D117];&quot;,'&quot;;[.E117];&quot;');&quot;)" office:value-type="string" office:string-value="insert into babynames_app_firstname (id, name) values (226,'Tally');">
            <text:p>insert into babynames_app_firstname (id, name) values (226,'Tally');</text:p>
          </table:table-cell>
          <table:table-cell table:formula="of:=CONCATENATE(&quot;dicNickToID.add(&quot;&quot;&quot;;[.E117];&quot;&quot;&quot;,&quot;;[.D117];&quot;);&quot;)" office:value-type="string" office:string-value="dicNickToID.add(&quot;Tally&quot;,226);">
            <text:p>dicNickToID.add("Tally",226);</text:p>
          </table:table-cell>
          <table:table-cell table:formula="of:=CONCATENATE(&quot;dicNicToPrimary.add(&quot;&quot;&quot;;[.B117];&quot;&quot;&quot;,&quot;;[.A117];&quot;),&quot;)" office:value-type="string" office:string-value="dicNicToPrimary.add(&quot;Rodge&quot;,95),">
            <text:p>dicNicToPrimary.add("Rodge",95),</text:p>
          </table:table-cell>
          <table:table-cell table:formula="of:=CONCATENATE(&quot;dicNickToID['&quot;;[.E117];&quot;'] = &quot;;[.D117])" office:value-type="string" office:string-value="dicNickToID['Tally'] = 226">
            <text:p>dicNickToID['Tally'] = 226</text:p>
          </table:table-cell>
          <table:table-cell table:formula="of:=CONCATENATE(&quot;dicNickToPrimary['&quot;;[.B117];&quot;'] = &quot;;[.A117])" office:value-type="string" office:string-value="dicNickToPrimary['Rodge'] = 95">
            <text:p>dicNickToPrimary['Rodge'] = 95</text:p>
          </table:table-cell>
          <table:table-cell office:value-type="string">
            <text:p>insert into babynames_app_firstname_nickname (id, from_firstname_id, to_firstname_id) values ( 116, 175, 59 )</text:p>
          </table:table-cell>
        </table:table-row>
        <table:table-row table:style-name="ro5">
          <table:table-cell office:value-type="float" office:value="18">
            <text:p>18</text:p>
          </table:table-cell>
          <table:table-cell table:number-columns-repeated="2" office:value-type="string">
            <text:p>Ron</text:p>
          </table:table-cell>
          <table:table-cell table:formula="of:=[.D117]+1" office:value-type="float" office:value="227">
            <text:p>227</text:p>
          </table:table-cell>
          <table:table-cell office:value-type="string">
            <text:p>Teddy</text:p>
          </table:table-cell>
          <table:table-cell table:formula="of:=CONCATENATE(&quot;insert into babynames_app_firstname (id, name) values (&quot;;[.D118];&quot;,'&quot;;[.E118];&quot;');&quot;)" office:value-type="string" office:string-value="insert into babynames_app_firstname (id, name) values (227,'Teddy');">
            <text:p>insert into babynames_app_firstname (id, name) values (227,'Teddy');</text:p>
          </table:table-cell>
          <table:table-cell table:formula="of:=CONCATENATE(&quot;dicNickToID.add(&quot;&quot;&quot;;[.E118];&quot;&quot;&quot;,&quot;;[.D118];&quot;);&quot;)" office:value-type="string" office:string-value="dicNickToID.add(&quot;Teddy&quot;,227);">
            <text:p>dicNickToID.add("Teddy",227);</text:p>
          </table:table-cell>
          <table:table-cell table:formula="of:=CONCATENATE(&quot;dicNicToPrimary.add(&quot;&quot;&quot;;[.B118];&quot;&quot;&quot;,&quot;;[.A118];&quot;),&quot;)" office:value-type="string" office:string-value="dicNicToPrimary.add(&quot;Ron&quot;,18),">
            <text:p>dicNicToPrimary.add("Ron",18),</text:p>
          </table:table-cell>
          <table:table-cell table:formula="of:=CONCATENATE(&quot;dicNickToID['&quot;;[.E118];&quot;'] = &quot;;[.D118])" office:value-type="string" office:string-value="dicNickToID['Teddy'] = 227">
            <text:p>dicNickToID['Teddy'] = 227</text:p>
          </table:table-cell>
          <table:table-cell table:formula="of:=CONCATENATE(&quot;dicNickToPrimary['&quot;;[.B118];&quot;'] = &quot;;[.A118])" office:value-type="string" office:string-value="dicNickToPrimary['Ron'] = 18">
            <text:p>dicNickToPrimary['Ron'] = 18</text:p>
          </table:table-cell>
          <table:table-cell office:value-type="string">
            <text:p>insert into babynames_app_firstname_nickname (id, from_firstname_id, to_firstname_id) values ( 117, 219, 82 )</text:p>
          </table:table-cell>
        </table:table-row>
        <table:table-row table:style-name="ro7">
          <table:table-cell office:value-type="float" office:value="18">
            <text:p>18</text:p>
          </table:table-cell>
          <table:table-cell table:number-columns-repeated="2" office:value-type="string">
            <text:p>Ronnie</text:p>
          </table:table-cell>
          <table:table-cell table:formula="of:=[.D118]+1" office:value-type="float" office:value="228">
            <text:p>228</text:p>
          </table:table-cell>
          <table:table-cell office:value-type="string">
            <text:p>Thal</text:p>
          </table:table-cell>
          <table:table-cell table:formula="of:=CONCATENATE(&quot;insert into babynames_app_firstname (id, name) values (&quot;;[.D119];&quot;,'&quot;;[.E119];&quot;');&quot;)" office:value-type="string" office:string-value="insert into babynames_app_firstname (id, name) values (228,'Thal');">
            <text:p>insert into babynames_app_firstname (id, name) values (228,'Thal');</text:p>
          </table:table-cell>
          <table:table-cell table:formula="of:=CONCATENATE(&quot;dicNickToID.add(&quot;&quot;&quot;;[.E119];&quot;&quot;&quot;,&quot;;[.D119];&quot;);&quot;)" office:value-type="string" office:string-value="dicNickToID.add(&quot;Thal&quot;,228);">
            <text:p>dicNickToID.add("Thal",228);</text:p>
          </table:table-cell>
          <table:table-cell table:formula="of:=CONCATENATE(&quot;dicNicToPrimary.add(&quot;&quot;&quot;;[.B119];&quot;&quot;&quot;,&quot;;[.A119];&quot;),&quot;)" office:value-type="string" office:string-value="dicNicToPrimary.add(&quot;Ronnie&quot;,18),">
            <text:p>dicNicToPrimary.add("Ronnie",18),</text:p>
          </table:table-cell>
          <table:table-cell table:formula="of:=CONCATENATE(&quot;dicNickToID['&quot;;[.E119];&quot;'] = &quot;;[.D119])" office:value-type="string" office:string-value="dicNickToID['Thal'] = 228">
            <text:p>dicNickToID['Thal'] = 228</text:p>
          </table:table-cell>
          <table:table-cell table:formula="of:=CONCATENATE(&quot;dicNickToPrimary['&quot;;[.B119];&quot;'] = &quot;;[.A119])" office:value-type="string" office:string-value="dicNickToPrimary['Ronnie'] = 18">
            <text:p>dicNickToPrimary['Ronnie'] = 18</text:p>
          </table:table-cell>
          <table:table-cell office:value-type="string">
            <text:p>insert into babynames_app_firstname_nickname (id, from_firstname_id, to_firstname_id) values ( 118, 237, 106 )</text:p>
          </table:table-cell>
        </table:table-row>
        <table:table-row table:style-name="ro7">
          <table:table-cell office:value-type="float" office:value="12">
            <text:p>12</text:p>
          </table:table-cell>
          <table:table-cell table:number-columns-repeated="2" office:value-type="string">
            <text:p>Rory</text:p>
          </table:table-cell>
          <table:table-cell table:formula="of:=[.D119]+1" office:value-type="float" office:value="229">
            <text:p>229</text:p>
          </table:table-cell>
          <table:table-cell office:value-type="string">
            <text:p>Theo</text:p>
          </table:table-cell>
          <table:table-cell table:formula="of:=CONCATENATE(&quot;insert into babynames_app_firstname (id, name) values (&quot;;[.D120];&quot;,'&quot;;[.E120];&quot;');&quot;)" office:value-type="string" office:string-value="insert into babynames_app_firstname (id, name) values (229,'Theo');">
            <text:p>insert into babynames_app_firstname (id, name) values (229,'Theo');</text:p>
          </table:table-cell>
          <table:table-cell table:formula="of:=CONCATENATE(&quot;dicNickToID.add(&quot;&quot;&quot;;[.E120];&quot;&quot;&quot;,&quot;;[.D120];&quot;);&quot;)" office:value-type="string" office:string-value="dicNickToID.add(&quot;Theo&quot;,229);">
            <text:p>dicNickToID.add("Theo",229);</text:p>
          </table:table-cell>
          <table:table-cell table:formula="of:=CONCATENATE(&quot;dicNicToPrimary.add(&quot;&quot;&quot;;[.B120];&quot;&quot;&quot;,&quot;;[.A120];&quot;),&quot;)" office:value-type="string" office:string-value="dicNicToPrimary.add(&quot;Rory&quot;,12),">
            <text:p>dicNicToPrimary.add("Rory",12),</text:p>
          </table:table-cell>
          <table:table-cell table:formula="of:=CONCATENATE(&quot;dicNickToID['&quot;;[.E120];&quot;'] = &quot;;[.D120])" office:value-type="string" office:string-value="dicNickToID['Theo'] = 229">
            <text:p>dicNickToID['Theo'] = 229</text:p>
          </table:table-cell>
          <table:table-cell table:formula="of:=CONCATENATE(&quot;dicNickToPrimary['&quot;;[.B120];&quot;'] = &quot;;[.A120])" office:value-type="string" office:string-value="dicNickToPrimary['Rory'] = 12">
            <text:p>dicNickToPrimary['Rory'] = 12</text:p>
          </table:table-cell>
          <table:table-cell office:value-type="string">
            <text:p>insert into babynames_app_firstname_nickname (id, from_firstname_id, to_firstname_id) values ( 119, 174, 58 )</text:p>
          </table:table-cell>
        </table:table-row>
        <table:table-row table:style-name="ro7">
          <table:table-cell office:value-type="float" office:value="82">
            <text:p>82</text:p>
          </table:table-cell>
          <table:table-cell table:number-columns-repeated="2" office:value-type="string">
            <text:p>Ryan</text:p>
          </table:table-cell>
          <table:table-cell table:formula="of:=[.D120]+1" office:value-type="float" office:value="230">
            <text:p>230</text:p>
          </table:table-cell>
          <table:table-cell office:value-type="string">
            <text:p>Tillie</text:p>
          </table:table-cell>
          <table:table-cell table:formula="of:=CONCATENATE(&quot;insert into babynames_app_firstname (id, name) values (&quot;;[.D121];&quot;,'&quot;;[.E121];&quot;');&quot;)" office:value-type="string" office:string-value="insert into babynames_app_firstname (id, name) values (230,'Tillie');">
            <text:p>insert into babynames_app_firstname (id, name) values (230,'Tillie');</text:p>
          </table:table-cell>
          <table:table-cell table:formula="of:=CONCATENATE(&quot;dicNickToID.add(&quot;&quot;&quot;;[.E121];&quot;&quot;&quot;,&quot;;[.D121];&quot;);&quot;)" office:value-type="string" office:string-value="dicNickToID.add(&quot;Tillie&quot;,230);">
            <text:p>dicNickToID.add("Tillie",230);</text:p>
          </table:table-cell>
          <table:table-cell table:formula="of:=CONCATENATE(&quot;dicNicToPrimary.add(&quot;&quot;&quot;;[.B121];&quot;&quot;&quot;,&quot;;[.A121];&quot;),&quot;)" office:value-type="string" office:string-value="dicNicToPrimary.add(&quot;Ryan&quot;,82),">
            <text:p>dicNicToPrimary.add("Ryan",82),</text:p>
          </table:table-cell>
          <table:table-cell table:formula="of:=CONCATENATE(&quot;dicNickToID['&quot;;[.E121];&quot;'] = &quot;;[.D121])" office:value-type="string" office:string-value="dicNickToID['Tillie'] = 230">
            <text:p>dicNickToID['Tillie'] = 230</text:p>
          </table:table-cell>
          <table:table-cell table:formula="of:=CONCATENATE(&quot;dicNickToPrimary['&quot;;[.B121];&quot;'] = &quot;;[.A121])" office:value-type="string" office:string-value="dicNickToPrimary['Ryan'] = 82">
            <text:p>dicNickToPrimary['Ryan'] = 82</text:p>
          </table:table-cell>
          <table:table-cell office:value-type="string">
            <text:p>insert into babynames_app_firstname_nickname (id, from_firstname_id, to_firstname_id) values ( 120, 140, 59 )</text:p>
          </table:table-cell>
        </table:table-row>
        <table:table-row table:style-name="ro7">
          <table:table-cell office:value-type="float" office:value="96">
            <text:p>96</text:p>
          </table:table-cell>
          <table:table-cell table:number-columns-repeated="2" office:value-type="string">
            <text:p>Sam</text:p>
          </table:table-cell>
          <table:table-cell table:formula="of:=[.D121]+1" office:value-type="float" office:value="231">
            <text:p>231</text:p>
          </table:table-cell>
          <table:table-cell office:value-type="string">
            <text:p>Tobey</text:p>
          </table:table-cell>
          <table:table-cell table:formula="of:=CONCATENATE(&quot;insert into babynames_app_firstname (id, name) values (&quot;;[.D122];&quot;,'&quot;;[.E122];&quot;');&quot;)" office:value-type="string" office:string-value="insert into babynames_app_firstname (id, name) values (231,'Tobey');">
            <text:p>insert into babynames_app_firstname (id, name) values (231,'Tobey');</text:p>
          </table:table-cell>
          <table:table-cell table:formula="of:=CONCATENATE(&quot;dicNickToID.add(&quot;&quot;&quot;;[.E122];&quot;&quot;&quot;,&quot;;[.D122];&quot;);&quot;)" office:value-type="string" office:string-value="dicNickToID.add(&quot;Tobey&quot;,231);">
            <text:p>dicNickToID.add("Tobey",231);</text:p>
          </table:table-cell>
          <table:table-cell table:formula="of:=CONCATENATE(&quot;dicNicToPrimary.add(&quot;&quot;&quot;;[.B122];&quot;&quot;&quot;,&quot;;[.A122];&quot;),&quot;)" office:value-type="string" office:string-value="dicNicToPrimary.add(&quot;Sam&quot;,96),">
            <text:p>dicNicToPrimary.add("Sam",96),</text:p>
          </table:table-cell>
          <table:table-cell table:formula="of:=CONCATENATE(&quot;dicNickToID['&quot;;[.E122];&quot;'] = &quot;;[.D122])" office:value-type="string" office:string-value="dicNickToID['Tobey'] = 231">
            <text:p>dicNickToID['Tobey'] = 231</text:p>
          </table:table-cell>
          <table:table-cell table:formula="of:=CONCATENATE(&quot;dicNickToPrimary['&quot;;[.B122];&quot;'] = &quot;;[.A122])" office:value-type="string" office:string-value="dicNickToPrimary['Sam'] = 96">
            <text:p>dicNickToPrimary['Sam'] = 96</text:p>
          </table:table-cell>
          <table:table-cell office:value-type="string">
            <text:p>insert into babynames_app_firstname_nickname (id, from_firstname_id, to_firstname_id) values ( 121, 141, 94 )</text:p>
          </table:table-cell>
        </table:table-row>
        <table:table-row table:style-name="ro5">
          <table:table-cell office:value-type="float" office:value="96">
            <text:p>96</text:p>
          </table:table-cell>
          <table:table-cell table:number-columns-repeated="2" office:value-type="string">
            <text:p>Sammy</text:p>
          </table:table-cell>
          <table:table-cell table:formula="of:=[.D122]+1" office:value-type="float" office:value="232">
            <text:p>232</text:p>
          </table:table-cell>
          <table:table-cell office:value-type="string">
            <text:p>Tom-Tom</text:p>
          </table:table-cell>
          <table:table-cell table:formula="of:=CONCATENATE(&quot;insert into babynames_app_firstname (id, name) values (&quot;;[.D123];&quot;,'&quot;;[.E123];&quot;');&quot;)" office:value-type="string" office:string-value="insert into babynames_app_firstname (id, name) values (232,'Tom-Tom');">
            <text:p>insert into babynames_app_firstname (id, name) values (232,'Tom-Tom');</text:p>
          </table:table-cell>
          <table:table-cell table:formula="of:=CONCATENATE(&quot;dicNickToID.add(&quot;&quot;&quot;;[.E123];&quot;&quot;&quot;,&quot;;[.D123];&quot;);&quot;)" office:value-type="string" office:string-value="dicNickToID.add(&quot;Tom-Tom&quot;,232);">
            <text:p>dicNickToID.add("Tom-Tom",232);</text:p>
          </table:table-cell>
          <table:table-cell table:formula="of:=CONCATENATE(&quot;dicNicToPrimary.add(&quot;&quot;&quot;;[.B123];&quot;&quot;&quot;,&quot;;[.A123];&quot;),&quot;)" office:value-type="string" office:string-value="dicNicToPrimary.add(&quot;Sammy&quot;,96),">
            <text:p>dicNicToPrimary.add("Sammy",96),</text:p>
          </table:table-cell>
          <table:table-cell table:formula="of:=CONCATENATE(&quot;dicNickToID['&quot;;[.E123];&quot;'] = &quot;;[.D123])" office:value-type="string" office:string-value="dicNickToID['Tom-Tom'] = 232">
            <text:p>dicNickToID['Tom-Tom'] = 232</text:p>
          </table:table-cell>
          <table:table-cell table:formula="of:=CONCATENATE(&quot;dicNickToPrimary['&quot;;[.B123];&quot;'] = &quot;;[.A123])" office:value-type="string" office:string-value="dicNickToPrimary['Sammy'] = 96">
            <text:p>dicNickToPrimary['Sammy'] = 96</text:p>
          </table:table-cell>
          <table:table-cell office:value-type="string">
            <text:p>insert into babynames_app_firstname_nickname (id, from_firstname_id, to_firstname_id) values ( 122, 142, 27 )</text:p>
          </table:table-cell>
        </table:table-row>
        <table:table-row table:style-name="ro7">
          <table:table-cell office:value-type="float" office:value="97">
            <text:p>97</text:p>
          </table:table-cell>
          <table:table-cell office:value-type="string">
            <text:p>Seb</text:p>
          </table:table-cell>
          <table:table-cell office:value-type="string">
            <text:p>Seb</text:p>
          </table:table-cell>
          <table:table-cell table:formula="of:=[.D123]+1" office:value-type="float" office:value="233">
            <text:p>233</text:p>
          </table:table-cell>
          <table:table-cell office:value-type="string">
            <text:p>Tony</text:p>
          </table:table-cell>
          <table:table-cell table:formula="of:=CONCATENATE(&quot;insert into babynames_app_firstname (id, name) values (&quot;;[.D124];&quot;,'&quot;;[.E124];&quot;');&quot;)" office:value-type="string" office:string-value="insert into babynames_app_firstname (id, name) values (233,'Tony');">
            <text:p>insert into babynames_app_firstname (id, name) values (233,'Tony');</text:p>
          </table:table-cell>
          <table:table-cell table:formula="of:=CONCATENATE(&quot;dicNickToID.add(&quot;&quot;&quot;;[.E124];&quot;&quot;&quot;,&quot;;[.D124];&quot;);&quot;)" office:value-type="string" office:string-value="dicNickToID.add(&quot;Tony&quot;,233);">
            <text:p>dicNickToID.add("Tony",233);</text:p>
          </table:table-cell>
          <table:table-cell table:formula="of:=CONCATENATE(&quot;dicNicToPrimary.add(&quot;&quot;&quot;;[.B124];&quot;&quot;&quot;,&quot;;[.A124];&quot;),&quot;)" office:value-type="string" office:string-value="dicNicToPrimary.add(&quot;Seb&quot;,97),">
            <text:p>dicNicToPrimary.add("Seb",97),</text:p>
          </table:table-cell>
          <table:table-cell table:formula="of:=CONCATENATE(&quot;dicNickToID['&quot;;[.E124];&quot;'] = &quot;;[.D124])" office:value-type="string" office:string-value="dicNickToID['Tony'] = 233">
            <text:p>dicNickToID['Tony'] = 233</text:p>
          </table:table-cell>
          <table:table-cell table:formula="of:=CONCATENATE(&quot;dicNickToPrimary['&quot;;[.B124];&quot;'] = &quot;;[.A124])" office:value-type="string" office:string-value="dicNickToPrimary['Seb'] = 97">
            <text:p>dicNickToPrimary['Seb'] = 97</text:p>
          </table:table-cell>
          <table:table-cell office:value-type="string">
            <text:p>insert into babynames_app_firstname_nickname (id, from_firstname_id, to_firstname_id) values ( 123, 187, 71 )</text:p>
          </table:table-cell>
        </table:table-row>
        <table:table-row table:style-name="ro7">
          <table:table-cell office:value-type="float" office:value="99">
            <text:p>99</text:p>
          </table:table-cell>
          <table:table-cell table:number-columns-repeated="2" office:value-type="string">
            <text:p>Sid</text:p>
          </table:table-cell>
          <table:table-cell table:formula="of:=[.D124]+1" office:value-type="float" office:value="234">
            <text:p>234</text:p>
          </table:table-cell>
          <table:table-cell office:value-type="string">
            <text:p>Tula</text:p>
          </table:table-cell>
          <table:table-cell table:formula="of:=CONCATENATE(&quot;insert into babynames_app_firstname (id, name) values (&quot;;[.D125];&quot;,'&quot;;[.E125];&quot;');&quot;)" office:value-type="string" office:string-value="insert into babynames_app_firstname (id, name) values (234,'Tula');">
            <text:p>insert into babynames_app_firstname (id, name) values (234,'Tula');</text:p>
          </table:table-cell>
          <table:table-cell table:formula="of:=CONCATENATE(&quot;dicNickToID.add(&quot;&quot;&quot;;[.E125];&quot;&quot;&quot;,&quot;;[.D125];&quot;);&quot;)" office:value-type="string" office:string-value="dicNickToID.add(&quot;Tula&quot;,234);">
            <text:p>dicNickToID.add("Tula",234);</text:p>
          </table:table-cell>
          <table:table-cell table:formula="of:=CONCATENATE(&quot;dicNicToPrimary.add(&quot;&quot;&quot;;[.B125];&quot;&quot;&quot;,&quot;;[.A125];&quot;),&quot;)" office:value-type="string" office:string-value="dicNicToPrimary.add(&quot;Sid&quot;,99),">
            <text:p>dicNicToPrimary.add("Sid",99),</text:p>
          </table:table-cell>
          <table:table-cell table:formula="of:=CONCATENATE(&quot;dicNickToID['&quot;;[.E125];&quot;'] = &quot;;[.D125])" office:value-type="string" office:string-value="dicNickToID['Tula'] = 234">
            <text:p>dicNickToID['Tula'] = 234</text:p>
          </table:table-cell>
          <table:table-cell table:formula="of:=CONCATENATE(&quot;dicNickToPrimary['&quot;;[.B125];&quot;'] = &quot;;[.A125])" office:value-type="string" office:string-value="dicNickToPrimary['Sid'] = 99">
            <text:p>dicNickToPrimary['Sid'] = 99</text:p>
          </table:table-cell>
          <table:table-cell office:value-type="string">
            <text:p>insert into babynames_app_firstname_nickname (id, from_firstname_id, to_firstname_id) values ( 124, 232, 103 )</text:p>
          </table:table-cell>
        </table:table-row>
        <table:table-row table:style-name="ro7">
          <table:table-cell office:value-type="float" office:value="65">
            <text:p>65</text:p>
          </table:table-cell>
          <table:table-cell table:number-columns-repeated="2" office:value-type="string">
            <text:p>Sol</text:p>
          </table:table-cell>
          <table:table-cell table:formula="of:=[.D125]+1" office:value-type="float" office:value="235">
            <text:p>235</text:p>
          </table:table-cell>
          <table:table-cell office:value-type="string">
            <text:p>Tulie</text:p>
          </table:table-cell>
          <table:table-cell table:formula="of:=CONCATENATE(&quot;insert into babynames_app_firstname (id, name) values (&quot;;[.D126];&quot;,'&quot;;[.E126];&quot;');&quot;)" office:value-type="string" office:string-value="insert into babynames_app_firstname (id, name) values (235,'Tulie');">
            <text:p>insert into babynames_app_firstname (id, name) values (235,'Tulie');</text:p>
          </table:table-cell>
          <table:table-cell table:formula="of:=CONCATENATE(&quot;dicNickToID.add(&quot;&quot;&quot;;[.E126];&quot;&quot;&quot;,&quot;;[.D126];&quot;);&quot;)" office:value-type="string" office:string-value="dicNickToID.add(&quot;Tulie&quot;,235);">
            <text:p>dicNickToID.add("Tulie",235);</text:p>
          </table:table-cell>
          <table:table-cell table:formula="of:=CONCATENATE(&quot;dicNicToPrimary.add(&quot;&quot;&quot;;[.B126];&quot;&quot;&quot;,&quot;;[.A126];&quot;),&quot;)" office:value-type="string" office:string-value="dicNicToPrimary.add(&quot;Sol&quot;,65),">
            <text:p>dicNicToPrimary.add("Sol",65),</text:p>
          </table:table-cell>
          <table:table-cell table:formula="of:=CONCATENATE(&quot;dicNickToID['&quot;;[.E126];&quot;'] = &quot;;[.D126])" office:value-type="string" office:string-value="dicNickToID['Tulie'] = 235">
            <text:p>dicNickToID['Tulie'] = 235</text:p>
          </table:table-cell>
          <table:table-cell table:formula="of:=CONCATENATE(&quot;dicNickToPrimary['&quot;;[.B126];&quot;'] = &quot;;[.A126])" office:value-type="string" office:string-value="dicNickToPrimary['Sol'] = 65">
            <text:p>dicNickToPrimary['Sol'] = 65</text:p>
          </table:table-cell>
          <table:table-cell office:value-type="string">
            <text:p>insert into babynames_app_firstname_nickname (id, from_firstname_id, to_firstname_id) values ( 125, 236, 105 )</text:p>
          </table:table-cell>
        </table:table-row>
        <table:table-row table:style-name="ro7">
          <table:table-cell office:value-type="float" office:value="98">
            <text:p>98</text:p>
          </table:table-cell>
          <table:table-cell office:value-type="string">
            <text:p>Sy</text:p>
          </table:table-cell>
          <table:table-cell office:value-type="string">
            <text:p>Sy</text:p>
          </table:table-cell>
          <table:table-cell table:formula="of:=[.D126]+1" office:value-type="float" office:value="236">
            <text:p>236</text:p>
          </table:table-cell>
          <table:table-cell office:value-type="string">
            <text:p>Vi</text:p>
          </table:table-cell>
          <table:table-cell table:formula="of:=CONCATENATE(&quot;insert into babynames_app_firstname (id, name) values (&quot;;[.D127];&quot;,'&quot;;[.E127];&quot;');&quot;)" office:value-type="string" office:string-value="insert into babynames_app_firstname (id, name) values (236,'Vi');">
            <text:p>insert into babynames_app_firstname (id, name) values (236,'Vi');</text:p>
          </table:table-cell>
          <table:table-cell table:formula="of:=CONCATENATE(&quot;dicNickToID.add(&quot;&quot;&quot;;[.E127];&quot;&quot;&quot;,&quot;;[.D127];&quot;);&quot;)" office:value-type="string" office:string-value="dicNickToID.add(&quot;Vi&quot;,236);">
            <text:p>dicNickToID.add("Vi",236);</text:p>
          </table:table-cell>
          <table:table-cell table:formula="of:=CONCATENATE(&quot;dicNicToPrimary.add(&quot;&quot;&quot;;[.B127];&quot;&quot;&quot;,&quot;;[.A127];&quot;),&quot;)" office:value-type="string" office:string-value="dicNicToPrimary.add(&quot;Sy&quot;,98),">
            <text:p>dicNicToPrimary.add("Sy",98),</text:p>
          </table:table-cell>
          <table:table-cell table:formula="of:=CONCATENATE(&quot;dicNickToID['&quot;;[.E127];&quot;'] = &quot;;[.D127])" office:value-type="string" office:string-value="dicNickToID['Vi'] = 236">
            <text:p>dicNickToID['Vi'] = 236</text:p>
          </table:table-cell>
          <table:table-cell table:formula="of:=CONCATENATE(&quot;dicNickToPrimary['&quot;;[.B127];&quot;'] = &quot;;[.A127])" office:value-type="string" office:string-value="dicNickToPrimary['Sy'] = 98">
            <text:p>dicNickToPrimary['Sy'] = 98</text:p>
          </table:table-cell>
          <table:table-cell office:value-type="string">
            <text:p>insert into babynames_app_firstname_nickname (id, from_firstname_id, to_firstname_id) values ( 126, 161, 51 )</text:p>
          </table:table-cell>
        </table:table-row>
        <table:table-row table:style-name="ro5">
          <table:table-cell office:value-type="float" office:value="100">
            <text:p>100</text:p>
          </table:table-cell>
          <table:table-cell table:number-columns-repeated="2" office:value-type="string">
            <text:p>Tally</text:p>
          </table:table-cell>
          <table:table-cell table:formula="of:=[.D127]+1" office:value-type="float" office:value="237">
            <text:p>237</text:p>
          </table:table-cell>
          <table:table-cell office:value-type="string">
            <text:p>Will</text:p>
          </table:table-cell>
          <table:table-cell table:formula="of:=CONCATENATE(&quot;insert into babynames_app_firstname (id, name) values (&quot;;[.D128];&quot;,'&quot;;[.E128];&quot;');&quot;)" office:value-type="string" office:string-value="insert into babynames_app_firstname (id, name) values (237,'Will');">
            <text:p>insert into babynames_app_firstname (id, name) values (237,'Will');</text:p>
          </table:table-cell>
          <table:table-cell table:formula="of:=CONCATENATE(&quot;dicNickToID.add(&quot;&quot;&quot;;[.E128];&quot;&quot;&quot;,&quot;;[.D128];&quot;);&quot;)" office:value-type="string" office:string-value="dicNickToID.add(&quot;Will&quot;,237);">
            <text:p>dicNickToID.add("Will",237);</text:p>
          </table:table-cell>
          <table:table-cell table:formula="of:=CONCATENATE(&quot;dicNicToPrimary.add(&quot;&quot;&quot;;[.B128];&quot;&quot;&quot;,&quot;;[.A128];&quot;),&quot;)" office:value-type="string" office:string-value="dicNicToPrimary.add(&quot;Tally&quot;,100),">
            <text:p>dicNicToPrimary.add("Tally",100),</text:p>
          </table:table-cell>
          <table:table-cell table:formula="of:=CONCATENATE(&quot;dicNickToID['&quot;;[.E128];&quot;'] = &quot;;[.D128])" office:value-type="string" office:string-value="dicNickToID['Will'] = 237">
            <text:p>dicNickToID['Will'] = 237</text:p>
          </table:table-cell>
          <table:table-cell table:formula="of:=CONCATENATE(&quot;dicNickToPrimary['&quot;;[.B128];&quot;'] = &quot;;[.A128])" office:value-type="string" office:string-value="dicNickToPrimary['Tally'] = 100">
            <text:p>dicNickToPrimary['Tally'] = 100</text:p>
          </table:table-cell>
          <table:table-cell office:value-type="string">
            <text:p>insert into babynames_app_firstname_nickname (id, from_firstname_id, to_firstname_id) values ( 127, 113, 5 )</text:p>
          </table:table-cell>
        </table:table-row>
        <table:table-row table:style-name="ro7">
          <table:table-cell office:value-type="float" office:value="102">
            <text:p>102</text:p>
          </table:table-cell>
          <table:table-cell table:number-columns-repeated="2" office:value-type="string">
            <text:p>Teddy</text:p>
          </table:table-cell>
          <table:table-cell table:formula="of:=[.D128]+1" office:value-type="float" office:value="238">
            <text:p>238</text:p>
          </table:table-cell>
          <table:table-cell office:value-type="string">
            <text:p>Wolfie</text:p>
          </table:table-cell>
          <table:table-cell table:formula="of:=CONCATENATE(&quot;insert into babynames_app_firstname (id, name) values (&quot;;[.D129];&quot;,'&quot;;[.E129];&quot;');&quot;)" office:value-type="string" office:string-value="insert into babynames_app_firstname (id, name) values (238,'Wolfie');">
            <text:p>insert into babynames_app_firstname (id, name) values (238,'Wolfie');</text:p>
          </table:table-cell>
          <table:table-cell table:formula="of:=CONCATENATE(&quot;dicNickToID.add(&quot;&quot;&quot;;[.E129];&quot;&quot;&quot;,&quot;;[.D129];&quot;);&quot;)" office:value-type="string" office:string-value="dicNickToID.add(&quot;Wolfie&quot;,238);">
            <text:p>dicNickToID.add("Wolfie",238);</text:p>
          </table:table-cell>
          <table:table-cell table:formula="of:=CONCATENATE(&quot;dicNicToPrimary.add(&quot;&quot;&quot;;[.B129];&quot;&quot;&quot;,&quot;;[.A129];&quot;),&quot;)" office:value-type="string" office:string-value="dicNicToPrimary.add(&quot;Teddy&quot;,102),">
            <text:p>dicNicToPrimary.add("Teddy",102),</text:p>
          </table:table-cell>
          <table:table-cell table:formula="of:=CONCATENATE(&quot;dicNickToID['&quot;;[.E129];&quot;'] = &quot;;[.D129])" office:value-type="string" office:string-value="dicNickToID['Wolfie'] = 238">
            <text:p>dicNickToID['Wolfie'] = 238</text:p>
          </table:table-cell>
          <table:table-cell table:formula="of:=CONCATENATE(&quot;dicNickToPrimary['&quot;;[.B129];&quot;'] = &quot;;[.A129])" office:value-type="string" office:string-value="dicNickToPrimary['Teddy'] = 102">
            <text:p>dicNickToPrimary['Teddy'] = 102</text:p>
          </table:table-cell>
          <table:table-cell office:value-type="string">
            <text:p>insert into babynames_app_firstname_nickname (id, from_firstname_id, to_firstname_id) values ( 128, 178, 31 )</text:p>
          </table:table-cell>
        </table:table-row>
        <table:table-row table:style-name="ro7">
          <table:table-cell office:value-type="float" office:value="101">
            <text:p>101</text:p>
          </table:table-cell>
          <table:table-cell office:value-type="string">
            <text:p>Thal</text:p>
          </table:table-cell>
          <table:table-cell office:value-type="string">
            <text:p>Thal</text:p>
          </table:table-cell>
          <table:table-cell table:formula="of:=[.D129]+1" office:value-type="float" office:value="239">
            <text:p>239</text:p>
          </table:table-cell>
          <table:table-cell office:value-type="string">
            <text:p>Zelda</text:p>
          </table:table-cell>
          <table:table-cell table:formula="of:=CONCATENATE(&quot;insert into babynames_app_firstname (id, name) values (&quot;;[.D130];&quot;,'&quot;;[.E130];&quot;');&quot;)" office:value-type="string" office:string-value="insert into babynames_app_firstname (id, name) values (239,'Zelda');">
            <text:p>insert into babynames_app_firstname (id, name) values (239,'Zelda');</text:p>
          </table:table-cell>
          <table:table-cell table:formula="of:=CONCATENATE(&quot;dicNickToID.add(&quot;&quot;&quot;;[.E130];&quot;&quot;&quot;,&quot;;[.D130];&quot;);&quot;)" office:value-type="string" office:string-value="dicNickToID.add(&quot;Zelda&quot;,239);">
            <text:p>dicNickToID.add("Zelda",239);</text:p>
          </table:table-cell>
          <table:table-cell table:formula="of:=CONCATENATE(&quot;dicNicToPrimary.add(&quot;&quot;&quot;;[.B130];&quot;&quot;&quot;,&quot;;[.A130];&quot;),&quot;)" office:value-type="string" office:string-value="dicNicToPrimary.add(&quot;Thal&quot;,101),">
            <text:p>dicNicToPrimary.add("Thal",101),</text:p>
          </table:table-cell>
          <table:table-cell table:formula="of:=CONCATENATE(&quot;dicNickToID['&quot;;[.E130];&quot;'] = &quot;;[.D130])" office:value-type="string" office:string-value="dicNickToID['Zelda'] = 239">
            <text:p>dicNickToID['Zelda'] = 239</text:p>
          </table:table-cell>
          <table:table-cell table:formula="of:=CONCATENATE(&quot;dicNickToPrimary['&quot;;[.B130];&quot;'] = &quot;;[.A130])" office:value-type="string" office:string-value="dicNickToPrimary['Thal'] = 101">
            <text:p>dicNickToPrimary['Thal'] = 101</text:p>
          </table:table-cell>
          <table:table-cell office:value-type="string">
            <text:p>insert into babynames_app_firstname_nickname (id, from_firstname_id, to_firstname_id) values ( 129, 196, 36 )</text:p>
          </table:table-cell>
        </table:table-row>
        <table:table-row table:style-name="ro7">
          <table:table-cell office:value-type="float" office:value="102">
            <text:p>102</text:p>
          </table:table-cell>
          <table:table-cell office:value-type="string">
            <text:p>Theo</text:p>
          </table:table-cell>
          <table:table-cell office:value-type="string">
            <text:p>Theo</text:p>
          </table:table-cell>
          <table:table-cell table:formula="of:=[.D130]+1" office:value-type="float" office:value="240">
            <text:p>240</text:p>
          </table:table-cell>
          <table:table-cell office:value-type="string">
            <text:p>Zor</text:p>
          </table:table-cell>
          <table:table-cell table:formula="of:=CONCATENATE(&quot;insert into babynames_app_firstname (id, name) values (&quot;;[.D131];&quot;,'&quot;;[.E131];&quot;');&quot;)" office:value-type="string" office:string-value="insert into babynames_app_firstname (id, name) values (240,'Zor');">
            <text:p>insert into babynames_app_firstname (id, name) values (240,'Zor');</text:p>
          </table:table-cell>
          <table:table-cell table:formula="of:=CONCATENATE(&quot;dicNickToID.add(&quot;&quot;&quot;;[.E131];&quot;&quot;&quot;,&quot;;[.D131];&quot;);&quot;)" office:value-type="string" office:string-value="dicNickToID.add(&quot;Zor&quot;,240);">
            <text:p>dicNickToID.add("Zor",240);</text:p>
          </table:table-cell>
          <table:table-cell table:formula="of:=CONCATENATE(&quot;dicNicToPrimary.add(&quot;&quot;&quot;;[.B131];&quot;&quot;&quot;,&quot;;[.A131];&quot;),&quot;)" office:value-type="string" office:string-value="dicNicToPrimary.add(&quot;Theo&quot;,102),">
            <text:p>dicNicToPrimary.add("Theo",102),</text:p>
          </table:table-cell>
          <table:table-cell table:formula="of:=CONCATENATE(&quot;dicNickToID['&quot;;[.E131];&quot;'] = &quot;;[.D131])" office:value-type="string" office:string-value="dicNickToID['Zor'] = 240">
            <text:p>dicNickToID['Zor'] = 240</text:p>
          </table:table-cell>
          <table:table-cell table:formula="of:=CONCATENATE(&quot;dicNickToPrimary['&quot;;[.B131];&quot;'] = &quot;;[.A131])" office:value-type="string" office:string-value="dicNickToPrimary['Theo'] = 102">
            <text:p>dicNickToPrimary['Theo'] = 102</text:p>
          </table:table-cell>
          <table:table-cell office:value-type="string">
            <text:p>insert into babynames_app_firstname_nickname (id, from_firstname_id, to_firstname_id) values ( 130, 176, 100 )</text:p>
          </table:table-cell>
        </table:table-row>
        <table:table-row table:style-name="ro7">
          <table:table-cell office:value-type="float" office:value="67">
            <text:p>67</text:p>
          </table:table-cell>
          <table:table-cell office:value-type="string">
            <text:p>Tillie</text:p>
          </table:table-cell>
          <table:table-cell office:value-type="string">
            <text:p>Tillie</text:p>
          </table:table-cell>
          <table:table-cell table:number-columns-repeated="4"/>
          <table:table-cell table:formula="of:=CONCATENATE(&quot;dicNicToPrimary.add(&quot;&quot;&quot;;[.B132];&quot;&quot;&quot;,&quot;;[.A132];&quot;),&quot;)" office:value-type="string" office:string-value="dicNicToPrimary.add(&quot;Tillie&quot;,67),">
            <text:p>dicNicToPrimary.add("Tillie",67),</text:p>
          </table:table-cell>
          <table:table-cell/>
          <table:table-cell table:formula="of:=CONCATENATE(&quot;dicNickToPrimary['&quot;;[.B132];&quot;'] = &quot;;[.A132])" office:value-type="string" office:string-value="dicNickToPrimary['Tillie'] = 67">
            <text:p>dicNickToPrimary['Tillie'] = 67</text:p>
          </table:table-cell>
          <table:table-cell/>
        </table:table-row>
        <table:table-row table:style-name="ro7">
          <table:table-cell office:value-type="float" office:value="104">
            <text:p>104</text:p>
          </table:table-cell>
          <table:table-cell office:value-type="string">
            <text:p>Tobey</text:p>
          </table:table-cell>
          <table:table-cell office:value-type="string">
            <text:p>Tobey</text:p>
          </table:table-cell>
          <table:table-cell table:number-columns-repeated="4"/>
          <table:table-cell table:formula="of:=CONCATENATE(&quot;dicNicToPrimary.add(&quot;&quot;&quot;;[.B133];&quot;&quot;&quot;,&quot;;[.A133];&quot;),&quot;)" office:value-type="string" office:string-value="dicNicToPrimary.add(&quot;Tobey&quot;,104),">
            <text:p>dicNicToPrimary.add("Tobey",104),</text:p>
          </table:table-cell>
          <table:table-cell/>
          <table:table-cell table:formula="of:=CONCATENATE(&quot;dicNickToPrimary['&quot;;[.B133];&quot;'] = &quot;;[.A133])" office:value-type="string" office:string-value="dicNickToPrimary['Tobey'] = 104">
            <text:p>dicNickToPrimary['Tobey'] = 104</text:p>
          </table:table-cell>
          <table:table-cell/>
        </table:table-row>
        <table:table-row table:style-name="ro5">
          <table:table-cell office:value-type="float" office:value="103">
            <text:p>103</text:p>
          </table:table-cell>
          <table:table-cell table:number-columns-repeated="2" office:value-type="string">
            <text:p>Tom-Tom</text:p>
          </table:table-cell>
          <table:table-cell table:number-columns-repeated="4"/>
          <table:table-cell table:formula="of:=CONCATENATE(&quot;dicNicToPrimary.add(&quot;&quot;&quot;;[.B134];&quot;&quot;&quot;,&quot;;[.A134];&quot;),&quot;)" office:value-type="string" office:string-value="dicNicToPrimary.add(&quot;Tom-Tom&quot;,103),">
            <text:p>dicNicToPrimary.add("Tom-Tom",103),</text:p>
          </table:table-cell>
          <table:table-cell/>
          <table:table-cell table:formula="of:=CONCATENATE(&quot;dicNickToPrimary['&quot;;[.B134];&quot;'] = &quot;;[.A134])" office:value-type="string" office:string-value="dicNickToPrimary['Tom-Tom'] = 103">
            <text:p>dicNickToPrimary['Tom-Tom'] = 103</text:p>
          </table:table-cell>
          <table:table-cell/>
        </table:table-row>
        <table:table-row table:style-name="ro5">
          <table:table-cell office:value-type="float" office:value="92">
            <text:p>92</text:p>
          </table:table-cell>
          <table:table-cell table:number-columns-repeated="2" office:value-type="string">
            <text:p>Tony</text:p>
          </table:table-cell>
          <table:table-cell table:number-columns-repeated="4"/>
          <table:table-cell table:formula="of:=CONCATENATE(&quot;dicNicToPrimary.add(&quot;&quot;&quot;;[.B135];&quot;&quot;&quot;,&quot;;[.A135];&quot;),&quot;)" office:value-type="string" office:string-value="dicNicToPrimary.add(&quot;Tony&quot;,92),">
            <text:p>dicNicToPrimary.add("Tony",92),</text:p>
          </table:table-cell>
          <table:table-cell/>
          <table:table-cell table:formula="of:=CONCATENATE(&quot;dicNickToPrimary['&quot;;[.B135];&quot;'] = &quot;;[.A135])" office:value-type="string" office:string-value="dicNickToPrimary['Tony'] = 92">
            <text:p>dicNickToPrimary['Tony'] = 92</text:p>
          </table:table-cell>
          <table:table-cell/>
        </table:table-row>
        <table:table-row table:style-name="ro5">
          <table:table-cell office:value-type="float" office:value="7">
            <text:p>7</text:p>
          </table:table-cell>
          <table:table-cell table:number-columns-repeated="2" office:value-type="string">
            <text:p>Tony</text:p>
          </table:table-cell>
          <table:table-cell table:number-columns-repeated="4"/>
          <table:table-cell table:formula="of:=CONCATENATE(&quot;dicNicToPrimary.add(&quot;&quot;&quot;;[.B136];&quot;&quot;&quot;,&quot;;[.A136];&quot;),&quot;)" office:value-type="string" office:string-value="dicNicToPrimary.add(&quot;Tony&quot;,7),">
            <text:p>dicNicToPrimary.add("Tony",7),</text:p>
          </table:table-cell>
          <table:table-cell/>
          <table:table-cell table:formula="of:=CONCATENATE(&quot;dicNickToPrimary['&quot;;[.B136];&quot;'] = &quot;;[.A136])" office:value-type="string" office:string-value="dicNickToPrimary['Tony'] = 7">
            <text:p>dicNickToPrimary['Tony'] = 7</text:p>
          </table:table-cell>
          <table:table-cell/>
        </table:table-row>
        <table:table-row table:style-name="ro7">
          <table:table-cell office:value-type="float" office:value="88">
            <text:p>88</text:p>
          </table:table-cell>
          <table:table-cell office:value-type="string">
            <text:p>Tula</text:p>
          </table:table-cell>
          <table:table-cell office:value-type="string">
            <text:p>Tula</text:p>
          </table:table-cell>
          <table:table-cell table:number-columns-repeated="4"/>
          <table:table-cell table:formula="of:=CONCATENATE(&quot;dicNicToPrimary.add(&quot;&quot;&quot;;[.B137];&quot;&quot;&quot;,&quot;;[.A137];&quot;),&quot;)" office:value-type="string" office:string-value="dicNicToPrimary.add(&quot;Tula&quot;,88),">
            <text:p>dicNicToPrimary.add("Tula",88),</text:p>
          </table:table-cell>
          <table:table-cell/>
          <table:table-cell table:formula="of:=CONCATENATE(&quot;dicNickToPrimary['&quot;;[.B137];&quot;'] = &quot;;[.A137])" office:value-type="string" office:string-value="dicNickToPrimary['Tula'] = 88">
            <text:p>dicNickToPrimary['Tula'] = 88</text:p>
          </table:table-cell>
          <table:table-cell/>
        </table:table-row>
        <table:table-row table:style-name="ro7">
          <table:table-cell office:value-type="float" office:value="88">
            <text:p>88</text:p>
          </table:table-cell>
          <table:table-cell office:value-type="string">
            <text:p>Tulie</text:p>
          </table:table-cell>
          <table:table-cell office:value-type="string">
            <text:p>Tulie</text:p>
          </table:table-cell>
          <table:table-cell table:number-columns-repeated="4"/>
          <table:table-cell table:formula="of:=CONCATENATE(&quot;dicNicToPrimary.add(&quot;&quot;&quot;;[.B138];&quot;&quot;&quot;,&quot;;[.A138];&quot;),&quot;)" office:value-type="string" office:string-value="dicNicToPrimary.add(&quot;Tulie&quot;,88),">
            <text:p>dicNicToPrimary.add("Tulie",88),</text:p>
          </table:table-cell>
          <table:table-cell/>
          <table:table-cell table:formula="of:=CONCATENATE(&quot;dicNickToPrimary['&quot;;[.B138];&quot;'] = &quot;;[.A138])" office:value-type="string" office:string-value="dicNickToPrimary['Tulie'] = 88">
            <text:p>dicNickToPrimary['Tulie'] = 88</text:p>
          </table:table-cell>
          <table:table-cell/>
        </table:table-row>
        <table:table-row table:style-name="ro5">
          <table:table-cell office:value-type="float" office:value="105">
            <text:p>105</text:p>
          </table:table-cell>
          <table:table-cell table:number-columns-repeated="2" office:value-type="string">
            <text:p>Vi</text:p>
          </table:table-cell>
          <table:table-cell table:number-columns-repeated="4"/>
          <table:table-cell table:formula="of:=CONCATENATE(&quot;dicNicToPrimary.add(&quot;&quot;&quot;;[.B139];&quot;&quot;&quot;,&quot;;[.A139];&quot;),&quot;)" office:value-type="string" office:string-value="dicNicToPrimary.add(&quot;Vi&quot;,105),">
            <text:p>dicNicToPrimary.add("Vi",105),</text:p>
          </table:table-cell>
          <table:table-cell/>
          <table:table-cell table:formula="of:=CONCATENATE(&quot;dicNickToPrimary['&quot;;[.B139];&quot;'] = &quot;;[.A139])" office:value-type="string" office:string-value="dicNickToPrimary['Vi'] = 105">
            <text:p>dicNickToPrimary['Vi'] = 105</text:p>
          </table:table-cell>
          <table:table-cell/>
        </table:table-row>
        <table:table-row table:style-name="ro5">
          <table:table-cell office:value-type="float" office:value="106">
            <text:p>106</text:p>
          </table:table-cell>
          <table:table-cell table:number-columns-repeated="2" office:value-type="string">
            <text:p>Will</text:p>
          </table:table-cell>
          <table:table-cell table:number-columns-repeated="4"/>
          <table:table-cell table:formula="of:=CONCATENATE(&quot;dicNicToPrimary.add(&quot;&quot;&quot;;[.B140];&quot;&quot;&quot;,&quot;;[.A140];&quot;),&quot;)" office:value-type="string" office:string-value="dicNicToPrimary.add(&quot;Will&quot;,106),">
            <text:p>dicNicToPrimary.add("Will",106),</text:p>
          </table:table-cell>
          <table:table-cell/>
          <table:table-cell table:formula="of:=CONCATENATE(&quot;dicNickToPrimary['&quot;;[.B140];&quot;'] = &quot;;[.A140])" office:value-type="string" office:string-value="dicNickToPrimary['Will'] = 106">
            <text:p>dicNickToPrimary['Will'] = 106</text:p>
          </table:table-cell>
          <table:table-cell/>
        </table:table-row>
        <table:table-row table:style-name="ro7">
          <table:table-cell office:value-type="float" office:value="58">
            <text:p>58</text:p>
          </table:table-cell>
          <table:table-cell office:value-type="string">
            <text:p>Wolfie</text:p>
          </table:table-cell>
          <table:table-cell office:value-type="string">
            <text:p>Wolfie</text:p>
          </table:table-cell>
          <table:table-cell table:number-columns-repeated="4"/>
          <table:table-cell table:formula="of:=CONCATENATE(&quot;dicNicToPrimary.add(&quot;&quot;&quot;;[.B141];&quot;&quot;&quot;,&quot;;[.A141];&quot;),&quot;)" office:value-type="string" office:string-value="dicNicToPrimary.add(&quot;Wolfie&quot;,58),">
            <text:p>dicNicToPrimary.add("Wolfie",58),</text:p>
          </table:table-cell>
          <table:table-cell/>
          <table:table-cell table:formula="of:=CONCATENATE(&quot;dicNickToPrimary['&quot;;[.B141];&quot;'] = &quot;;[.A141])" office:value-type="string" office:string-value="dicNickToPrimary['Wolfie'] = 58">
            <text:p>dicNickToPrimary['Wolfie'] = 58</text:p>
          </table:table-cell>
          <table:table-cell/>
        </table:table-row>
        <table:table-row table:style-name="ro7">
          <table:table-cell office:value-type="float" office:value="41">
            <text:p>41</text:p>
          </table:table-cell>
          <table:table-cell office:value-type="string">
            <text:p>Zelda</text:p>
          </table:table-cell>
          <table:table-cell office:value-type="string">
            <text:p>Zelda</text:p>
          </table:table-cell>
          <table:table-cell table:number-columns-repeated="4"/>
          <table:table-cell table:formula="of:=CONCATENATE(&quot;dicNicToPrimary.add(&quot;&quot;&quot;;[.B142];&quot;&quot;&quot;,&quot;;[.A142];&quot;),&quot;)" office:value-type="string" office:string-value="dicNicToPrimary.add(&quot;Zelda&quot;,41),">
            <text:p>dicNicToPrimary.add("Zelda",41),</text:p>
          </table:table-cell>
          <table:table-cell/>
          <table:table-cell table:formula="of:=CONCATENATE(&quot;dicNickToPrimary['&quot;;[.B142];&quot;'] = &quot;;[.A142])" office:value-type="string" office:string-value="dicNickToPrimary['Zelda'] = 41">
            <text:p>dicNickToPrimary['Zelda'] = 41</text:p>
          </table:table-cell>
          <table:table-cell/>
        </table:table-row>
        <table:table-row table:style-name="ro7">
          <table:table-cell office:value-type="float" office:value="108">
            <text:p>108</text:p>
          </table:table-cell>
          <table:table-cell office:value-type="string">
            <text:p>Zor</text:p>
          </table:table-cell>
          <table:table-cell office:value-type="string">
            <text:p>Zor</text:p>
          </table:table-cell>
          <table:table-cell table:number-columns-repeated="4"/>
          <table:table-cell table:formula="of:=CONCATENATE(&quot;dicNicToPrimary.add(&quot;&quot;&quot;;[.B143];&quot;&quot;&quot;,&quot;;[.A143];&quot;),&quot;)" office:value-type="string" office:string-value="dicNicToPrimary.add(&quot;Zor&quot;,108),">
            <text:p>dicNicToPrimary.add("Zor",108),</text:p>
          </table:table-cell>
          <table:table-cell/>
          <table:table-cell table:formula="of:=CONCATENATE(&quot;dicNickToPrimary['&quot;;[.B143];&quot;'] = &quot;;[.A143])" office:value-type="string" office:string-value="dicNickToPrimary['Zor'] = 108">
            <text:p>dicNickToPrimary['Zor'] = 108</text:p>
          </table:table-cell>
          <table:table-cell/>
        </table:table-row>
      </table:table>
      <table:named-expressions/>
      <table:database-ranges>
        <table:database-range table:name="__Anonymous_Sheet_DB__0" table:target-range-address="All.D1:All.D132"/>
        <table:database-range table:name="__Anonymous_Sheet_DB__2" table:target-range-address="Sheet3.E1:Sheet3.E1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2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2P2" style:volatile="true">
      <number:currency-symbol/>
      <number:text>-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9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9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9P2" style:volatile="true">
      <number:currency-symbol/>
      <number:text>- </number:text>
    </number:currency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 (</number:text>
      <number:number number:decimal-places="2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2"/>
    <style:style style:name="Currency_20__5b_0_5d_" style:display-name="Currency [0]" style:family="table-cell" style:parent-style-name="Default" style:data-style-name="N126"/>
    <style:style style:name="Comma" style:family="table-cell" style:parent-style-name="Default" style:data-style-name="N129"/>
    <style:style style:name="Comma_20__5b_0_5d_" style:display-name="Comma [0]" style:family="table-cell" style:parent-style-name="Default" style:data-style-name="N122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5">00/00/0000</text:date>, <text:time style:data-style-name="N2" text:time-value="0000-00-00T08:06:39.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05T08:54:45.54</dc:date>
    <meta:editing-duration>P0D</meta:editing-duration>
    <meta:editing-cycles>3</meta:editing-cycles>
    <meta:generator>LibreOffice/4.0.0.3$Windows_x86 LibreOffice_project/7545bee9c2a0782548772a21bc84a9dcc583b89</meta:generator>
    <meta:document-statistic meta:table-count="3" meta:cell-count="4094" meta:object-count="0"/>
  </office:meta>
</office:document-meta>
</file>